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10" office:value-type="float" office:value="0.472890934002685">
            <text:p>0.472890934</text:p>
          </table:table-cell>
        </table:table-row>
        <table:table-row table:style-name="ro1">
          <table:table-cell table:number-columns-repeated="10" office:value-type="float" office:value="0.624208555546579">
            <text:p>0.6242085555</text:p>
          </table:table-cell>
        </table:table-row>
        <table:table-row table:style-name="ro1">
          <table:table-cell table:number-columns-repeated="10" office:value-type="float" office:value="0.51082322474851">
            <text:p>0.5108232247</text:p>
          </table:table-cell>
        </table:table-row>
        <table:table-row table:style-name="ro1">
          <table:table-cell table:number-columns-repeated="10" office:value-type="float" office:value="0.674508432724495">
            <text:p>0.6745084327</text:p>
          </table:table-cell>
        </table:table-row>
        <table:table-row table:style-name="ro1">
          <table:table-cell table:number-columns-repeated="10" office:value-type="float" office:value="0.790765622938334">
            <text:p>0.7907656229</text:p>
          </table:table-cell>
        </table:table-row>
        <table:table-row table:style-name="ro1">
          <table:table-cell table:number-columns-repeated="10" office:value-type="float" office:value="0.360200071623827">
            <text:p>0.3602000716</text:p>
          </table:table-cell>
        </table:table-row>
        <table:table-row table:style-name="ro1">
          <table:table-cell table:number-columns-repeated="10" office:value-type="float" office:value="0.539460367317724">
            <text:p>0.5394603673</text:p>
          </table:table-cell>
        </table:table-row>
        <table:table-row table:style-name="ro1">
          <table:table-cell table:number-columns-repeated="10" office:value-type="float" office:value="0.663433313437537">
            <text:p>0.6634333134</text:p>
          </table:table-cell>
        </table:table-row>
        <table:table-row table:style-name="ro1">
          <table:table-cell office:value-type="float" office:value="0.648923491220269">
            <text:p>0.6489234912</text:p>
          </table:table-cell>
          <table:table-cell office:value-type="float" office:value="0.649085063902169">
            <text:p>0.6490850639</text:p>
          </table:table-cell>
          <table:table-cell office:value-type="float" office:value="0.689242482987134">
            <text:p>0.689242483</text:p>
          </table:table-cell>
          <table:table-cell office:value-type="float" office:value="0.735279665361979">
            <text:p>0.7352796654</text:p>
          </table:table-cell>
          <table:table-cell office:value-type="float" office:value="0.654676586462069">
            <text:p>0.6546765865</text:p>
          </table:table-cell>
          <table:table-cell office:value-type="float" office:value="0.723735872813474">
            <text:p>0.7237358728</text:p>
          </table:table-cell>
          <table:table-cell office:value-type="float" office:value="0.918918634094506">
            <text:p>0.9189186341</text:p>
          </table:table-cell>
          <table:table-cell office:value-type="float" office:value="0.60341549789655">
            <text:p>0.6034154979</text:p>
          </table:table-cell>
          <table:table-cell office:value-type="float" office:value="0.735177036064871">
            <text:p>0.7351770361</text:p>
          </table:table-cell>
          <table:table-cell office:value-type="float" office:value="0.597457498397285">
            <text:p>0.5974574984</text:p>
          </table:table-cell>
        </table:table-row>
        <table:table-row table:style-name="ro1">
          <table:table-cell office:value-type="float" office:value="0.93229611910225">
            <text:p>0.9322961191</text:p>
          </table:table-cell>
          <table:table-cell office:value-type="float" office:value="0.792289155056834">
            <text:p>0.7922891551</text:p>
          </table:table-cell>
          <table:table-cell office:value-type="float" office:value="0.8969419258754">
            <text:p>0.8969419259</text:p>
          </table:table-cell>
          <table:table-cell office:value-type="float" office:value="0.836266369633049">
            <text:p>0.8362663696</text:p>
          </table:table-cell>
          <table:table-cell office:value-type="float" office:value="0.882259588193101">
            <text:p>0.8822595882</text:p>
          </table:table-cell>
          <table:table-cell office:value-type="float" office:value="0.83509485464209">
            <text:p>0.8350948546</text:p>
          </table:table-cell>
          <table:table-cell office:value-type="float" office:value="0.918793551797337">
            <text:p>0.9187935518</text:p>
          </table:table-cell>
          <table:table-cell office:value-type="float" office:value="0.972584537178032">
            <text:p>0.9725845372</text:p>
          </table:table-cell>
          <table:table-cell office:value-type="float" office:value="0.891359356736912">
            <text:p>0.8913593567</text:p>
          </table:table-cell>
          <table:table-cell office:value-type="float" office:value="0.89942614310763">
            <text:p>0.8994261431</text:p>
          </table:table-cell>
        </table:table-row>
        <table:table-row table:style-name="ro1">
          <table:table-cell office:value-type="float" office:value="0.910134501198283">
            <text:p>0.9101345012</text:p>
          </table:table-cell>
          <table:table-cell office:value-type="float" office:value="0.955641383475902">
            <text:p>0.9556413835</text:p>
          </table:table-cell>
          <table:table-cell office:value-type="float" office:value="0.929670625495726">
            <text:p>0.9296706255</text:p>
          </table:table-cell>
          <table:table-cell office:value-type="float" office:value="1.0957539177714">
            <text:p>1.0957539178</text:p>
          </table:table-cell>
          <table:table-cell office:value-type="float" office:value="0.930025419365964">
            <text:p>0.9300254194</text:p>
          </table:table-cell>
          <table:table-cell office:value-type="float" office:value="0.90138126185404">
            <text:p>0.9013812619</text:p>
          </table:table-cell>
          <table:table-cell office:value-type="float" office:value="1.03877898672778">
            <text:p>1.0387789867</text:p>
          </table:table-cell>
          <table:table-cell office:value-type="float" office:value="1.02834234667504">
            <text:p>1.0283423467</text:p>
          </table:table-cell>
          <table:table-cell office:value-type="float" office:value="0.870243167632792">
            <text:p>0.8702431676</text:p>
          </table:table-cell>
          <table:table-cell office:value-type="float" office:value="0.933236502657656">
            <text:p>0.9332365027</text:p>
          </table:table-cell>
        </table:table-row>
        <table:table-row table:style-name="ro1">
          <table:table-cell office:value-type="float" office:value="0.835872679639796">
            <text:p>0.8358726796</text:p>
          </table:table-cell>
          <table:table-cell office:value-type="float" office:value="0.810099690115108">
            <text:p>0.8100996901</text:p>
          </table:table-cell>
          <table:table-cell office:value-type="float" office:value="0.895344355347048">
            <text:p>0.8953443553</text:p>
          </table:table-cell>
          <table:table-cell office:value-type="float" office:value="0.793600635412972">
            <text:p>0.7936006354</text:p>
          </table:table-cell>
          <table:table-cell office:value-type="float" office:value="0.797071611501092">
            <text:p>0.7970716115</text:p>
          </table:table-cell>
          <table:table-cell office:value-type="float" office:value="0.828597565084479">
            <text:p>0.8285975651</text:p>
          </table:table-cell>
          <table:table-cell office:value-type="float" office:value="0.733846334172996">
            <text:p>0.7338463342</text:p>
          </table:table-cell>
          <table:table-cell office:value-type="float" office:value="0.931430465219517">
            <text:p>0.9314304652</text:p>
          </table:table-cell>
          <table:table-cell office:value-type="float" office:value="0.836372702286618">
            <text:p>0.8363727023</text:p>
          </table:table-cell>
          <table:table-cell office:value-type="float" office:value="0.767968620558678">
            <text:p>0.7679686206</text:p>
          </table:table-cell>
        </table:table-row>
        <table:table-row table:style-name="ro1">
          <table:table-cell office:value-type="float" office:value="0.903643448564571">
            <text:p>0.9036434486</text:p>
          </table:table-cell>
          <table:table-cell office:value-type="float" office:value="0.79247815669068">
            <text:p>0.7924781567</text:p>
          </table:table-cell>
          <table:table-cell office:value-type="float" office:value="1.12291715624325">
            <text:p>1.1229171562</text:p>
          </table:table-cell>
          <table:table-cell office:value-type="float" office:value="0.936681864542528">
            <text:p>0.9366818645</text:p>
          </table:table-cell>
          <table:table-cell office:value-type="float" office:value="0.872735787134625">
            <text:p>0.8727357871</text:p>
          </table:table-cell>
          <table:table-cell office:value-type="float" office:value="0.812143011990371">
            <text:p>0.812143012</text:p>
          </table:table-cell>
          <table:table-cell office:value-type="float" office:value="0.819080707486086">
            <text:p>0.8190807075</text:p>
          </table:table-cell>
          <table:table-cell office:value-type="float" office:value="1.05631848786873">
            <text:p>1.0563184879</text:p>
          </table:table-cell>
          <table:table-cell office:value-type="float" office:value="1.06770885336835">
            <text:p>1.0677088534</text:p>
          </table:table-cell>
          <table:table-cell office:value-type="float" office:value="1.05874866597696">
            <text:p>1.058748666</text:p>
          </table:table-cell>
        </table:table-row>
        <table:table-row table:style-name="ro1">
          <table:table-cell office:value-type="float" office:value="0.921484902473145">
            <text:p>0.9214849025</text:p>
          </table:table-cell>
          <table:table-cell office:value-type="float" office:value="1.01223718627032">
            <text:p>1.0122371863</text:p>
          </table:table-cell>
          <table:table-cell office:value-type="float" office:value="1.1041751363281">
            <text:p>1.1041751363</text:p>
          </table:table-cell>
          <table:table-cell office:value-type="float" office:value="1.31083123848637">
            <text:p>1.3108312385</text:p>
          </table:table-cell>
          <table:table-cell office:value-type="float" office:value="0.553246693195183">
            <text:p>0.5532466932</text:p>
          </table:table-cell>
          <table:table-cell office:value-type="float" office:value="0.782441689430701">
            <text:p>0.7824416894</text:p>
          </table:table-cell>
          <table:table-cell office:value-type="float" office:value="1.19660293141369">
            <text:p>1.1966029314</text:p>
          </table:table-cell>
          <table:table-cell office:value-type="float" office:value="0.966055781112204">
            <text:p>0.9660557811</text:p>
          </table:table-cell>
          <table:table-cell office:value-type="float" office:value="1.15067805196303">
            <text:p>1.150678052</text:p>
          </table:table-cell>
          <table:table-cell office:value-type="float" office:value="0.920534383070372">
            <text:p>0.9205343831</text:p>
          </table:table-cell>
        </table:table-row>
        <table:table-row table:style-name="ro1">
          <table:table-cell office:value-type="float" office:value="0.90761725439529">
            <text:p>0.9076172544</text:p>
          </table:table-cell>
          <table:table-cell office:value-type="float" office:value="1.08346868347042">
            <text:p>1.0834686835</text:p>
          </table:table-cell>
          <table:table-cell office:value-type="float" office:value="0.909047017549164">
            <text:p>0.9090470175</text:p>
          </table:table-cell>
          <table:table-cell office:value-type="float" office:value="0.8951395745105">
            <text:p>0.8951395745</text:p>
          </table:table-cell>
          <table:table-cell office:value-type="float" office:value="0.98043197471374">
            <text:p>0.9804319747</text:p>
          </table:table-cell>
          <table:table-cell office:value-type="float" office:value="0.92216045149933">
            <text:p>0.9221604515</text:p>
          </table:table-cell>
          <table:table-cell office:value-type="float" office:value="0.963570687403594">
            <text:p>0.9635706874</text:p>
          </table:table-cell>
          <table:table-cell office:value-type="float" office:value="1.06652930087883">
            <text:p>1.0665293009</text:p>
          </table:table-cell>
          <table:table-cell office:value-type="float" office:value="0.950944216724125">
            <text:p>0.9509442167</text:p>
          </table:table-cell>
          <table:table-cell office:value-type="float" office:value="1.08799298148295">
            <text:p>1.0879929815</text:p>
          </table:table-cell>
        </table:table-row>
        <table:table-row table:style-name="ro1">
          <table:table-cell office:value-type="float" office:value="0.770235363406874">
            <text:p>0.7702353634</text:p>
          </table:table-cell>
          <table:table-cell office:value-type="float" office:value="0.774889280276731">
            <text:p>0.7748892803</text:p>
          </table:table-cell>
          <table:table-cell office:value-type="float" office:value="0.957810260906901">
            <text:p>0.9578102609</text:p>
          </table:table-cell>
          <table:table-cell office:value-type="float" office:value="0.890287251873955">
            <text:p>0.8902872519</text:p>
          </table:table-cell>
          <table:table-cell office:value-type="float" office:value="0.820216765717209">
            <text:p>0.8202167657</text:p>
          </table:table-cell>
          <table:table-cell office:value-type="float" office:value="0.784861855032658">
            <text:p>0.784861855</text:p>
          </table:table-cell>
          <table:table-cell office:value-type="float" office:value="0.966394316188013">
            <text:p>0.9663943162</text:p>
          </table:table-cell>
          <table:table-cell office:value-type="float" office:value="0.909463067833807">
            <text:p>0.9094630678</text:p>
          </table:table-cell>
          <table:table-cell office:value-type="float" office:value="0.924130002051675">
            <text:p>0.9241300021</text:p>
          </table:table-cell>
          <table:table-cell office:value-type="float" office:value="0.988412053006416">
            <text:p>0.988412053</text:p>
          </table:table-cell>
        </table:table-row>
        <table:table-row table:style-name="ro1">
          <table:table-cell office:value-type="float" office:value="0.954571356319587">
            <text:p>0.9545713563</text:p>
          </table:table-cell>
          <table:table-cell office:value-type="float" office:value="0.787142793532807">
            <text:p>0.7871427935</text:p>
          </table:table-cell>
          <table:table-cell office:value-type="float" office:value="1.04810896967464">
            <text:p>1.0481089697</text:p>
          </table:table-cell>
          <table:table-cell office:value-type="float" office:value="0.90497374941257">
            <text:p>0.9049737494</text:p>
          </table:table-cell>
          <table:table-cell office:value-type="float" office:value="0.861613048324156">
            <text:p>0.8616130483</text:p>
          </table:table-cell>
          <table:table-cell office:value-type="float" office:value="1.1588606409125">
            <text:p>1.1588606409</text:p>
          </table:table-cell>
          <table:table-cell office:value-type="float" office:value="0.993702643295063">
            <text:p>0.9937026433</text:p>
          </table:table-cell>
          <table:table-cell office:value-type="float" office:value="0.952209672851573">
            <text:p>0.9522096729</text:p>
          </table:table-cell>
          <table:table-cell office:value-type="float" office:value="1.04627403471067">
            <text:p>1.0462740347</text:p>
          </table:table-cell>
          <table:table-cell office:value-type="float" office:value="0.743999917820572">
            <text:p>0.7439999178</text:p>
          </table:table-cell>
        </table:table-row>
        <table:table-row table:style-name="ro1">
          <table:table-cell office:value-type="float" office:value="0.574600229592932">
            <text:p>0.5746002296</text:p>
          </table:table-cell>
          <table:table-cell office:value-type="float" office:value="0.737853583432407">
            <text:p>0.7378535834</text:p>
          </table:table-cell>
          <table:table-cell office:value-type="float" office:value="0.826599607957764">
            <text:p>0.826599608</text:p>
          </table:table-cell>
          <table:table-cell office:value-type="float" office:value="0.928836541464697">
            <text:p>0.9288365415</text:p>
          </table:table-cell>
          <table:table-cell office:value-type="float" office:value="0.67179799454778">
            <text:p>0.6717979945</text:p>
          </table:table-cell>
          <table:table-cell office:value-type="float" office:value="0.89640590707604">
            <text:p>0.8964059071</text:p>
          </table:table-cell>
          <table:table-cell office:value-type="float" office:value="1.03914305972403">
            <text:p>1.0391430597</text:p>
          </table:table-cell>
          <table:table-cell office:value-type="float" office:value="0.7783818663595">
            <text:p>0.7783818664</text:p>
          </table:table-cell>
          <table:table-cell office:value-type="float" office:value="0.757243607856077">
            <text:p>0.7572436079</text:p>
          </table:table-cell>
          <table:table-cell office:value-type="float" office:value="0.680431879412592">
            <text:p>0.6804318794</text:p>
          </table:table-cell>
        </table:table-row>
        <table:table-row table:style-name="ro1">
          <table:table-cell office:value-type="float" office:value="0.880570610188012">
            <text:p>0.8805706102</text:p>
          </table:table-cell>
          <table:table-cell office:value-type="float" office:value="0.714702657445829">
            <text:p>0.7147026574</text:p>
          </table:table-cell>
          <table:table-cell office:value-type="float" office:value="0.928827520067068">
            <text:p>0.9288275201</text:p>
          </table:table-cell>
          <table:table-cell office:value-type="float" office:value="0.923047534080946">
            <text:p>0.9230475341</text:p>
          </table:table-cell>
          <table:table-cell office:value-type="float" office:value="0.955784055924661">
            <text:p>0.9557840559</text:p>
          </table:table-cell>
          <table:table-cell office:value-type="float" office:value="0.888090528588569">
            <text:p>0.8880905286</text:p>
          </table:table-cell>
          <table:table-cell office:value-type="float" office:value="0.923465853245657">
            <text:p>0.9234658532</text:p>
          </table:table-cell>
          <table:table-cell office:value-type="float" office:value="0.884996053758504">
            <text:p>0.8849960538</text:p>
          </table:table-cell>
          <table:table-cell office:value-type="float" office:value="0.86535924659146">
            <text:p>0.8653592466</text:p>
          </table:table-cell>
          <table:table-cell office:value-type="float" office:value="0.956093154673779">
            <text:p>0.9560931547</text:p>
          </table:table-cell>
        </table:table-row>
        <table:table-row table:style-name="ro1">
          <table:table-cell office:value-type="float" office:value="0.851198841648919">
            <text:p>0.8511988416</text:p>
          </table:table-cell>
          <table:table-cell office:value-type="float" office:value="0.907834092378111">
            <text:p>0.9078340924</text:p>
          </table:table-cell>
          <table:table-cell office:value-type="float" office:value="0.834680802196342">
            <text:p>0.8346808022</text:p>
          </table:table-cell>
          <table:table-cell office:value-type="float" office:value="0.941112583253244">
            <text:p>0.9411125833</text:p>
          </table:table-cell>
          <table:table-cell office:value-type="float" office:value="0.837360246608366">
            <text:p>0.8373602466</text:p>
          </table:table-cell>
          <table:table-cell office:value-type="float" office:value="0.906851217486406">
            <text:p>0.9068512175</text:p>
          </table:table-cell>
          <table:table-cell office:value-type="float" office:value="0.968478747214732">
            <text:p>0.9684787472</text:p>
          </table:table-cell>
          <table:table-cell office:value-type="float" office:value="0.75387600009559">
            <text:p>0.7538760001</text:p>
          </table:table-cell>
          <table:table-cell office:value-type="float" office:value="0.917984238672541">
            <text:p>0.9179842387</text:p>
          </table:table-cell>
          <table:table-cell office:value-type="float" office:value="0.980740351230641">
            <text:p>0.9807403512</text:p>
          </table:table-cell>
        </table:table-row>
        <table:table-row table:style-name="ro1">
          <table:table-cell office:value-type="float" office:value="0.945129879651045">
            <text:p>0.9451298797</text:p>
          </table:table-cell>
          <table:table-cell office:value-type="float" office:value="1.08360892630188">
            <text:p>1.0836089263</text:p>
          </table:table-cell>
          <table:table-cell office:value-type="float" office:value="0.9181633826657">
            <text:p>0.9181633827</text:p>
          </table:table-cell>
          <table:table-cell office:value-type="float" office:value="0.952509516079811">
            <text:p>0.9525095161</text:p>
          </table:table-cell>
          <table:table-cell office:value-type="float" office:value="0.945458285631393">
            <text:p>0.9454582856</text:p>
          </table:table-cell>
          <table:table-cell office:value-type="float" office:value="0.903376987456275">
            <text:p>0.9033769875</text:p>
          </table:table-cell>
          <table:table-cell office:value-type="float" office:value="0.926358910125511">
            <text:p>0.9263589101</text:p>
          </table:table-cell>
          <table:table-cell office:value-type="float" office:value="0.792938303391524">
            <text:p>0.7929383034</text:p>
          </table:table-cell>
          <table:table-cell office:value-type="float" office:value="0.929843377695983">
            <text:p>0.9298433777</text:p>
          </table:table-cell>
          <table:table-cell office:value-type="float" office:value="0.970716229115406">
            <text:p>0.9707162291</text:p>
          </table:table-cell>
        </table:table-row>
        <table:table-row table:style-name="ro1">
          <table:table-cell office:value-type="float" office:value="0.766082597424495">
            <text:p>0.7660825974</text:p>
          </table:table-cell>
          <table:table-cell office:value-type="float" office:value="1.19174487973102">
            <text:p>1.1917448797</text:p>
          </table:table-cell>
          <table:table-cell office:value-type="float" office:value="0.863898205031953">
            <text:p>0.863898205</text:p>
          </table:table-cell>
          <table:table-cell office:value-type="float" office:value="0.887356333434155">
            <text:p>0.8873563334</text:p>
          </table:table-cell>
          <table:table-cell office:value-type="float" office:value="1.04544442365526">
            <text:p>1.0454444237</text:p>
          </table:table-cell>
          <table:table-cell office:value-type="float" office:value="0.972055369476758">
            <text:p>0.9720553695</text:p>
          </table:table-cell>
          <table:table-cell office:value-type="float" office:value="0.826361703131411">
            <text:p>0.8263617031</text:p>
          </table:table-cell>
          <table:table-cell office:value-type="float" office:value="0.656927327386096">
            <text:p>0.6569273274</text:p>
          </table:table-cell>
          <table:table-cell office:value-type="float" office:value="0.8271591279218">
            <text:p>0.8271591279</text:p>
          </table:table-cell>
          <table:table-cell office:value-type="float" office:value="0.754001374221525">
            <text:p>0.7540013742</text:p>
          </table:table-cell>
        </table:table-row>
        <table:table-row table:style-name="ro1">
          <table:table-cell office:value-type="float" office:value="0.990667129891004">
            <text:p>0.9906671299</text:p>
          </table:table-cell>
          <table:table-cell office:value-type="float" office:value="1.14160641504398">
            <text:p>1.141606415</text:p>
          </table:table-cell>
          <table:table-cell office:value-type="float" office:value="0.962203850717917">
            <text:p>0.9622038507</text:p>
          </table:table-cell>
          <table:table-cell office:value-type="float" office:value="0.930348953227487">
            <text:p>0.9303489532</text:p>
          </table:table-cell>
          <table:table-cell office:value-type="float" office:value="0.931775507285636">
            <text:p>0.9317755073</text:p>
          </table:table-cell>
          <table:table-cell office:value-type="float" office:value="0.599114871220881">
            <text:p>0.5991148712</text:p>
          </table:table-cell>
          <table:table-cell office:value-type="float" office:value="0.871590270576344">
            <text:p>0.8715902706</text:p>
          </table:table-cell>
          <table:table-cell office:value-type="float" office:value="0.751510652199538">
            <text:p>0.7515106522</text:p>
          </table:table-cell>
          <table:table-cell office:value-type="float" office:value="1.172938105702">
            <text:p>1.1729381057</text:p>
          </table:table-cell>
          <table:table-cell office:value-type="float" office:value="1.14127020476551">
            <text:p>1.1412702048</text:p>
          </table:table-cell>
        </table:table-row>
        <table:table-row table:style-name="ro1">
          <table:table-cell office:value-type="float" office:value="0.845852055117804">
            <text:p>0.8458520551</text:p>
          </table:table-cell>
          <table:table-cell office:value-type="float" office:value="0.948866873705943">
            <text:p>0.9488668737</text:p>
          </table:table-cell>
          <table:table-cell office:value-type="float" office:value="1.01591249910517">
            <text:p>1.0159124991</text:p>
          </table:table-cell>
          <table:table-cell office:value-type="float" office:value="0.796632021943837">
            <text:p>0.7966320219</text:p>
          </table:table-cell>
          <table:table-cell office:value-type="float" office:value="0.967101739204264">
            <text:p>0.9671017392</text:p>
          </table:table-cell>
          <table:table-cell office:value-type="float" office:value="0.905302484816425">
            <text:p>0.9053024848</text:p>
          </table:table-cell>
          <table:table-cell office:value-type="float" office:value="1.16746615204005">
            <text:p>1.167466152</text:p>
          </table:table-cell>
          <table:table-cell office:value-type="float" office:value="0.915295740499386">
            <text:p>0.9152957405</text:p>
          </table:table-cell>
          <table:table-cell office:value-type="float" office:value="1.04003056192034">
            <text:p>1.0400305619</text:p>
          </table:table-cell>
          <table:table-cell office:value-type="float" office:value="0.839135291892031">
            <text:p>0.8391352919</text:p>
          </table:table-cell>
        </table:table-row>
        <table:table-row table:style-name="ro1">
          <table:table-cell office:value-type="float" office:value="0.884497531217065">
            <text:p>0.8844975312</text:p>
          </table:table-cell>
          <table:table-cell office:value-type="float" office:value="1.00187631121874">
            <text:p>1.0018763112</text:p>
          </table:table-cell>
          <table:table-cell office:value-type="float" office:value="0.70809705462869">
            <text:p>0.7080970546</text:p>
          </table:table-cell>
          <table:table-cell office:value-type="float" office:value="0.943575884736632">
            <text:p>0.9435758847</text:p>
          </table:table-cell>
          <table:table-cell office:value-type="float" office:value="0.825352449099519">
            <text:p>0.8253524491</text:p>
          </table:table-cell>
          <table:table-cell office:value-type="float" office:value="1.12029736325734">
            <text:p>1.1202973633</text:p>
          </table:table-cell>
          <table:table-cell office:value-type="float" office:value="1.06136908067145">
            <text:p>1.0613690807</text:p>
          </table:table-cell>
          <table:table-cell office:value-type="float" office:value="1.23856422711088">
            <text:p>1.2385642271</text:p>
          </table:table-cell>
          <table:table-cell office:value-type="float" office:value="1.12093795891738">
            <text:p>1.1209379589</text:p>
          </table:table-cell>
          <table:table-cell office:value-type="float" office:value="1.06120333755974">
            <text:p>1.0612033376</text:p>
          </table:table-cell>
        </table:table-row>
        <table:table-row table:style-name="ro1">
          <table:table-cell office:value-type="float" office:value="0.870086856126068">
            <text:p>0.8700868561</text:p>
          </table:table-cell>
          <table:table-cell office:value-type="float" office:value="0.945603992365075">
            <text:p>0.9456039924</text:p>
          </table:table-cell>
          <table:table-cell office:value-type="float" office:value="0.846820154938279">
            <text:p>0.8468201549</text:p>
          </table:table-cell>
          <table:table-cell office:value-type="float" office:value="0.934160460819615">
            <text:p>0.9341604608</text:p>
          </table:table-cell>
          <table:table-cell office:value-type="float" office:value="0.905765139366061">
            <text:p>0.9057651394</text:p>
          </table:table-cell>
          <table:table-cell office:value-type="float" office:value="0.929668392873268">
            <text:p>0.9296683929</text:p>
          </table:table-cell>
          <table:table-cell office:value-type="float" office:value="0.967497341589466">
            <text:p>0.9674973416</text:p>
          </table:table-cell>
          <table:table-cell office:value-type="float" office:value="0.889490246821648">
            <text:p>0.8894902468</text:p>
          </table:table-cell>
          <table:table-cell office:value-type="float" office:value="0.907057244188534">
            <text:p>0.9070572442</text:p>
          </table:table-cell>
          <table:table-cell office:value-type="float" office:value="0.968181092341041">
            <text:p>0.9681810923</text:p>
          </table:table-cell>
        </table:table-row>
        <table:table-row table:style-name="ro1">
          <table:table-cell office:value-type="float" office:value="0.779304232687943">
            <text:p>0.7793042327</text:p>
          </table:table-cell>
          <table:table-cell office:value-type="float" office:value="0.669389754962383">
            <text:p>0.669389755</text:p>
          </table:table-cell>
          <table:table-cell office:value-type="float" office:value="0.911902513430331">
            <text:p>0.9119025134</text:p>
          </table:table-cell>
          <table:table-cell office:value-type="float" office:value="0.7663541712672">
            <text:p>0.7663541713</text:p>
          </table:table-cell>
          <table:table-cell office:value-type="float" office:value="0.82761879570376">
            <text:p>0.8276187957</text:p>
          </table:table-cell>
          <table:table-cell office:value-type="float" office:value="0.839189697945664">
            <text:p>0.8391896979</text:p>
          </table:table-cell>
          <table:table-cell office:value-type="float" office:value="0.826886259076473">
            <text:p>0.8268862591</text:p>
          </table:table-cell>
          <table:table-cell office:value-type="float" office:value="0.693598077224083">
            <text:p>0.6935980772</text:p>
          </table:table-cell>
          <table:table-cell office:value-type="float" office:value="1.10602905332051">
            <text:p>1.1060290533</text:p>
          </table:table-cell>
          <table:table-cell office:value-type="float" office:value="1.02151159267191">
            <text:p>1.0215115927</text:p>
          </table:table-cell>
        </table:table-row>
        <table:table-row table:style-name="ro1">
          <table:table-cell office:value-type="float" office:value="0.949120527085915">
            <text:p>0.9491205271</text:p>
          </table:table-cell>
          <table:table-cell office:value-type="float" office:value="0.873612233071057">
            <text:p>0.8736122331</text:p>
          </table:table-cell>
          <table:table-cell office:value-type="float" office:value="1.01901943627209">
            <text:p>1.0190194363</text:p>
          </table:table-cell>
          <table:table-cell office:value-type="float" office:value="0.956512859988969">
            <text:p>0.95651286</text:p>
          </table:table-cell>
          <table:table-cell office:value-type="float" office:value="0.839145346752583">
            <text:p>0.8391453468</text:p>
          </table:table-cell>
          <table:table-cell office:value-type="float" office:value="0.924070082894775">
            <text:p>0.9240700829</text:p>
          </table:table-cell>
          <table:table-cell office:value-type="float" office:value="0.964476208657881">
            <text:p>0.9644762087</text:p>
          </table:table-cell>
          <table:table-cell office:value-type="float" office:value="0.846532542239115">
            <text:p>0.8465325422</text:p>
          </table:table-cell>
          <table:table-cell office:value-type="float" office:value="0.92549877886053">
            <text:p>0.9254987789</text:p>
          </table:table-cell>
          <table:table-cell office:value-type="float" office:value="0.952469414494447">
            <text:p>0.9524694145</text:p>
          </table:table-cell>
        </table:table-row>
        <table:table-row table:style-name="ro1">
          <table:table-cell office:value-type="float" office:value="0.924717394156926">
            <text:p>0.9247173942</text:p>
          </table:table-cell>
          <table:table-cell office:value-type="float" office:value="0.936204526513036">
            <text:p>0.9362045265</text:p>
          </table:table-cell>
          <table:table-cell office:value-type="float" office:value="0.692934223040954">
            <text:p>0.692934223</text:p>
          </table:table-cell>
          <table:table-cell office:value-type="float" office:value="0.863280382569877">
            <text:p>0.8632803826</text:p>
          </table:table-cell>
          <table:table-cell office:value-type="float" office:value="1.03411862399519">
            <text:p>1.034118624</text:p>
          </table:table-cell>
          <table:table-cell office:value-type="float" office:value="0.887440646555591">
            <text:p>0.8874406466</text:p>
          </table:table-cell>
          <table:table-cell office:value-type="float" office:value="1.05909910440618">
            <text:p>1.0590991044</text:p>
          </table:table-cell>
          <table:table-cell office:value-type="float" office:value="1.10688681288822">
            <text:p>1.1068868129</text:p>
          </table:table-cell>
          <table:table-cell office:value-type="float" office:value="0.706128962385847">
            <text:p>0.7061289624</text:p>
          </table:table-cell>
          <table:table-cell office:value-type="float" office:value="1.00986151983582">
            <text:p>1.0098615198</text:p>
          </table:table-cell>
        </table:table-row>
        <table:table-row table:style-name="ro1">
          <table:table-cell office:value-type="float" office:value="1.04168463852624">
            <text:p>1.0416846385</text:p>
          </table:table-cell>
          <table:table-cell office:value-type="float" office:value="1.02151640277455">
            <text:p>1.0215164028</text:p>
          </table:table-cell>
          <table:table-cell office:value-type="float" office:value="0.986647398156693">
            <text:p>0.9866473982</text:p>
          </table:table-cell>
          <table:table-cell office:value-type="float" office:value="1.01253204726822">
            <text:p>1.0125320473</text:p>
          </table:table-cell>
          <table:table-cell office:value-type="float" office:value="1.08582137144005">
            <text:p>1.0858213714</text:p>
          </table:table-cell>
          <table:table-cell office:value-type="float" office:value="0.932295776143793">
            <text:p>0.9322957761</text:p>
          </table:table-cell>
          <table:table-cell office:value-type="float" office:value="0.880881034417535">
            <text:p>0.8808810344</text:p>
          </table:table-cell>
          <table:table-cell office:value-type="float" office:value="0.952245075223542">
            <text:p>0.9522450752</text:p>
          </table:table-cell>
          <table:table-cell office:value-type="float" office:value="0.921420725265688">
            <text:p>0.9214207253</text:p>
          </table:table-cell>
          <table:table-cell office:value-type="float" office:value="0.970321118524181">
            <text:p>0.9703211185</text:p>
          </table:table-cell>
        </table:table-row>
        <table:table-row table:style-name="ro1">
          <table:table-cell office:value-type="float" office:value="1.07802512046494">
            <text:p>1.0780251205</text:p>
          </table:table-cell>
          <table:table-cell office:value-type="float" office:value="0.877462337382155">
            <text:p>0.8774623374</text:p>
          </table:table-cell>
          <table:table-cell office:value-type="float" office:value="1.04760651135578">
            <text:p>1.0476065114</text:p>
          </table:table-cell>
          <table:table-cell office:value-type="float" office:value="0.85968497258451">
            <text:p>0.8596849726</text:p>
          </table:table-cell>
          <table:table-cell office:value-type="float" office:value="1.00971936466022">
            <text:p>1.0097193647</text:p>
          </table:table-cell>
          <table:table-cell office:value-type="float" office:value="0.898333718129182">
            <text:p>0.8983337181</text:p>
          </table:table-cell>
          <table:table-cell office:value-type="float" office:value="1.04269573597184">
            <text:p>1.042695736</text:p>
          </table:table-cell>
          <table:table-cell office:value-type="float" office:value="0.854684285454965">
            <text:p>0.8546842855</text:p>
          </table:table-cell>
          <table:table-cell office:value-type="float" office:value="0.926076985133796">
            <text:p>0.9260769851</text:p>
          </table:table-cell>
          <table:table-cell office:value-type="float" office:value="0.873429126969736">
            <text:p>0.873429127</text:p>
          </table:table-cell>
        </table:table-row>
        <table:table-row table:style-name="ro1">
          <table:table-cell office:value-type="float" office:value="0.943746785921933">
            <text:p>0.9437467859</text:p>
          </table:table-cell>
          <table:table-cell office:value-type="float" office:value="0.89367224062446">
            <text:p>0.8936722406</text:p>
          </table:table-cell>
          <table:table-cell office:value-type="float" office:value="0.974453355880461">
            <text:p>0.9744533559</text:p>
          </table:table-cell>
          <table:table-cell office:value-type="float" office:value="0.982937726966986">
            <text:p>0.982937727</text:p>
          </table:table-cell>
          <table:table-cell office:value-type="float" office:value="0.921577633300749">
            <text:p>0.9215776333</text:p>
          </table:table-cell>
          <table:table-cell office:value-type="float" office:value="0.938946472332122">
            <text:p>0.9389464723</text:p>
          </table:table-cell>
          <table:table-cell office:value-type="float" office:value="0.978814653932043">
            <text:p>0.9788146539</text:p>
          </table:table-cell>
          <table:table-cell office:value-type="float" office:value="0.908396584681476">
            <text:p>0.9083965847</text:p>
          </table:table-cell>
          <table:table-cell office:value-type="float" office:value="0.797127626795862">
            <text:p>0.7971276268</text:p>
          </table:table-cell>
          <table:table-cell office:value-type="float" office:value="0.87705583956042">
            <text:p>0.8770558396</text:p>
          </table:table-cell>
        </table:table-row>
        <table:table-row table:style-name="ro1">
          <table:table-cell office:value-type="float" office:value="0.944470321381562">
            <text:p>0.9444703214</text:p>
          </table:table-cell>
          <table:table-cell office:value-type="float" office:value="0.899468997498796">
            <text:p>0.8994689975</text:p>
          </table:table-cell>
          <table:table-cell office:value-type="float" office:value="0.771915212000377">
            <text:p>0.771915212</text:p>
          </table:table-cell>
          <table:table-cell office:value-type="float" office:value="0.898654712306079">
            <text:p>0.8986547123</text:p>
          </table:table-cell>
          <table:table-cell office:value-type="float" office:value="0.77639499940165">
            <text:p>0.7763949994</text:p>
          </table:table-cell>
          <table:table-cell office:value-type="float" office:value="0.817327178096072">
            <text:p>0.8173271781</text:p>
          </table:table-cell>
          <table:table-cell office:value-type="float" office:value="0.917834795420458">
            <text:p>0.9178347954</text:p>
          </table:table-cell>
          <table:table-cell office:value-type="float" office:value="1.03529038800142">
            <text:p>1.035290388</text:p>
          </table:table-cell>
          <table:table-cell office:value-type="float" office:value="0.84483526787728">
            <text:p>0.8448352679</text:p>
          </table:table-cell>
          <table:table-cell office:value-type="float" office:value="0.781252876224688">
            <text:p>0.7812528762</text:p>
          </table:table-cell>
        </table:table-row>
        <table:table-row table:style-name="ro1">
          <table:table-cell office:value-type="float" office:value="0.826353513609159">
            <text:p>0.8263535136</text:p>
          </table:table-cell>
          <table:table-cell office:value-type="float" office:value="0.914593299356635">
            <text:p>0.9145932994</text:p>
          </table:table-cell>
          <table:table-cell office:value-type="float" office:value="0.725553133939613">
            <text:p>0.7255531339</text:p>
          </table:table-cell>
          <table:table-cell office:value-type="float" office:value="0.747696999524408">
            <text:p>0.7476969995</text:p>
          </table:table-cell>
          <table:table-cell office:value-type="float" office:value="0.881851201823642">
            <text:p>0.8818512018</text:p>
          </table:table-cell>
          <table:table-cell office:value-type="float" office:value="0.838247984770117">
            <text:p>0.8382479848</text:p>
          </table:table-cell>
          <table:table-cell office:value-type="float" office:value="0.931346939266861">
            <text:p>0.9313469393</text:p>
          </table:table-cell>
          <table:table-cell office:value-type="float" office:value="0.759798089554007">
            <text:p>0.7597980896</text:p>
          </table:table-cell>
          <table:table-cell office:value-type="float" office:value="0.815466455223005">
            <text:p>0.8154664552</text:p>
          </table:table-cell>
          <table:table-cell office:value-type="float" office:value="0.791473174930644">
            <text:p>0.7914731749</text:p>
          </table:table-cell>
        </table:table-row>
        <table:table-row table:style-name="ro1">
          <table:table-cell office:value-type="float" office:value="0.903675000939762">
            <text:p>0.9036750009</text:p>
          </table:table-cell>
          <table:table-cell office:value-type="float" office:value="0.927716389037158">
            <text:p>0.927716389</text:p>
          </table:table-cell>
          <table:table-cell office:value-type="float" office:value="0.947310008510481">
            <text:p>0.9473100085</text:p>
          </table:table-cell>
          <table:table-cell office:value-type="float" office:value="0.89730866354347">
            <text:p>0.8973086635</text:p>
          </table:table-cell>
          <table:table-cell office:value-type="float" office:value="0.827555932836831">
            <text:p>0.8275559328</text:p>
          </table:table-cell>
          <table:table-cell office:value-type="float" office:value="0.799146076320228">
            <text:p>0.7991460763</text:p>
          </table:table-cell>
          <table:table-cell office:value-type="float" office:value="0.877284797114308">
            <text:p>0.8772847971</text:p>
          </table:table-cell>
          <table:table-cell office:value-type="float" office:value="0.91239772756192">
            <text:p>0.9123977276</text:p>
          </table:table-cell>
          <table:table-cell office:value-type="float" office:value="0.79631396231373">
            <text:p>0.7963139623</text:p>
          </table:table-cell>
          <table:table-cell office:value-type="float" office:value="0.903488432001469">
            <text:p>0.903488432</text:p>
          </table:table-cell>
        </table:table-row>
        <table:table-row table:style-name="ro1">
          <table:table-cell office:value-type="float" office:value="1.00587887190375">
            <text:p>1.0058788719</text:p>
          </table:table-cell>
          <table:table-cell office:value-type="float" office:value="0.915484835144476">
            <text:p>0.9154848351</text:p>
          </table:table-cell>
          <table:table-cell office:value-type="float" office:value="1.05134004988618">
            <text:p>1.0513400499</text:p>
          </table:table-cell>
          <table:table-cell office:value-type="float" office:value="0.945820974562636">
            <text:p>0.9458209746</text:p>
          </table:table-cell>
          <table:table-cell office:value-type="float" office:value="0.795906963205553">
            <text:p>0.7959069632</text:p>
          </table:table-cell>
          <table:table-cell office:value-type="float" office:value="1.05098019260982">
            <text:p>1.0509801926</text:p>
          </table:table-cell>
          <table:table-cell office:value-type="float" office:value="0.930725583066448">
            <text:p>0.9307255831</text:p>
          </table:table-cell>
          <table:table-cell office:value-type="float" office:value="0.811339479085667">
            <text:p>0.8113394791</text:p>
          </table:table-cell>
          <table:table-cell office:value-type="float" office:value="0.781096143238784">
            <text:p>0.7810961432</text:p>
          </table:table-cell>
          <table:table-cell office:value-type="float" office:value="0.841242276560842">
            <text:p>0.8412422766</text:p>
          </table:table-cell>
        </table:table-row>
        <table:table-row table:style-name="ro1">
          <table:table-cell office:value-type="float" office:value="0.570651844257185">
            <text:p>0.5706518443</text:p>
          </table:table-cell>
          <table:table-cell office:value-type="float" office:value="0.810312433516754">
            <text:p>0.8103124335</text:p>
          </table:table-cell>
          <table:table-cell office:value-type="float" office:value="1.14193958758424">
            <text:p>1.1419395876</text:p>
          </table:table-cell>
          <table:table-cell office:value-type="float" office:value="0.510284028033603">
            <text:p>0.510284028</text:p>
          </table:table-cell>
          <table:table-cell office:value-type="float" office:value="1.08135313903441">
            <text:p>1.081353139</text:p>
          </table:table-cell>
          <table:table-cell office:value-type="float" office:value="1.05124846077908">
            <text:p>1.0512484608</text:p>
          </table:table-cell>
          <table:table-cell office:value-type="float" office:value="0.720474784647558">
            <text:p>0.7204747846</text:p>
          </table:table-cell>
          <table:table-cell office:value-type="float" office:value="1.14188196248109">
            <text:p>1.1418819625</text:p>
          </table:table-cell>
          <table:table-cell office:value-type="float" office:value="0.719446289413605">
            <text:p>0.7194462894</text:p>
          </table:table-cell>
          <table:table-cell office:value-type="float" office:value="0.450755565082264">
            <text:p>0.4507555651</text:p>
          </table:table-cell>
        </table:table-row>
        <table:table-row table:style-name="ro1">
          <table:table-cell office:value-type="float" office:value="1.04046490919547">
            <text:p>1.0404649092</text:p>
          </table:table-cell>
          <table:table-cell office:value-type="float" office:value="0.850447646083691">
            <text:p>0.8504476461</text:p>
          </table:table-cell>
          <table:table-cell office:value-type="float" office:value="0.830961724473734">
            <text:p>0.8309617245</text:p>
          </table:table-cell>
          <table:table-cell office:value-type="float" office:value="1.0873353242865">
            <text:p>1.0873353243</text:p>
          </table:table-cell>
          <table:table-cell office:value-type="float" office:value="0.830081065585276">
            <text:p>0.8300810656</text:p>
          </table:table-cell>
          <table:table-cell office:value-type="float" office:value="0.960092826946792">
            <text:p>0.9600928269</text:p>
          </table:table-cell>
          <table:table-cell office:value-type="float" office:value="0.963585995076268">
            <text:p>0.9635859951</text:p>
          </table:table-cell>
          <table:table-cell office:value-type="float" office:value="0.963723651663853">
            <text:p>0.9637236517</text:p>
          </table:table-cell>
          <table:table-cell office:value-type="float" office:value="1.0803498666573">
            <text:p>1.0803498667</text:p>
          </table:table-cell>
          <table:table-cell office:value-type="float" office:value="1.10071565033996">
            <text:p>1.1007156503</text:p>
          </table:table-cell>
        </table:table-row>
        <table:table-row table:style-name="ro1">
          <table:table-cell office:value-type="float" office:value="0.995983919120234">
            <text:p>0.9959839191</text:p>
          </table:table-cell>
          <table:table-cell office:value-type="float" office:value="0.891506659312863">
            <text:p>0.8915066593</text:p>
          </table:table-cell>
          <table:table-cell office:value-type="float" office:value="0.988853448600248">
            <text:p>0.9888534486</text:p>
          </table:table-cell>
          <table:table-cell office:value-type="float" office:value="1.02600027439118">
            <text:p>1.0260002744</text:p>
          </table:table-cell>
          <table:table-cell office:value-type="float" office:value="1.20028771119899">
            <text:p>1.2002877112</text:p>
          </table:table-cell>
          <table:table-cell office:value-type="float" office:value="0.865456172859636">
            <text:p>0.8654561729</text:p>
          </table:table-cell>
          <table:table-cell office:value-type="float" office:value="1.01971109764208">
            <text:p>1.0197110976</text:p>
          </table:table-cell>
          <table:table-cell office:value-type="float" office:value="1.02137263197905">
            <text:p>1.021372632</text:p>
          </table:table-cell>
          <table:table-cell office:value-type="float" office:value="0.917953588722416">
            <text:p>0.9179535887</text:p>
          </table:table-cell>
          <table:table-cell office:value-type="float" office:value="0.828888709531114">
            <text:p>0.8288887095</text:p>
          </table:table-cell>
        </table:table-row>
        <table:table-row table:style-name="ro1">
          <table:table-cell office:value-type="float" office:value="0.825075842928846">
            <text:p>0.8250758429</text:p>
          </table:table-cell>
          <table:table-cell office:value-type="float" office:value="0.79500291801481">
            <text:p>0.795002918</text:p>
          </table:table-cell>
          <table:table-cell office:value-type="float" office:value="0.892433402032151">
            <text:p>0.892433402</text:p>
          </table:table-cell>
          <table:table-cell office:value-type="float" office:value="0.893070865276533">
            <text:p>0.8930708653</text:p>
          </table:table-cell>
          <table:table-cell office:value-type="float" office:value="0.839206176192927">
            <text:p>0.8392061762</text:p>
          </table:table-cell>
          <table:table-cell office:value-type="float" office:value="1.03511144485762">
            <text:p>1.0351114449</text:p>
          </table:table-cell>
          <table:table-cell office:value-type="float" office:value="0.903497008665159">
            <text:p>0.9034970087</text:p>
          </table:table-cell>
          <table:table-cell office:value-type="float" office:value="0.794920911163997">
            <text:p>0.7949209112</text:p>
          </table:table-cell>
          <table:table-cell office:value-type="float" office:value="0.67670160533211">
            <text:p>0.6767016053</text:p>
          </table:table-cell>
          <table:table-cell office:value-type="float" office:value="0.903375873489483">
            <text:p>0.9033758735</text:p>
          </table:table-cell>
        </table:table-row>
        <table:table-row table:style-name="ro1">
          <table:table-cell office:value-type="float" office:value="0.967374238356524">
            <text:p>0.9673742384</text:p>
          </table:table-cell>
          <table:table-cell office:value-type="float" office:value="0.782485807982558">
            <text:p>0.782485808</text:p>
          </table:table-cell>
          <table:table-cell office:value-type="float" office:value="1.01257467496024">
            <text:p>1.012574675</text:p>
          </table:table-cell>
          <table:table-cell office:value-type="float" office:value="0.897268178181492">
            <text:p>0.8972681782</text:p>
          </table:table-cell>
          <table:table-cell office:value-type="float" office:value="0.920635455698666">
            <text:p>0.9206354557</text:p>
          </table:table-cell>
          <table:table-cell office:value-type="float" office:value="0.82792848236336">
            <text:p>0.8279284824</text:p>
          </table:table-cell>
          <table:table-cell office:value-type="float" office:value="0.919951089025818">
            <text:p>0.919951089</text:p>
          </table:table-cell>
          <table:table-cell office:value-type="float" office:value="0.9193229951754">
            <text:p>0.9193229952</text:p>
          </table:table-cell>
          <table:table-cell office:value-type="float" office:value="0.505245611508764">
            <text:p>0.5052456115</text:p>
          </table:table-cell>
          <table:table-cell office:value-type="float" office:value="1.01257025847903">
            <text:p>1.0125702585</text:p>
          </table:table-cell>
        </table:table-row>
        <table:table-row table:style-name="ro1">
          <table:table-cell office:value-type="float" office:value="1.14974359157557">
            <text:p>1.1497435916</text:p>
          </table:table-cell>
          <table:table-cell office:value-type="float" office:value="0.793858259975395">
            <text:p>0.79385826</text:p>
          </table:table-cell>
          <table:table-cell office:value-type="float" office:value="0.850224493586174">
            <text:p>0.8502244936</text:p>
          </table:table-cell>
          <table:table-cell office:value-type="float" office:value="1.02369982304293">
            <text:p>1.023699823</text:p>
          </table:table-cell>
          <table:table-cell office:value-type="float" office:value="0.850604412797604">
            <text:p>0.8506044128</text:p>
          </table:table-cell>
          <table:table-cell office:value-type="float" office:value="0.965435144955084">
            <text:p>0.965435145</text:p>
          </table:table-cell>
          <table:table-cell office:value-type="float" office:value="0.931121224641121">
            <text:p>0.9311212246</text:p>
          </table:table-cell>
          <table:table-cell office:value-type="float" office:value="0.75905579496755">
            <text:p>0.759055795</text:p>
          </table:table-cell>
          <table:table-cell office:value-type="float" office:value="0.666209776944798">
            <text:p>0.6662097769</text:p>
          </table:table-cell>
          <table:table-cell office:value-type="float" office:value="1.0104724997177">
            <text:p>1.0104724997</text:p>
          </table:table-cell>
        </table:table-row>
        <table:table-row table:style-name="ro1">
          <table:table-cell office:value-type="float" office:value="0.926413395117755">
            <text:p>0.9264133951</text:p>
          </table:table-cell>
          <table:table-cell office:value-type="float" office:value="0.88694842869113">
            <text:p>0.8869484287</text:p>
          </table:table-cell>
          <table:table-cell office:value-type="float" office:value="0.752622724577086">
            <text:p>0.7526227246</text:p>
          </table:table-cell>
          <table:table-cell office:value-type="float" office:value="0.319141128629367">
            <text:p>0.3191411286</text:p>
          </table:table-cell>
          <table:table-cell office:value-type="float" office:value="1.03011212797449">
            <text:p>1.030112128</text:p>
          </table:table-cell>
          <table:table-cell office:value-type="float" office:value="1.07431102101642">
            <text:p>1.074311021</text:p>
          </table:table-cell>
          <table:table-cell office:value-type="float" office:value="0.922177970425451">
            <text:p>0.9221779704</text:p>
          </table:table-cell>
          <table:table-cell office:value-type="float" office:value="1.10457410753636">
            <text:p>1.1045741075</text:p>
          </table:table-cell>
          <table:table-cell office:value-type="float" office:value="0.931275671055528">
            <text:p>0.9312756711</text:p>
          </table:table-cell>
          <table:table-cell office:value-type="float" office:value="0.876467677340726">
            <text:p>0.8764676773</text:p>
          </table:table-cell>
        </table:table-row>
        <table:table-row table:style-name="ro1">
          <table:table-cell office:value-type="float" office:value="0.94516318540518">
            <text:p>0.9451631854</text:p>
          </table:table-cell>
          <table:table-cell office:value-type="float" office:value="0.847353846060814">
            <text:p>0.8473538461</text:p>
          </table:table-cell>
          <table:table-cell office:value-type="float" office:value="0.926219116823116">
            <text:p>0.9262191168</text:p>
          </table:table-cell>
          <table:table-cell office:value-type="float" office:value="0.814617823127629">
            <text:p>0.8146178231</text:p>
          </table:table-cell>
          <table:table-cell office:value-type="float" office:value="0.866906391625302">
            <text:p>0.8669063916</text:p>
          </table:table-cell>
          <table:table-cell office:value-type="float" office:value="0.842356133603696">
            <text:p>0.8423561336</text:p>
          </table:table-cell>
          <table:table-cell office:value-type="float" office:value="0.900892285360506">
            <text:p>0.9008922854</text:p>
          </table:table-cell>
          <table:table-cell office:value-type="float" office:value="0.91754696855533">
            <text:p>0.9175469686</text:p>
          </table:table-cell>
          <table:table-cell office:value-type="float" office:value="0.858744266440858">
            <text:p>0.8587442664</text:p>
          </table:table-cell>
          <table:table-cell office:value-type="float" office:value="0.961365812374555">
            <text:p>0.9613658124</text:p>
          </table:table-cell>
        </table:table-row>
        <table:table-row table:style-name="ro1">
          <table:table-cell office:value-type="float" office:value="0.85107896260993">
            <text:p>0.8510789626</text:p>
          </table:table-cell>
          <table:table-cell office:value-type="float" office:value="0.904328479758147">
            <text:p>0.9043284798</text:p>
          </table:table-cell>
          <table:table-cell office:value-type="float" office:value="1.01155436795953">
            <text:p>1.011554368</text:p>
          </table:table-cell>
          <table:table-cell office:value-type="float" office:value="0.897566868243731">
            <text:p>0.8975668682</text:p>
          </table:table-cell>
          <table:table-cell office:value-type="float" office:value="0.918324659143119">
            <text:p>0.9183246591</text:p>
          </table:table-cell>
          <table:table-cell office:value-type="float" office:value="0.865067717952019">
            <text:p>0.865067718</text:p>
          </table:table-cell>
          <table:table-cell office:value-type="float" office:value="0.995728044167802">
            <text:p>0.9957280442</text:p>
          </table:table-cell>
          <table:table-cell office:value-type="float" office:value="0.984391169269188">
            <text:p>0.9843911693</text:p>
          </table:table-cell>
          <table:table-cell office:value-type="float" office:value="0.889778561307288">
            <text:p>0.8897785613</text:p>
          </table:table-cell>
          <table:table-cell office:value-type="float" office:value="0.924058931253909">
            <text:p>0.9240589313</text:p>
          </table:table-cell>
        </table:table-row>
        <table:table-row table:style-name="ro1">
          <table:table-cell office:value-type="float" office:value="1.08750197952522">
            <text:p>1.0875019795</text:p>
          </table:table-cell>
          <table:table-cell office:value-type="float" office:value="1.01295903474322">
            <text:p>1.0129590347</text:p>
          </table:table-cell>
          <table:table-cell office:value-type="float" office:value="0.971209839983397">
            <text:p>0.97120984</text:p>
          </table:table-cell>
          <table:table-cell office:value-type="float" office:value="1.02196472508689">
            <text:p>1.0219647251</text:p>
          </table:table-cell>
          <table:table-cell office:value-type="float" office:value="0.93711909899905">
            <text:p>0.937119099</text:p>
          </table:table-cell>
          <table:table-cell office:value-type="float" office:value="0.950174118354901">
            <text:p>0.9501741184</text:p>
          </table:table-cell>
          <table:table-cell office:value-type="float" office:value="0.987214739686424">
            <text:p>0.9872147397</text:p>
          </table:table-cell>
          <table:table-cell office:value-type="float" office:value="0.909598307888814">
            <text:p>0.9095983079</text:p>
          </table:table-cell>
          <table:table-cell office:value-type="float" office:value="0.962194899378887">
            <text:p>0.9621948994</text:p>
          </table:table-cell>
          <table:table-cell office:value-type="float" office:value="0.935841770082055">
            <text:p>0.9358417701</text:p>
          </table:table-cell>
        </table:table-row>
        <table:table-row table:style-name="ro1">
          <table:table-cell office:value-type="float" office:value="0.987267523580583">
            <text:p>0.9872675236</text:p>
          </table:table-cell>
          <table:table-cell office:value-type="float" office:value="0.908897032479656">
            <text:p>0.9088970325</text:p>
          </table:table-cell>
          <table:table-cell office:value-type="float" office:value="0.948391993463206">
            <text:p>0.9483919935</text:p>
          </table:table-cell>
          <table:table-cell office:value-type="float" office:value="0.484105325581398">
            <text:p>0.4841053256</text:p>
          </table:table-cell>
          <table:table-cell office:value-type="float" office:value="0.961390121347928">
            <text:p>0.9613901213</text:p>
          </table:table-cell>
          <table:table-cell office:value-type="float" office:value="0.804219614792428">
            <text:p>0.8042196148</text:p>
          </table:table-cell>
          <table:table-cell office:value-type="float" office:value="0.882872951310556">
            <text:p>0.8828729513</text:p>
          </table:table-cell>
          <table:table-cell office:value-type="float" office:value="1.07221436489513">
            <text:p>1.0722143649</text:p>
          </table:table-cell>
          <table:table-cell office:value-type="float" office:value="1.0065372306936">
            <text:p>1.0065372307</text:p>
          </table:table-cell>
          <table:table-cell office:value-type="float" office:value="0.686496833164263">
            <text:p>0.6864968332</text:p>
          </table:table-cell>
        </table:table-row>
        <table:table-row table:style-name="ro1">
          <table:table-cell office:value-type="float" office:value="0.974093499166964">
            <text:p>0.9740934992</text:p>
          </table:table-cell>
          <table:table-cell office:value-type="float" office:value="0.933869431705054">
            <text:p>0.9338694317</text:p>
          </table:table-cell>
          <table:table-cell office:value-type="float" office:value="1.02521419782808">
            <text:p>1.0252141978</text:p>
          </table:table-cell>
          <table:table-cell office:value-type="float" office:value="1.04319434118554">
            <text:p>1.0431943412</text:p>
          </table:table-cell>
          <table:table-cell office:value-type="float" office:value="0.963685930464426">
            <text:p>0.9636859305</text:p>
          </table:table-cell>
          <table:table-cell office:value-type="float" office:value="1.02078119184904">
            <text:p>1.0207811918</text:p>
          </table:table-cell>
          <table:table-cell office:value-type="float" office:value="0.99191151809049">
            <text:p>0.9919115181</text:p>
          </table:table-cell>
          <table:table-cell office:value-type="float" office:value="0.989014751877692">
            <text:p>0.9890147519</text:p>
          </table:table-cell>
          <table:table-cell office:value-type="float" office:value="0.964586237683775">
            <text:p>0.9645862377</text:p>
          </table:table-cell>
          <table:table-cell office:value-type="float" office:value="0.93014243834824">
            <text:p>0.9301424383</text:p>
          </table:table-cell>
        </table:table-row>
        <table:table-row table:style-name="ro1">
          <table:table-cell office:value-type="float" office:value="0.878200899046398">
            <text:p>0.878200899</text:p>
          </table:table-cell>
          <table:table-cell office:value-type="float" office:value="0.818544169941373">
            <text:p>0.8185441699</text:p>
          </table:table-cell>
          <table:table-cell office:value-type="float" office:value="0.935592325011787">
            <text:p>0.935592325</text:p>
          </table:table-cell>
          <table:table-cell office:value-type="float" office:value="0.887079692023734">
            <text:p>0.887079692</text:p>
          </table:table-cell>
          <table:table-cell office:value-type="float" office:value="0.831459997341505">
            <text:p>0.8314599973</text:p>
          </table:table-cell>
          <table:table-cell office:value-type="float" office:value="1.04890863921916">
            <text:p>1.0489086392</text:p>
          </table:table-cell>
          <table:table-cell office:value-type="float" office:value="0.919095459827386">
            <text:p>0.9190954598</text:p>
          </table:table-cell>
          <table:table-cell office:value-type="float" office:value="0.915551260960309">
            <text:p>0.915551261</text:p>
          </table:table-cell>
          <table:table-cell office:value-type="float" office:value="1.00008186440014">
            <text:p>1.0000818644</text:p>
          </table:table-cell>
          <table:table-cell office:value-type="float" office:value="0.811297365854213">
            <text:p>0.8112973659</text:p>
          </table:table-cell>
        </table:table-row>
        <table:table-row table:style-name="ro1">
          <table:table-cell office:value-type="float" office:value="0.491362061929593">
            <text:p>0.4913620619</text:p>
          </table:table-cell>
          <table:table-cell office:value-type="float" office:value="0.736022403890862">
            <text:p>0.7360224039</text:p>
          </table:table-cell>
          <table:table-cell office:value-type="float" office:value="0.736857936852175">
            <text:p>0.7368579369</text:p>
          </table:table-cell>
          <table:table-cell office:value-type="float" office:value="0.981841618547786">
            <text:p>0.9818416185</text:p>
          </table:table-cell>
          <table:table-cell office:value-type="float" office:value="0.40911050083376">
            <text:p>0.4091105008</text:p>
          </table:table-cell>
          <table:table-cell office:value-type="float" office:value="0.572972089545875">
            <text:p>0.5729720895</text:p>
          </table:table-cell>
          <table:table-cell office:value-type="float" office:value="0.982299798807344">
            <text:p>0.9822997988</text:p>
          </table:table-cell>
          <table:table-cell office:value-type="float" office:value="1.35048664590374">
            <text:p>1.3504866459</text:p>
          </table:table-cell>
          <table:table-cell office:value-type="float" office:value="1.10465497150516">
            <text:p>1.1046549715</text:p>
          </table:table-cell>
          <table:table-cell office:value-type="float" office:value="0.858961425101541">
            <text:p>0.8589614251</text:p>
          </table:table-cell>
        </table:table-row>
        <table:table-row table:style-name="ro1">
          <table:table-cell office:value-type="float" office:value="0.705812102041105">
            <text:p>0.705812102</text:p>
          </table:table-cell>
          <table:table-cell office:value-type="float" office:value="0.956302530437699">
            <text:p>0.9563025304</text:p>
          </table:table-cell>
          <table:table-cell office:value-type="float" office:value="0.809151609581836">
            <text:p>0.8091516096</text:p>
          </table:table-cell>
          <table:table-cell office:value-type="float" office:value="0.839042111834264">
            <text:p>0.8390421118</text:p>
          </table:table-cell>
          <table:table-cell office:value-type="float" office:value="0.853340805420098">
            <text:p>0.8533408054</text:p>
          </table:table-cell>
          <table:table-cell office:value-type="float" office:value="1.32425283036724">
            <text:p>1.3242528304</text:p>
          </table:table-cell>
          <table:table-cell office:value-type="float" office:value="0.882963323823343">
            <text:p>0.8829633238</text:p>
          </table:table-cell>
          <table:table-cell office:value-type="float" office:value="0.69230929461101">
            <text:p>0.6923092946</text:p>
          </table:table-cell>
          <table:table-cell office:value-type="float" office:value="1.01499370549347">
            <text:p>1.0149937055</text:p>
          </table:table-cell>
          <table:table-cell office:value-type="float" office:value="1.03050250944633">
            <text:p>1.0305025094</text:p>
          </table:table-cell>
        </table:table-row>
        <table:table-row table:style-name="ro1">
          <table:table-cell office:value-type="float" office:value="0.915774872804446">
            <text:p>0.9157748728</text:p>
          </table:table-cell>
          <table:table-cell office:value-type="float" office:value="0.994269566471746">
            <text:p>0.9942695665</text:p>
          </table:table-cell>
          <table:table-cell office:value-type="float" office:value="0.93749028304757">
            <text:p>0.937490283</text:p>
          </table:table-cell>
          <table:table-cell office:value-type="float" office:value="0.918318137144395">
            <text:p>0.9183181371</text:p>
          </table:table-cell>
          <table:table-cell office:value-type="float" office:value="0.881275583426007">
            <text:p>0.8812755834</text:p>
          </table:table-cell>
          <table:table-cell office:value-type="float" office:value="0.907467041471878">
            <text:p>0.9074670415</text:p>
          </table:table-cell>
          <table:table-cell office:value-type="float" office:value="0.90599643422257">
            <text:p>0.9059964342</text:p>
          </table:table-cell>
          <table:table-cell office:value-type="float" office:value="0.96828060787653">
            <text:p>0.9682806079</text:p>
          </table:table-cell>
          <table:table-cell office:value-type="float" office:value="0.910027606196917">
            <text:p>0.9100276062</text:p>
          </table:table-cell>
          <table:table-cell office:value-type="float" office:value="0.864684203959662">
            <text:p>0.864684204</text:p>
          </table:table-cell>
        </table:table-row>
        <table:table-row table:style-name="ro1">
          <table:table-cell office:value-type="float" office:value="0.887282027720037">
            <text:p>0.8872820277</text:p>
          </table:table-cell>
          <table:table-cell office:value-type="float" office:value="0.895682142876663">
            <text:p>0.8956821429</text:p>
          </table:table-cell>
          <table:table-cell office:value-type="float" office:value="0.835743417621289">
            <text:p>0.8357434176</text:p>
          </table:table-cell>
          <table:table-cell office:value-type="float" office:value="0.970247112902111">
            <text:p>0.9702471129</text:p>
          </table:table-cell>
          <table:table-cell office:value-type="float" office:value="0.895814091527486">
            <text:p>0.8958140915</text:p>
          </table:table-cell>
          <table:table-cell office:value-type="float" office:value="0.850095325430737">
            <text:p>0.8500953254</text:p>
          </table:table-cell>
          <table:table-cell office:value-type="float" office:value="0.844132667410465">
            <text:p>0.8441326674</text:p>
          </table:table-cell>
          <table:table-cell office:value-type="float" office:value="0.913579720956016">
            <text:p>0.913579721</text:p>
          </table:table-cell>
          <table:table-cell office:value-type="float" office:value="1.08405258265044">
            <text:p>1.0840525827</text:p>
          </table:table-cell>
          <table:table-cell office:value-type="float" office:value="0.904699574300581">
            <text:p>0.9046995743</text:p>
          </table:table-cell>
        </table:table-row>
        <table:table-row table:style-name="ro1">
          <table:table-cell office:value-type="float" office:value="0.90892237658569">
            <text:p>0.9089223766</text:p>
          </table:table-cell>
          <table:table-cell office:value-type="float" office:value="0.789177143013408">
            <text:p>0.789177143</text:p>
          </table:table-cell>
          <table:table-cell office:value-type="float" office:value="0.846878964004475">
            <text:p>0.846878964</text:p>
          </table:table-cell>
          <table:table-cell office:value-type="float" office:value="0.851924556482029">
            <text:p>0.8519245565</text:p>
          </table:table-cell>
          <table:table-cell office:value-type="float" office:value="0.850698048304012">
            <text:p>0.8506980483</text:p>
          </table:table-cell>
          <table:table-cell office:value-type="float" office:value="0.861534031985058">
            <text:p>0.861534032</text:p>
          </table:table-cell>
          <table:table-cell office:value-type="float" office:value="0.854067856145729">
            <text:p>0.8540678561</text:p>
          </table:table-cell>
          <table:table-cell office:value-type="float" office:value="0.891956515842821">
            <text:p>0.8919565158</text:p>
          </table:table-cell>
          <table:table-cell office:value-type="float" office:value="0.906613559522986">
            <text:p>0.9066135595</text:p>
          </table:table-cell>
          <table:table-cell office:value-type="float" office:value="0.895713378746203">
            <text:p>0.8957133787</text:p>
          </table:table-cell>
        </table:table-row>
        <table:table-row table:style-name="ro1">
          <table:table-cell office:value-type="float" office:value="0.910281060152859">
            <text:p>0.9102810602</text:p>
          </table:table-cell>
          <table:table-cell office:value-type="float" office:value="0.968718741620545">
            <text:p>0.9687187416</text:p>
          </table:table-cell>
          <table:table-cell office:value-type="float" office:value="0.960032279909129">
            <text:p>0.9600322799</text:p>
          </table:table-cell>
          <table:table-cell office:value-type="float" office:value="0.952078260599257">
            <text:p>0.9520782606</text:p>
          </table:table-cell>
          <table:table-cell office:value-type="float" office:value="0.864196036389892">
            <text:p>0.8641960364</text:p>
          </table:table-cell>
          <table:table-cell office:value-type="float" office:value="0.971627274594641">
            <text:p>0.9716272746</text:p>
          </table:table-cell>
          <table:table-cell office:value-type="float" office:value="0.951672312673335">
            <text:p>0.9516723127</text:p>
          </table:table-cell>
          <table:table-cell office:value-type="float" office:value="0.92826739850946">
            <text:p>0.9282673985</text:p>
          </table:table-cell>
          <table:table-cell office:value-type="float" office:value="0.857218483285678">
            <text:p>0.8572184833</text:p>
          </table:table-cell>
          <table:table-cell office:value-type="float" office:value="0.905084465358729">
            <text:p>0.9050844654</text:p>
          </table:table-cell>
        </table:table-row>
        <table:table-row table:style-name="ro1">
          <table:table-cell office:value-type="float" office:value="0.910427808033489">
            <text:p>0.910427808</text:p>
          </table:table-cell>
          <table:table-cell office:value-type="float" office:value="0.926413002449194">
            <text:p>0.9264130024</text:p>
          </table:table-cell>
          <table:table-cell office:value-type="float" office:value="0.849819430324571">
            <text:p>0.8498194303</text:p>
          </table:table-cell>
          <table:table-cell office:value-type="float" office:value="1.01517964922918">
            <text:p>1.0151796492</text:p>
          </table:table-cell>
          <table:table-cell office:value-type="float" office:value="1.07366822088288">
            <text:p>1.0736682209</text:p>
          </table:table-cell>
          <table:table-cell office:value-type="float" office:value="0.910699117532234">
            <text:p>0.9106991175</text:p>
          </table:table-cell>
          <table:table-cell office:value-type="float" office:value="1.09749228130588">
            <text:p>1.0974922813</text:p>
          </table:table-cell>
          <table:table-cell office:value-type="float" office:value="1.03321886241307">
            <text:p>1.0332188624</text:p>
          </table:table-cell>
          <table:table-cell office:value-type="float" office:value="0.965822192042343">
            <text:p>0.965822192</text:p>
          </table:table-cell>
          <table:table-cell office:value-type="float" office:value="0.904863023309696">
            <text:p>0.9048630233</text:p>
          </table:table-cell>
        </table:table-row>
        <table:table-row table:style-name="ro1">
          <table:table-cell office:value-type="float" office:value="0.886024836658907">
            <text:p>0.8860248367</text:p>
          </table:table-cell>
          <table:table-cell office:value-type="float" office:value="0.901872024258306">
            <text:p>0.9018720243</text:p>
          </table:table-cell>
          <table:table-cell office:value-type="float" office:value="0.800215304177891">
            <text:p>0.8002153042</text:p>
          </table:table-cell>
          <table:table-cell office:value-type="float" office:value="1.01284196332142">
            <text:p>1.0128419633</text:p>
          </table:table-cell>
          <table:table-cell office:value-type="float" office:value="0.976721500570818">
            <text:p>0.9767215006</text:p>
          </table:table-cell>
          <table:table-cell office:value-type="float" office:value="0.900912752799121">
            <text:p>0.9009127528</text:p>
          </table:table-cell>
          <table:table-cell office:value-type="float" office:value="0.896131458113503">
            <text:p>0.8961314581</text:p>
          </table:table-cell>
          <table:table-cell office:value-type="float" office:value="0.838917844962482">
            <text:p>0.838917845</text:p>
          </table:table-cell>
          <table:table-cell office:value-type="float" office:value="0.899438543872947">
            <text:p>0.8994385439</text:p>
          </table:table-cell>
          <table:table-cell office:value-type="float" office:value="0.976568930073546">
            <text:p>0.9765689301</text:p>
          </table:table-cell>
        </table:table-row>
        <table:table-row table:style-name="ro1">
          <table:table-cell office:value-type="float" office:value="0.770402062744728">
            <text:p>0.7704020627</text:p>
          </table:table-cell>
          <table:table-cell office:value-type="float" office:value="0.978975637175417">
            <text:p>0.9789756372</text:p>
          </table:table-cell>
          <table:table-cell office:value-type="float" office:value="0.834341366814716">
            <text:p>0.8343413668</text:p>
          </table:table-cell>
          <table:table-cell office:value-type="float" office:value="1.03346973099757">
            <text:p>1.033469731</text:p>
          </table:table-cell>
          <table:table-cell office:value-type="float" office:value="0.883679985920038">
            <text:p>0.8836799859</text:p>
          </table:table-cell>
          <table:table-cell office:value-type="float" office:value="0.749591942776475">
            <text:p>0.7495919428</text:p>
          </table:table-cell>
          <table:table-cell office:value-type="float" office:value="0.697532989697511">
            <text:p>0.6975329897</text:p>
          </table:table-cell>
          <table:table-cell office:value-type="float" office:value="0.826978642298522">
            <text:p>0.8269786423</text:p>
          </table:table-cell>
          <table:table-cell office:value-type="float" office:value="0.997928816386353">
            <text:p>0.9979288164</text:p>
          </table:table-cell>
          <table:table-cell office:value-type="float" office:value="0.903604798878544">
            <text:p>0.9036047989</text:p>
          </table:table-cell>
        </table:table-row>
        <table:table-row table:style-name="ro1">
          <table:table-cell office:value-type="float" office:value="0.873332406373505">
            <text:p>0.8733324064</text:p>
          </table:table-cell>
          <table:table-cell office:value-type="float" office:value="0.862455761995584">
            <text:p>0.862455762</text:p>
          </table:table-cell>
          <table:table-cell office:value-type="float" office:value="1.01124698891239">
            <text:p>1.0112469889</text:p>
          </table:table-cell>
          <table:table-cell office:value-type="float" office:value="0.925192483533967">
            <text:p>0.9251924835</text:p>
          </table:table-cell>
          <table:table-cell office:value-type="float" office:value="1.05730194218095">
            <text:p>1.0573019422</text:p>
          </table:table-cell>
          <table:table-cell office:value-type="float" office:value="0.861631571371975">
            <text:p>0.8616315714</text:p>
          </table:table-cell>
          <table:table-cell office:value-type="float" office:value="0.976595312236297">
            <text:p>0.9765953122</text:p>
          </table:table-cell>
          <table:table-cell office:value-type="float" office:value="1.07405562771172">
            <text:p>1.0740556277</text:p>
          </table:table-cell>
          <table:table-cell office:value-type="float" office:value="0.872826643712357">
            <text:p>0.8728266437</text:p>
          </table:table-cell>
          <table:table-cell office:value-type="float" office:value="0.976838573219554">
            <text:p>0.9768385732</text:p>
          </table:table-cell>
        </table:table-row>
        <table:table-row table:style-name="ro1">
          <table:table-cell office:value-type="float" office:value="1.12196151390657">
            <text:p>1.1219615139</text:p>
          </table:table-cell>
          <table:table-cell office:value-type="float" office:value="0.917031846572124">
            <text:p>0.9170318466</text:p>
          </table:table-cell>
          <table:table-cell office:value-type="float" office:value="0.77595969787021">
            <text:p>0.7759596979</text:p>
          </table:table-cell>
          <table:table-cell office:value-type="float" office:value="0.98794323609767">
            <text:p>0.9879432361</text:p>
          </table:table-cell>
          <table:table-cell office:value-type="float" office:value="1.18038713291466">
            <text:p>1.1803871329</text:p>
          </table:table-cell>
          <table:table-cell office:value-type="float" office:value="1.05921940616795">
            <text:p>1.0592194062</text:p>
          </table:table-cell>
          <table:table-cell office:value-type="float" office:value="0.813556971938605">
            <text:p>0.8135569719</text:p>
          </table:table-cell>
          <table:table-cell office:value-type="float" office:value="0.926438897078682">
            <text:p>0.9264388971</text:p>
          </table:table-cell>
          <table:table-cell office:value-type="float" office:value="1.0489320467646">
            <text:p>1.0489320468</text:p>
          </table:table-cell>
          <table:table-cell office:value-type="float" office:value="0.952313688505462">
            <text:p>0.9523136885</text:p>
          </table:table-cell>
        </table:table-row>
        <table:table-row table:style-name="ro1">
          <table:table-cell office:value-type="float" office:value="0.875780143056791">
            <text:p>0.8757801431</text:p>
          </table:table-cell>
          <table:table-cell office:value-type="float" office:value="0.871581095785313">
            <text:p>0.8715810958</text:p>
          </table:table-cell>
          <table:table-cell office:value-type="float" office:value="0.832813085319889">
            <text:p>0.8328130853</text:p>
          </table:table-cell>
          <table:table-cell office:value-type="float" office:value="0.843352836128841">
            <text:p>0.8433528361</text:p>
          </table:table-cell>
          <table:table-cell office:value-type="float" office:value="0.825821206043772">
            <text:p>0.825821206</text:p>
          </table:table-cell>
          <table:table-cell office:value-type="float" office:value="0.903232175348688">
            <text:p>0.9032321753</text:p>
          </table:table-cell>
          <table:table-cell office:value-type="float" office:value="0.90856249516545">
            <text:p>0.9085624952</text:p>
          </table:table-cell>
          <table:table-cell office:value-type="float" office:value="0.868543364148124">
            <text:p>0.8685433641</text:p>
          </table:table-cell>
          <table:table-cell office:value-type="float" office:value="0.99422259907519">
            <text:p>0.9942225991</text:p>
          </table:table-cell>
          <table:table-cell office:value-type="float" office:value="0.945415934563125">
            <text:p>0.9454159346</text:p>
          </table:table-cell>
        </table:table-row>
        <table:table-row table:style-name="ro1">
          <table:table-cell office:value-type="float" office:value="0.998072823527069">
            <text:p>0.9980728235</text:p>
          </table:table-cell>
          <table:table-cell office:value-type="float" office:value="0.937834538271533">
            <text:p>0.9378345383</text:p>
          </table:table-cell>
          <table:table-cell office:value-type="float" office:value="0.772690013745787">
            <text:p>0.7726900137</text:p>
          </table:table-cell>
          <table:table-cell office:value-type="float" office:value="0.900924152514178">
            <text:p>0.9009241525</text:p>
          </table:table-cell>
          <table:table-cell office:value-type="float" office:value="0.813971976838783">
            <text:p>0.8139719768</text:p>
          </table:table-cell>
          <table:table-cell office:value-type="float" office:value="0.91881919134675">
            <text:p>0.9188191913</text:p>
          </table:table-cell>
          <table:table-cell office:value-type="float" office:value="1.00891713053511">
            <text:p>1.0089171305</text:p>
          </table:table-cell>
          <table:table-cell office:value-type="float" office:value="0.892326127261566">
            <text:p>0.8923261273</text:p>
          </table:table-cell>
          <table:table-cell office:value-type="float" office:value="0.874975712206525">
            <text:p>0.8749757122</text:p>
          </table:table-cell>
          <table:table-cell office:value-type="float" office:value="0.945134934616203">
            <text:p>0.9451349346</text:p>
          </table:table-cell>
        </table:table-row>
        <table:table-row table:style-name="ro1">
          <table:table-cell office:value-type="float" office:value="0.794377788602237">
            <text:p>0.7943777886</text:p>
          </table:table-cell>
          <table:table-cell office:value-type="float" office:value="1.26651489010644">
            <text:p>1.2665148901</text:p>
          </table:table-cell>
          <table:table-cell office:value-type="float" office:value="0.647599614243218">
            <text:p>0.6475996142</text:p>
          </table:table-cell>
          <table:table-cell office:value-type="float" office:value="0.824018503558479">
            <text:p>0.8240185036</text:p>
          </table:table-cell>
          <table:table-cell office:value-type="float" office:value="0.58873422481309">
            <text:p>0.5887342248</text:p>
          </table:table-cell>
          <table:table-cell office:value-type="float" office:value="0.705889045394786">
            <text:p>0.7058890454</text:p>
          </table:table-cell>
          <table:table-cell office:value-type="float" office:value="0.97115258208687">
            <text:p>0.9711525821</text:p>
          </table:table-cell>
          <table:table-cell office:value-type="float" office:value="0.736149146768304">
            <text:p>0.7361491468</text:p>
          </table:table-cell>
          <table:table-cell office:value-type="float" office:value="1.1774225472818">
            <text:p>1.1774225473</text:p>
          </table:table-cell>
          <table:table-cell office:value-type="float" office:value="1.26594608992022">
            <text:p>1.2659460899</text:p>
          </table:table-cell>
        </table:table-row>
        <table:table-row table:style-name="ro1">
          <table:table-cell office:value-type="float" office:value="0.92483873659394">
            <text:p>0.9248387366</text:p>
          </table:table-cell>
          <table:table-cell office:value-type="float" office:value="0.889592119243318">
            <text:p>0.8895921192</text:p>
          </table:table-cell>
          <table:table-cell office:value-type="float" office:value="0.954199688495899">
            <text:p>0.9541996885</text:p>
          </table:table-cell>
          <table:table-cell office:value-type="float" office:value="0.816161922456481">
            <text:p>0.8161619225</text:p>
          </table:table-cell>
          <table:table-cell office:value-type="float" office:value="0.937384872768266">
            <text:p>0.9373848728</text:p>
          </table:table-cell>
          <table:table-cell office:value-type="float" office:value="0.933666473438739">
            <text:p>0.9336664734</text:p>
          </table:table-cell>
          <table:table-cell office:value-type="float" office:value="0.983805192656746">
            <text:p>0.9838051927</text:p>
          </table:table-cell>
          <table:table-cell office:value-type="float" office:value="0.922189588747788">
            <text:p>0.9221895887</text:p>
          </table:table-cell>
          <table:table-cell office:value-type="float" office:value="0.86588764515511">
            <text:p>0.8658876452</text:p>
          </table:table-cell>
          <table:table-cell office:value-type="float" office:value="0.950110760211052">
            <text:p>0.9501107602</text:p>
          </table:table-cell>
        </table:table-row>
        <table:table-row table:style-name="ro1">
          <table:table-cell office:value-type="float" office:value="0.850882154640856">
            <text:p>0.8508821546</text:p>
          </table:table-cell>
          <table:table-cell office:value-type="float" office:value="0.786804199660444">
            <text:p>0.7868041997</text:p>
          </table:table-cell>
          <table:table-cell office:value-type="float" office:value="0.875695902000076">
            <text:p>0.875695902</text:p>
          </table:table-cell>
          <table:table-cell office:value-type="float" office:value="0.78612187611644">
            <text:p>0.7861218761</text:p>
          </table:table-cell>
          <table:table-cell office:value-type="float" office:value="0.925108742931149">
            <text:p>0.9251087429</text:p>
          </table:table-cell>
          <table:table-cell office:value-type="float" office:value="0.832806856797436">
            <text:p>0.8328068568</text:p>
          </table:table-cell>
          <table:table-cell office:value-type="float" office:value="0.79259926231748">
            <text:p>0.7925992623</text:p>
          </table:table-cell>
          <table:table-cell office:value-type="float" office:value="0.827149637533296">
            <text:p>0.8271496375</text:p>
          </table:table-cell>
          <table:table-cell office:value-type="float" office:value="0.885410512284607">
            <text:p>0.8854105123</text:p>
          </table:table-cell>
          <table:table-cell office:value-type="float" office:value="0.923776412804257">
            <text:p>0.9237764128</text:p>
          </table:table-cell>
        </table:table-row>
        <table:table-row table:style-name="ro1">
          <table:table-cell office:value-type="float" office:value="0.883096126166165">
            <text:p>0.8830961262</text:p>
          </table:table-cell>
          <table:table-cell office:value-type="float" office:value="1.10436923781735">
            <text:p>1.1043692378</text:p>
          </table:table-cell>
          <table:table-cell office:value-type="float" office:value="1.00101009195008">
            <text:p>1.001010092</text:p>
          </table:table-cell>
          <table:table-cell office:value-type="float" office:value="0.9132458011409">
            <text:p>0.9132458011</text:p>
          </table:table-cell>
          <table:table-cell office:value-type="float" office:value="0.677032757396918">
            <text:p>0.6770327574</text:p>
          </table:table-cell>
          <table:table-cell office:value-type="float" office:value="0.839772847363554">
            <text:p>0.8397728474</text:p>
          </table:table-cell>
          <table:table-cell office:value-type="float" office:value="0.692312870919197">
            <text:p>0.6923128709</text:p>
          </table:table-cell>
          <table:table-cell office:value-type="float" office:value="0.809493260789036">
            <text:p>0.8094932608</text:p>
          </table:table-cell>
          <table:table-cell office:value-type="float" office:value="1.06000718348935">
            <text:p>1.0600071835</text:p>
          </table:table-cell>
          <table:table-cell office:value-type="float" office:value="1.06029652772222">
            <text:p>1.0602965277</text:p>
          </table:table-cell>
        </table:table-row>
        <table:table-row table:style-name="ro1">
          <table:table-cell office:value-type="float" office:value="0.86190700798722">
            <text:p>0.861907008</text:p>
          </table:table-cell>
          <table:table-cell office:value-type="float" office:value="0.847742350233025">
            <text:p>0.8477423502</text:p>
          </table:table-cell>
          <table:table-cell office:value-type="float" office:value="0.848856495767236">
            <text:p>0.8488564958</text:p>
          </table:table-cell>
          <table:table-cell office:value-type="float" office:value="0.749089772810604">
            <text:p>0.7490897728</text:p>
          </table:table-cell>
          <table:table-cell office:value-type="float" office:value="0.761112014228967">
            <text:p>0.7611120142</text:p>
          </table:table-cell>
          <table:table-cell office:value-type="float" office:value="0.74867081074424">
            <text:p>0.7486708107</text:p>
          </table:table-cell>
          <table:table-cell office:value-type="float" office:value="0.830357284078212">
            <text:p>0.8303572841</text:p>
          </table:table-cell>
          <table:table-cell office:value-type="float" office:value="0.803709265536128">
            <text:p>0.8037092655</text:p>
          </table:table-cell>
          <table:table-cell office:value-type="float" office:value="0.882331108069934">
            <text:p>0.8823311081</text:p>
          </table:table-cell>
          <table:table-cell office:value-type="float" office:value="0.865958674866558">
            <text:p>0.8659586749</text:p>
          </table:table-cell>
        </table:table-row>
        <table:table-row table:style-name="ro1">
          <table:table-cell office:value-type="float" office:value="1.01726305247013">
            <text:p>1.0172630525</text:p>
          </table:table-cell>
          <table:table-cell office:value-type="float" office:value="0.735046742715724">
            <text:p>0.7350467427</text:p>
          </table:table-cell>
          <table:table-cell office:value-type="float" office:value="0.887786384385279">
            <text:p>0.8877863844</text:p>
          </table:table-cell>
          <table:table-cell office:value-type="float" office:value="0.837210980490404">
            <text:p>0.8372109805</text:p>
          </table:table-cell>
          <table:table-cell office:value-type="float" office:value="0.786062890656076">
            <text:p>0.7860628907</text:p>
          </table:table-cell>
          <table:table-cell office:value-type="float" office:value="1.04186331677244">
            <text:p>1.0418633168</text:p>
          </table:table-cell>
          <table:table-cell office:value-type="float" office:value="0.750105742281132">
            <text:p>0.7501057423</text:p>
          </table:table-cell>
          <table:table-cell office:value-type="float" office:value="0.923592217642834">
            <text:p>0.9235922176</text:p>
          </table:table-cell>
          <table:table-cell office:value-type="float" office:value="1.04558633878172">
            <text:p>1.0455863388</text:p>
          </table:table-cell>
          <table:table-cell office:value-type="float" office:value="0.943623354352724">
            <text:p>0.9436233544</text:p>
          </table:table-cell>
        </table:table-row>
        <table:table-row table:style-name="ro1">
          <table:table-cell office:value-type="float" office:value="0.740732286145642">
            <text:p>0.7407322861</text:p>
          </table:table-cell>
          <table:table-cell office:value-type="float" office:value="0.821308881337016">
            <text:p>0.8213088813</text:p>
          </table:table-cell>
          <table:table-cell office:value-type="float" office:value="0.821136857516478">
            <text:p>0.8211368575</text:p>
          </table:table-cell>
          <table:table-cell office:value-type="float" office:value="0.867902695966434">
            <text:p>0.867902696</text:p>
          </table:table-cell>
          <table:table-cell office:value-type="float" office:value="0.807054217760971">
            <text:p>0.8070542178</text:p>
          </table:table-cell>
          <table:table-cell office:value-type="float" office:value="0.712266700725981">
            <text:p>0.7122667007</text:p>
          </table:table-cell>
          <table:table-cell office:value-type="float" office:value="0.811366566833108">
            <text:p>0.8113665668</text:p>
          </table:table-cell>
          <table:table-cell office:value-type="float" office:value="0.820977098042728">
            <text:p>0.820977098</text:p>
          </table:table-cell>
          <table:table-cell office:value-type="float" office:value="0.866698093928955">
            <text:p>0.8666980939</text:p>
          </table:table-cell>
          <table:table-cell office:value-type="float" office:value="0.925804610199026">
            <text:p>0.9258046102</text:p>
          </table:table-cell>
        </table:table-row>
        <table:table-row table:style-name="ro1">
          <table:table-cell office:value-type="float" office:value="0.975686764508718">
            <text:p>0.9756867645</text:p>
          </table:table-cell>
          <table:table-cell office:value-type="float" office:value="0.982499101844656">
            <text:p>0.9824991018</text:p>
          </table:table-cell>
          <table:table-cell office:value-type="float" office:value="0.989212432988832">
            <text:p>0.989212433</text:p>
          </table:table-cell>
          <table:table-cell office:value-type="float" office:value="0.746897133904214">
            <text:p>0.7468971339</text:p>
          </table:table-cell>
          <table:table-cell office:value-type="float" office:value="0.990944979866103">
            <text:p>0.9909449799</text:p>
          </table:table-cell>
          <table:table-cell office:value-type="float" office:value="0.892383460233757">
            <text:p>0.8923834602</text:p>
          </table:table-cell>
          <table:table-cell office:value-type="float" office:value="0.978739066922018">
            <text:p>0.9787390669</text:p>
          </table:table-cell>
          <table:table-cell office:value-type="float" office:value="0.898867591456509">
            <text:p>0.8988675915</text:p>
          </table:table-cell>
          <table:table-cell office:value-type="float" office:value="0.887249127998873">
            <text:p>0.887249128</text:p>
          </table:table-cell>
          <table:table-cell office:value-type="float" office:value="0.93393115020345">
            <text:p>0.9339311502</text:p>
          </table:table-cell>
        </table:table-row>
        <table:table-row table:style-name="ro1">
          <table:table-cell office:value-type="float" office:value="0.801118073129447">
            <text:p>0.8011180731</text:p>
          </table:table-cell>
          <table:table-cell office:value-type="float" office:value="1.05331608843997">
            <text:p>1.0533160884</text:p>
          </table:table-cell>
          <table:table-cell office:value-type="float" office:value="1.08871913182593">
            <text:p>1.0887191318</text:p>
          </table:table-cell>
          <table:table-cell office:value-type="float" office:value="0.992773620368597">
            <text:p>0.9927736204</text:p>
          </table:table-cell>
          <table:table-cell office:value-type="float" office:value="0.739851252753002">
            <text:p>0.7398512528</text:p>
          </table:table-cell>
          <table:table-cell office:value-type="float" office:value="0.713766018533932">
            <text:p>0.7137660185</text:p>
          </table:table-cell>
          <table:table-cell office:value-type="float" office:value="0.843661512081683">
            <text:p>0.8436615121</text:p>
          </table:table-cell>
          <table:table-cell office:value-type="float" office:value="1.04510253455133">
            <text:p>1.0451025346</text:p>
          </table:table-cell>
          <table:table-cell office:value-type="float" office:value="1.23647975630516">
            <text:p>1.2364797563</text:p>
          </table:table-cell>
          <table:table-cell office:value-type="float" office:value="0.696312333990325">
            <text:p>0.696312334</text:p>
          </table:table-cell>
        </table:table-row>
        <table:table-row table:style-name="ro1">
          <table:table-cell office:value-type="float" office:value="0.63429877964814">
            <text:p>0.6342987796</text:p>
          </table:table-cell>
          <table:table-cell office:value-type="float" office:value="0.674910958542268">
            <text:p>0.6749109585</text:p>
          </table:table-cell>
          <table:table-cell office:value-type="float" office:value="0.818349490471952">
            <text:p>0.8183494905</text:p>
          </table:table-cell>
          <table:table-cell office:value-type="float" office:value="0.85854210523073">
            <text:p>0.8585421052</text:p>
          </table:table-cell>
          <table:table-cell office:value-type="float" office:value="1.0116767709833">
            <text:p>1.011676771</text:p>
          </table:table-cell>
          <table:table-cell office:value-type="float" office:value="0.85895259067938">
            <text:p>0.8589525907</text:p>
          </table:table-cell>
          <table:table-cell office:value-type="float" office:value="0.982105664812892">
            <text:p>0.9821056648</text:p>
          </table:table-cell>
          <table:table-cell office:value-type="float" office:value="0.797353836849647">
            <text:p>0.7973538368</text:p>
          </table:table-cell>
          <table:table-cell office:value-type="float" office:value="0.735722404052348">
            <text:p>0.7357224041</text:p>
          </table:table-cell>
          <table:table-cell office:value-type="float" office:value="0.858586937679501">
            <text:p>0.8585869377</text:p>
          </table:table-cell>
        </table:table-row>
        <table:table-row table:style-name="ro1">
          <table:table-cell office:value-type="float" office:value="0.944720770114957">
            <text:p>0.9447207701</text:p>
          </table:table-cell>
          <table:table-cell office:value-type="float" office:value="0.902163596126575">
            <text:p>0.9021635961</text:p>
          </table:table-cell>
          <table:table-cell office:value-type="float" office:value="0.943830460661375">
            <text:p>0.9438304607</text:p>
          </table:table-cell>
          <table:table-cell office:value-type="float" office:value="0.954172476399981">
            <text:p>0.9541724764</text:p>
          </table:table-cell>
          <table:table-cell office:value-type="float" office:value="0.900082708474294">
            <text:p>0.9000827085</text:p>
          </table:table-cell>
          <table:table-cell office:value-type="float" office:value="0.946623081732941">
            <text:p>0.9466230817</text:p>
          </table:table-cell>
          <table:table-cell office:value-type="float" office:value="0.933135195658185">
            <text:p>0.9331351957</text:p>
          </table:table-cell>
          <table:table-cell office:value-type="float" office:value="0.902486114540068">
            <text:p>0.9024861145</text:p>
          </table:table-cell>
          <table:table-cell office:value-type="float" office:value="0.881935644315677">
            <text:p>0.8819356443</text:p>
          </table:table-cell>
          <table:table-cell office:value-type="float" office:value="0.903292946313877">
            <text:p>0.9032929463</text:p>
          </table:table-cell>
        </table:table-row>
        <table:table-row table:style-name="ro1">
          <table:table-cell office:value-type="float" office:value="0.950189234414258">
            <text:p>0.9501892344</text:p>
          </table:table-cell>
          <table:table-cell office:value-type="float" office:value="0.760213043774256">
            <text:p>0.7602130438</text:p>
          </table:table-cell>
          <table:table-cell office:value-type="float" office:value="0.873085050270092">
            <text:p>0.8730850503</text:p>
          </table:table-cell>
          <table:table-cell office:value-type="float" office:value="0.9633167770223">
            <text:p>0.963316777</text:p>
          </table:table-cell>
          <table:table-cell office:value-type="float" office:value="0.883566862776132">
            <text:p>0.8835668628</text:p>
          </table:table-cell>
          <table:table-cell office:value-type="float" office:value="0.95747817112617">
            <text:p>0.9574781711</text:p>
          </table:table-cell>
          <table:table-cell office:value-type="float" office:value="0.822468928852934">
            <text:p>0.8224689289</text:p>
          </table:table-cell>
          <table:table-cell office:value-type="float" office:value="0.962550806129711">
            <text:p>0.9625508061</text:p>
          </table:table-cell>
          <table:table-cell office:value-type="float" office:value="0.932136112776085">
            <text:p>0.9321361128</text:p>
          </table:table-cell>
          <table:table-cell office:value-type="float" office:value="0.957261407906882">
            <text:p>0.9572614079</text:p>
          </table:table-cell>
        </table:table-row>
        <table:table-row table:style-name="ro1">
          <table:table-cell office:value-type="float" office:value="0.825165704317175">
            <text:p>0.8251657043</text:p>
          </table:table-cell>
          <table:table-cell office:value-type="float" office:value="0.869456753725162">
            <text:p>0.8694567537</text:p>
          </table:table-cell>
          <table:table-cell office:value-type="float" office:value="0.938687938498825">
            <text:p>0.9386879385</text:p>
          </table:table-cell>
          <table:table-cell office:value-type="float" office:value="0.847822873046198">
            <text:p>0.847822873</text:p>
          </table:table-cell>
          <table:table-cell office:value-type="float" office:value="0.850178524937729">
            <text:p>0.8501785249</text:p>
          </table:table-cell>
          <table:table-cell office:value-type="float" office:value="0.708840951991083">
            <text:p>0.708840952</text:p>
          </table:table-cell>
          <table:table-cell office:value-type="float" office:value="0.94484234846398">
            <text:p>0.9448423485</text:p>
          </table:table-cell>
          <table:table-cell office:value-type="float" office:value="0.947418915551204">
            <text:p>0.9474189156</text:p>
          </table:table-cell>
          <table:table-cell office:value-type="float" office:value="0.887441077163086">
            <text:p>0.8874410772</text:p>
          </table:table-cell>
          <table:table-cell office:value-type="float" office:value="0.940635531168903">
            <text:p>0.9406355312</text:p>
          </table:table-cell>
        </table:table-row>
        <table:table-row table:style-name="ro1">
          <table:table-cell office:value-type="float" office:value="0.921122586662985">
            <text:p>0.9211225867</text:p>
          </table:table-cell>
          <table:table-cell office:value-type="float" office:value="0.920621753282486">
            <text:p>0.9206217533</text:p>
          </table:table-cell>
          <table:table-cell office:value-type="float" office:value="0.368840423398414">
            <text:p>0.3688404234</text:p>
          </table:table-cell>
          <table:table-cell office:value-type="float" office:value="1.10531047805399">
            <text:p>1.1053104781</text:p>
          </table:table-cell>
          <table:table-cell office:value-type="float" office:value="1.10561362906484">
            <text:p>1.1056136291</text:p>
          </table:table-cell>
          <table:table-cell office:value-type="float" office:value="0.737865403180378">
            <text:p>0.7378654032</text:p>
          </table:table-cell>
          <table:table-cell office:value-type="float" office:value="0.644192126141281">
            <text:p>0.6441921261</text:p>
          </table:table-cell>
          <table:table-cell office:value-type="float" office:value="0.737929290944806">
            <text:p>0.7379292909</text:p>
          </table:table-cell>
          <table:table-cell office:value-type="float" office:value="0.736846745752603">
            <text:p>0.7368467458</text:p>
          </table:table-cell>
          <table:table-cell office:value-type="float" office:value="0.737240267935376">
            <text:p>0.7372402679</text:p>
          </table:table-cell>
        </table:table-row>
        <table:table-row table:style-name="ro1">
          <table:table-cell office:value-type="float" office:value="0.926412257550812">
            <text:p>0.9264122576</text:p>
          </table:table-cell>
          <table:table-cell office:value-type="float" office:value="0.967660739394679">
            <text:p>0.9676607394</text:p>
          </table:table-cell>
          <table:table-cell office:value-type="float" office:value="0.977315931491006">
            <text:p>0.9773159315</text:p>
          </table:table-cell>
          <table:table-cell office:value-type="float" office:value="0.854386296371739">
            <text:p>0.8543862964</text:p>
          </table:table-cell>
          <table:table-cell office:value-type="float" office:value="0.861209497312012">
            <text:p>0.8612094973</text:p>
          </table:table-cell>
          <table:table-cell office:value-type="float" office:value="0.986050955313154">
            <text:p>0.9860509553</text:p>
          </table:table-cell>
          <table:table-cell office:value-type="float" office:value="0.838285433795014">
            <text:p>0.8382854338</text:p>
          </table:table-cell>
          <table:table-cell office:value-type="float" office:value="0.80436424378596">
            <text:p>0.8043642438</text:p>
          </table:table-cell>
          <table:table-cell office:value-type="float" office:value="0.71598729568466">
            <text:p>0.7159872957</text:p>
          </table:table-cell>
          <table:table-cell office:value-type="float" office:value="0.95866667023876">
            <text:p>0.9586666702</text:p>
          </table:table-cell>
        </table:table-row>
        <table:table-row table:style-name="ro1">
          <table:table-cell office:value-type="float" office:value="0.818249850817879">
            <text:p>0.8182498508</text:p>
          </table:table-cell>
          <table:table-cell office:value-type="float" office:value="1.01795111830055">
            <text:p>1.0179511183</text:p>
          </table:table-cell>
          <table:table-cell office:value-type="float" office:value="0.972853000767084">
            <text:p>0.9728530008</text:p>
          </table:table-cell>
          <table:table-cell office:value-type="float" office:value="0.908768113153943">
            <text:p>0.9087681132</text:p>
          </table:table-cell>
          <table:table-cell office:value-type="float" office:value="1.027847627837">
            <text:p>1.0278476278</text:p>
          </table:table-cell>
          <table:table-cell office:value-type="float" office:value="0.931048627497311">
            <text:p>0.9310486275</text:p>
          </table:table-cell>
          <table:table-cell office:value-type="float" office:value="0.832701928988898">
            <text:p>0.832701929</text:p>
          </table:table-cell>
          <table:table-cell office:value-type="float" office:value="0.93799973681651">
            <text:p>0.9379997368</text:p>
          </table:table-cell>
          <table:table-cell office:value-type="float" office:value="1.04838535182979">
            <text:p>1.0483853518</text:p>
          </table:table-cell>
          <table:table-cell office:value-type="float" office:value="0.802090847279909">
            <text:p>0.8020908473</text:p>
          </table:table-cell>
        </table:table-row>
        <table:table-row table:style-name="ro1">
          <table:table-cell office:value-type="float" office:value="0.943450968620437">
            <text:p>0.9434509686</text:p>
          </table:table-cell>
          <table:table-cell office:value-type="float" office:value="0.943757928541735">
            <text:p>0.9437579285</text:p>
          </table:table-cell>
          <table:table-cell office:value-type="float" office:value="0.648378277204674">
            <text:p>0.6483782772</text:p>
          </table:table-cell>
          <table:table-cell office:value-type="float" office:value="0.531287103997264">
            <text:p>0.531287104</text:p>
          </table:table-cell>
          <table:table-cell office:value-type="float" office:value="0.531103273205384">
            <text:p>0.5311032732</text:p>
          </table:table-cell>
          <table:table-cell office:value-type="float" office:value="0.766876611732049">
            <text:p>0.7668766117</text:p>
          </table:table-cell>
          <table:table-cell office:value-type="float" office:value="0.766801029306763">
            <text:p>0.7668010293</text:p>
          </table:table-cell>
          <table:table-cell office:value-type="float" office:value="0.943420609752141">
            <text:p>0.9434206098</text:p>
          </table:table-cell>
          <table:table-cell office:value-type="float" office:value="1.06153542565416">
            <text:p>1.0615354257</text:p>
          </table:table-cell>
          <table:table-cell office:value-type="float" office:value="0.767069362389204">
            <text:p>0.7670693624</text:p>
          </table:table-cell>
        </table:table-row>
        <table:table-row table:style-name="ro1">
          <table:table-cell office:value-type="float" office:value="0.94934358021074">
            <text:p>0.9493435802</text:p>
          </table:table-cell>
          <table:table-cell office:value-type="float" office:value="1.04899316548699">
            <text:p>1.0489931655</text:p>
          </table:table-cell>
          <table:table-cell office:value-type="float" office:value="1.06179068452732">
            <text:p>1.0617906845</text:p>
          </table:table-cell>
          <table:table-cell office:value-type="float" office:value="1.03135712596074">
            <text:p>1.031357126</text:p>
          </table:table-cell>
          <table:table-cell office:value-type="float" office:value="0.966243721479027">
            <text:p>0.9662437215</text:p>
          </table:table-cell>
          <table:table-cell office:value-type="float" office:value="0.926751665622893">
            <text:p>0.9267516656</text:p>
          </table:table-cell>
          <table:table-cell office:value-type="float" office:value="0.988136721553149">
            <text:p>0.9881367216</text:p>
          </table:table-cell>
          <table:table-cell office:value-type="float" office:value="1.02431209771421">
            <text:p>1.0243120977</text:p>
          </table:table-cell>
          <table:table-cell office:value-type="float" office:value="0.929237662196113">
            <text:p>0.9292376622</text:p>
          </table:table-cell>
          <table:table-cell office:value-type="float" office:value="0.914817723354244">
            <text:p>0.9148177234</text:p>
          </table:table-cell>
        </table:table-row>
        <table:table-row table:style-name="ro1">
          <table:table-cell office:value-type="float" office:value="0.957838083534074">
            <text:p>0.9578380835</text:p>
          </table:table-cell>
          <table:table-cell office:value-type="float" office:value="0.979267100382203">
            <text:p>0.9792671004</text:p>
          </table:table-cell>
          <table:table-cell office:value-type="float" office:value="0.954637345614443">
            <text:p>0.9546373456</text:p>
          </table:table-cell>
          <table:table-cell office:value-type="float" office:value="1.01219993865877">
            <text:p>1.0121999387</text:p>
          </table:table-cell>
          <table:table-cell office:value-type="float" office:value="0.980297981517609">
            <text:p>0.9802979815</text:p>
          </table:table-cell>
          <table:table-cell office:value-type="float" office:value="0.931396671331124">
            <text:p>0.9313966713</text:p>
          </table:table-cell>
          <table:table-cell office:value-type="float" office:value="0.913928121240216">
            <text:p>0.9139281212</text:p>
          </table:table-cell>
          <table:table-cell office:value-type="float" office:value="0.937920279072559">
            <text:p>0.9379202791</text:p>
          </table:table-cell>
          <table:table-cell office:value-type="float" office:value="1.00009954334235">
            <text:p>1.0000995433</text:p>
          </table:table-cell>
          <table:table-cell office:value-type="float" office:value="1.03832442507701">
            <text:p>1.0383244251</text:p>
          </table:table-cell>
        </table:table-row>
        <table:table-row table:style-name="ro1">
          <table:table-cell office:value-type="float" office:value="0.896927639639227">
            <text:p>0.8969276396</text:p>
          </table:table-cell>
          <table:table-cell office:value-type="float" office:value="0.849817350956043">
            <text:p>0.849817351</text:p>
          </table:table-cell>
          <table:table-cell office:value-type="float" office:value="0.89590475230739">
            <text:p>0.8959047523</text:p>
          </table:table-cell>
          <table:table-cell office:value-type="float" office:value="0.723518544540165">
            <text:p>0.7235185445</text:p>
          </table:table-cell>
          <table:table-cell office:value-type="float" office:value="0.95151348059857">
            <text:p>0.9515134806</text:p>
          </table:table-cell>
          <table:table-cell office:value-type="float" office:value="0.855357656315026">
            <text:p>0.8553576563</text:p>
          </table:table-cell>
          <table:table-cell office:value-type="float" office:value="0.951007325440069">
            <text:p>0.9510073254</text:p>
          </table:table-cell>
          <table:table-cell office:value-type="float" office:value="0.798750302472786">
            <text:p>0.7987503025</text:p>
          </table:table-cell>
          <table:table-cell office:value-type="float" office:value="0.849848136800907">
            <text:p>0.8498481368</text:p>
          </table:table-cell>
          <table:table-cell office:value-type="float" office:value="0.884442042336313">
            <text:p>0.8844420423</text:p>
          </table:table-cell>
        </table:table-row>
        <table:table-row table:style-name="ro1">
          <table:table-cell office:value-type="float" office:value="0.971492296570984">
            <text:p>0.9714922966</text:p>
          </table:table-cell>
          <table:table-cell office:value-type="float" office:value="0.910426553318591">
            <text:p>0.9104265533</text:p>
          </table:table-cell>
          <table:table-cell office:value-type="float" office:value="1.01736261577339">
            <text:p>1.0173626158</text:p>
          </table:table-cell>
          <table:table-cell office:value-type="float" office:value="0.985486374410777">
            <text:p>0.9854863744</text:p>
          </table:table-cell>
          <table:table-cell office:value-type="float" office:value="1.02765965266745">
            <text:p>1.0276596527</text:p>
          </table:table-cell>
          <table:table-cell office:value-type="float" office:value="0.970628688867697">
            <text:p>0.9706286889</text:p>
          </table:table-cell>
          <table:table-cell office:value-type="float" office:value="1.04123783684074">
            <text:p>1.0412378368</text:p>
          </table:table-cell>
          <table:table-cell office:value-type="float" office:value="1.03135198900283">
            <text:p>1.031351989</text:p>
          </table:table-cell>
          <table:table-cell office:value-type="float" office:value="0.991843426462273">
            <text:p>0.9918434265</text:p>
          </table:table-cell>
          <table:table-cell office:value-type="float" office:value="0.987974581308606">
            <text:p>0.9879745813</text:p>
          </table:table-cell>
        </table:table-row>
        <table:table-row table:style-name="ro1">
          <table:table-cell office:value-type="float" office:value="0.818684041536674">
            <text:p>0.8186840415</text:p>
          </table:table-cell>
          <table:table-cell office:value-type="float" office:value="1.08848315906713">
            <text:p>1.0884831591</text:p>
          </table:table-cell>
          <table:table-cell office:value-type="float" office:value="0.949119797702111">
            <text:p>0.9491197977</text:p>
          </table:table-cell>
          <table:table-cell office:value-type="float" office:value="0.696844818197999">
            <text:p>0.6968448182</text:p>
          </table:table-cell>
          <table:table-cell office:value-type="float" office:value="0.774722006829832">
            <text:p>0.7747220068</text:p>
          </table:table-cell>
          <table:table-cell office:value-type="float" office:value="0.757288803577231">
            <text:p>0.7572888036</text:p>
          </table:table-cell>
          <table:table-cell office:value-type="float" office:value="0.992069624007313">
            <text:p>0.992069624</text:p>
          </table:table-cell>
          <table:table-cell office:value-type="float" office:value="0.61798604042592">
            <text:p>0.6179860404</text:p>
          </table:table-cell>
          <table:table-cell office:value-type="float" office:value="0.80138051336504">
            <text:p>0.8013805134</text:p>
          </table:table-cell>
          <table:table-cell office:value-type="float" office:value="0.819195895483002">
            <text:p>0.8191958955</text:p>
          </table:table-cell>
        </table:table-row>
        <table:table-row table:style-name="ro1">
          <table:table-cell office:value-type="float" office:value="0.997565798974739">
            <text:p>0.997565799</text:p>
          </table:table-cell>
          <table:table-cell office:value-type="float" office:value="1.0050765956393">
            <text:p>1.0050765956</text:p>
          </table:table-cell>
          <table:table-cell office:value-type="float" office:value="1.06261333186296">
            <text:p>1.0626133319</text:p>
          </table:table-cell>
          <table:table-cell office:value-type="float" office:value="0.9484837898123">
            <text:p>0.9484837898</text:p>
          </table:table-cell>
          <table:table-cell office:value-type="float" office:value="0.900143655117778">
            <text:p>0.9001436551</text:p>
          </table:table-cell>
          <table:table-cell office:value-type="float" office:value="0.980301603009774">
            <text:p>0.980301603</text:p>
          </table:table-cell>
          <table:table-cell office:value-type="float" office:value="1.01448610764849">
            <text:p>1.0144861076</text:p>
          </table:table-cell>
          <table:table-cell office:value-type="float" office:value="0.977857815566744">
            <text:p>0.9778578156</text:p>
          </table:table-cell>
          <table:table-cell office:value-type="float" office:value="0.987222460360999">
            <text:p>0.9872224604</text:p>
          </table:table-cell>
          <table:table-cell office:value-type="float" office:value="0.865187124311099">
            <text:p>0.8651871243</text:p>
          </table:table-cell>
        </table:table-row>
        <table:table-row table:style-name="ro1">
          <table:table-cell office:value-type="float" office:value="0.924034133259704">
            <text:p>0.9240341333</text:p>
          </table:table-cell>
          <table:table-cell office:value-type="float" office:value="0.773399402997593">
            <text:p>0.773399403</text:p>
          </table:table-cell>
          <table:table-cell office:value-type="float" office:value="0.833033584497684">
            <text:p>0.8330335845</text:p>
          </table:table-cell>
          <table:table-cell office:value-type="float" office:value="0.942802277306443">
            <text:p>0.9428022773</text:p>
          </table:table-cell>
          <table:table-cell office:value-type="float" office:value="0.935623036783416">
            <text:p>0.9356230368</text:p>
          </table:table-cell>
          <table:table-cell office:value-type="float" office:value="0.927380618966539">
            <text:p>0.927380619</text:p>
          </table:table-cell>
          <table:table-cell office:value-type="float" office:value="0.931741083547715">
            <text:p>0.9317410835</text:p>
          </table:table-cell>
          <table:table-cell office:value-type="float" office:value="0.92094487259183">
            <text:p>0.9209448726</text:p>
          </table:table-cell>
          <table:table-cell office:value-type="float" office:value="0.888728163865011">
            <text:p>0.8887281639</text:p>
          </table:table-cell>
          <table:table-cell office:value-type="float" office:value="0.888396384335481">
            <text:p>0.8883963843</text:p>
          </table:table-cell>
        </table:table-row>
        <table:table-row table:style-name="ro1">
          <table:table-cell office:value-type="float" office:value="0.832848520579883">
            <text:p>0.8328485206</text:p>
          </table:table-cell>
          <table:table-cell office:value-type="float" office:value="0.890282631571146">
            <text:p>0.8902826316</text:p>
          </table:table-cell>
          <table:table-cell office:value-type="float" office:value="0.982345108018859">
            <text:p>0.982345108</text:p>
          </table:table-cell>
          <table:table-cell office:value-type="float" office:value="1.02140095088751">
            <text:p>1.0214009509</text:p>
          </table:table-cell>
          <table:table-cell office:value-type="float" office:value="0.941832939832778">
            <text:p>0.9418329398</text:p>
          </table:table-cell>
          <table:table-cell office:value-type="float" office:value="0.797791507444031">
            <text:p>0.7977915074</text:p>
          </table:table-cell>
          <table:table-cell office:value-type="float" office:value="0.885074169922937">
            <text:p>0.8850741699</text:p>
          </table:table-cell>
          <table:table-cell office:value-type="float" office:value="0.789427724370779">
            <text:p>0.7894277244</text:p>
          </table:table-cell>
          <table:table-cell office:value-type="float" office:value="0.908640779265716">
            <text:p>0.9086407793</text:p>
          </table:table-cell>
          <table:table-cell office:value-type="float" office:value="1.01083955163919">
            <text:p>1.0108395516</text:p>
          </table:table-cell>
        </table:table-row>
        <table:table-row table:style-name="ro1">
          <table:table-cell office:value-type="float" office:value="0.736943930626544">
            <text:p>0.7369439306</text:p>
          </table:table-cell>
          <table:table-cell office:value-type="float" office:value="0.552752547755321">
            <text:p>0.5527525478</text:p>
          </table:table-cell>
          <table:table-cell office:value-type="float" office:value="0.645187777159818">
            <text:p>0.6451877772</text:p>
          </table:table-cell>
          <table:table-cell office:value-type="float" office:value="0.921488413267129">
            <text:p>0.9214884133</text:p>
          </table:table-cell>
          <table:table-cell office:value-type="float" office:value="1.01259846163341">
            <text:p>1.0125984616</text:p>
          </table:table-cell>
          <table:table-cell office:value-type="float" office:value="1.01365974247309">
            <text:p>1.0136597425</text:p>
          </table:table-cell>
          <table:table-cell office:value-type="float" office:value="0.552583484204534">
            <text:p>0.5525834842</text:p>
          </table:table-cell>
          <table:table-cell table:style-name="ce1" office:value-type="float" office:value="2.35018262079002E-015">
            <text:p>2.35E-15</text:p>
          </table:table-cell>
          <table:table-cell office:value-type="float" office:value="0.736943930626544">
            <text:p>0.7369439306</text:p>
          </table:table-cell>
          <table:table-cell office:value-type="float" office:value="0.55260527319228">
            <text:p>0.5526052732</text:p>
          </table:table-cell>
        </table:table-row>
        <table:table-row table:style-name="ro1">
          <table:table-cell office:value-type="float" office:value="0.798958503167553">
            <text:p>0.7989585032</text:p>
          </table:table-cell>
          <table:table-cell office:value-type="float" office:value="0.907617181225141">
            <text:p>0.9076171812</text:p>
          </table:table-cell>
          <table:table-cell office:value-type="float" office:value="0.835982299335888">
            <text:p>0.8359822993</text:p>
          </table:table-cell>
          <table:table-cell office:value-type="float" office:value="0.939975947976001">
            <text:p>0.939975948</text:p>
          </table:table-cell>
          <table:table-cell office:value-type="float" office:value="0.899139958993637">
            <text:p>0.899139959</text:p>
          </table:table-cell>
          <table:table-cell office:value-type="float" office:value="0.856089332198528">
            <text:p>0.8560893322</text:p>
          </table:table-cell>
          <table:table-cell office:value-type="float" office:value="0.892581545164101">
            <text:p>0.8925815452</text:p>
          </table:table-cell>
          <table:table-cell office:value-type="float" office:value="0.802762227274525">
            <text:p>0.8027622273</text:p>
          </table:table-cell>
          <table:table-cell office:value-type="float" office:value="0.791739668502672">
            <text:p>0.7917396685</text:p>
          </table:table-cell>
          <table:table-cell office:value-type="float" office:value="0.899742074521634">
            <text:p>0.8997420745</text:p>
          </table:table-cell>
        </table:table-row>
        <table:table-row table:style-name="ro1">
          <table:table-cell office:value-type="float" office:value="1.1043695387468">
            <text:p>1.1043695387</text:p>
          </table:table-cell>
          <table:table-cell office:value-type="float" office:value="0.967113447910599">
            <text:p>0.9671134479</text:p>
          </table:table-cell>
          <table:table-cell office:value-type="float" office:value="1.10396127194849">
            <text:p>1.1039612719</text:p>
          </table:table-cell>
          <table:table-cell office:value-type="float" office:value="1.1964308067431">
            <text:p>1.1964308067</text:p>
          </table:table-cell>
          <table:table-cell office:value-type="float" office:value="1.03614665672313">
            <text:p>1.0361466567</text:p>
          </table:table-cell>
          <table:table-cell office:value-type="float" office:value="1.19574057914141">
            <text:p>1.1957405791</text:p>
          </table:table-cell>
          <table:table-cell office:value-type="float" office:value="0.690414196831729">
            <text:p>0.6904141968</text:p>
          </table:table-cell>
          <table:table-cell office:value-type="float" office:value="0.920449558994665">
            <text:p>0.920449559</text:p>
          </table:table-cell>
          <table:table-cell office:value-type="float" office:value="1.19723185195151">
            <text:p>1.197231852</text:p>
          </table:table-cell>
          <table:table-cell office:value-type="float" office:value="0.713189192610046">
            <text:p>0.7131891926</text:p>
          </table:table-cell>
        </table:table-row>
        <table:table-row table:style-name="ro1">
          <table:table-cell office:value-type="float" office:value="0.85922117637266">
            <text:p>0.8592211764</text:p>
          </table:table-cell>
          <table:table-cell office:value-type="float" office:value="0.867459812527387">
            <text:p>0.8674598125</text:p>
          </table:table-cell>
          <table:table-cell office:value-type="float" office:value="0.999550573817046">
            <text:p>0.9995505738</text:p>
          </table:table-cell>
          <table:table-cell office:value-type="float" office:value="0.930614522857564">
            <text:p>0.9306145229</text:p>
          </table:table-cell>
          <table:table-cell office:value-type="float" office:value="0.855367764297925">
            <text:p>0.8553677643</text:p>
          </table:table-cell>
          <table:table-cell office:value-type="float" office:value="0.946348638917169">
            <text:p>0.9463486389</text:p>
          </table:table-cell>
          <table:table-cell office:value-type="float" office:value="0.943450532926756">
            <text:p>0.9434505329</text:p>
          </table:table-cell>
          <table:table-cell office:value-type="float" office:value="0.975070330317877">
            <text:p>0.9750703303</text:p>
          </table:table-cell>
          <table:table-cell office:value-type="float" office:value="0.889869100017595">
            <text:p>0.8898691</text:p>
          </table:table-cell>
          <table:table-cell office:value-type="float" office:value="0.934925288729925">
            <text:p>0.9349252887</text:p>
          </table:table-cell>
        </table:table-row>
        <table:table-row table:style-name="ro1">
          <table:table-cell office:value-type="float" office:value="0.814726929855704">
            <text:p>0.8147269299</text:p>
          </table:table-cell>
          <table:table-cell office:value-type="float" office:value="0.807663606918257">
            <text:p>0.8076636069</text:p>
          </table:table-cell>
          <table:table-cell office:value-type="float" office:value="0.904739999701107">
            <text:p>0.9047399997</text:p>
          </table:table-cell>
          <table:table-cell office:value-type="float" office:value="0.886151096290211">
            <text:p>0.8861510963</text:p>
          </table:table-cell>
          <table:table-cell office:value-type="float" office:value="1.00957175976863">
            <text:p>1.0095717598</text:p>
          </table:table-cell>
          <table:table-cell office:value-type="float" office:value="1.04152788180057">
            <text:p>1.0415278818</text:p>
          </table:table-cell>
          <table:table-cell office:value-type="float" office:value="1.0518508117321">
            <text:p>1.0518508117</text:p>
          </table:table-cell>
          <table:table-cell office:value-type="float" office:value="0.949232467966858">
            <text:p>0.949232468</text:p>
          </table:table-cell>
          <table:table-cell office:value-type="float" office:value="0.86535681521194">
            <text:p>0.8653568152</text:p>
          </table:table-cell>
          <table:table-cell office:value-type="float" office:value="0.921065264851667">
            <text:p>0.9210652649</text:p>
          </table:table-cell>
        </table:table-row>
        <table:table-row table:style-name="ro1">
          <table:table-cell office:value-type="float" office:value="0.963193788425833">
            <text:p>0.9631937884</text:p>
          </table:table-cell>
          <table:table-cell office:value-type="float" office:value="0.944487229698087">
            <text:p>0.9444872297</text:p>
          </table:table-cell>
          <table:table-cell office:value-type="float" office:value="0.89849987017751">
            <text:p>0.8984998702</text:p>
          </table:table-cell>
          <table:table-cell office:value-type="float" office:value="0.886353878232656">
            <text:p>0.8863538782</text:p>
          </table:table-cell>
          <table:table-cell office:value-type="float" office:value="0.982835251713812">
            <text:p>0.9828352517</text:p>
          </table:table-cell>
          <table:table-cell office:value-type="float" office:value="0.989476269699776">
            <text:p>0.9894762697</text:p>
          </table:table-cell>
          <table:table-cell office:value-type="float" office:value="0.945878369071281">
            <text:p>0.9458783691</text:p>
          </table:table-cell>
          <table:table-cell office:value-type="float" office:value="0.903690919124791">
            <text:p>0.9036909191</text:p>
          </table:table-cell>
          <table:table-cell office:value-type="float" office:value="0.93627553833943">
            <text:p>0.9362755383</text:p>
          </table:table-cell>
          <table:table-cell office:value-type="float" office:value="0.951595024478763">
            <text:p>0.9515950245</text:p>
          </table:table-cell>
        </table:table-row>
        <table:table-row table:style-name="ro1">
          <table:table-cell office:value-type="float" office:value="0.796258506444728">
            <text:p>0.7962585064</text:p>
          </table:table-cell>
          <table:table-cell office:value-type="float" office:value="0.832383703404466">
            <text:p>0.8323837034</text:p>
          </table:table-cell>
          <table:table-cell office:value-type="float" office:value="0.957274117450951">
            <text:p>0.9572741175</text:p>
          </table:table-cell>
          <table:table-cell office:value-type="float" office:value="0.827448277717169">
            <text:p>0.8274482777</text:p>
          </table:table-cell>
          <table:table-cell office:value-type="float" office:value="0.911430822601753">
            <text:p>0.9114308226</text:p>
          </table:table-cell>
          <table:table-cell office:value-type="float" office:value="0.96557172503429">
            <text:p>0.965571725</text:p>
          </table:table-cell>
          <table:table-cell office:value-type="float" office:value="1.01114344075035">
            <text:p>1.0111434408</text:p>
          </table:table-cell>
          <table:table-cell office:value-type="float" office:value="0.826966806692315">
            <text:p>0.8269668067</text:p>
          </table:table-cell>
          <table:table-cell office:value-type="float" office:value="0.931574806289063">
            <text:p>0.9315748063</text:p>
          </table:table-cell>
          <table:table-cell office:value-type="float" office:value="0.892975037149522">
            <text:p>0.8929750371</text:p>
          </table:table-cell>
        </table:table-row>
        <table:table-row table:style-name="ro1">
          <table:table-cell office:value-type="float" office:value="0.980728015124013">
            <text:p>0.9807280151</text:p>
          </table:table-cell>
          <table:table-cell office:value-type="float" office:value="1.00575573051">
            <text:p>1.0057557305</text:p>
          </table:table-cell>
          <table:table-cell office:value-type="float" office:value="0.985145767082212">
            <text:p>0.9851457671</text:p>
          </table:table-cell>
          <table:table-cell office:value-type="float" office:value="0.99044104849378">
            <text:p>0.9904410485</text:p>
          </table:table-cell>
          <table:table-cell office:value-type="float" office:value="0.837400064148416">
            <text:p>0.8374000641</text:p>
          </table:table-cell>
          <table:table-cell office:value-type="float" office:value="0.735164222488806">
            <text:p>0.7351642225</text:p>
          </table:table-cell>
          <table:table-cell office:value-type="float" office:value="0.82332647443883">
            <text:p>0.8233264744</text:p>
          </table:table-cell>
          <table:table-cell office:value-type="float" office:value="1.02346821607504">
            <text:p>1.0234682161</text:p>
          </table:table-cell>
          <table:table-cell office:value-type="float" office:value="1.05750805934676">
            <text:p>1.0575080593</text:p>
          </table:table-cell>
          <table:table-cell office:value-type="float" office:value="0.821517977882334">
            <text:p>0.8215179779</text:p>
          </table:table-cell>
        </table:table-row>
        <table:table-row table:style-name="ro1">
          <table:table-cell office:value-type="float" office:value="1.01892539549168">
            <text:p>1.0189253955</text:p>
          </table:table-cell>
          <table:table-cell office:value-type="float" office:value="0.809629026267242">
            <text:p>0.8096290263</text:p>
          </table:table-cell>
          <table:table-cell office:value-type="float" office:value="0.861288317258181">
            <text:p>0.8612883173</text:p>
          </table:table-cell>
          <table:table-cell office:value-type="float" office:value="1.08013212749035">
            <text:p>1.0801321275</text:p>
          </table:table-cell>
          <table:table-cell office:value-type="float" office:value="0.731538716702999">
            <text:p>0.7315387167</text:p>
          </table:table-cell>
          <table:table-cell office:value-type="float" office:value="0.914464951754776">
            <text:p>0.9144649518</text:p>
          </table:table-cell>
          <table:table-cell office:value-type="float" office:value="0.861930011118501">
            <text:p>0.8619300111</text:p>
          </table:table-cell>
          <table:table-cell office:value-type="float" office:value="0.879276996076768">
            <text:p>0.8792769961</text:p>
          </table:table-cell>
          <table:table-cell office:value-type="float" office:value="1.08812930535489">
            <text:p>1.0881293054</text:p>
          </table:table-cell>
          <table:table-cell office:value-type="float" office:value="0.766195498882729">
            <text:p>0.7661954989</text:p>
          </table:table-cell>
        </table:table-row>
        <table:table-row table:style-name="ro1">
          <table:table-cell office:value-type="float" office:value="0.87139711568667">
            <text:p>0.8713971157</text:p>
          </table:table-cell>
          <table:table-cell office:value-type="float" office:value="0.976670612093622">
            <text:p>0.9766706121</text:p>
          </table:table-cell>
          <table:table-cell office:value-type="float" office:value="1.05375985360436">
            <text:p>1.0537598536</text:p>
          </table:table-cell>
          <table:table-cell office:value-type="float" office:value="0.941466240401374">
            <text:p>0.9414662404</text:p>
          </table:table-cell>
          <table:table-cell office:value-type="float" office:value="1.03428117166257">
            <text:p>1.0342811717</text:p>
          </table:table-cell>
          <table:table-cell office:value-type="float" office:value="1.06504141815147">
            <text:p>1.0650414182</text:p>
          </table:table-cell>
          <table:table-cell office:value-type="float" office:value="1.0227665426009">
            <text:p>1.0227665426</text:p>
          </table:table-cell>
          <table:table-cell office:value-type="float" office:value="0.959583960692427">
            <text:p>0.9595839607</text:p>
          </table:table-cell>
          <table:table-cell office:value-type="float" office:value="0.952057131929893">
            <text:p>0.9520571319</text:p>
          </table:table-cell>
          <table:table-cell office:value-type="float" office:value="0.990187615786007">
            <text:p>0.9901876158</text:p>
          </table:table-cell>
        </table:table-row>
        <table:table-row table:style-name="ro1">
          <table:table-cell office:value-type="float" office:value="0.965255552217659">
            <text:p>0.9652555522</text:p>
          </table:table-cell>
          <table:table-cell office:value-type="float" office:value="0.712287118467645">
            <text:p>0.7122871185</text:p>
          </table:table-cell>
          <table:table-cell office:value-type="float" office:value="0.850709211064375">
            <text:p>0.8507092111</text:p>
          </table:table-cell>
          <table:table-cell office:value-type="float" office:value="0.758619640472711">
            <text:p>0.7586196405</text:p>
          </table:table-cell>
          <table:table-cell office:value-type="float" office:value="0.735211806999694">
            <text:p>0.735211807</text:p>
          </table:table-cell>
          <table:table-cell office:value-type="float" office:value="0.810110215048735">
            <text:p>0.810110215</text:p>
          </table:table-cell>
          <table:table-cell office:value-type="float" office:value="1.05770119480528">
            <text:p>1.0577011948</text:p>
          </table:table-cell>
          <table:table-cell office:value-type="float" office:value="0.700487371672361">
            <text:p>0.7004873717</text:p>
          </table:table-cell>
          <table:table-cell office:value-type="float" office:value="0.988710179602929">
            <text:p>0.9887101796</text:p>
          </table:table-cell>
          <table:table-cell office:value-type="float" office:value="0.770497979470751">
            <text:p>0.7704979795</text:p>
          </table:table-cell>
        </table:table-row>
        <table:table-row table:style-name="ro1">
          <table:table-cell office:value-type="float" office:value="1.0616830477653">
            <text:p>1.0616830478</text:p>
          </table:table-cell>
          <table:table-cell office:value-type="float" office:value="0.884757038017709">
            <text:p>0.884757038</text:p>
          </table:table-cell>
          <table:table-cell office:value-type="float" office:value="0.825499056031702">
            <text:p>0.825499056</text:p>
          </table:table-cell>
          <table:table-cell office:value-type="float" office:value="0.471782845331539">
            <text:p>0.4717828453</text:p>
          </table:table-cell>
          <table:table-cell office:value-type="float" office:value="0.943822464051205">
            <text:p>0.9438224641</text:p>
          </table:table-cell>
          <table:table-cell office:value-type="float" office:value="0.766501555884753">
            <text:p>0.7665015559</text:p>
          </table:table-cell>
          <table:table-cell office:value-type="float" office:value="1.00246385247036">
            <text:p>1.0024638525</text:p>
          </table:table-cell>
          <table:table-cell office:value-type="float" office:value="0.47178284533154">
            <text:p>0.4717828453</text:p>
          </table:table-cell>
          <table:table-cell office:value-type="float" office:value="0.766439809323769">
            <text:p>0.7664398093</text:p>
          </table:table-cell>
          <table:table-cell office:value-type="float" office:value="0.649126212274688">
            <text:p>0.6491262123</text:p>
          </table:table-cell>
        </table:table-row>
        <table:table-row table:style-name="ro1">
          <table:table-cell office:value-type="float" office:value="0.767014392002985">
            <text:p>0.767014392</text:p>
          </table:table-cell>
          <table:table-cell office:value-type="float" office:value="0.235706566312644">
            <text:p>0.2357065663</text:p>
          </table:table-cell>
          <table:table-cell office:value-type="float" office:value="0.94400455833044">
            <text:p>0.9440045583</text:p>
          </table:table-cell>
          <table:table-cell office:value-type="float" office:value="1.1207284776042">
            <text:p>1.1207284776</text:p>
          </table:table-cell>
          <table:table-cell office:value-type="float" office:value="1.06181475161901">
            <text:p>1.0618147516</text:p>
          </table:table-cell>
          <table:table-cell office:value-type="float" office:value="0.707447738036663">
            <text:p>0.707447738</text:p>
          </table:table-cell>
          <table:table-cell office:value-type="float" office:value="1.41531716567497">
            <text:p>1.4153171657</text:p>
          </table:table-cell>
          <table:table-cell office:value-type="float" office:value="1.17930817533304">
            <text:p>1.1793081753</text:p>
          </table:table-cell>
          <table:table-cell office:value-type="float" office:value="0.471823554847669">
            <text:p>0.4718235548</text:p>
          </table:table-cell>
          <table:table-cell office:value-type="float" office:value="1.17944078814319">
            <text:p>1.1794407881</text:p>
          </table:table-cell>
        </table:table-row>
        <table:table-row table:style-name="ro1">
          <table:table-cell office:value-type="float" office:value="1.05302129540646">
            <text:p>1.0530212954</text:p>
          </table:table-cell>
          <table:table-cell office:value-type="float" office:value="0.94223408054058">
            <text:p>0.9422340805</text:p>
          </table:table-cell>
          <table:table-cell office:value-type="float" office:value="1.01437709008587">
            <text:p>1.0143770901</text:p>
          </table:table-cell>
          <table:table-cell office:value-type="float" office:value="1.15237240493195">
            <text:p>1.1523724049</text:p>
          </table:table-cell>
          <table:table-cell office:value-type="float" office:value="1.01530247079338">
            <text:p>1.0153024708</text:p>
          </table:table-cell>
          <table:table-cell office:value-type="float" office:value="1.06515979199463">
            <text:p>1.065159792</text:p>
          </table:table-cell>
          <table:table-cell office:value-type="float" office:value="1.01519870668786">
            <text:p>1.0151987067</text:p>
          </table:table-cell>
          <table:table-cell office:value-type="float" office:value="0.982691345838964">
            <text:p>0.9826913458</text:p>
          </table:table-cell>
          <table:table-cell office:value-type="float" office:value="1.13403817227547">
            <text:p>1.1340381723</text:p>
          </table:table-cell>
          <table:table-cell office:value-type="float" office:value="1.04592787672992">
            <text:p>1.0459278767</text:p>
          </table:table-cell>
        </table:table-row>
        <table:table-row table:style-name="ro1">
          <table:table-cell office:value-type="float" office:value="0.764231360674844">
            <text:p>0.7642313607</text:p>
          </table:table-cell>
          <table:table-cell office:value-type="float" office:value="1.12648715248517">
            <text:p>1.1264871525</text:p>
          </table:table-cell>
          <table:table-cell office:value-type="float" office:value="0.707360634914054">
            <text:p>0.7073606349</text:p>
          </table:table-cell>
          <table:table-cell office:value-type="float" office:value="1.00008447374618">
            <text:p>1.0000844737</text:p>
          </table:table-cell>
          <table:table-cell office:value-type="float" office:value="0.600065496520281">
            <text:p>0.6000654965</text:p>
          </table:table-cell>
          <table:table-cell office:value-type="float" office:value="0.526753881365179">
            <text:p>0.5267538814</text:p>
          </table:table-cell>
          <table:table-cell office:value-type="float" office:value="0.927774845100416">
            <text:p>0.9277748451</text:p>
          </table:table-cell>
          <table:table-cell office:value-type="float" office:value="0.871941217788167">
            <text:p>0.8719412178</text:p>
          </table:table-cell>
          <table:table-cell office:value-type="float" office:value="0.925734060857401">
            <text:p>0.9257340609</text:p>
          </table:table-cell>
          <table:table-cell office:value-type="float" office:value="0.981760974673001">
            <text:p>0.9817609747</text:p>
          </table:table-cell>
        </table:table-row>
        <table:table-row table:style-name="ro1">
          <table:table-cell office:value-type="float" office:value="0.992782796996796">
            <text:p>0.992782797</text:p>
          </table:table-cell>
          <table:table-cell office:value-type="float" office:value="0.819593349976448">
            <text:p>0.81959335</text:p>
          </table:table-cell>
          <table:table-cell office:value-type="float" office:value="0.940739209129242">
            <text:p>0.9407392091</text:p>
          </table:table-cell>
          <table:table-cell office:value-type="float" office:value="0.951611424817392">
            <text:p>0.9516114248</text:p>
          </table:table-cell>
          <table:table-cell office:value-type="float" office:value="0.910655587805938">
            <text:p>0.9106555878</text:p>
          </table:table-cell>
          <table:table-cell office:value-type="float" office:value="0.816605430523885">
            <text:p>0.8166054305</text:p>
          </table:table-cell>
          <table:table-cell office:value-type="float" office:value="0.94085619750702">
            <text:p>0.9408561975</text:p>
          </table:table-cell>
          <table:table-cell office:value-type="float" office:value="1.00647411200934">
            <text:p>1.006474112</text:p>
          </table:table-cell>
          <table:table-cell office:value-type="float" office:value="0.995053462175138">
            <text:p>0.9950534622</text:p>
          </table:table-cell>
          <table:table-cell office:value-type="float" office:value="1.00838775153505">
            <text:p>1.0083877515</text:p>
          </table:table-cell>
        </table:table-row>
        <table:table-row table:style-name="ro1">
          <table:table-cell office:value-type="float" office:value="0.981847649107243">
            <text:p>0.9818476491</text:p>
          </table:table-cell>
          <table:table-cell office:value-type="float" office:value="0.859837239824172">
            <text:p>0.8598372398</text:p>
          </table:table-cell>
          <table:table-cell office:value-type="float" office:value="0.85896313074391">
            <text:p>0.8589631307</text:p>
          </table:table-cell>
          <table:table-cell office:value-type="float" office:value="0.736829428838868">
            <text:p>0.7368294288</text:p>
          </table:table-cell>
          <table:table-cell office:value-type="float" office:value="0.736801551958262">
            <text:p>0.736801552</text:p>
          </table:table-cell>
          <table:table-cell office:value-type="float" office:value="0.859358398273384">
            <text:p>0.8593583983</text:p>
          </table:table-cell>
          <table:table-cell office:value-type="float" office:value="0.736333362689971">
            <text:p>0.7363333627</text:p>
          </table:table-cell>
          <table:table-cell office:value-type="float" office:value="0.613781905579412">
            <text:p>0.6137819056</text:p>
          </table:table-cell>
          <table:table-cell office:value-type="float" office:value="0.982550215098687">
            <text:p>0.9825502151</text:p>
          </table:table-cell>
          <table:table-cell office:value-type="float" office:value="0.737395774045556">
            <text:p>0.737395774</text:p>
          </table:table-cell>
        </table:table-row>
        <table:table-row table:style-name="ro1">
          <table:table-cell office:value-type="float" office:value="0.935018387331208">
            <text:p>0.9350183873</text:p>
          </table:table-cell>
          <table:table-cell office:value-type="float" office:value="1.05013581214256">
            <text:p>1.0501358121</text:p>
          </table:table-cell>
          <table:table-cell office:value-type="float" office:value="1.01199492006156">
            <text:p>1.0119949201</text:p>
          </table:table-cell>
          <table:table-cell office:value-type="float" office:value="0.971715213008721">
            <text:p>0.971715213</text:p>
          </table:table-cell>
          <table:table-cell office:value-type="float" office:value="1.03230676165103">
            <text:p>1.0323067617</text:p>
          </table:table-cell>
          <table:table-cell office:value-type="float" office:value="1.04609461168558">
            <text:p>1.0460946117</text:p>
          </table:table-cell>
          <table:table-cell office:value-type="float" office:value="0.974324228866078">
            <text:p>0.9743242289</text:p>
          </table:table-cell>
          <table:table-cell office:value-type="float" office:value="1.02283918274518">
            <text:p>1.0228391827</text:p>
          </table:table-cell>
          <table:table-cell office:value-type="float" office:value="0.849074786889698">
            <text:p>0.8490747869</text:p>
          </table:table-cell>
          <table:table-cell office:value-type="float" office:value="1.02644741807652">
            <text:p>1.0264474181</text:p>
          </table:table-cell>
        </table:table-row>
        <table:table-row table:style-name="ro1">
          <table:table-cell office:value-type="float" office:value="0.85810321041367">
            <text:p>0.8581032104</text:p>
          </table:table-cell>
          <table:table-cell office:value-type="float" office:value="0.844288787642803">
            <text:p>0.8442887876</text:p>
          </table:table-cell>
          <table:table-cell office:value-type="float" office:value="0.872162088172096">
            <text:p>0.8721620882</text:p>
          </table:table-cell>
          <table:table-cell office:value-type="float" office:value="0.785742691917672">
            <text:p>0.7857426919</text:p>
          </table:table-cell>
          <table:table-cell office:value-type="float" office:value="0.672319122803095">
            <text:p>0.6723191228</text:p>
          </table:table-cell>
          <table:table-cell office:value-type="float" office:value="0.871781316924677">
            <text:p>0.8717813169</text:p>
          </table:table-cell>
          <table:table-cell office:value-type="float" office:value="0.890205743009335">
            <text:p>0.890205743</text:p>
          </table:table-cell>
          <table:table-cell office:value-type="float" office:value="0.821973259406444">
            <text:p>0.8219732594</text:p>
          </table:table-cell>
          <table:table-cell office:value-type="float" office:value="0.726188982684742">
            <text:p>0.7261889827</text:p>
          </table:table-cell>
          <table:table-cell office:value-type="float" office:value="0.680556986757227">
            <text:p>0.6805569868</text:p>
          </table:table-cell>
        </table:table-row>
        <table:table-row table:style-name="ro1">
          <table:table-cell office:value-type="float" office:value="1.0212363237752">
            <text:p>1.0212363238</text:p>
          </table:table-cell>
          <table:table-cell office:value-type="float" office:value="0.977842251378574">
            <text:p>0.9778422514</text:p>
          </table:table-cell>
          <table:table-cell office:value-type="float" office:value="0.91451796825264">
            <text:p>0.9145179683</text:p>
          </table:table-cell>
          <table:table-cell office:value-type="float" office:value="0.930923467102415">
            <text:p>0.9309234671</text:p>
          </table:table-cell>
          <table:table-cell office:value-type="float" office:value="0.999937869012557">
            <text:p>0.999937869</text:p>
          </table:table-cell>
          <table:table-cell office:value-type="float" office:value="1.08916150396263">
            <text:p>1.089161504</text:p>
          </table:table-cell>
          <table:table-cell office:value-type="float" office:value="0.858997298386225">
            <text:p>0.8589972984</text:p>
          </table:table-cell>
          <table:table-cell office:value-type="float" office:value="0.921296434549808">
            <text:p>0.9212964345</text:p>
          </table:table-cell>
          <table:table-cell office:value-type="float" office:value="0.917951826152655">
            <text:p>0.9179518262</text:p>
          </table:table-cell>
          <table:table-cell office:value-type="float" office:value="1.03702834105731">
            <text:p>1.0370283411</text:p>
          </table:table-cell>
        </table:table-row>
        <table:table-row table:style-name="ro1">
          <table:table-cell office:value-type="float" office:value="0.751374614324545">
            <text:p>0.7513746143</text:p>
          </table:table-cell>
          <table:table-cell office:value-type="float" office:value="0.948287490411757">
            <text:p>0.9482874904</text:p>
          </table:table-cell>
          <table:table-cell office:value-type="float" office:value="0.820767437854996">
            <text:p>0.8207674379</text:p>
          </table:table-cell>
          <table:table-cell office:value-type="float" office:value="0.807047242553539">
            <text:p>0.8070472426</text:p>
          </table:table-cell>
          <table:table-cell office:value-type="float" office:value="1.03080781435285">
            <text:p>1.0308078144</text:p>
          </table:table-cell>
          <table:table-cell office:value-type="float" office:value="0.894030849200921">
            <text:p>0.8940308492</text:p>
          </table:table-cell>
          <table:table-cell office:value-type="float" office:value="0.740598116237437">
            <text:p>0.7405981162</text:p>
          </table:table-cell>
          <table:table-cell office:value-type="float" office:value="0.792486078151266">
            <text:p>0.7924860782</text:p>
          </table:table-cell>
          <table:table-cell office:value-type="float" office:value="0.946862379523001">
            <text:p>0.9468623795</text:p>
          </table:table-cell>
          <table:table-cell office:value-type="float" office:value="0.966421585669974">
            <text:p>0.9664215857</text:p>
          </table:table-cell>
        </table:table-row>
        <table:table-row table:style-name="ro1">
          <table:table-cell office:value-type="float" office:value="0.872382535717942">
            <text:p>0.8723825357</text:p>
          </table:table-cell>
          <table:table-cell office:value-type="float" office:value="0.938472195817793">
            <text:p>0.9384721958</text:p>
          </table:table-cell>
          <table:table-cell office:value-type="float" office:value="0.863156024741307">
            <text:p>0.8631560247</text:p>
          </table:table-cell>
          <table:table-cell office:value-type="float" office:value="1.06342509244928">
            <text:p>1.0634250924</text:p>
          </table:table-cell>
          <table:table-cell office:value-type="float" office:value="0.992233502565497">
            <text:p>0.9922335026</text:p>
          </table:table-cell>
          <table:table-cell office:value-type="float" office:value="0.971110337654941">
            <text:p>0.9711103377</text:p>
          </table:table-cell>
          <table:table-cell office:value-type="float" office:value="0.835379984937011">
            <text:p>0.8353799849</text:p>
          </table:table-cell>
          <table:table-cell office:value-type="float" office:value="1.03043680154754">
            <text:p>1.0304368015</text:p>
          </table:table-cell>
          <table:table-cell office:value-type="float" office:value="0.884018765679338">
            <text:p>0.8840187657</text:p>
          </table:table-cell>
          <table:table-cell office:value-type="float" office:value="1.07509416143625">
            <text:p>1.0750941614</text:p>
          </table:table-cell>
        </table:table-row>
        <table:table-row table:style-name="ro1">
          <table:table-cell office:value-type="float" office:value="0.899200600958122">
            <text:p>0.899200601</text:p>
          </table:table-cell>
          <table:table-cell office:value-type="float" office:value="0.746421082138301">
            <text:p>0.7464210821</text:p>
          </table:table-cell>
          <table:table-cell office:value-type="float" office:value="0.914320964774936">
            <text:p>0.9143209648</text:p>
          </table:table-cell>
          <table:table-cell office:value-type="float" office:value="0.815225979711949">
            <text:p>0.8152259797</text:p>
          </table:table-cell>
          <table:table-cell office:value-type="float" office:value="0.81427961796846">
            <text:p>0.814279618</text:p>
          </table:table-cell>
          <table:table-cell office:value-type="float" office:value="0.851658879050214">
            <text:p>0.8516588791</text:p>
          </table:table-cell>
          <table:table-cell office:value-type="float" office:value="0.89543383932533">
            <text:p>0.8954338393</text:p>
          </table:table-cell>
          <table:table-cell office:value-type="float" office:value="0.876674195715357">
            <text:p>0.8766741957</text:p>
          </table:table-cell>
          <table:table-cell office:value-type="float" office:value="0.798422800313464">
            <text:p>0.7984228003</text:p>
          </table:table-cell>
          <table:table-cell office:value-type="float" office:value="0.830559408161562">
            <text:p>0.8305594082</text:p>
          </table:table-cell>
        </table:table-row>
        <table:table-row table:style-name="ro1">
          <table:table-cell office:value-type="float" office:value="1.11274429757225">
            <text:p>1.1127442976</text:p>
          </table:table-cell>
          <table:table-cell office:value-type="float" office:value="0.653389693681678">
            <text:p>0.6533896937</text:p>
          </table:table-cell>
          <table:table-cell office:value-type="float" office:value="0.744581743265943">
            <text:p>0.7445817433</text:p>
          </table:table-cell>
          <table:table-cell office:value-type="float" office:value="0.94966775414149">
            <text:p>0.9496677541</text:p>
          </table:table-cell>
          <table:table-cell office:value-type="float" office:value="0.823328663629627">
            <text:p>0.8233286636</text:p>
          </table:table-cell>
          <table:table-cell office:value-type="float" office:value="0.802442754075525">
            <text:p>0.8024427541</text:p>
          </table:table-cell>
          <table:table-cell office:value-type="float" office:value="0.853058548361057">
            <text:p>0.8530585484</text:p>
          </table:table-cell>
          <table:table-cell office:value-type="float" office:value="0.987659097181237">
            <text:p>0.9876590972</text:p>
          </table:table-cell>
          <table:table-cell office:value-type="float" office:value="1.05075469504307">
            <text:p>1.050754695</text:p>
          </table:table-cell>
          <table:table-cell office:value-type="float" office:value="0.770464375110457">
            <text:p>0.7704643751</text:p>
          </table:table-cell>
        </table:table-row>
        <table:table-row table:style-name="ro1">
          <table:table-cell office:value-type="float" office:value="0.553298906956558">
            <text:p>0.553298907</text:p>
          </table:table-cell>
          <table:table-cell office:value-type="float" office:value="0.638170108956435">
            <text:p>0.638170109</text:p>
          </table:table-cell>
          <table:table-cell office:value-type="float" office:value="0.57714101554958">
            <text:p>0.5771410155</text:p>
          </table:table-cell>
          <table:table-cell office:value-type="float" office:value="0.863294287495325">
            <text:p>0.8632942875</text:p>
          </table:table-cell>
          <table:table-cell office:value-type="float" office:value="0.768947263660386">
            <text:p>0.7689472637</text:p>
          </table:table-cell>
          <table:table-cell office:value-type="float" office:value="0.942412874555438">
            <text:p>0.9424128746</text:p>
          </table:table-cell>
          <table:table-cell office:value-type="float" office:value="0.936045185134335">
            <text:p>0.9360451851</text:p>
          </table:table-cell>
          <table:table-cell office:value-type="float" office:value="0.869222824108928">
            <text:p>0.8692228241</text:p>
          </table:table-cell>
          <table:table-cell office:value-type="float" office:value="0.917928386824512">
            <text:p>0.9179283868</text:p>
          </table:table-cell>
          <table:table-cell office:value-type="float" office:value="0.802541871821916">
            <text:p>0.8025418718</text:p>
          </table:table-cell>
        </table:table-row>
        <table:table-row table:style-name="ro1">
          <table:table-cell office:value-type="float" office:value="0.776457881965321">
            <text:p>0.776457882</text:p>
          </table:table-cell>
          <table:table-cell office:value-type="float" office:value="0.745750819365034">
            <text:p>0.7457508194</text:p>
          </table:table-cell>
          <table:table-cell office:value-type="float" office:value="1.02257215292515">
            <text:p>1.0225721529</text:p>
          </table:table-cell>
          <table:table-cell office:value-type="float" office:value="0.980851003283792">
            <text:p>0.9808510033</text:p>
          </table:table-cell>
          <table:table-cell office:value-type="float" office:value="1.01122859463122">
            <text:p>1.0112285946</text:p>
          </table:table-cell>
          <table:table-cell office:value-type="float" office:value="0.827145988878038">
            <text:p>0.8271459889</text:p>
          </table:table-cell>
          <table:table-cell office:value-type="float" office:value="0.980960669269003">
            <text:p>0.9809606693</text:p>
          </table:table-cell>
          <table:table-cell office:value-type="float" office:value="1.11403166444747">
            <text:p>1.1140316644</text:p>
          </table:table-cell>
          <table:table-cell office:value-type="float" office:value="0.980931702126355">
            <text:p>0.9809317021</text:p>
          </table:table-cell>
          <table:table-cell office:value-type="float" office:value="0.899585659085283">
            <text:p>0.8995856591</text:p>
          </table:table-cell>
        </table:table-row>
        <table:table-row table:style-name="ro1">
          <table:table-cell office:value-type="float" office:value="0.879268730646935">
            <text:p>0.8792687306</text:p>
          </table:table-cell>
          <table:table-cell office:value-type="float" office:value="0.887536681567955">
            <text:p>0.8875366816</text:p>
          </table:table-cell>
          <table:table-cell office:value-type="float" office:value="0.9242577777724">
            <text:p>0.9242577778</text:p>
          </table:table-cell>
          <table:table-cell office:value-type="float" office:value="0.837831424765127">
            <text:p>0.8378314248</text:p>
          </table:table-cell>
          <table:table-cell office:value-type="float" office:value="0.84160123776023">
            <text:p>0.8416012378</text:p>
          </table:table-cell>
          <table:table-cell office:value-type="float" office:value="0.861742749264384">
            <text:p>0.8617427493</text:p>
          </table:table-cell>
          <table:table-cell office:value-type="float" office:value="0.909686499218547">
            <text:p>0.9096864992</text:p>
          </table:table-cell>
          <table:table-cell office:value-type="float" office:value="0.992682867799689">
            <text:p>0.9926828678</text:p>
          </table:table-cell>
          <table:table-cell office:value-type="float" office:value="0.987477368351403">
            <text:p>0.9874773684</text:p>
          </table:table-cell>
          <table:table-cell office:value-type="float" office:value="0.901309796873368">
            <text:p>0.9013097969</text:p>
          </table:table-cell>
        </table:table-row>
        <table:table-row table:style-name="ro1">
          <table:table-cell office:value-type="float" office:value="0.935318254426778">
            <text:p>0.9353182544</text:p>
          </table:table-cell>
          <table:table-cell office:value-type="float" office:value="0.864706307256662">
            <text:p>0.8647063073</text:p>
          </table:table-cell>
          <table:table-cell office:value-type="float" office:value="0.935726101612076">
            <text:p>0.9357261016</text:p>
          </table:table-cell>
          <table:table-cell office:value-type="float" office:value="0.87188069628323">
            <text:p>0.8718806963</text:p>
          </table:table-cell>
          <table:table-cell office:value-type="float" office:value="0.837214646570308">
            <text:p>0.8372146466</text:p>
          </table:table-cell>
          <table:table-cell office:value-type="float" office:value="1.01483154158278">
            <text:p>1.0148315416</text:p>
          </table:table-cell>
          <table:table-cell office:value-type="float" office:value="0.898407044697113">
            <text:p>0.8984070447</text:p>
          </table:table-cell>
          <table:table-cell office:value-type="float" office:value="0.823761872865894">
            <text:p>0.8237618729</text:p>
          </table:table-cell>
          <table:table-cell office:value-type="float" office:value="0.940191533454419">
            <text:p>0.9401915335</text:p>
          </table:table-cell>
          <table:table-cell office:value-type="float" office:value="0.887800332600499">
            <text:p>0.8878003326</text:p>
          </table:table-cell>
        </table:table-row>
        <table:table-row table:style-name="ro1">
          <table:table-cell office:value-type="float" office:value="0.737004481330094">
            <text:p>0.7370044813</text:p>
          </table:table-cell>
          <table:table-cell office:value-type="float" office:value="0.850708364120209">
            <text:p>0.8507083641</text:p>
          </table:table-cell>
          <table:table-cell office:value-type="float" office:value="0.713650147005856">
            <text:p>0.713650147</text:p>
          </table:table-cell>
          <table:table-cell office:value-type="float" office:value="0.52846421673104">
            <text:p>0.5284642167</text:p>
          </table:table-cell>
          <table:table-cell office:value-type="float" office:value="0.50657727919538">
            <text:p>0.5065772792</text:p>
          </table:table-cell>
          <table:table-cell office:value-type="float" office:value="0.644130825025554">
            <text:p>0.644130825</text:p>
          </table:table-cell>
          <table:table-cell office:value-type="float" office:value="0.552447073114417">
            <text:p>0.5524470731</text:p>
          </table:table-cell>
          <table:table-cell office:value-type="float" office:value="0.919965414366002">
            <text:p>0.9199654144</text:p>
          </table:table-cell>
          <table:table-cell office:value-type="float" office:value="0.851471403936798">
            <text:p>0.8514714039</text:p>
          </table:table-cell>
          <table:table-cell office:value-type="float" office:value="0.782379165120905">
            <text:p>0.7823791651</text:p>
          </table:table-cell>
        </table:table-row>
        <table:table-row table:style-name="ro1">
          <table:table-cell office:value-type="float" office:value="0.736481648555325">
            <text:p>0.7364816486</text:p>
          </table:table-cell>
          <table:table-cell office:value-type="float" office:value="0.9715814652859">
            <text:p>0.9715814653</text:p>
          </table:table-cell>
          <table:table-cell office:value-type="float" office:value="0.971680104642939">
            <text:p>0.9716801046</text:p>
          </table:table-cell>
          <table:table-cell office:value-type="float" office:value="0.765027909048644">
            <text:p>0.765027909</text:p>
          </table:table-cell>
          <table:table-cell office:value-type="float" office:value="0.765514220449855">
            <text:p>0.7655142204</text:p>
          </table:table-cell>
          <table:table-cell office:value-type="float" office:value="1.01586714083845">
            <text:p>1.0158671408</text:p>
          </table:table-cell>
          <table:table-cell office:value-type="float" office:value="0.956746442273059">
            <text:p>0.9567464423</text:p>
          </table:table-cell>
          <table:table-cell office:value-type="float" office:value="1.17733508727737">
            <text:p>1.1773350873</text:p>
          </table:table-cell>
          <table:table-cell office:value-type="float" office:value="0.839205816875241">
            <text:p>0.8392058169</text:p>
          </table:table-cell>
          <table:table-cell office:value-type="float" office:value="0.736419758753611">
            <text:p>0.7364197588</text:p>
          </table:table-cell>
        </table:table-row>
        <table:table-row table:style-name="ro1">
          <table:table-cell office:value-type="float" office:value="1.03520563307622">
            <text:p>1.0352056331</text:p>
          </table:table-cell>
          <table:table-cell office:value-type="float" office:value="1.02344619603775">
            <text:p>1.023446196</text:p>
          </table:table-cell>
          <table:table-cell office:value-type="float" office:value="1.05349169712686">
            <text:p>1.0534916971</text:p>
          </table:table-cell>
          <table:table-cell office:value-type="float" office:value="0.961326956342715">
            <text:p>0.9613269563</text:p>
          </table:table-cell>
          <table:table-cell office:value-type="float" office:value="0.988504291078523">
            <text:p>0.9885042911</text:p>
          </table:table-cell>
          <table:table-cell office:value-type="float" office:value="0.962720432527532">
            <text:p>0.9627204325</text:p>
          </table:table-cell>
          <table:table-cell office:value-type="float" office:value="1.01777622823157">
            <text:p>1.0177762282</text:p>
          </table:table-cell>
          <table:table-cell office:value-type="float" office:value="0.935759182104026">
            <text:p>0.9357591821</text:p>
          </table:table-cell>
          <table:table-cell office:value-type="float" office:value="0.96835394921138">
            <text:p>0.9683539492</text:p>
          </table:table-cell>
          <table:table-cell office:value-type="float" office:value="0.966866306877136">
            <text:p>0.9668663069</text:p>
          </table:table-cell>
        </table:table-row>
        <table:table-row table:style-name="ro1">
          <table:table-cell office:value-type="float" office:value="0.588782549531724">
            <text:p>0.5887825495</text:p>
          </table:table-cell>
          <table:table-cell office:value-type="float" office:value="0.735870463099276">
            <text:p>0.7358704631</text:p>
          </table:table-cell>
          <table:table-cell office:value-type="float" office:value="0.736591311548199">
            <text:p>0.7365913115</text:p>
          </table:table-cell>
          <table:table-cell office:value-type="float" office:value="0.883097922019994">
            <text:p>0.883097922</text:p>
          </table:table-cell>
          <table:table-cell office:value-type="float" office:value="0.971963958236219">
            <text:p>0.9719639582</text:p>
          </table:table-cell>
          <table:table-cell office:value-type="float" office:value="0.69263971698784">
            <text:p>0.692639717</text:p>
          </table:table-cell>
          <table:table-cell office:value-type="float" office:value="0.794288832423578">
            <text:p>0.7942888324</text:p>
          </table:table-cell>
          <table:table-cell office:value-type="float" office:value="1.02996692279712">
            <text:p>1.0299669228</text:p>
          </table:table-cell>
          <table:table-cell office:value-type="float" office:value="1.03109550215002">
            <text:p>1.0310955022</text:p>
          </table:table-cell>
          <table:table-cell office:value-type="float" office:value="0.809484188285442">
            <text:p>0.8094841883</text:p>
          </table:table-cell>
        </table:table-row>
        <table:table-row table:style-name="ro1">
          <table:table-cell office:value-type="float" office:value="0.918815388137875">
            <text:p>0.9188153881</text:p>
          </table:table-cell>
          <table:table-cell office:value-type="float" office:value="0.771731886160112">
            <text:p>0.7717318862</text:p>
          </table:table-cell>
          <table:table-cell office:value-type="float" office:value="0.802703738812869">
            <text:p>0.8027037388</text:p>
          </table:table-cell>
          <table:table-cell office:value-type="float" office:value="0.882075947554749">
            <text:p>0.8820759476</text:p>
          </table:table-cell>
          <table:table-cell office:value-type="float" office:value="0.876413594518482">
            <text:p>0.8764135945</text:p>
          </table:table-cell>
          <table:table-cell office:value-type="float" office:value="0.864071563271179">
            <text:p>0.8640715633</text:p>
          </table:table-cell>
          <table:table-cell office:value-type="float" office:value="0.964865110734365">
            <text:p>0.9648651107</text:p>
          </table:table-cell>
          <table:table-cell office:value-type="float" office:value="0.917082904337773">
            <text:p>0.9170829043</text:p>
          </table:table-cell>
          <table:table-cell office:value-type="float" office:value="0.963405658551709">
            <text:p>0.9634056586</text:p>
          </table:table-cell>
          <table:table-cell office:value-type="float" office:value="0.943409489963177">
            <text:p>0.94340949</text:p>
          </table:table-cell>
        </table:table-row>
        <table:table-row table:style-name="ro1">
          <table:table-cell office:value-type="float" office:value="0.946368877449701">
            <text:p>0.9463688774</text:p>
          </table:table-cell>
          <table:table-cell office:value-type="float" office:value="0.896863945881906">
            <text:p>0.8968639459</text:p>
          </table:table-cell>
          <table:table-cell office:value-type="float" office:value="0.907928474127098">
            <text:p>0.9079284741</text:p>
          </table:table-cell>
          <table:table-cell office:value-type="float" office:value="0.890241368938901">
            <text:p>0.8902413689</text:p>
          </table:table-cell>
          <table:table-cell office:value-type="float" office:value="0.856102819162559">
            <text:p>0.8561028192</text:p>
          </table:table-cell>
          <table:table-cell office:value-type="float" office:value="0.99379382279995">
            <text:p>0.9937938228</text:p>
          </table:table-cell>
          <table:table-cell office:value-type="float" office:value="0.784058387823349">
            <text:p>0.7840583878</text:p>
          </table:table-cell>
          <table:table-cell office:value-type="float" office:value="0.898691724455934">
            <text:p>0.8986917245</text:p>
          </table:table-cell>
          <table:table-cell office:value-type="float" office:value="0.903271478291886">
            <text:p>0.9032714783</text:p>
          </table:table-cell>
          <table:table-cell office:value-type="float" office:value="0.950718100184263">
            <text:p>0.9507181002</text:p>
          </table:table-cell>
        </table:table-row>
        <table:table-row table:style-name="ro1">
          <table:table-cell office:value-type="float" office:value="1.05398259621928">
            <text:p>1.0539825962</text:p>
          </table:table-cell>
          <table:table-cell office:value-type="float" office:value="0.962545649082734">
            <text:p>0.9625456491</text:p>
          </table:table-cell>
          <table:table-cell office:value-type="float" office:value="0.951136943682874">
            <text:p>0.9511369437</text:p>
          </table:table-cell>
          <table:table-cell office:value-type="float" office:value="0.928698205970748">
            <text:p>0.928698206</text:p>
          </table:table-cell>
          <table:table-cell office:value-type="float" office:value="0.978948342452272">
            <text:p>0.9789483425</text:p>
          </table:table-cell>
          <table:table-cell office:value-type="float" office:value="0.918032138934085">
            <text:p>0.9180321389</text:p>
          </table:table-cell>
          <table:table-cell office:value-type="float" office:value="0.833124826406576">
            <text:p>0.8331248264</text:p>
          </table:table-cell>
          <table:table-cell office:value-type="float" office:value="0.918058808747964">
            <text:p>0.9180588087</text:p>
          </table:table-cell>
          <table:table-cell office:value-type="float" office:value="0.921362475186647">
            <text:p>0.9213624752</text:p>
          </table:table-cell>
          <table:table-cell office:value-type="float" office:value="0.904308485168518">
            <text:p>0.9043084852</text:p>
          </table:table-cell>
        </table:table-row>
        <table:table-row table:style-name="ro1">
          <table:table-cell office:value-type="float" office:value="0.80332734349271">
            <text:p>0.8033273435</text:p>
          </table:table-cell>
          <table:table-cell office:value-type="float" office:value="0.78765301205111">
            <text:p>0.7876530121</text:p>
          </table:table-cell>
          <table:table-cell office:value-type="float" office:value="0.909023776875855">
            <text:p>0.9090237769</text:p>
          </table:table-cell>
          <table:table-cell office:value-type="float" office:value="0.82816304783784">
            <text:p>0.8281630478</text:p>
          </table:table-cell>
          <table:table-cell office:value-type="float" office:value="0.909774047813916">
            <text:p>0.9097740478</text:p>
          </table:table-cell>
          <table:table-cell office:value-type="float" office:value="0.757666669943017">
            <text:p>0.7576666699</text:p>
          </table:table-cell>
          <table:table-cell office:value-type="float" office:value="0.801488567281204">
            <text:p>0.8014885673</text:p>
          </table:table-cell>
          <table:table-cell office:value-type="float" office:value="0.708845501506418">
            <text:p>0.7088455015</text:p>
          </table:table-cell>
          <table:table-cell office:value-type="float" office:value="0.735686953492962">
            <text:p>0.7356869535</text:p>
          </table:table-cell>
          <table:table-cell office:value-type="float" office:value="0.764685721896011">
            <text:p>0.7646857219</text:p>
          </table:table-cell>
        </table:table-row>
        <table:table-row table:style-name="ro1">
          <table:table-cell office:value-type="float" office:value="0.779302078601917">
            <text:p>0.7793020786</text:p>
          </table:table-cell>
          <table:table-cell office:value-type="float" office:value="0.795792795087477">
            <text:p>0.7957927951</text:p>
          </table:table-cell>
          <table:table-cell office:value-type="float" office:value="0.849991020682438">
            <text:p>0.8499910207</text:p>
          </table:table-cell>
          <table:table-cell office:value-type="float" office:value="0.848022654862282">
            <text:p>0.8480226549</text:p>
          </table:table-cell>
          <table:table-cell office:value-type="float" office:value="0.840110935505951">
            <text:p>0.8401109355</text:p>
          </table:table-cell>
          <table:table-cell office:value-type="float" office:value="0.87457610816772">
            <text:p>0.8745761082</text:p>
          </table:table-cell>
          <table:table-cell office:value-type="float" office:value="0.825971737069217">
            <text:p>0.8259717371</text:p>
          </table:table-cell>
          <table:table-cell office:value-type="float" office:value="0.820506441175335">
            <text:p>0.8205064412</text:p>
          </table:table-cell>
          <table:table-cell office:value-type="float" office:value="0.870040712092207">
            <text:p>0.8700407121</text:p>
          </table:table-cell>
          <table:table-cell office:value-type="float" office:value="0.852824571594324">
            <text:p>0.8528245716</text:p>
          </table:table-cell>
        </table:table-row>
        <table:table-row table:style-name="ro1">
          <table:table-cell office:value-type="float" office:value="0.92836109637895">
            <text:p>0.9283610964</text:p>
          </table:table-cell>
          <table:table-cell office:value-type="float" office:value="1.03259554368779">
            <text:p>1.0325955437</text:p>
          </table:table-cell>
          <table:table-cell office:value-type="float" office:value="0.747192727988012">
            <text:p>0.747192728</text:p>
          </table:table-cell>
          <table:table-cell office:value-type="float" office:value="0.941030372287625">
            <text:p>0.9410303723</text:p>
          </table:table-cell>
          <table:table-cell office:value-type="float" office:value="0.656462506903686">
            <text:p>0.6564625069</text:p>
          </table:table-cell>
          <table:table-cell office:value-type="float" office:value="0.862787506242328">
            <text:p>0.8627875062</text:p>
          </table:table-cell>
          <table:table-cell office:value-type="float" office:value="0.962385992359739">
            <text:p>0.9623859924</text:p>
          </table:table-cell>
          <table:table-cell office:value-type="float" office:value="0.550272811969906">
            <text:p>0.550272812</text:p>
          </table:table-cell>
          <table:table-cell office:value-type="float" office:value="0.8257043879867">
            <text:p>0.825704388</text:p>
          </table:table-cell>
          <table:table-cell office:value-type="float" office:value="0.888882747661043">
            <text:p>0.8888827477</text:p>
          </table:table-cell>
        </table:table-row>
        <table:table-row table:style-name="ro1">
          <table:table-cell office:value-type="float" office:value="0.814882377369427">
            <text:p>0.8148823774</text:p>
          </table:table-cell>
          <table:table-cell office:value-type="float" office:value="0.791714008833337">
            <text:p>0.7917140088</text:p>
          </table:table-cell>
          <table:table-cell office:value-type="float" office:value="0.80840074720559">
            <text:p>0.8084007472</text:p>
          </table:table-cell>
          <table:table-cell office:value-type="float" office:value="0.844506182972018">
            <text:p>0.844506183</text:p>
          </table:table-cell>
          <table:table-cell office:value-type="float" office:value="0.763240851460915">
            <text:p>0.7632408515</text:p>
          </table:table-cell>
          <table:table-cell office:value-type="float" office:value="0.777257547617075">
            <text:p>0.7772575476</text:p>
          </table:table-cell>
          <table:table-cell office:value-type="float" office:value="0.889608872216797">
            <text:p>0.8896088722</text:p>
          </table:table-cell>
          <table:table-cell office:value-type="float" office:value="0.815886649189313">
            <text:p>0.8158866492</text:p>
          </table:table-cell>
          <table:table-cell office:value-type="float" office:value="0.903454345895033">
            <text:p>0.9034543459</text:p>
          </table:table-cell>
          <table:table-cell office:value-type="float" office:value="0.866184394444">
            <text:p>0.8661843944</text:p>
          </table:table-cell>
        </table:table-row>
        <table:table-row table:style-name="ro1">
          <table:table-cell office:value-type="float" office:value="0.830845684634778">
            <text:p>0.8308456846</text:p>
          </table:table-cell>
          <table:table-cell office:value-type="float" office:value="0.958895621866217">
            <text:p>0.9588956219</text:p>
          </table:table-cell>
          <table:table-cell office:value-type="float" office:value="1.01365353304869">
            <text:p>1.013653533</text:p>
          </table:table-cell>
          <table:table-cell office:value-type="float" office:value="0.805946144973578">
            <text:p>0.805946145</text:p>
          </table:table-cell>
          <table:table-cell office:value-type="float" office:value="0.872199077855619">
            <text:p>0.8721990779</text:p>
          </table:table-cell>
          <table:table-cell office:value-type="float" office:value="0.796503227200536">
            <text:p>0.7965032272</text:p>
          </table:table-cell>
          <table:table-cell office:value-type="float" office:value="1.06315589582893">
            <text:p>1.0631558958</text:p>
          </table:table-cell>
          <table:table-cell office:value-type="float" office:value="0.951704950047586">
            <text:p>0.95170495</text:p>
          </table:table-cell>
          <table:table-cell office:value-type="float" office:value="0.901462490788207">
            <text:p>0.9014624908</text:p>
          </table:table-cell>
          <table:table-cell office:value-type="float" office:value="0.968790876230946">
            <text:p>0.9687908762</text:p>
          </table:table-cell>
        </table:table-row>
        <table:table-row table:style-name="ro1">
          <table:table-cell office:value-type="float" office:value="0.569648843562431">
            <text:p>0.5696488436</text:p>
          </table:table-cell>
          <table:table-cell office:value-type="float" office:value="0.900687606692512">
            <text:p>0.9006876067</text:p>
          </table:table-cell>
          <table:table-cell office:value-type="float" office:value="0.845707579591906">
            <text:p>0.8457075796</text:p>
          </table:table-cell>
          <table:table-cell office:value-type="float" office:value="0.819828331598251">
            <text:p>0.8198283316</text:p>
          </table:table-cell>
          <table:table-cell office:value-type="float" office:value="0.931685011094903">
            <text:p>0.9316850111</text:p>
          </table:table-cell>
          <table:table-cell office:value-type="float" office:value="0.753031329422486">
            <text:p>0.7530313294</text:p>
          </table:table-cell>
          <table:table-cell office:value-type="float" office:value="0.855548899303916">
            <text:p>0.8555488993</text:p>
          </table:table-cell>
          <table:table-cell office:value-type="float" office:value="0.682317043527609">
            <text:p>0.6823170435</text:p>
          </table:table-cell>
          <table:table-cell office:value-type="float" office:value="0.895482477864679">
            <text:p>0.8954824779</text:p>
          </table:table-cell>
          <table:table-cell office:value-type="float" office:value="0.651546249431079">
            <text:p>0.6515462494</text:p>
          </table:table-cell>
        </table:table-row>
        <table:table-row table:style-name="ro1">
          <table:table-cell office:value-type="float" office:value="0.907754950367278">
            <text:p>0.9077549504</text:p>
          </table:table-cell>
          <table:table-cell office:value-type="float" office:value="0.810478154169038">
            <text:p>0.8104781542</text:p>
          </table:table-cell>
          <table:table-cell office:value-type="float" office:value="0.907357318010264">
            <text:p>0.907357318</text:p>
          </table:table-cell>
          <table:table-cell office:value-type="float" office:value="0.853121125195387">
            <text:p>0.8531211252</text:p>
          </table:table-cell>
          <table:table-cell office:value-type="float" office:value="0.95808586971637">
            <text:p>0.9580858697</text:p>
          </table:table-cell>
          <table:table-cell office:value-type="float" office:value="0.981989769245466">
            <text:p>0.9819897692</text:p>
          </table:table-cell>
          <table:table-cell office:value-type="float" office:value="0.762455185679892">
            <text:p>0.7624551857</text:p>
          </table:table-cell>
          <table:table-cell office:value-type="float" office:value="0.848618558076767">
            <text:p>0.8486185581</text:p>
          </table:table-cell>
          <table:table-cell office:value-type="float" office:value="0.979935827298275">
            <text:p>0.9799358273</text:p>
          </table:table-cell>
          <table:table-cell office:value-type="float" office:value="0.893389703607146">
            <text:p>0.8933897036</text:p>
          </table:table-cell>
        </table:table-row>
        <table:table-row table:style-name="ro1">
          <table:table-cell office:value-type="float" office:value="1.01054417447313">
            <text:p>1.0105441745</text:p>
          </table:table-cell>
          <table:table-cell office:value-type="float" office:value="0.739896969352149">
            <text:p>0.7398969694</text:p>
          </table:table-cell>
          <table:table-cell office:value-type="float" office:value="0.890318678320872">
            <text:p>0.8903186783</text:p>
          </table:table-cell>
          <table:table-cell office:value-type="float" office:value="1.07098815446422">
            <text:p>1.0709881545</text:p>
          </table:table-cell>
          <table:table-cell office:value-type="float" office:value="0.673424313431879">
            <text:p>0.6734243134</text:p>
          </table:table-cell>
          <table:table-cell office:value-type="float" office:value="0.864309483961967">
            <text:p>0.864309484</text:p>
          </table:table-cell>
          <table:table-cell office:value-type="float" office:value="0.680551292193373">
            <text:p>0.6805512922</text:p>
          </table:table-cell>
          <table:table-cell office:value-type="float" office:value="0.760575984916502">
            <text:p>0.7605759849</text:p>
          </table:table-cell>
          <table:table-cell office:value-type="float" office:value="0.830496156142723">
            <text:p>0.8304961561</text:p>
          </table:table-cell>
          <table:table-cell office:value-type="float" office:value="0.786980378102754">
            <text:p>0.7869803781</text:p>
          </table:table-cell>
        </table:table-row>
        <table:table-row table:style-name="ro1">
          <table:table-cell office:value-type="float" office:value="0.897151105051625">
            <text:p>0.8971511051</text:p>
          </table:table-cell>
          <table:table-cell office:value-type="float" office:value="0.949866055939928">
            <text:p>0.9498660559</text:p>
          </table:table-cell>
          <table:table-cell office:value-type="float" office:value="0.963251342870931">
            <text:p>0.9632513429</text:p>
          </table:table-cell>
          <table:table-cell office:value-type="float" office:value="0.866513593429409">
            <text:p>0.8665135934</text:p>
          </table:table-cell>
          <table:table-cell office:value-type="float" office:value="0.950578384610795">
            <text:p>0.9505783846</text:p>
          </table:table-cell>
          <table:table-cell office:value-type="float" office:value="0.822793852241503">
            <text:p>0.8227938522</text:p>
          </table:table-cell>
          <table:table-cell office:value-type="float" office:value="0.963517684938136">
            <text:p>0.9635176849</text:p>
          </table:table-cell>
          <table:table-cell office:value-type="float" office:value="0.956737562581569">
            <text:p>0.9567375626</text:p>
          </table:table-cell>
          <table:table-cell office:value-type="float" office:value="0.87102561240572">
            <text:p>0.8710256124</text:p>
          </table:table-cell>
          <table:table-cell office:value-type="float" office:value="0.917196717207946">
            <text:p>0.9171967172</text:p>
          </table:table-cell>
        </table:table-row>
        <table:table-row table:style-name="ro1">
          <table:table-cell office:value-type="float" office:value="0.743157960007542">
            <text:p>0.74315796</text:p>
          </table:table-cell>
          <table:table-cell office:value-type="float" office:value="0.870590409555698">
            <text:p>0.8705904096</text:p>
          </table:table-cell>
          <table:table-cell office:value-type="float" office:value="0.717129983154984">
            <text:p>0.7171299832</text:p>
          </table:table-cell>
          <table:table-cell office:value-type="float" office:value="0.706002274002664">
            <text:p>0.706002274</text:p>
          </table:table-cell>
          <table:table-cell office:value-type="float" office:value="0.860763230844794">
            <text:p>0.8607632308</text:p>
          </table:table-cell>
          <table:table-cell office:value-type="float" office:value="0.940765048508307">
            <text:p>0.9407650485</text:p>
          </table:table-cell>
          <table:table-cell office:value-type="float" office:value="0.677633134623916">
            <text:p>0.6776331346</text:p>
          </table:table-cell>
          <table:table-cell office:value-type="float" office:value="0.931690422746357">
            <text:p>0.9316904227</text:p>
          </table:table-cell>
          <table:table-cell office:value-type="float" office:value="0.882137551380303">
            <text:p>0.8821375514</text:p>
          </table:table-cell>
          <table:table-cell office:value-type="float" office:value="0.728929656749033">
            <text:p>0.7289296567</text:p>
          </table:table-cell>
        </table:table-row>
        <table:table-row table:style-name="ro1">
          <table:table-cell office:value-type="float" office:value="0.892160964869985">
            <text:p>0.8921609649</text:p>
          </table:table-cell>
          <table:table-cell office:value-type="float" office:value="0.804146372954832">
            <text:p>0.804146373</text:p>
          </table:table-cell>
          <table:table-cell office:value-type="float" office:value="0.871169856604301">
            <text:p>0.8711698566</text:p>
          </table:table-cell>
          <table:table-cell office:value-type="float" office:value="0.874537425178883">
            <text:p>0.8745374252</text:p>
          </table:table-cell>
          <table:table-cell office:value-type="float" office:value="0.794345226613983">
            <text:p>0.7943452266</text:p>
          </table:table-cell>
          <table:table-cell office:value-type="float" office:value="0.908185343149588">
            <text:p>0.9081853431</text:p>
          </table:table-cell>
          <table:table-cell office:value-type="float" office:value="0.935706795611929">
            <text:p>0.9357067956</text:p>
          </table:table-cell>
          <table:table-cell office:value-type="float" office:value="0.805120336898658">
            <text:p>0.8051203369</text:p>
          </table:table-cell>
          <table:table-cell office:value-type="float" office:value="0.861308221838719">
            <text:p>0.8613082218</text:p>
          </table:table-cell>
          <table:table-cell office:value-type="float" office:value="0.92041534742905">
            <text:p>0.9204153474</text:p>
          </table:table-cell>
        </table:table-row>
        <table:table-row table:style-name="ro1">
          <table:table-cell office:value-type="float" office:value="1.01291165440829">
            <text:p>1.0129116544</text:p>
          </table:table-cell>
          <table:table-cell office:value-type="float" office:value="1.03514662647988">
            <text:p>1.0351466265</text:p>
          </table:table-cell>
          <table:table-cell office:value-type="float" office:value="0.829660330723534">
            <text:p>0.8296603307</text:p>
          </table:table-cell>
          <table:table-cell office:value-type="float" office:value="0.919506204590938">
            <text:p>0.9195062046</text:p>
          </table:table-cell>
          <table:table-cell office:value-type="float" office:value="0.967143315503377">
            <text:p>0.9671433155</text:p>
          </table:table-cell>
          <table:table-cell office:value-type="float" office:value="0.8284553971894">
            <text:p>0.8284553972</text:p>
          </table:table-cell>
          <table:table-cell office:value-type="float" office:value="0.966447212726245">
            <text:p>0.9664472127</text:p>
          </table:table-cell>
          <table:table-cell office:value-type="float" office:value="0.782352119341855">
            <text:p>0.7823521193</text:p>
          </table:table-cell>
          <table:table-cell office:value-type="float" office:value="1.01263617067515">
            <text:p>1.0126361707</text:p>
          </table:table-cell>
          <table:table-cell office:value-type="float" office:value="0.829225573335015">
            <text:p>0.8292255733</text:p>
          </table:table-cell>
        </table:table-row>
        <table:table-row table:style-name="ro1">
          <table:table-cell office:value-type="float" office:value="0.988663339747421">
            <text:p>0.9886633397</text:p>
          </table:table-cell>
          <table:table-cell office:value-type="float" office:value="0.936093445697459">
            <text:p>0.9360934457</text:p>
          </table:table-cell>
          <table:table-cell office:value-type="float" office:value="0.956695251392268">
            <text:p>0.9566952514</text:p>
          </table:table-cell>
          <table:table-cell office:value-type="float" office:value="0.922372565292107">
            <text:p>0.9223725653</text:p>
          </table:table-cell>
          <table:table-cell office:value-type="float" office:value="0.8495726061558">
            <text:p>0.8495726062</text:p>
          </table:table-cell>
          <table:table-cell office:value-type="float" office:value="0.919565425247897">
            <text:p>0.9195654252</text:p>
          </table:table-cell>
          <table:table-cell office:value-type="float" office:value="0.910002802321422">
            <text:p>0.9100028023</text:p>
          </table:table-cell>
          <table:table-cell office:value-type="float" office:value="0.960314804201683">
            <text:p>0.9603148042</text:p>
          </table:table-cell>
          <table:table-cell office:value-type="float" office:value="0.860646829583765">
            <text:p>0.8606468296</text:p>
          </table:table-cell>
          <table:table-cell office:value-type="float" office:value="0.875678013753352">
            <text:p>0.8756780138</text:p>
          </table:table-cell>
        </table:table-row>
        <table:table-row table:style-name="ro1">
          <table:table-cell office:value-type="float" office:value="0.95428283208952">
            <text:p>0.9542828321</text:p>
          </table:table-cell>
          <table:table-cell office:value-type="float" office:value="0.928886939898373">
            <text:p>0.9288869399</text:p>
          </table:table-cell>
          <table:table-cell office:value-type="float" office:value="0.900388850412575">
            <text:p>0.9003888504</text:p>
          </table:table-cell>
          <table:table-cell office:value-type="float" office:value="0.934720036294309">
            <text:p>0.9347200363</text:p>
          </table:table-cell>
          <table:table-cell office:value-type="float" office:value="0.942079419783068">
            <text:p>0.9420794198</text:p>
          </table:table-cell>
          <table:table-cell office:value-type="float" office:value="0.847860607417003">
            <text:p>0.8478606074</text:p>
          </table:table-cell>
          <table:table-cell office:value-type="float" office:value="0.936588224521728">
            <text:p>0.9365882245</text:p>
          </table:table-cell>
          <table:table-cell office:value-type="float" office:value="0.952663305656108">
            <text:p>0.9526633057</text:p>
          </table:table-cell>
          <table:table-cell office:value-type="float" office:value="0.96758496466614">
            <text:p>0.9675849647</text:p>
          </table:table-cell>
          <table:table-cell office:value-type="float" office:value="0.873627358978873">
            <text:p>0.873627359</text:p>
          </table:table-cell>
        </table:table-row>
        <table:table-row table:style-name="ro1">
          <table:table-cell office:value-type="float" office:value="0.859768603032096">
            <text:p>0.859768603</text:p>
          </table:table-cell>
          <table:table-cell office:value-type="float" office:value="0.904764160079939">
            <text:p>0.9047641601</text:p>
          </table:table-cell>
          <table:table-cell office:value-type="float" office:value="0.85755628807925">
            <text:p>0.8575562881</text:p>
          </table:table-cell>
          <table:table-cell office:value-type="float" office:value="0.83007446780849">
            <text:p>0.8300744678</text:p>
          </table:table-cell>
          <table:table-cell office:value-type="float" office:value="0.775341013470509">
            <text:p>0.7753410135</text:p>
          </table:table-cell>
          <table:table-cell office:value-type="float" office:value="0.86195588324363">
            <text:p>0.8619558832</text:p>
          </table:table-cell>
          <table:table-cell office:value-type="float" office:value="0.893547544766123">
            <text:p>0.8935475448</text:p>
          </table:table-cell>
          <table:table-cell office:value-type="float" office:value="1.04252695308502">
            <text:p>1.0425269531</text:p>
          </table:table-cell>
          <table:table-cell office:value-type="float" office:value="0.983510992558853">
            <text:p>0.9835109926</text:p>
          </table:table-cell>
          <table:table-cell office:value-type="float" office:value="0.790224587647831">
            <text:p>0.7902245876</text:p>
          </table:table-cell>
        </table:table-row>
        <table:table-row table:style-name="ro1">
          <table:table-cell office:value-type="float" office:value="0.792520213823786">
            <text:p>0.7925202138</text:p>
          </table:table-cell>
          <table:table-cell office:value-type="float" office:value="0.853483546246292">
            <text:p>0.8534835462</text:p>
          </table:table-cell>
          <table:table-cell office:value-type="float" office:value="0.757363815962238">
            <text:p>0.757363816</text:p>
          </table:table-cell>
          <table:table-cell office:value-type="float" office:value="0.888271322856943">
            <text:p>0.8882713229</text:p>
          </table:table-cell>
          <table:table-cell office:value-type="float" office:value="1.1316964911102">
            <text:p>1.1316964911</text:p>
          </table:table-cell>
          <table:table-cell office:value-type="float" office:value="0.714489660688772">
            <text:p>0.7144896607</text:p>
          </table:table-cell>
          <table:table-cell office:value-type="float" office:value="0.940515592190103">
            <text:p>0.9405155922</text:p>
          </table:table-cell>
          <table:table-cell office:value-type="float" office:value="0.748532431839577">
            <text:p>0.7485324318</text:p>
          </table:table-cell>
          <table:table-cell office:value-type="float" office:value="0.705511166290592">
            <text:p>0.7055111663</text:p>
          </table:table-cell>
          <table:table-cell office:value-type="float" office:value="1.11488136078966">
            <text:p>1.1148813608</text:p>
          </table:table-cell>
        </table:table-row>
        <table:table-row table:style-name="ro1">
          <table:table-cell office:value-type="float" office:value="0.888674489104921">
            <text:p>0.8886744891</text:p>
          </table:table-cell>
          <table:table-cell office:value-type="float" office:value="0.893268505675133">
            <text:p>0.8932685057</text:p>
          </table:table-cell>
          <table:table-cell office:value-type="float" office:value="0.928521235389837">
            <text:p>0.9285212354</text:p>
          </table:table-cell>
          <table:table-cell office:value-type="float" office:value="0.968500433746352">
            <text:p>0.9685004337</text:p>
          </table:table-cell>
          <table:table-cell office:value-type="float" office:value="1.02781662066396">
            <text:p>1.0278166207</text:p>
          </table:table-cell>
          <table:table-cell office:value-type="float" office:value="1.01160093903375">
            <text:p>1.011600939</text:p>
          </table:table-cell>
          <table:table-cell office:value-type="float" office:value="0.918263043547726">
            <text:p>0.9182630435</text:p>
          </table:table-cell>
          <table:table-cell office:value-type="float" office:value="0.931888679587499">
            <text:p>0.9318886796</text:p>
          </table:table-cell>
          <table:table-cell office:value-type="float" office:value="0.989863550627268">
            <text:p>0.9898635506</text:p>
          </table:table-cell>
          <table:table-cell office:value-type="float" office:value="1.02407952655038">
            <text:p>1.0240795266</text:p>
          </table:table-cell>
        </table:table-row>
        <table:table-row table:style-name="ro1">
          <table:table-cell office:value-type="float" office:value="0.846017722715047">
            <text:p>0.8460177227</text:p>
          </table:table-cell>
          <table:table-cell office:value-type="float" office:value="0.986368412835235">
            <text:p>0.9863684128</text:p>
          </table:table-cell>
          <table:table-cell office:value-type="float" office:value="1.00954094139397">
            <text:p>1.0095409414</text:p>
          </table:table-cell>
          <table:table-cell office:value-type="float" office:value="0.970289911031293">
            <text:p>0.970289911</text:p>
          </table:table-cell>
          <table:table-cell office:value-type="float" office:value="1.11752556482039">
            <text:p>1.1175255648</text:p>
          </table:table-cell>
          <table:table-cell office:value-type="float" office:value="1.12052685317843">
            <text:p>1.1205268532</text:p>
          </table:table-cell>
          <table:table-cell office:value-type="float" office:value="1.19914698907704">
            <text:p>1.1991469891</text:p>
          </table:table-cell>
          <table:table-cell office:value-type="float" office:value="0.979761031866577">
            <text:p>0.9797610319</text:p>
          </table:table-cell>
          <table:table-cell office:value-type="float" office:value="1.00439104394982">
            <text:p>1.0043910439</text:p>
          </table:table-cell>
          <table:table-cell office:value-type="float" office:value="1.13361060620735">
            <text:p>1.1336106062</text:p>
          </table:table-cell>
        </table:table-row>
        <table:table-row table:style-name="ro1">
          <table:table-cell office:value-type="float" office:value="0.876757492152661">
            <text:p>0.8767574922</text:p>
          </table:table-cell>
          <table:table-cell office:value-type="float" office:value="0.918522208328186">
            <text:p>0.9185222083</text:p>
          </table:table-cell>
          <table:table-cell office:value-type="float" office:value="0.899318510569979">
            <text:p>0.8993185106</text:p>
          </table:table-cell>
          <table:table-cell office:value-type="float" office:value="0.81466788337006">
            <text:p>0.8146678834</text:p>
          </table:table-cell>
          <table:table-cell office:value-type="float" office:value="0.941770449087526">
            <text:p>0.9417704491</text:p>
          </table:table-cell>
          <table:table-cell office:value-type="float" office:value="0.843844326302055">
            <text:p>0.8438443263</text:p>
          </table:table-cell>
          <table:table-cell office:value-type="float" office:value="0.788335241928293">
            <text:p>0.7883352419</text:p>
          </table:table-cell>
          <table:table-cell office:value-type="float" office:value="0.945157286435895">
            <text:p>0.9451572864</text:p>
          </table:table-cell>
          <table:table-cell office:value-type="float" office:value="0.884986915958586">
            <text:p>0.884986916</text:p>
          </table:table-cell>
          <table:table-cell office:value-type="float" office:value="0.899527895116477">
            <text:p>0.8995278951</text:p>
          </table:table-cell>
        </table:table-row>
        <table:table-row table:style-name="ro1">
          <table:table-cell office:value-type="float" office:value="0.943299872922124">
            <text:p>0.9432998729</text:p>
          </table:table-cell>
          <table:table-cell office:value-type="float" office:value="1.11989419872284">
            <text:p>1.1198941987</text:p>
          </table:table-cell>
          <table:table-cell office:value-type="float" office:value="0.236082769238547">
            <text:p>0.2360827692</text:p>
          </table:table-cell>
          <table:table-cell office:value-type="float" office:value="0.766447598699677">
            <text:p>0.7664475987</text:p>
          </table:table-cell>
          <table:table-cell office:value-type="float" office:value="0.943962997917915">
            <text:p>0.9439629979</text:p>
          </table:table-cell>
          <table:table-cell office:value-type="float" office:value="1.0619316320698">
            <text:p>1.0619316321</text:p>
          </table:table-cell>
          <table:table-cell office:value-type="float" office:value="0.471898853484052">
            <text:p>0.4718988535</text:p>
          </table:table-cell>
          <table:table-cell office:value-type="float" office:value="0.47179628218811">
            <text:p>0.4717962822</text:p>
          </table:table-cell>
          <table:table-cell office:value-type="float" office:value="0.708019807186801">
            <text:p>0.7080198072</text:p>
          </table:table-cell>
          <table:table-cell office:value-type="float" office:value="0.825796488078974">
            <text:p>0.8257964881</text:p>
          </table:table-cell>
        </table:table-row>
        <table:table-row table:style-name="ro1">
          <table:table-cell office:value-type="float" office:value="0.985694569016561">
            <text:p>0.985694569</text:p>
          </table:table-cell>
          <table:table-cell office:value-type="float" office:value="0.91745540792086">
            <text:p>0.9174554079</text:p>
          </table:table-cell>
          <table:table-cell office:value-type="float" office:value="1.07598985623261">
            <text:p>1.0759898562</text:p>
          </table:table-cell>
          <table:table-cell office:value-type="float" office:value="0.983793774311036">
            <text:p>0.9837937743</text:p>
          </table:table-cell>
          <table:table-cell office:value-type="float" office:value="0.876340657183132">
            <text:p>0.8763406572</text:p>
          </table:table-cell>
          <table:table-cell office:value-type="float" office:value="0.95186444731366">
            <text:p>0.9518644473</text:p>
          </table:table-cell>
          <table:table-cell office:value-type="float" office:value="0.966167388623859">
            <text:p>0.9661673886</text:p>
          </table:table-cell>
          <table:table-cell office:value-type="float" office:value="1.00172884736852">
            <text:p>1.0017288474</text:p>
          </table:table-cell>
          <table:table-cell office:value-type="float" office:value="0.968766043479922">
            <text:p>0.9687660435</text:p>
          </table:table-cell>
          <table:table-cell office:value-type="float" office:value="0.889801003718762">
            <text:p>0.8898010037</text:p>
          </table:table-cell>
        </table:table-row>
        <table:table-row table:style-name="ro1">
          <table:table-cell office:value-type="float" office:value="0.965879079290103">
            <text:p>0.9658790793</text:p>
          </table:table-cell>
          <table:table-cell office:value-type="float" office:value="0.920000270988069">
            <text:p>0.920000271</text:p>
          </table:table-cell>
          <table:table-cell office:value-type="float" office:value="0.529250611716545">
            <text:p>0.5292506117</text:p>
          </table:table-cell>
          <table:table-cell office:value-type="float" office:value="0.782361796287981">
            <text:p>0.7823617963</text:p>
          </table:table-cell>
          <table:table-cell office:value-type="float" office:value="0.553243840068846">
            <text:p>0.5532438401</text:p>
          </table:table-cell>
          <table:table-cell office:value-type="float" office:value="0.691251837411545">
            <text:p>0.6912518374</text:p>
          </table:table-cell>
          <table:table-cell office:value-type="float" office:value="0.644010840394162">
            <text:p>0.6440108404</text:p>
          </table:table-cell>
          <table:table-cell office:value-type="float" office:value="0.691086596317901">
            <text:p>0.6910865963</text:p>
          </table:table-cell>
          <table:table-cell office:value-type="float" office:value="0.827653792805404">
            <text:p>0.8276537928</text:p>
          </table:table-cell>
          <table:table-cell office:value-type="float" office:value="1.01256811927177">
            <text:p>1.0125681193</text:p>
          </table:table-cell>
        </table:table-row>
        <table:table-row table:style-name="ro1">
          <table:table-cell office:value-type="float" office:value="0.837882450131842">
            <text:p>0.8378824501</text:p>
          </table:table-cell>
          <table:table-cell office:value-type="float" office:value="0.793954950266074">
            <text:p>0.7939549503</text:p>
          </table:table-cell>
          <table:table-cell office:value-type="float" office:value="0.775966441706325">
            <text:p>0.7759664417</text:p>
          </table:table-cell>
          <table:table-cell office:value-type="float" office:value="0.794687827834436">
            <text:p>0.7946878278</text:p>
          </table:table-cell>
          <table:table-cell office:value-type="float" office:value="0.821805480441365">
            <text:p>0.8218054804</text:p>
          </table:table-cell>
          <table:table-cell office:value-type="float" office:value="0.902829685013701">
            <text:p>0.902829685</text:p>
          </table:table-cell>
          <table:table-cell office:value-type="float" office:value="0.841189742131381">
            <text:p>0.8411897421</text:p>
          </table:table-cell>
          <table:table-cell office:value-type="float" office:value="0.774306351434605">
            <text:p>0.7743063514</text:p>
          </table:table-cell>
          <table:table-cell office:value-type="float" office:value="0.775910389353825">
            <text:p>0.7759103894</text:p>
          </table:table-cell>
          <table:table-cell office:value-type="float" office:value="0.853827867864392">
            <text:p>0.8538278679</text:p>
          </table:table-cell>
        </table:table-row>
        <table:table-row table:style-name="ro1">
          <table:table-cell office:value-type="float" office:value="0.953701268333939">
            <text:p>0.9537012683</text:p>
          </table:table-cell>
          <table:table-cell office:value-type="float" office:value="0.943724302015963">
            <text:p>0.943724302</text:p>
          </table:table-cell>
          <table:table-cell office:value-type="float" office:value="0.959381222512063">
            <text:p>0.9593812225</text:p>
          </table:table-cell>
          <table:table-cell office:value-type="float" office:value="1.00259388497746">
            <text:p>1.002593885</text:p>
          </table:table-cell>
          <table:table-cell office:value-type="float" office:value="0.933178995914087">
            <text:p>0.9331789959</text:p>
          </table:table-cell>
          <table:table-cell office:value-type="float" office:value="1.05671140431655">
            <text:p>1.0567114043</text:p>
          </table:table-cell>
          <table:table-cell office:value-type="float" office:value="0.956261890254753">
            <text:p>0.9562618903</text:p>
          </table:table-cell>
          <table:table-cell office:value-type="float" office:value="1.04145761578181">
            <text:p>1.0414576158</text:p>
          </table:table-cell>
          <table:table-cell office:value-type="float" office:value="1.0734921462763">
            <text:p>1.0734921463</text:p>
          </table:table-cell>
          <table:table-cell office:value-type="float" office:value="0.899851572085241">
            <text:p>0.8998515721</text:p>
          </table:table-cell>
        </table:table-row>
        <table:table-row table:style-name="ro1">
          <table:table-cell office:value-type="float" office:value="0.921260067560103">
            <text:p>0.9212600676</text:p>
          </table:table-cell>
          <table:table-cell office:value-type="float" office:value="0.921203719703665">
            <text:p>0.9212037197</text:p>
          </table:table-cell>
          <table:table-cell office:value-type="float" office:value="0.368881830370513">
            <text:p>0.3688818304</text:p>
          </table:table-cell>
          <table:table-cell office:value-type="float" office:value="0.737872020909919">
            <text:p>0.7378720209</text:p>
          </table:table-cell>
          <table:table-cell office:value-type="float" office:value="0.645150455473218">
            <text:p>0.6451504555</text:p>
          </table:table-cell>
          <table:table-cell office:value-type="float" office:value="0.9209141317339">
            <text:p>0.9209141317</text:p>
          </table:table-cell>
          <table:table-cell office:value-type="float" office:value="0.921315394534427">
            <text:p>0.9213153945</text:p>
          </table:table-cell>
          <table:table-cell office:value-type="float" office:value="0.737108228639018">
            <text:p>0.7371082286</text:p>
          </table:table-cell>
          <table:table-cell office:value-type="float" office:value="0.736706965838494">
            <text:p>0.7367069658</text:p>
          </table:table-cell>
          <table:table-cell office:value-type="float" office:value="0.552745349112976">
            <text:p>0.5527453491</text:p>
          </table:table-cell>
        </table:table-row>
        <table:table-row table:style-name="ro1">
          <table:table-cell office:value-type="float" office:value="0.735688610328414">
            <text:p>0.7356886103</text:p>
          </table:table-cell>
          <table:table-cell office:value-type="float" office:value="1.11897786245275">
            <text:p>1.1189778625</text:p>
          </table:table-cell>
          <table:table-cell office:value-type="float" office:value="0.809627058447106">
            <text:p>0.8096270584</text:p>
          </table:table-cell>
          <table:table-cell office:value-type="float" office:value="0.80959103273737">
            <text:p>0.8095910327</text:p>
          </table:table-cell>
          <table:table-cell office:value-type="float" office:value="0.853972420020005">
            <text:p>0.85397242</text:p>
          </table:table-cell>
          <table:table-cell office:value-type="float" office:value="0.853517219355823">
            <text:p>0.8535172194</text:p>
          </table:table-cell>
          <table:table-cell office:value-type="float" office:value="1.04630258932297">
            <text:p>1.0463025893</text:p>
          </table:table-cell>
          <table:table-cell office:value-type="float" office:value="0.647844733773962">
            <text:p>0.6478447338</text:p>
          </table:table-cell>
          <table:table-cell office:value-type="float" office:value="1.02984096187847">
            <text:p>1.0298409619</text:p>
          </table:table-cell>
          <table:table-cell office:value-type="float" office:value="0.824298076520287">
            <text:p>0.8242980765</text:p>
          </table:table-cell>
        </table:table-row>
        <table:table-row table:style-name="ro1">
          <table:table-cell office:value-type="float" office:value="0.928719032125914">
            <text:p>0.9287190321</text:p>
          </table:table-cell>
          <table:table-cell office:value-type="float" office:value="1.00256765520816">
            <text:p>1.0025676552</text:p>
          </table:table-cell>
          <table:table-cell office:value-type="float" office:value="0.960727042563163">
            <text:p>0.9607270426</text:p>
          </table:table-cell>
          <table:table-cell office:value-type="float" office:value="1.03097455552628">
            <text:p>1.0309745555</text:p>
          </table:table-cell>
          <table:table-cell office:value-type="float" office:value="1.04506350214565">
            <text:p>1.0450635021</text:p>
          </table:table-cell>
          <table:table-cell office:value-type="float" office:value="0.881539305036593">
            <text:p>0.881539305</text:p>
          </table:table-cell>
          <table:table-cell office:value-type="float" office:value="0.963822672526378">
            <text:p>0.9638226725</text:p>
          </table:table-cell>
          <table:table-cell office:value-type="float" office:value="1.01000894932076">
            <text:p>1.0100089493</text:p>
          </table:table-cell>
          <table:table-cell office:value-type="float" office:value="1.01407891802172">
            <text:p>1.014078918</text:p>
          </table:table-cell>
          <table:table-cell office:value-type="float" office:value="0.993341086707477">
            <text:p>0.9933410867</text:p>
          </table:table-cell>
        </table:table-row>
        <table:table-row table:style-name="ro1">
          <table:table-cell office:value-type="float" office:value="0.943598970571301">
            <text:p>0.9435989706</text:p>
          </table:table-cell>
          <table:table-cell office:value-type="float" office:value="0.749987995528993">
            <text:p>0.7499879955</text:p>
          </table:table-cell>
          <table:table-cell office:value-type="float" office:value="0.930490840663694">
            <text:p>0.9304908407</text:p>
          </table:table-cell>
          <table:table-cell office:value-type="float" office:value="0.842866300944625">
            <text:p>0.8428663009</text:p>
          </table:table-cell>
          <table:table-cell office:value-type="float" office:value="0.908483321963952">
            <text:p>0.908483322</text:p>
          </table:table-cell>
          <table:table-cell office:value-type="float" office:value="0.851572817670264">
            <text:p>0.8515728177</text:p>
          </table:table-cell>
          <table:table-cell office:value-type="float" office:value="0.856896290867494">
            <text:p>0.8568962909</text:p>
          </table:table-cell>
          <table:table-cell office:value-type="float" office:value="0.922092024250003">
            <text:p>0.9220920243</text:p>
          </table:table-cell>
          <table:table-cell office:value-type="float" office:value="0.839350707557566">
            <text:p>0.8393507076</text:p>
          </table:table-cell>
          <table:table-cell office:value-type="float" office:value="0.868015910033963">
            <text:p>0.86801591</text:p>
          </table:table-cell>
        </table:table-row>
        <table:table-row table:style-name="ro1">
          <table:table-cell office:value-type="float" office:value="0.923215394971391">
            <text:p>0.923215395</text:p>
          </table:table-cell>
          <table:table-cell office:value-type="float" office:value="0.942911978967477">
            <text:p>0.942911979</text:p>
          </table:table-cell>
          <table:table-cell office:value-type="float" office:value="1.05488793475057">
            <text:p>1.0548879348</text:p>
          </table:table-cell>
          <table:table-cell office:value-type="float" office:value="0.972432943577992">
            <text:p>0.9724329436</text:p>
          </table:table-cell>
          <table:table-cell office:value-type="float" office:value="0.956948008124529">
            <text:p>0.9569480081</text:p>
          </table:table-cell>
          <table:table-cell office:value-type="float" office:value="0.858906250747402">
            <text:p>0.8589062507</text:p>
          </table:table-cell>
          <table:table-cell office:value-type="float" office:value="0.878821470685021">
            <text:p>0.8788214707</text:p>
          </table:table-cell>
          <table:table-cell office:value-type="float" office:value="0.923690866897135">
            <text:p>0.9236908669</text:p>
          </table:table-cell>
          <table:table-cell office:value-type="float" office:value="0.87630553408584">
            <text:p>0.8763055341</text:p>
          </table:table-cell>
          <table:table-cell office:value-type="float" office:value="0.880729125465313">
            <text:p>0.8807291255</text:p>
          </table:table-cell>
        </table:table-row>
        <table:table-row table:style-name="ro1">
          <table:table-cell office:value-type="float" office:value="0.85910973175354">
            <text:p>0.8591097318</text:p>
          </table:table-cell>
          <table:table-cell office:value-type="float" office:value="0.997692072895001">
            <text:p>0.9976920729</text:p>
          </table:table-cell>
          <table:table-cell office:value-type="float" office:value="0.93993484535331">
            <text:p>0.9399348454</text:p>
          </table:table-cell>
          <table:table-cell office:value-type="float" office:value="0.913685514179883">
            <text:p>0.9136855142</text:p>
          </table:table-cell>
          <table:table-cell office:value-type="float" office:value="0.896119851688014">
            <text:p>0.8961198517</text:p>
          </table:table-cell>
          <table:table-cell office:value-type="float" office:value="0.956800404537514">
            <text:p>0.9568004045</text:p>
          </table:table-cell>
          <table:table-cell office:value-type="float" office:value="0.893123049740259">
            <text:p>0.8931230497</text:p>
          </table:table-cell>
          <table:table-cell office:value-type="float" office:value="0.930607211944601">
            <text:p>0.9306072119</text:p>
          </table:table-cell>
          <table:table-cell office:value-type="float" office:value="0.854983783322076">
            <text:p>0.8549837833</text:p>
          </table:table-cell>
          <table:table-cell office:value-type="float" office:value="0.822744176637374">
            <text:p>0.8227441766</text:p>
          </table:table-cell>
        </table:table-row>
        <table:table-row table:style-name="ro1">
          <table:table-cell office:value-type="float" office:value="0.797951089927029">
            <text:p>0.7979510899</text:p>
          </table:table-cell>
          <table:table-cell office:value-type="float" office:value="0.834522170891331">
            <text:p>0.8345221709</text:p>
          </table:table-cell>
          <table:table-cell office:value-type="float" office:value="0.936227575126124">
            <text:p>0.9362275751</text:p>
          </table:table-cell>
          <table:table-cell office:value-type="float" office:value="0.844167569200003">
            <text:p>0.8441675692</text:p>
          </table:table-cell>
          <table:table-cell office:value-type="float" office:value="0.818838695740396">
            <text:p>0.8188386957</text:p>
          </table:table-cell>
          <table:table-cell office:value-type="float" office:value="0.872658105588148">
            <text:p>0.8726581056</text:p>
          </table:table-cell>
          <table:table-cell office:value-type="float" office:value="0.849122655217989">
            <text:p>0.8491226552</text:p>
          </table:table-cell>
          <table:table-cell office:value-type="float" office:value="0.954215672016453">
            <text:p>0.954215672</text:p>
          </table:table-cell>
          <table:table-cell office:value-type="float" office:value="0.857791809145234">
            <text:p>0.8577918091</text:p>
          </table:table-cell>
          <table:table-cell office:value-type="float" office:value="0.92907651168386">
            <text:p>0.9290765117</text:p>
          </table:table-cell>
        </table:table-row>
        <table:table-row table:style-name="ro1">
          <table:table-cell office:value-type="float" office:value="1.07023363520971">
            <text:p>1.0702336352</text:p>
          </table:table-cell>
          <table:table-cell office:value-type="float" office:value="0.936234831786057">
            <text:p>0.9362348318</text:p>
          </table:table-cell>
          <table:table-cell office:value-type="float" office:value="0.912349548301812">
            <text:p>0.9123495483</text:p>
          </table:table-cell>
          <table:table-cell office:value-type="float" office:value="1.03424347740411">
            <text:p>1.0342434774</text:p>
          </table:table-cell>
          <table:table-cell office:value-type="float" office:value="1.17962702722962">
            <text:p>1.1796270272</text:p>
          </table:table-cell>
          <table:table-cell office:value-type="float" office:value="0.535704536039734">
            <text:p>0.535704536</text:p>
          </table:table-cell>
          <table:table-cell office:value-type="float" office:value="0.693420066138349">
            <text:p>0.6934200661</text:p>
          </table:table-cell>
          <table:table-cell office:value-type="float" office:value="0.631402124168306">
            <text:p>0.6314021242</text:p>
          </table:table-cell>
          <table:table-cell office:value-type="float" office:value="0.814989709673331">
            <text:p>0.8149897097</text:p>
          </table:table-cell>
          <table:table-cell office:value-type="float" office:value="0.814671868470772">
            <text:p>0.8146718685</text:p>
          </table:table-cell>
        </table:table-row>
        <table:table-row table:style-name="ro1">
          <table:table-cell office:value-type="float" office:value="1.02160599680861">
            <text:p>1.0216059968</text:p>
          </table:table-cell>
          <table:table-cell office:value-type="float" office:value="0.998713600528363">
            <text:p>0.9987136005</text:p>
          </table:table-cell>
          <table:table-cell office:value-type="float" office:value="0.871035024956498">
            <text:p>0.871035025</text:p>
          </table:table-cell>
          <table:table-cell office:value-type="float" office:value="0.990558779720523">
            <text:p>0.9905587797</text:p>
          </table:table-cell>
          <table:table-cell office:value-type="float" office:value="0.630796498712376">
            <text:p>0.6307964987</text:p>
          </table:table-cell>
          <table:table-cell office:value-type="float" office:value="0.52503073245386">
            <text:p>0.5250307325</text:p>
          </table:table-cell>
          <table:table-cell office:value-type="float" office:value="0.916480233190422">
            <text:p>0.9164802332</text:p>
          </table:table-cell>
          <table:table-cell office:value-type="float" office:value="0.833551705870365">
            <text:p>0.8335517059</text:p>
          </table:table-cell>
          <table:table-cell office:value-type="float" office:value="0.999108352838598">
            <text:p>0.9991083528</text:p>
          </table:table-cell>
          <table:table-cell office:value-type="float" office:value="0.697859506885435">
            <text:p>0.6978595069</text:p>
          </table:table-cell>
        </table:table-row>
        <table:table-row table:style-name="ro1">
          <table:table-cell office:value-type="float" office:value="0.925100714407234">
            <text:p>0.9251007144</text:p>
          </table:table-cell>
          <table:table-cell office:value-type="float" office:value="0.834594094795509">
            <text:p>0.8345940948</text:p>
          </table:table-cell>
          <table:table-cell office:value-type="float" office:value="0.938199791498283">
            <text:p>0.9381997915</text:p>
          </table:table-cell>
          <table:table-cell office:value-type="float" office:value="0.926350975739388">
            <text:p>0.9263509757</text:p>
          </table:table-cell>
          <table:table-cell office:value-type="float" office:value="0.949107813800791">
            <text:p>0.9491078138</text:p>
          </table:table-cell>
          <table:table-cell office:value-type="float" office:value="1.00647216498709">
            <text:p>1.006472165</text:p>
          </table:table-cell>
          <table:table-cell office:value-type="float" office:value="0.885260261342796">
            <text:p>0.8852602613</text:p>
          </table:table-cell>
          <table:table-cell office:value-type="float" office:value="0.949063367022536">
            <text:p>0.949063367</text:p>
          </table:table-cell>
          <table:table-cell office:value-type="float" office:value="0.916483512303469">
            <text:p>0.9164835123</text:p>
          </table:table-cell>
          <table:table-cell office:value-type="float" office:value="0.932416046025198">
            <text:p>0.932416046</text:p>
          </table:table-cell>
        </table:table-row>
        <table:table-row table:style-name="ro1">
          <table:table-cell office:value-type="float" office:value="0.856226441288838">
            <text:p>0.8562264413</text:p>
          </table:table-cell>
          <table:table-cell office:value-type="float" office:value="0.880526374383167">
            <text:p>0.8805263744</text:p>
          </table:table-cell>
          <table:table-cell office:value-type="float" office:value="0.858533336888537">
            <text:p>0.8585333369</text:p>
          </table:table-cell>
          <table:table-cell office:value-type="float" office:value="1.06298893747925">
            <text:p>1.0629889375</text:p>
          </table:table-cell>
          <table:table-cell office:value-type="float" office:value="0.886255508966614">
            <text:p>0.886255509</text:p>
          </table:table-cell>
          <table:table-cell office:value-type="float" office:value="0.87492636624645">
            <text:p>0.8749263662</text:p>
          </table:table-cell>
          <table:table-cell office:value-type="float" office:value="0.875074852450339">
            <text:p>0.8750748525</text:p>
          </table:table-cell>
          <table:table-cell office:value-type="float" office:value="0.958801466495219">
            <text:p>0.9588014665</text:p>
          </table:table-cell>
          <table:table-cell office:value-type="float" office:value="0.999355223102946">
            <text:p>0.9993552231</text:p>
          </table:table-cell>
          <table:table-cell office:value-type="float" office:value="0.848330457922613">
            <text:p>0.8483304579</text:p>
          </table:table-cell>
        </table:table-row>
        <table:table-row table:style-name="ro1">
          <table:table-cell office:value-type="float" office:value="0.952791987575811">
            <text:p>0.9527919876</text:p>
          </table:table-cell>
          <table:table-cell office:value-type="float" office:value="0.915447007505011">
            <text:p>0.9154470075</text:p>
          </table:table-cell>
          <table:table-cell office:value-type="float" office:value="0.975284838785715">
            <text:p>0.9752848388</text:p>
          </table:table-cell>
          <table:table-cell office:value-type="float" office:value="0.886487877247432">
            <text:p>0.8864878772</text:p>
          </table:table-cell>
          <table:table-cell office:value-type="float" office:value="0.861968027112415">
            <text:p>0.8619680271</text:p>
          </table:table-cell>
          <table:table-cell office:value-type="float" office:value="0.987506065114274">
            <text:p>0.9875060651</text:p>
          </table:table-cell>
          <table:table-cell office:value-type="float" office:value="0.879024997332852">
            <text:p>0.8790249973</text:p>
          </table:table-cell>
          <table:table-cell office:value-type="float" office:value="0.938577982278305">
            <text:p>0.9385779823</text:p>
          </table:table-cell>
          <table:table-cell office:value-type="float" office:value="0.929420406879987">
            <text:p>0.9294204069</text:p>
          </table:table-cell>
          <table:table-cell office:value-type="float" office:value="0.912050960387851">
            <text:p>0.9120509604</text:p>
          </table:table-cell>
        </table:table-row>
        <table:table-row table:style-name="ro1">
          <table:table-cell office:value-type="float" office:value="0.911383580235895">
            <text:p>0.9113835802</text:p>
          </table:table-cell>
          <table:table-cell office:value-type="float" office:value="0.911069994359918">
            <text:p>0.9110699944</text:p>
          </table:table-cell>
          <table:table-cell office:value-type="float" office:value="0.867838875358153">
            <text:p>0.8678388754</text:p>
          </table:table-cell>
          <table:table-cell office:value-type="float" office:value="0.758682758281395">
            <text:p>0.7586827583</text:p>
          </table:table-cell>
          <table:table-cell office:value-type="float" office:value="0.751687403737028">
            <text:p>0.7516874037</text:p>
          </table:table-cell>
          <table:table-cell office:value-type="float" office:value="0.911060730085834">
            <text:p>0.9110607301</text:p>
          </table:table-cell>
          <table:table-cell office:value-type="float" office:value="0.903625326683213">
            <text:p>0.9036253267</text:p>
          </table:table-cell>
          <table:table-cell office:value-type="float" office:value="0.843679743886142">
            <text:p>0.8436797439</text:p>
          </table:table-cell>
          <table:table-cell office:value-type="float" office:value="0.788170913776346">
            <text:p>0.7881709138</text:p>
          </table:table-cell>
          <table:table-cell office:value-type="float" office:value="0.85998593216176">
            <text:p>0.8599859322</text:p>
          </table:table-cell>
        </table:table-row>
        <table:table-row table:style-name="ro1">
          <table:table-cell office:value-type="float" office:value="0.985450488463901">
            <text:p>0.9854504885</text:p>
          </table:table-cell>
          <table:table-cell office:value-type="float" office:value="0.921136616332794">
            <text:p>0.9211366163</text:p>
          </table:table-cell>
          <table:table-cell office:value-type="float" office:value="0.915718632782654">
            <text:p>0.9157186328</text:p>
          </table:table-cell>
          <table:table-cell office:value-type="float" office:value="0.85746328008497">
            <text:p>0.8574632801</text:p>
          </table:table-cell>
          <table:table-cell office:value-type="float" office:value="0.980837528906008">
            <text:p>0.9808375289</text:p>
          </table:table-cell>
          <table:table-cell office:value-type="float" office:value="0.810060595235863">
            <text:p>0.8100605952</text:p>
          </table:table-cell>
          <table:table-cell office:value-type="float" office:value="0.817779035769904">
            <text:p>0.8177790358</text:p>
          </table:table-cell>
          <table:table-cell office:value-type="float" office:value="0.912654828111202">
            <text:p>0.9126548281</text:p>
          </table:table-cell>
          <table:table-cell office:value-type="float" office:value="0.847696028598339">
            <text:p>0.8476960286</text:p>
          </table:table-cell>
          <table:table-cell office:value-type="float" office:value="0.889828080189557">
            <text:p>0.8898280802</text:p>
          </table:table-cell>
        </table:table-row>
        <table:table-row table:style-name="ro1">
          <table:table-cell office:value-type="float" office:value="0.857208663895558">
            <text:p>0.8572086639</text:p>
          </table:table-cell>
          <table:table-cell office:value-type="float" office:value="0.846060540816698">
            <text:p>0.8460605408</text:p>
          </table:table-cell>
          <table:table-cell office:value-type="float" office:value="0.86561949317011">
            <text:p>0.8656194932</text:p>
          </table:table-cell>
          <table:table-cell office:value-type="float" office:value="0.882970944541574">
            <text:p>0.8829709445</text:p>
          </table:table-cell>
          <table:table-cell office:value-type="float" office:value="0.820231524952927">
            <text:p>0.820231525</text:p>
          </table:table-cell>
          <table:table-cell office:value-type="float" office:value="0.798350166281684">
            <text:p>0.7983501663</text:p>
          </table:table-cell>
          <table:table-cell office:value-type="float" office:value="0.855832919323377">
            <text:p>0.8558329193</text:p>
          </table:table-cell>
          <table:table-cell office:value-type="float" office:value="0.895362458596604">
            <text:p>0.8953624586</text:p>
          </table:table-cell>
          <table:table-cell office:value-type="float" office:value="0.807437288426114">
            <text:p>0.8074372884</text:p>
          </table:table-cell>
          <table:table-cell office:value-type="float" office:value="0.850048278231599">
            <text:p>0.8500482782</text:p>
          </table:table-cell>
        </table:table-row>
        <table:table-row table:style-name="ro1">
          <table:table-cell office:value-type="float" office:value="0.89100131058209">
            <text:p>0.8910013106</text:p>
          </table:table-cell>
          <table:table-cell office:value-type="float" office:value="0.878030083185277">
            <text:p>0.8780300832</text:p>
          </table:table-cell>
          <table:table-cell office:value-type="float" office:value="0.828448634246642">
            <text:p>0.8284486342</text:p>
          </table:table-cell>
          <table:table-cell office:value-type="float" office:value="0.812739349759676">
            <text:p>0.8127393498</text:p>
          </table:table-cell>
          <table:table-cell office:value-type="float" office:value="0.865190434927153">
            <text:p>0.8651904349</text:p>
          </table:table-cell>
          <table:table-cell office:value-type="float" office:value="0.933689824021777">
            <text:p>0.933689824</text:p>
          </table:table-cell>
          <table:table-cell office:value-type="float" office:value="0.875834600223887">
            <text:p>0.8758346002</text:p>
          </table:table-cell>
          <table:table-cell office:value-type="float" office:value="0.898631507371205">
            <text:p>0.8986315074</text:p>
          </table:table-cell>
          <table:table-cell office:value-type="float" office:value="0.938852117783154">
            <text:p>0.9388521178</text:p>
          </table:table-cell>
          <table:table-cell office:value-type="float" office:value="0.857133797391067">
            <text:p>0.8571337974</text:p>
          </table:table-cell>
        </table:table-row>
        <table:table-row table:style-name="ro1">
          <table:table-cell office:value-type="float" office:value="0.798638545081485">
            <text:p>0.7986385451</text:p>
          </table:table-cell>
          <table:table-cell office:value-type="float" office:value="0.876538662897886">
            <text:p>0.8765386629</text:p>
          </table:table-cell>
          <table:table-cell office:value-type="float" office:value="1.02277663213341">
            <text:p>1.0227766321</text:p>
          </table:table-cell>
          <table:table-cell office:value-type="float" office:value="0.948182627029494">
            <text:p>0.948182627</text:p>
          </table:table-cell>
          <table:table-cell office:value-type="float" office:value="1.02734586006691">
            <text:p>1.0273458601</text:p>
          </table:table-cell>
          <table:table-cell office:value-type="float" office:value="0.892736198895836">
            <text:p>0.8927361989</text:p>
          </table:table-cell>
          <table:table-cell office:value-type="float" office:value="0.723738518855509">
            <text:p>0.7237385189</text:p>
          </table:table-cell>
          <table:table-cell office:value-type="float" office:value="0.93051359641508">
            <text:p>0.9305135964</text:p>
          </table:table-cell>
          <table:table-cell office:value-type="float" office:value="0.979472441136158">
            <text:p>0.9794724411</text:p>
          </table:table-cell>
          <table:table-cell office:value-type="float" office:value="1.03377802305918">
            <text:p>1.0337780231</text:p>
          </table:table-cell>
        </table:table-row>
        <table:table-row table:style-name="ro1">
          <table:table-cell office:value-type="float" office:value="0.929985662479741">
            <text:p>0.9299856625</text:p>
          </table:table-cell>
          <table:table-cell office:value-type="float" office:value="0.821251591778801">
            <text:p>0.8212515918</text:p>
          </table:table-cell>
          <table:table-cell office:value-type="float" office:value="0.759666985884731">
            <text:p>0.7596669859</text:p>
          </table:table-cell>
          <table:table-cell office:value-type="float" office:value="1.03635874225888">
            <text:p>1.0363587423</text:p>
          </table:table-cell>
          <table:table-cell office:value-type="float" office:value="0.768885113869768">
            <text:p>0.7688851139</text:p>
          </table:table-cell>
          <table:table-cell office:value-type="float" office:value="0.945220944046118">
            <text:p>0.945220944</text:p>
          </table:table-cell>
          <table:table-cell office:value-type="float" office:value="0.902742481811403">
            <text:p>0.9027424818</text:p>
          </table:table-cell>
          <table:table-cell office:value-type="float" office:value="0.692905619336195">
            <text:p>0.6929056193</text:p>
          </table:table-cell>
          <table:table-cell office:value-type="float" office:value="0.972620861086031">
            <text:p>0.9726208611</text:p>
          </table:table-cell>
          <table:table-cell office:value-type="float" office:value="0.978258770957263">
            <text:p>0.978258771</text:p>
          </table:table-cell>
        </table:table-row>
        <table:table-row table:style-name="ro1">
          <table:table-cell office:value-type="float" office:value="1.05157015271203">
            <text:p>1.0515701527</text:p>
          </table:table-cell>
          <table:table-cell office:value-type="float" office:value="0.73580344460716">
            <text:p>0.7358034446</text:p>
          </table:table-cell>
          <table:table-cell office:value-type="float" office:value="0.998686595620398">
            <text:p>0.9986865956</text:p>
          </table:table-cell>
          <table:table-cell office:value-type="float" office:value="0.839863475829408">
            <text:p>0.8398634758</text:p>
          </table:table-cell>
          <table:table-cell office:value-type="float" office:value="0.706238472754822">
            <text:p>0.7062384728</text:p>
          </table:table-cell>
          <table:table-cell office:value-type="float" office:value="0.945935470421232">
            <text:p>0.9459354704</text:p>
          </table:table-cell>
          <table:table-cell office:value-type="float" office:value="0.991437972311071">
            <text:p>0.9914379723</text:p>
          </table:table-cell>
          <table:table-cell office:value-type="float" office:value="0.803302625033133">
            <text:p>0.803302625</text:p>
          </table:table-cell>
          <table:table-cell office:value-type="float" office:value="0.85640413270564">
            <text:p>0.8564041327</text:p>
          </table:table-cell>
          <table:table-cell office:value-type="float" office:value="0.863165986812841">
            <text:p>0.8631659868</text:p>
          </table:table-cell>
        </table:table-row>
        <table:table-row table:style-name="ro1">
          <table:table-cell office:value-type="float" office:value="0.82900831192682">
            <text:p>0.8290083119</text:p>
          </table:table-cell>
          <table:table-cell office:value-type="float" office:value="0.83974078237004">
            <text:p>0.8397407824</text:p>
          </table:table-cell>
          <table:table-cell office:value-type="float" office:value="0.725955704673412">
            <text:p>0.7259557047</text:p>
          </table:table-cell>
          <table:table-cell office:value-type="float" office:value="0.930517395888665">
            <text:p>0.9305173959</text:p>
          </table:table-cell>
          <table:table-cell office:value-type="float" office:value="0.770154230273855">
            <text:p>0.7701542303</text:p>
          </table:table-cell>
          <table:table-cell office:value-type="float" office:value="0.904623924390928">
            <text:p>0.9046239244</text:p>
          </table:table-cell>
          <table:table-cell office:value-type="float" office:value="0.921477354104024">
            <text:p>0.9214773541</text:p>
          </table:table-cell>
          <table:table-cell office:value-type="float" office:value="0.828813192303516">
            <text:p>0.8288131923</text:p>
          </table:table-cell>
          <table:table-cell office:value-type="float" office:value="0.858059443128967">
            <text:p>0.8580594431</text:p>
          </table:table-cell>
          <table:table-cell office:value-type="float" office:value="0.812788460336446">
            <text:p>0.8127884603</text:p>
          </table:table-cell>
        </table:table-row>
        <table:table-row table:style-name="ro1">
          <table:table-cell office:value-type="float" office:value="0.883969678922914">
            <text:p>0.8839696789</text:p>
          </table:table-cell>
          <table:table-cell office:value-type="float" office:value="0.995699760643557">
            <text:p>0.9956997606</text:p>
          </table:table-cell>
          <table:table-cell office:value-type="float" office:value="0.952915571071613">
            <text:p>0.9529155711</text:p>
          </table:table-cell>
          <table:table-cell office:value-type="float" office:value="0.745461916119115">
            <text:p>0.7454619161</text:p>
          </table:table-cell>
          <table:table-cell office:value-type="float" office:value="0.917214162206764">
            <text:p>0.9172141622</text:p>
          </table:table-cell>
          <table:table-cell office:value-type="float" office:value="0.805579333250176">
            <text:p>0.8055793333</text:p>
          </table:table-cell>
          <table:table-cell office:value-type="float" office:value="0.700319790863474">
            <text:p>0.7003197909</text:p>
          </table:table-cell>
          <table:table-cell office:value-type="float" office:value="0.91541106676617">
            <text:p>0.9154110668</text:p>
          </table:table-cell>
          <table:table-cell office:value-type="float" office:value="0.981113312188885">
            <text:p>0.9811133122</text:p>
          </table:table-cell>
          <table:table-cell office:value-type="float" office:value="0.711284423396544">
            <text:p>0.7112844234</text:p>
          </table:table-cell>
        </table:table-row>
        <table:table-row table:style-name="ro1">
          <table:table-cell office:value-type="float" office:value="0.660366075655589">
            <text:p>0.6603660757</text:p>
          </table:table-cell>
          <table:table-cell office:value-type="float" office:value="0.840383141236976">
            <text:p>0.8403831412</text:p>
          </table:table-cell>
          <table:table-cell office:value-type="float" office:value="0.842205104751444">
            <text:p>0.8422051048</text:p>
          </table:table-cell>
          <table:table-cell office:value-type="float" office:value="0.930602274595228">
            <text:p>0.9306022746</text:p>
          </table:table-cell>
          <table:table-cell office:value-type="float" office:value="1.02147346396816">
            <text:p>1.021473464</text:p>
          </table:table-cell>
          <table:table-cell office:value-type="float" office:value="0.839747184110707">
            <text:p>0.8397471841</text:p>
          </table:table-cell>
          <table:table-cell office:value-type="float" office:value="0.720857576768896">
            <text:p>0.7208575768</text:p>
          </table:table-cell>
          <table:table-cell office:value-type="float" office:value="0.751359279486443">
            <text:p>0.7513592795</text:p>
          </table:table-cell>
          <table:table-cell office:value-type="float" office:value="0.480695029452766">
            <text:p>0.4806950295</text:p>
          </table:table-cell>
          <table:table-cell office:value-type="float" office:value="0.811131584193083">
            <text:p>0.8111315842</text:p>
          </table:table-cell>
        </table:table-row>
        <table:table-row table:style-name="ro1">
          <table:table-cell office:value-type="float" office:value="0.918286723077932">
            <text:p>0.9182867231</text:p>
          </table:table-cell>
          <table:table-cell office:value-type="float" office:value="0.923602158443945">
            <text:p>0.9236021584</text:p>
          </table:table-cell>
          <table:table-cell office:value-type="float" office:value="0.883802640437701">
            <text:p>0.8838026404</text:p>
          </table:table-cell>
          <table:table-cell office:value-type="float" office:value="0.934490147199722">
            <text:p>0.9344901472</text:p>
          </table:table-cell>
          <table:table-cell office:value-type="float" office:value="0.919746049395172">
            <text:p>0.9197460494</text:p>
          </table:table-cell>
          <table:table-cell office:value-type="float" office:value="0.964576625553786">
            <text:p>0.9645766256</text:p>
          </table:table-cell>
          <table:table-cell office:value-type="float" office:value="0.878550349260246">
            <text:p>0.8785503493</text:p>
          </table:table-cell>
          <table:table-cell office:value-type="float" office:value="0.903068073915587">
            <text:p>0.9030680739</text:p>
          </table:table-cell>
          <table:table-cell office:value-type="float" office:value="0.87588612914044">
            <text:p>0.8758861291</text:p>
          </table:table-cell>
          <table:table-cell office:value-type="float" office:value="0.87165511899795">
            <text:p>0.871655119</text:p>
          </table:table-cell>
        </table:table-row>
        <table:table-row table:style-name="ro1">
          <table:table-cell office:value-type="float" office:value="0.894542141636389">
            <text:p>0.8945421416</text:p>
          </table:table-cell>
          <table:table-cell office:value-type="float" office:value="0.811012541712185">
            <text:p>0.8110125417</text:p>
          </table:table-cell>
          <table:table-cell office:value-type="float" office:value="0.849034823393356">
            <text:p>0.8490348234</text:p>
          </table:table-cell>
          <table:table-cell office:value-type="float" office:value="0.826826403570515">
            <text:p>0.8268264036</text:p>
          </table:table-cell>
          <table:table-cell office:value-type="float" office:value="0.756283595093645">
            <text:p>0.7562835951</text:p>
          </table:table-cell>
          <table:table-cell office:value-type="float" office:value="0.855596707293032">
            <text:p>0.8555967073</text:p>
          </table:table-cell>
          <table:table-cell office:value-type="float" office:value="0.771299414138814">
            <text:p>0.7712994141</text:p>
          </table:table-cell>
          <table:table-cell office:value-type="float" office:value="0.919068485544381">
            <text:p>0.9190684855</text:p>
          </table:table-cell>
          <table:table-cell office:value-type="float" office:value="0.852184152450496">
            <text:p>0.8521841525</text:p>
          </table:table-cell>
          <table:table-cell office:value-type="float" office:value="0.793889556033703">
            <text:p>0.793889556</text:p>
          </table:table-cell>
        </table:table-row>
        <table:table-row table:style-name="ro1">
          <table:table-cell office:value-type="float" office:value="0.6638530584341">
            <text:p>0.6638530584</text:p>
          </table:table-cell>
          <table:table-cell office:value-type="float" office:value="0.689084346297885">
            <text:p>0.6890843463</text:p>
          </table:table-cell>
          <table:table-cell office:value-type="float" office:value="0.860283227694338">
            <text:p>0.8602832277</text:p>
          </table:table-cell>
          <table:table-cell office:value-type="float" office:value="0.750167970434451">
            <text:p>0.7501679704</text:p>
          </table:table-cell>
          <table:table-cell office:value-type="float" office:value="0.58793389384145">
            <text:p>0.5879338938</text:p>
          </table:table-cell>
          <table:table-cell office:value-type="float" office:value="0.721683762166851">
            <text:p>0.7216837622</text:p>
          </table:table-cell>
          <table:table-cell office:value-type="float" office:value="0.818269303841193">
            <text:p>0.8182693038</text:p>
          </table:table-cell>
          <table:table-cell office:value-type="float" office:value="0.745602072065019">
            <text:p>0.7456020721</text:p>
          </table:table-cell>
          <table:table-cell office:value-type="float" office:value="0.8067081797415">
            <text:p>0.8067081797</text:p>
          </table:table-cell>
          <table:table-cell office:value-type="float" office:value="0.800146318827472">
            <text:p>0.8001463188</text:p>
          </table:table-cell>
        </table:table-row>
        <table:table-row table:style-name="ro1">
          <table:table-cell office:value-type="float" office:value="0.896295908582345">
            <text:p>0.8962959086</text:p>
          </table:table-cell>
          <table:table-cell office:value-type="float" office:value="0.863106148025253">
            <text:p>0.863106148</text:p>
          </table:table-cell>
          <table:table-cell office:value-type="float" office:value="0.842797808416542">
            <text:p>0.8427978084</text:p>
          </table:table-cell>
          <table:table-cell office:value-type="float" office:value="0.773329557578545">
            <text:p>0.7733295576</text:p>
          </table:table-cell>
          <table:table-cell office:value-type="float" office:value="0.753395201788738">
            <text:p>0.7533952018</text:p>
          </table:table-cell>
          <table:table-cell office:value-type="float" office:value="0.961401871844161">
            <text:p>0.9614018718</text:p>
          </table:table-cell>
          <table:table-cell office:value-type="float" office:value="0.810260204128898">
            <text:p>0.8102602041</text:p>
          </table:table-cell>
          <table:table-cell office:value-type="float" office:value="0.859064387143218">
            <text:p>0.8590643871</text:p>
          </table:table-cell>
          <table:table-cell office:value-type="float" office:value="0.936380471388873">
            <text:p>0.9363804714</text:p>
          </table:table-cell>
          <table:table-cell office:value-type="float" office:value="0.968343931477098">
            <text:p>0.9683439315</text:p>
          </table:table-cell>
        </table:table-row>
        <table:table-row table:style-name="ro1">
          <table:table-cell office:value-type="float" office:value="0.911378844794722">
            <text:p>0.9113788448</text:p>
          </table:table-cell>
          <table:table-cell office:value-type="float" office:value="0.989365945796088">
            <text:p>0.9893659458</text:p>
          </table:table-cell>
          <table:table-cell office:value-type="float" office:value="1.04349777451231">
            <text:p>1.0434977745</text:p>
          </table:table-cell>
          <table:table-cell office:value-type="float" office:value="0.942998808843711">
            <text:p>0.9429988088</text:p>
          </table:table-cell>
          <table:table-cell office:value-type="float" office:value="0.930644418970976">
            <text:p>0.930644419</text:p>
          </table:table-cell>
          <table:table-cell office:value-type="float" office:value="0.88071693806396">
            <text:p>0.8807169381</text:p>
          </table:table-cell>
          <table:table-cell office:value-type="float" office:value="1.01689505897929">
            <text:p>1.016895059</text:p>
          </table:table-cell>
          <table:table-cell office:value-type="float" office:value="0.971212328350214">
            <text:p>0.9712123284</text:p>
          </table:table-cell>
          <table:table-cell office:value-type="float" office:value="0.943971647962924">
            <text:p>0.943971648</text:p>
          </table:table-cell>
          <table:table-cell office:value-type="float" office:value="0.95854074103035">
            <text:p>0.958540741</text:p>
          </table:table-cell>
        </table:table-row>
        <table:table-row table:style-name="ro1">
          <table:table-cell office:value-type="float" office:value="1.07975363121582">
            <text:p>1.0797536312</text:p>
          </table:table-cell>
          <table:table-cell office:value-type="float" office:value="0.82725722130652">
            <text:p>0.8272572213</text:p>
          </table:table-cell>
          <table:table-cell office:value-type="float" office:value="0.852790566135427">
            <text:p>0.8527905661</text:p>
          </table:table-cell>
          <table:table-cell office:value-type="float" office:value="0.812062222146558">
            <text:p>0.8120622221</text:p>
          </table:table-cell>
          <table:table-cell office:value-type="float" office:value="0.704124661848391">
            <text:p>0.7041246618</text:p>
          </table:table-cell>
          <table:table-cell office:value-type="float" office:value="0.827156277439329">
            <text:p>0.8271562774</text:p>
          </table:table-cell>
          <table:table-cell office:value-type="float" office:value="0.666121049958428">
            <text:p>0.66612105</text:p>
          </table:table-cell>
          <table:table-cell office:value-type="float" office:value="0.770805136906933">
            <text:p>0.7708051369</text:p>
          </table:table-cell>
          <table:table-cell office:value-type="float" office:value="0.857128763973717">
            <text:p>0.857128764</text:p>
          </table:table-cell>
          <table:table-cell office:value-type="float" office:value="0.817254577182865">
            <text:p>0.8172545772</text:p>
          </table:table-cell>
        </table:table-row>
        <table:table-row table:style-name="ro1">
          <table:table-cell office:value-type="float" office:value="0.974519230445058">
            <text:p>0.9745192304</text:p>
          </table:table-cell>
          <table:table-cell office:value-type="float" office:value="0.984219854396163">
            <text:p>0.9842198544</text:p>
          </table:table-cell>
          <table:table-cell office:value-type="float" office:value="0.90041601822945">
            <text:p>0.9004160182</text:p>
          </table:table-cell>
          <table:table-cell office:value-type="float" office:value="0.94663035266748">
            <text:p>0.9466303527</text:p>
          </table:table-cell>
          <table:table-cell office:value-type="float" office:value="0.910799412140926">
            <text:p>0.9107994121</text:p>
          </table:table-cell>
          <table:table-cell office:value-type="float" office:value="0.991947701918288">
            <text:p>0.9919477019</text:p>
          </table:table-cell>
          <table:table-cell office:value-type="float" office:value="1.00120602114869">
            <text:p>1.0012060211</text:p>
          </table:table-cell>
          <table:table-cell office:value-type="float" office:value="0.930310014382051">
            <text:p>0.9303100144</text:p>
          </table:table-cell>
          <table:table-cell office:value-type="float" office:value="0.97622805003288">
            <text:p>0.97622805</text:p>
          </table:table-cell>
          <table:table-cell office:value-type="float" office:value="0.997238532158984">
            <text:p>0.9972385322</text:p>
          </table:table-cell>
        </table:table-row>
        <table:table-row table:style-name="ro1">
          <table:table-cell office:value-type="float" office:value="0.855087164133368">
            <text:p>0.8550871641</text:p>
          </table:table-cell>
          <table:table-cell office:value-type="float" office:value="0.765865706305622">
            <text:p>0.7658657063</text:p>
          </table:table-cell>
          <table:table-cell office:value-type="float" office:value="0.704401800356208">
            <text:p>0.7044018004</text:p>
          </table:table-cell>
          <table:table-cell office:value-type="float" office:value="0.659691308100277">
            <text:p>0.6596913081</text:p>
          </table:table-cell>
          <table:table-cell office:value-type="float" office:value="0.862659139896005">
            <text:p>0.8626591399</text:p>
          </table:table-cell>
          <table:table-cell office:value-type="float" office:value="0.661588656552071">
            <text:p>0.6615886566</text:p>
          </table:table-cell>
          <table:table-cell office:value-type="float" office:value="0.777479114690519">
            <text:p>0.7774791147</text:p>
          </table:table-cell>
          <table:table-cell office:value-type="float" office:value="0.678966680612066">
            <text:p>0.6789666806</text:p>
          </table:table-cell>
          <table:table-cell office:value-type="float" office:value="0.792658455511825">
            <text:p>0.7926584555</text:p>
          </table:table-cell>
          <table:table-cell office:value-type="float" office:value="0.816090355276756">
            <text:p>0.8160903553</text:p>
          </table:table-cell>
        </table:table-row>
        <table:table-row table:style-name="ro1">
          <table:table-cell office:value-type="float" office:value="0.867637859555891">
            <text:p>0.8676378596</text:p>
          </table:table-cell>
          <table:table-cell office:value-type="float" office:value="0.827087109523233">
            <text:p>0.8270871095</text:p>
          </table:table-cell>
          <table:table-cell office:value-type="float" office:value="0.910486589613189">
            <text:p>0.9104865896</text:p>
          </table:table-cell>
          <table:table-cell office:value-type="float" office:value="0.983706359829336">
            <text:p>0.9837063598</text:p>
          </table:table-cell>
          <table:table-cell office:value-type="float" office:value="1.04569453298636">
            <text:p>1.045694533</text:p>
          </table:table-cell>
          <table:table-cell office:value-type="float" office:value="0.944836463167917">
            <text:p>0.9448364632</text:p>
          </table:table-cell>
          <table:table-cell office:value-type="float" office:value="0.934835386199369">
            <text:p>0.9348353862</text:p>
          </table:table-cell>
          <table:table-cell office:value-type="float" office:value="0.792563830090896">
            <text:p>0.7925638301</text:p>
          </table:table-cell>
          <table:table-cell office:value-type="float" office:value="1.03607265170792">
            <text:p>1.0360726517</text:p>
          </table:table-cell>
          <table:table-cell office:value-type="float" office:value="1.03204116247863">
            <text:p>1.0320411625</text:p>
          </table:table-cell>
        </table:table-row>
        <table:table-row table:style-name="ro1">
          <table:table-cell office:value-type="float" office:value="0.82275435882116">
            <text:p>0.8227543588</text:p>
          </table:table-cell>
          <table:table-cell office:value-type="float" office:value="0.895045092864764">
            <text:p>0.8950450929</text:p>
          </table:table-cell>
          <table:table-cell office:value-type="float" office:value="0.949957676274777">
            <text:p>0.9499576763</text:p>
          </table:table-cell>
          <table:table-cell office:value-type="float" office:value="1.019208780096">
            <text:p>1.0192087801</text:p>
          </table:table-cell>
          <table:table-cell office:value-type="float" office:value="1.00471763746197">
            <text:p>1.0047176375</text:p>
          </table:table-cell>
          <table:table-cell office:value-type="float" office:value="1.03800055373921">
            <text:p>1.0380005537</text:p>
          </table:table-cell>
          <table:table-cell office:value-type="float" office:value="0.976783128989369">
            <text:p>0.976783129</text:p>
          </table:table-cell>
          <table:table-cell office:value-type="float" office:value="0.994489783187441">
            <text:p>0.9944897832</text:p>
          </table:table-cell>
          <table:table-cell office:value-type="float" office:value="0.880020447067578">
            <text:p>0.8800204471</text:p>
          </table:table-cell>
          <table:table-cell office:value-type="float" office:value="1.0227837050535">
            <text:p>1.0227837051</text:p>
          </table:table-cell>
        </table:table-row>
        <table:table-row table:style-name="ro1">
          <table:table-cell office:value-type="float" office:value="1.10108525185304">
            <text:p>1.1010852519</text:p>
          </table:table-cell>
          <table:table-cell office:value-type="float" office:value="0.969400256114952">
            <text:p>0.9694002561</text:p>
          </table:table-cell>
          <table:table-cell office:value-type="float" office:value="0.913301725569321">
            <text:p>0.9133017256</text:p>
          </table:table-cell>
          <table:table-cell office:value-type="float" office:value="1.00251127851506">
            <text:p>1.0025112785</text:p>
          </table:table-cell>
          <table:table-cell office:value-type="float" office:value="0.84635262441001">
            <text:p>0.8463526244</text:p>
          </table:table-cell>
          <table:table-cell office:value-type="float" office:value="1.01577104564039">
            <text:p>1.0157710456</text:p>
          </table:table-cell>
          <table:table-cell office:value-type="float" office:value="0.964986166217719">
            <text:p>0.9649861662</text:p>
          </table:table-cell>
          <table:table-cell office:value-type="float" office:value="0.920053952474521">
            <text:p>0.9200539525</text:p>
          </table:table-cell>
          <table:table-cell office:value-type="float" office:value="0.854242826646719">
            <text:p>0.8542428266</text:p>
          </table:table-cell>
          <table:table-cell office:value-type="float" office:value="0.996085906940297">
            <text:p>0.9960859069</text:p>
          </table:table-cell>
        </table:table-row>
        <table:table-row table:style-name="ro1">
          <table:table-cell office:value-type="float" office:value="0.927797897965867">
            <text:p>0.927797898</text:p>
          </table:table-cell>
          <table:table-cell office:value-type="float" office:value="0.92380635305641">
            <text:p>0.9238063531</text:p>
          </table:table-cell>
          <table:table-cell office:value-type="float" office:value="0.950776861346494">
            <text:p>0.9507768613</text:p>
          </table:table-cell>
          <table:table-cell office:value-type="float" office:value="1.03439427704795">
            <text:p>1.034394277</text:p>
          </table:table-cell>
          <table:table-cell office:value-type="float" office:value="0.93326229867259">
            <text:p>0.9332622987</text:p>
          </table:table-cell>
          <table:table-cell office:value-type="float" office:value="0.963253952161886">
            <text:p>0.9632539522</text:p>
          </table:table-cell>
          <table:table-cell office:value-type="float" office:value="0.947395571725678">
            <text:p>0.9473955717</text:p>
          </table:table-cell>
          <table:table-cell office:value-type="float" office:value="0.899196808660188">
            <text:p>0.8991968087</text:p>
          </table:table-cell>
          <table:table-cell office:value-type="float" office:value="0.964180265418714">
            <text:p>0.9641802654</text:p>
          </table:table-cell>
          <table:table-cell office:value-type="float" office:value="0.867300901180448">
            <text:p>0.8673009012</text:p>
          </table:table-cell>
        </table:table-row>
        <table:table-row table:style-name="ro1">
          <table:table-cell office:value-type="float" office:value="0.870391150452675">
            <text:p>0.8703911505</text:p>
          </table:table-cell>
          <table:table-cell office:value-type="float" office:value="0.880737064236401">
            <text:p>0.8807370642</text:p>
          </table:table-cell>
          <table:table-cell office:value-type="float" office:value="1.01368202175372">
            <text:p>1.0136820218</text:p>
          </table:table-cell>
          <table:table-cell office:value-type="float" office:value="0.996804873565642">
            <text:p>0.9968048736</text:p>
          </table:table-cell>
          <table:table-cell office:value-type="float" office:value="0.965251643291542">
            <text:p>0.9652516433</text:p>
          </table:table-cell>
          <table:table-cell office:value-type="float" office:value="0.971905061299125">
            <text:p>0.9719050613</text:p>
          </table:table-cell>
          <table:table-cell office:value-type="float" office:value="0.830907132525334">
            <text:p>0.8309071325</text:p>
          </table:table-cell>
          <table:table-cell office:value-type="float" office:value="0.982339174103789">
            <text:p>0.9823391741</text:p>
          </table:table-cell>
          <table:table-cell office:value-type="float" office:value="0.849617679065484">
            <text:p>0.8496176791</text:p>
          </table:table-cell>
          <table:table-cell office:value-type="float" office:value="0.870655521135486">
            <text:p>0.8706555211</text:p>
          </table:table-cell>
        </table:table-row>
        <table:table-row table:style-name="ro1">
          <table:table-cell office:value-type="float" office:value="0.871126669065766">
            <text:p>0.8711266691</text:p>
          </table:table-cell>
          <table:table-cell office:value-type="float" office:value="0.909202598433516">
            <text:p>0.9092025984</text:p>
          </table:table-cell>
          <table:table-cell office:value-type="float" office:value="0.926144829867718">
            <text:p>0.9261448299</text:p>
          </table:table-cell>
          <table:table-cell office:value-type="float" office:value="0.932343242097288">
            <text:p>0.9323432421</text:p>
          </table:table-cell>
          <table:table-cell office:value-type="float" office:value="0.939056187337062">
            <text:p>0.9390561873</text:p>
          </table:table-cell>
          <table:table-cell office:value-type="float" office:value="0.957267066223089">
            <text:p>0.9572670662</text:p>
          </table:table-cell>
          <table:table-cell office:value-type="float" office:value="1.04700559766771">
            <text:p>1.0470055977</text:p>
          </table:table-cell>
          <table:table-cell office:value-type="float" office:value="0.893847018502022">
            <text:p>0.8938470185</text:p>
          </table:table-cell>
          <table:table-cell office:value-type="float" office:value="1.00494952230939">
            <text:p>1.0049495223</text:p>
          </table:table-cell>
          <table:table-cell office:value-type="float" office:value="1.01977135677933">
            <text:p>1.0197713568</text:p>
          </table:table-cell>
        </table:table-row>
        <table:table-row table:style-name="ro1">
          <table:table-cell office:value-type="float" office:value="0.876310412753594">
            <text:p>0.8763104128</text:p>
          </table:table-cell>
          <table:table-cell office:value-type="float" office:value="0.750143309607705">
            <text:p>0.7501433096</text:p>
          </table:table-cell>
          <table:table-cell office:value-type="float" office:value="0.856699633969578">
            <text:p>0.856699634</text:p>
          </table:table-cell>
          <table:table-cell office:value-type="float" office:value="0.961074368972966">
            <text:p>0.961074369</text:p>
          </table:table-cell>
          <table:table-cell office:value-type="float" office:value="0.848015240334858">
            <text:p>0.8480152403</text:p>
          </table:table-cell>
          <table:table-cell office:value-type="float" office:value="0.887533847571212">
            <text:p>0.8875338476</text:p>
          </table:table-cell>
          <table:table-cell office:value-type="float" office:value="0.941199466659453">
            <text:p>0.9411994667</text:p>
          </table:table-cell>
          <table:table-cell office:value-type="float" office:value="1.21593095378911">
            <text:p>1.2159309538</text:p>
          </table:table-cell>
          <table:table-cell office:value-type="float" office:value="0.795701008921647">
            <text:p>0.7957010089</text:p>
          </table:table-cell>
          <table:table-cell office:value-type="float" office:value="1.01808027216553">
            <text:p>1.0180802722</text:p>
          </table:table-cell>
        </table:table-row>
        <table:table-row table:style-name="ro1">
          <table:table-cell office:value-type="float" office:value="0.705356958853311">
            <text:p>0.7053569589</text:p>
          </table:table-cell>
          <table:table-cell office:value-type="float" office:value="0.675234361847369">
            <text:p>0.6752343618</text:p>
          </table:table-cell>
          <table:table-cell office:value-type="float" office:value="0.920443100940361">
            <text:p>0.9204431009</text:p>
          </table:table-cell>
          <table:table-cell office:value-type="float" office:value="0.98211336974295">
            <text:p>0.9821133697</text:p>
          </table:table-cell>
          <table:table-cell office:value-type="float" office:value="1.04255660389198">
            <text:p>1.0425566039</text:p>
          </table:table-cell>
          <table:table-cell office:value-type="float" office:value="0.950293435856549">
            <text:p>0.9502934359</text:p>
          </table:table-cell>
          <table:table-cell office:value-type="float" office:value="0.827697035025788">
            <text:p>0.827697035</text:p>
          </table:table-cell>
          <table:table-cell office:value-type="float" office:value="0.551667949343354">
            <text:p>0.5516679493</text:p>
          </table:table-cell>
          <table:table-cell office:value-type="float" office:value="0.816819539450899">
            <text:p>0.8168195395</text:p>
          </table:table-cell>
          <table:table-cell office:value-type="float" office:value="0.79751380156752">
            <text:p>0.7975138016</text:p>
          </table:table-cell>
        </table:table-row>
        <table:table-row table:style-name="ro1">
          <table:table-cell office:value-type="float" office:value="0.963129478982186">
            <text:p>0.963129479</text:p>
          </table:table-cell>
          <table:table-cell office:value-type="float" office:value="0.959011312361663">
            <text:p>0.9590113124</text:p>
          </table:table-cell>
          <table:table-cell office:value-type="float" office:value="0.890836736510088">
            <text:p>0.8908367365</text:p>
          </table:table-cell>
          <table:table-cell office:value-type="float" office:value="0.88412265961268">
            <text:p>0.8841226596</text:p>
          </table:table-cell>
          <table:table-cell office:value-type="float" office:value="1.01774289764291">
            <text:p>1.0177428976</text:p>
          </table:table-cell>
          <table:table-cell office:value-type="float" office:value="0.935532493488426">
            <text:p>0.9355324935</text:p>
          </table:table-cell>
          <table:table-cell office:value-type="float" office:value="0.88751400692331">
            <text:p>0.8875140069</text:p>
          </table:table-cell>
          <table:table-cell office:value-type="float" office:value="0.857006421007054">
            <text:p>0.857006421</text:p>
          </table:table-cell>
          <table:table-cell office:value-type="float" office:value="0.816258136813553">
            <text:p>0.8162581368</text:p>
          </table:table-cell>
          <table:table-cell office:value-type="float" office:value="0.89201513516677">
            <text:p>0.8920151352</text:p>
          </table:table-cell>
        </table:table-row>
        <table:table-row table:style-name="ro1">
          <table:table-cell office:value-type="float" office:value="0.847957426777112">
            <text:p>0.8479574268</text:p>
          </table:table-cell>
          <table:table-cell office:value-type="float" office:value="0.839858549024792">
            <text:p>0.839858549</text:p>
          </table:table-cell>
          <table:table-cell office:value-type="float" office:value="0.942317302204645">
            <text:p>0.9423173022</text:p>
          </table:table-cell>
          <table:table-cell office:value-type="float" office:value="0.856549225431522">
            <text:p>0.8565492254</text:p>
          </table:table-cell>
          <table:table-cell office:value-type="float" office:value="0.849060074238502">
            <text:p>0.8490600742</text:p>
          </table:table-cell>
          <table:table-cell office:value-type="float" office:value="0.837197177810111">
            <text:p>0.8371971778</text:p>
          </table:table-cell>
          <table:table-cell office:value-type="float" office:value="0.910325102409131">
            <text:p>0.9103251024</text:p>
          </table:table-cell>
          <table:table-cell office:value-type="float" office:value="0.792056413897886">
            <text:p>0.7920564139</text:p>
          </table:table-cell>
          <table:table-cell office:value-type="float" office:value="0.89801983927865">
            <text:p>0.8980198393</text:p>
          </table:table-cell>
          <table:table-cell office:value-type="float" office:value="0.834878635015186">
            <text:p>0.834878635</text:p>
          </table:table-cell>
        </table:table-row>
        <table:table-row table:style-name="ro1">
          <table:table-cell office:value-type="float" office:value="0.928431742964224">
            <text:p>0.928431743</text:p>
          </table:table-cell>
          <table:table-cell office:value-type="float" office:value="0.923053999241812">
            <text:p>0.9230539992</text:p>
          </table:table-cell>
          <table:table-cell office:value-type="float" office:value="0.923435534137449">
            <text:p>0.9234355341</text:p>
          </table:table-cell>
          <table:table-cell office:value-type="float" office:value="0.80725197417149">
            <text:p>0.8072519742</text:p>
          </table:table-cell>
          <table:table-cell office:value-type="float" office:value="0.921837271533287">
            <text:p>0.9218372715</text:p>
          </table:table-cell>
          <table:table-cell office:value-type="float" office:value="0.874039529226895">
            <text:p>0.8740395292</text:p>
          </table:table-cell>
          <table:table-cell office:value-type="float" office:value="0.876397631647963">
            <text:p>0.8763976316</text:p>
          </table:table-cell>
          <table:table-cell office:value-type="float" office:value="0.874762950253328">
            <text:p>0.8747629503</text:p>
          </table:table-cell>
          <table:table-cell office:value-type="float" office:value="0.888875304899918">
            <text:p>0.8888753049</text:p>
          </table:table-cell>
          <table:table-cell office:value-type="float" office:value="0.947987044323511">
            <text:p>0.9479870443</text:p>
          </table:table-cell>
        </table:table-row>
        <table:table-row table:style-name="ro1">
          <table:table-cell office:value-type="float" office:value="0.990642771781697">
            <text:p>0.9906427718</text:p>
          </table:table-cell>
          <table:table-cell office:value-type="float" office:value="0.851469007612961">
            <text:p>0.8514690076</text:p>
          </table:table-cell>
          <table:table-cell office:value-type="float" office:value="0.902813070066154">
            <text:p>0.9028130701</text:p>
          </table:table-cell>
          <table:table-cell office:value-type="float" office:value="0.86343813598944">
            <text:p>0.863438136</text:p>
          </table:table-cell>
          <table:table-cell office:value-type="float" office:value="1.02092813390111">
            <text:p>1.0209281339</text:p>
          </table:table-cell>
          <table:table-cell office:value-type="float" office:value="0.843696581033161">
            <text:p>0.843696581</text:p>
          </table:table-cell>
          <table:table-cell office:value-type="float" office:value="0.905140913598174">
            <text:p>0.9051409136</text:p>
          </table:table-cell>
          <table:table-cell office:value-type="float" office:value="0.814152862387039">
            <text:p>0.8141528624</text:p>
          </table:table-cell>
          <table:table-cell office:value-type="float" office:value="0.927489386848663">
            <text:p>0.9274893868</text:p>
          </table:table-cell>
          <table:table-cell office:value-type="float" office:value="0.880189180502883">
            <text:p>0.8801891805</text:p>
          </table:table-cell>
        </table:table-row>
        <table:table-row table:style-name="ro1">
          <table:table-cell office:value-type="float" office:value="0.931851459010375">
            <text:p>0.931851459</text:p>
          </table:table-cell>
          <table:table-cell office:value-type="float" office:value="0.907650070484075">
            <text:p>0.9076500705</text:p>
          </table:table-cell>
          <table:table-cell office:value-type="float" office:value="0.872391744075101">
            <text:p>0.8723917441</text:p>
          </table:table-cell>
          <table:table-cell office:value-type="float" office:value="0.901627828690459">
            <text:p>0.9016278287</text:p>
          </table:table-cell>
          <table:table-cell office:value-type="float" office:value="0.857247658773379">
            <text:p>0.8572476588</text:p>
          </table:table-cell>
          <table:table-cell office:value-type="float" office:value="0.985090123677004">
            <text:p>0.9850901237</text:p>
          </table:table-cell>
          <table:table-cell office:value-type="float" office:value="0.933689281117407">
            <text:p>0.9336892811</text:p>
          </table:table-cell>
          <table:table-cell office:value-type="float" office:value="0.914025137997004">
            <text:p>0.914025138</text:p>
          </table:table-cell>
          <table:table-cell office:value-type="float" office:value="0.879449633559991">
            <text:p>0.8794496336</text:p>
          </table:table-cell>
          <table:table-cell office:value-type="float" office:value="0.895588857862044">
            <text:p>0.8955888579</text:p>
          </table:table-cell>
        </table:table-row>
        <table:table-row table:style-name="ro1">
          <table:table-cell office:value-type="float" office:value="0.806865672457731">
            <text:p>0.8068656725</text:p>
          </table:table-cell>
          <table:table-cell office:value-type="float" office:value="0.857426221926178">
            <text:p>0.8574262219</text:p>
          </table:table-cell>
          <table:table-cell office:value-type="float" office:value="0.835987040016061">
            <text:p>0.83598704</text:p>
          </table:table-cell>
          <table:table-cell office:value-type="float" office:value="0.845439077265898">
            <text:p>0.8454390773</text:p>
          </table:table-cell>
          <table:table-cell office:value-type="float" office:value="0.872743362181234">
            <text:p>0.8727433622</text:p>
          </table:table-cell>
          <table:table-cell office:value-type="float" office:value="0.845993223277406">
            <text:p>0.8459932233</text:p>
          </table:table-cell>
          <table:table-cell office:value-type="float" office:value="0.76615944054011">
            <text:p>0.7661594405</text:p>
          </table:table-cell>
          <table:table-cell office:value-type="float" office:value="0.980981030487848">
            <text:p>0.9809810305</text:p>
          </table:table-cell>
          <table:table-cell office:value-type="float" office:value="0.890735614368988">
            <text:p>0.8907356144</text:p>
          </table:table-cell>
          <table:table-cell office:value-type="float" office:value="0.858873257098888">
            <text:p>0.8588732571</text:p>
          </table:table-cell>
        </table:table-row>
        <table:table-row table:style-name="ro1">
          <table:table-cell office:value-type="float" office:value="0.930184824362758">
            <text:p>0.9301848244</text:p>
          </table:table-cell>
          <table:table-cell office:value-type="float" office:value="0.86732744420619">
            <text:p>0.8673274442</text:p>
          </table:table-cell>
          <table:table-cell office:value-type="float" office:value="0.935457963148855">
            <text:p>0.9354579631</text:p>
          </table:table-cell>
          <table:table-cell office:value-type="float" office:value="0.958224387392882">
            <text:p>0.9582243874</text:p>
          </table:table-cell>
          <table:table-cell office:value-type="float" office:value="0.951959753930025">
            <text:p>0.9519597539</text:p>
          </table:table-cell>
          <table:table-cell office:value-type="float" office:value="0.926170536465881">
            <text:p>0.9261705365</text:p>
          </table:table-cell>
          <table:table-cell office:value-type="float" office:value="0.913460947394886">
            <text:p>0.9134609474</text:p>
          </table:table-cell>
          <table:table-cell office:value-type="float" office:value="0.919434479005732">
            <text:p>0.919434479</text:p>
          </table:table-cell>
          <table:table-cell office:value-type="float" office:value="0.843053439064645">
            <text:p>0.8430534391</text:p>
          </table:table-cell>
          <table:table-cell office:value-type="float" office:value="0.894284094605151">
            <text:p>0.8942840946</text:p>
          </table:table-cell>
        </table:table-row>
        <table:table-row table:style-name="ro1">
          <table:table-cell office:value-type="float" office:value="0.940528717248404">
            <text:p>0.9405287172</text:p>
          </table:table-cell>
          <table:table-cell office:value-type="float" office:value="0.951409440748456">
            <text:p>0.9514094407</text:p>
          </table:table-cell>
          <table:table-cell office:value-type="float" office:value="0.89943660594033">
            <text:p>0.8994366059</text:p>
          </table:table-cell>
          <table:table-cell office:value-type="float" office:value="0.929869457056377">
            <text:p>0.9298694571</text:p>
          </table:table-cell>
          <table:table-cell office:value-type="float" office:value="0.938359202337818">
            <text:p>0.9383592023</text:p>
          </table:table-cell>
          <table:table-cell office:value-type="float" office:value="0.807897115185754">
            <text:p>0.8078971152</text:p>
          </table:table-cell>
          <table:table-cell office:value-type="float" office:value="0.918409458744367">
            <text:p>0.9184094587</text:p>
          </table:table-cell>
          <table:table-cell office:value-type="float" office:value="0.687833728148132">
            <text:p>0.6878337281</text:p>
          </table:table-cell>
          <table:table-cell office:value-type="float" office:value="0.896937288913169">
            <text:p>0.8969372889</text:p>
          </table:table-cell>
          <table:table-cell office:value-type="float" office:value="1.05572366870925">
            <text:p>1.0557236687</text:p>
          </table:table-cell>
        </table:table-row>
        <table:table-row table:style-name="ro1">
          <table:table-cell office:value-type="float" office:value="0.922737173793844">
            <text:p>0.9227371738</text:p>
          </table:table-cell>
          <table:table-cell office:value-type="float" office:value="1.0069655290834">
            <text:p>1.0069655291</text:p>
          </table:table-cell>
          <table:table-cell office:value-type="float" office:value="0.990224907050242">
            <text:p>0.9902249071</text:p>
          </table:table-cell>
          <table:table-cell office:value-type="float" office:value="0.97709138184089">
            <text:p>0.9770913818</text:p>
          </table:table-cell>
          <table:table-cell office:value-type="float" office:value="1.01948408251353">
            <text:p>1.0194840825</text:p>
          </table:table-cell>
          <table:table-cell office:value-type="float" office:value="0.98768545687654">
            <text:p>0.9876854569</text:p>
          </table:table-cell>
          <table:table-cell office:value-type="float" office:value="1.00034948527359">
            <text:p>1.0003494853</text:p>
          </table:table-cell>
          <table:table-cell office:value-type="float" office:value="0.986530054832275">
            <text:p>0.9865300548</text:p>
          </table:table-cell>
          <table:table-cell office:value-type="float" office:value="1.00266801861333">
            <text:p>1.0026680186</text:p>
          </table:table-cell>
          <table:table-cell office:value-type="float" office:value="0.979320522510249">
            <text:p>0.9793205225</text:p>
          </table:table-cell>
        </table:table-row>
        <table:table-row table:style-name="ro1">
          <table:table-cell office:value-type="float" office:value="0.916639319130335">
            <text:p>0.9166393191</text:p>
          </table:table-cell>
          <table:table-cell office:value-type="float" office:value="0.785778974503008">
            <text:p>0.7857789745</text:p>
          </table:table-cell>
          <table:table-cell office:value-type="float" office:value="0.862905377219382">
            <text:p>0.8629053772</text:p>
          </table:table-cell>
          <table:table-cell office:value-type="float" office:value="0.89326057842674">
            <text:p>0.8932605784</text:p>
          </table:table-cell>
          <table:table-cell office:value-type="float" office:value="0.803816550141498">
            <text:p>0.8038165501</text:p>
          </table:table-cell>
          <table:table-cell office:value-type="float" office:value="0.823504131233807">
            <text:p>0.8235041312</text:p>
          </table:table-cell>
          <table:table-cell office:value-type="float" office:value="0.851233904858192">
            <text:p>0.8512339049</text:p>
          </table:table-cell>
          <table:table-cell office:value-type="float" office:value="0.871138928202571">
            <text:p>0.8711389282</text:p>
          </table:table-cell>
          <table:table-cell office:value-type="float" office:value="0.929981174285191">
            <text:p>0.9299811743</text:p>
          </table:table-cell>
          <table:table-cell office:value-type="float" office:value="0.897610115322885">
            <text:p>0.8976101153</text:p>
          </table:table-cell>
        </table:table-row>
        <table:table-row table:style-name="ro1">
          <table:table-cell office:value-type="float" office:value="0.873654462399305">
            <text:p>0.8736544624</text:p>
          </table:table-cell>
          <table:table-cell office:value-type="float" office:value="1.13654783698357">
            <text:p>1.136547837</text:p>
          </table:table-cell>
          <table:table-cell office:value-type="float" office:value="0.874914280984397">
            <text:p>0.874914281</text:p>
          </table:table-cell>
          <table:table-cell office:value-type="float" office:value="1.00813674870705">
            <text:p>1.0081367487</text:p>
          </table:table-cell>
          <table:table-cell office:value-type="float" office:value="0.941081969181906">
            <text:p>0.9410819692</text:p>
          </table:table-cell>
          <table:table-cell office:value-type="float" office:value="0.949619714033298">
            <text:p>0.949619714</text:p>
          </table:table-cell>
          <table:table-cell office:value-type="float" office:value="0.86648062716521">
            <text:p>0.8664806272</text:p>
          </table:table-cell>
          <table:table-cell office:value-type="float" office:value="0.882557222841867">
            <text:p>0.8825572228</text:p>
          </table:table-cell>
          <table:table-cell office:value-type="float" office:value="0.781723790660225">
            <text:p>0.7817237907</text:p>
          </table:table-cell>
          <table:table-cell office:value-type="float" office:value="0.96982809444995">
            <text:p>0.9698280944</text:p>
          </table:table-cell>
        </table:table-row>
        <table:table-row table:style-name="ro1">
          <table:table-cell office:value-type="float" office:value="0.950785214289621">
            <text:p>0.9507852143</text:p>
          </table:table-cell>
          <table:table-cell office:value-type="float" office:value="0.988144318077434">
            <text:p>0.9881443181</text:p>
          </table:table-cell>
          <table:table-cell office:value-type="float" office:value="1.03847504785671">
            <text:p>1.0384750479</text:p>
          </table:table-cell>
          <table:table-cell office:value-type="float" office:value="0.915593097766555">
            <text:p>0.9155930978</text:p>
          </table:table-cell>
          <table:table-cell office:value-type="float" office:value="0.907283487773668">
            <text:p>0.9072834878</text:p>
          </table:table-cell>
          <table:table-cell office:value-type="float" office:value="0.946980195424156">
            <text:p>0.9469801954</text:p>
          </table:table-cell>
          <table:table-cell office:value-type="float" office:value="0.98474077624747">
            <text:p>0.9847407762</text:p>
          </table:table-cell>
          <table:table-cell office:value-type="float" office:value="0.960977685766621">
            <text:p>0.9609776858</text:p>
          </table:table-cell>
          <table:table-cell office:value-type="float" office:value="1.00567211291538">
            <text:p>1.0056721129</text:p>
          </table:table-cell>
          <table:table-cell office:value-type="float" office:value="0.832261745274705">
            <text:p>0.8322617453</text:p>
          </table:table-cell>
        </table:table-row>
        <table:table-row table:style-name="ro1">
          <table:table-cell office:value-type="float" office:value="0.744959859639272">
            <text:p>0.7449598596</text:p>
          </table:table-cell>
          <table:table-cell office:value-type="float" office:value="0.790552038252328">
            <text:p>0.7905520383</text:p>
          </table:table-cell>
          <table:table-cell office:value-type="float" office:value="0.833322958299297">
            <text:p>0.8333229583</text:p>
          </table:table-cell>
          <table:table-cell office:value-type="float" office:value="0.965379738028181">
            <text:p>0.965379738</text:p>
          </table:table-cell>
          <table:table-cell office:value-type="float" office:value="1.02598644244685">
            <text:p>1.0259864424</text:p>
          </table:table-cell>
          <table:table-cell office:value-type="float" office:value="0.996338021758266">
            <text:p>0.9963380218</text:p>
          </table:table-cell>
          <table:table-cell office:value-type="float" office:value="0.800937465669861">
            <text:p>0.8009374657</text:p>
          </table:table-cell>
          <table:table-cell office:value-type="float" office:value="0.874438912950347">
            <text:p>0.874438913</text:p>
          </table:table-cell>
          <table:table-cell office:value-type="float" office:value="0.970273930697475">
            <text:p>0.9702739307</text:p>
          </table:table-cell>
          <table:table-cell office:value-type="float" office:value="0.833454524532801">
            <text:p>0.8334545245</text:p>
          </table:table-cell>
        </table:table-row>
        <table:table-row table:style-name="ro1">
          <table:table-cell office:value-type="float" office:value="0.828286467649912">
            <text:p>0.8282864676</text:p>
          </table:table-cell>
          <table:table-cell office:value-type="float" office:value="0.909494054627618">
            <text:p>0.9094940546</text:p>
          </table:table-cell>
          <table:table-cell office:value-type="float" office:value="0.950877278853021">
            <text:p>0.9508772789</text:p>
          </table:table-cell>
          <table:table-cell office:value-type="float" office:value="1.0220219849509">
            <text:p>1.022021985</text:p>
          </table:table-cell>
          <table:table-cell office:value-type="float" office:value="0.874201226634548">
            <text:p>0.8742012266</text:p>
          </table:table-cell>
          <table:table-cell office:value-type="float" office:value="0.90104425242073">
            <text:p>0.9010442524</text:p>
          </table:table-cell>
          <table:table-cell office:value-type="float" office:value="0.883031784843844">
            <text:p>0.8830317848</text:p>
          </table:table-cell>
          <table:table-cell office:value-type="float" office:value="0.91269494769261">
            <text:p>0.9126949477</text:p>
          </table:table-cell>
          <table:table-cell office:value-type="float" office:value="0.973091974778773">
            <text:p>0.9730919748</text:p>
          </table:table-cell>
          <table:table-cell office:value-type="float" office:value="1.05648743060276">
            <text:p>1.0564874306</text:p>
          </table:table-cell>
        </table:table-row>
        <table:table-row table:style-name="ro1">
          <table:table-cell office:value-type="float" office:value="0.915220903689589">
            <text:p>0.9152209037</text:p>
          </table:table-cell>
          <table:table-cell office:value-type="float" office:value="0.917613488645884">
            <text:p>0.9176134886</text:p>
          </table:table-cell>
          <table:table-cell office:value-type="float" office:value="0.784811954902844">
            <text:p>0.7848119549</text:p>
          </table:table-cell>
          <table:table-cell office:value-type="float" office:value="1.11895091252538">
            <text:p>1.1189509125</text:p>
          </table:table-cell>
          <table:table-cell office:value-type="float" office:value="0.919909679894266">
            <text:p>0.9199096799</text:p>
          </table:table-cell>
          <table:table-cell office:value-type="float" office:value="0.859210550336287">
            <text:p>0.8592105503</text:p>
          </table:table-cell>
          <table:table-cell office:value-type="float" office:value="1.01245119175418">
            <text:p>1.0124511918</text:p>
          </table:table-cell>
          <table:table-cell office:value-type="float" office:value="0.881245707754621">
            <text:p>0.8812457078</text:p>
          </table:table-cell>
          <table:table-cell office:value-type="float" office:value="0.875510833850147">
            <text:p>0.8755108339</text:p>
          </table:table-cell>
          <table:table-cell office:value-type="float" office:value="0.828907085882032">
            <text:p>0.8289070859</text:p>
          </table:table-cell>
        </table:table-row>
        <table:table-row table:style-name="ro1">
          <table:table-cell office:value-type="float" office:value="1.0178734287193">
            <text:p>1.0178734287</text:p>
          </table:table-cell>
          <table:table-cell office:value-type="float" office:value="0.997228331854982">
            <text:p>0.9972283319</text:p>
          </table:table-cell>
          <table:table-cell office:value-type="float" office:value="1.19606391613262">
            <text:p>1.1960639161</text:p>
          </table:table-cell>
          <table:table-cell office:value-type="float" office:value="0.916518629516079">
            <text:p>0.9165186295</text:p>
          </table:table-cell>
          <table:table-cell office:value-type="float" office:value="0.717818481799265">
            <text:p>0.7178184818</text:p>
          </table:table-cell>
          <table:table-cell office:value-type="float" office:value="0.96214408282176">
            <text:p>0.9621440828</text:p>
          </table:table-cell>
          <table:table-cell office:value-type="float" office:value="0.962103799806302">
            <text:p>0.9621037998</text:p>
          </table:table-cell>
          <table:table-cell office:value-type="float" office:value="0.626295357395534">
            <text:p>0.6262953574</text:p>
          </table:table-cell>
          <table:table-cell office:value-type="float" office:value="1.13552152624478">
            <text:p>1.1355215262</text:p>
          </table:table-cell>
          <table:table-cell office:value-type="float" office:value="0.737945914268486">
            <text:p>0.7379459143</text:p>
          </table:table-cell>
        </table:table-row>
        <table:table-row table:style-name="ro1">
          <table:table-cell office:value-type="float" office:value="1.02152004061098">
            <text:p>1.0215200406</text:p>
          </table:table-cell>
          <table:table-cell office:value-type="float" office:value="1.04156876739768">
            <text:p>1.0415687674</text:p>
          </table:table-cell>
          <table:table-cell office:value-type="float" office:value="0.998793261516744">
            <text:p>0.9987932615</text:p>
          </table:table-cell>
          <table:table-cell office:value-type="float" office:value="0.973980536633294">
            <text:p>0.9739805366</text:p>
          </table:table-cell>
          <table:table-cell office:value-type="float" office:value="0.908458620903697">
            <text:p>0.9084586209</text:p>
          </table:table-cell>
          <table:table-cell office:value-type="float" office:value="0.987135819988957">
            <text:p>0.98713582</text:p>
          </table:table-cell>
          <table:table-cell office:value-type="float" office:value="0.967277025695939">
            <text:p>0.9672770257</text:p>
          </table:table-cell>
          <table:table-cell office:value-type="float" office:value="0.952967452121572">
            <text:p>0.9529674521</text:p>
          </table:table-cell>
          <table:table-cell office:value-type="float" office:value="0.993424343178559">
            <text:p>0.9934243432</text:p>
          </table:table-cell>
          <table:table-cell office:value-type="float" office:value="0.994645897553246">
            <text:p>0.9946458976</text:p>
          </table:table-cell>
        </table:table-row>
        <table:table-row table:style-name="ro1">
          <table:table-cell office:value-type="float" office:value="0.911887200915799">
            <text:p>0.9118872009</text:p>
          </table:table-cell>
          <table:table-cell office:value-type="float" office:value="1.00285556213677">
            <text:p>1.0028555621</text:p>
          </table:table-cell>
          <table:table-cell office:value-type="float" office:value="0.86090522707699">
            <text:p>0.8609052271</text:p>
          </table:table-cell>
          <table:table-cell office:value-type="float" office:value="0.778913347235872">
            <text:p>0.7789133472</text:p>
          </table:table-cell>
          <table:table-cell office:value-type="float" office:value="0.880108402753669">
            <text:p>0.8801084028</text:p>
          </table:table-cell>
          <table:table-cell office:value-type="float" office:value="0.636937150605708">
            <text:p>0.6369371506</text:p>
          </table:table-cell>
          <table:table-cell office:value-type="float" office:value="0.881211486939543">
            <text:p>0.8812114869</text:p>
          </table:table-cell>
          <table:table-cell office:value-type="float" office:value="0.798830318611528">
            <text:p>0.7988303186</text:p>
          </table:table-cell>
          <table:table-cell office:value-type="float" office:value="0.773819865652895">
            <text:p>0.7738198657</text:p>
          </table:table-cell>
          <table:table-cell office:value-type="float" office:value="0.890874623127956">
            <text:p>0.8908746231</text:p>
          </table:table-cell>
        </table:table-row>
        <table:table-row table:style-name="ro1">
          <table:table-cell office:value-type="float" office:value="1.00548988520725">
            <text:p>1.0054898852</text:p>
          </table:table-cell>
          <table:table-cell office:value-type="float" office:value="1.00836596088656">
            <text:p>1.0083659609</text:p>
          </table:table-cell>
          <table:table-cell office:value-type="float" office:value="0.997596930115146">
            <text:p>0.9975969301</text:p>
          </table:table-cell>
          <table:table-cell office:value-type="float" office:value="1.01122043914872">
            <text:p>1.0112204391</text:p>
          </table:table-cell>
          <table:table-cell office:value-type="float" office:value="0.963641425230072">
            <text:p>0.9636414252</text:p>
          </table:table-cell>
          <table:table-cell office:value-type="float" office:value="0.972867906020027">
            <text:p>0.972867906</text:p>
          </table:table-cell>
          <table:table-cell office:value-type="float" office:value="1.03954240523646">
            <text:p>1.0395424052</text:p>
          </table:table-cell>
          <table:table-cell office:value-type="float" office:value="0.934830198006574">
            <text:p>0.934830198</text:p>
          </table:table-cell>
          <table:table-cell office:value-type="float" office:value="1.00968308696052">
            <text:p>1.009683087</text:p>
          </table:table-cell>
          <table:table-cell office:value-type="float" office:value="1.01388364225882">
            <text:p>1.0138836423</text:p>
          </table:table-cell>
        </table:table-row>
        <table:table-row table:style-name="ro1">
          <table:table-cell office:value-type="float" office:value="0.951850977649533">
            <text:p>0.9518509776</text:p>
          </table:table-cell>
          <table:table-cell office:value-type="float" office:value="0.97442655046197">
            <text:p>0.9744265505</text:p>
          </table:table-cell>
          <table:table-cell office:value-type="float" office:value="0.939436774080192">
            <text:p>0.9394367741</text:p>
          </table:table-cell>
          <table:table-cell office:value-type="float" office:value="1.0424031392081">
            <text:p>1.0424031392</text:p>
          </table:table-cell>
          <table:table-cell office:value-type="float" office:value="1.02174014501734">
            <text:p>1.021740145</text:p>
          </table:table-cell>
          <table:table-cell office:value-type="float" office:value="0.941509172745852">
            <text:p>0.9415091727</text:p>
          </table:table-cell>
          <table:table-cell office:value-type="float" office:value="0.93761964674469">
            <text:p>0.9376196467</text:p>
          </table:table-cell>
          <table:table-cell office:value-type="float" office:value="0.921703645352718">
            <text:p>0.9217036454</text:p>
          </table:table-cell>
          <table:table-cell office:value-type="float" office:value="1.02621389168149">
            <text:p>1.0262138917</text:p>
          </table:table-cell>
          <table:table-cell office:value-type="float" office:value="1.01528563348284">
            <text:p>1.0152856335</text:p>
          </table:table-cell>
        </table:table-row>
        <table:table-row table:style-name="ro1">
          <table:table-cell office:value-type="float" office:value="0.887509172292572">
            <text:p>0.8875091723</text:p>
          </table:table-cell>
          <table:table-cell office:value-type="float" office:value="0.914286059317546">
            <text:p>0.9142860593</text:p>
          </table:table-cell>
          <table:table-cell office:value-type="float" office:value="0.890048420694632">
            <text:p>0.8900484207</text:p>
          </table:table-cell>
          <table:table-cell office:value-type="float" office:value="0.799713447357866">
            <text:p>0.7997134474</text:p>
          </table:table-cell>
          <table:table-cell office:value-type="float" office:value="0.789968036414872">
            <text:p>0.7899680364</text:p>
          </table:table-cell>
          <table:table-cell office:value-type="float" office:value="0.731575013729634">
            <text:p>0.7315750137</text:p>
          </table:table-cell>
          <table:table-cell office:value-type="float" office:value="0.804613639021154">
            <text:p>0.804613639</text:p>
          </table:table-cell>
          <table:table-cell office:value-type="float" office:value="0.798185012840684">
            <text:p>0.7981850128</text:p>
          </table:table-cell>
          <table:table-cell office:value-type="float" office:value="0.853540267948961">
            <text:p>0.8535402679</text:p>
          </table:table-cell>
          <table:table-cell office:value-type="float" office:value="0.752022211913674">
            <text:p>0.7520222119</text:p>
          </table:table-cell>
        </table:table-row>
        <table:table-row table:style-name="ro1">
          <table:table-cell office:value-type="float" office:value="0.985655909994399">
            <text:p>0.98565591</text:p>
          </table:table-cell>
          <table:table-cell office:value-type="float" office:value="0.794231599460776">
            <text:p>0.7942315995</text:p>
          </table:table-cell>
          <table:table-cell office:value-type="float" office:value="0.92368047107313">
            <text:p>0.9236804711</text:p>
          </table:table-cell>
          <table:table-cell office:value-type="float" office:value="0.922510384317711">
            <text:p>0.9225103843</text:p>
          </table:table-cell>
          <table:table-cell office:value-type="float" office:value="0.917171315920336">
            <text:p>0.9171713159</text:p>
          </table:table-cell>
          <table:table-cell office:value-type="float" office:value="0.859683402930811">
            <text:p>0.8596834029</text:p>
          </table:table-cell>
          <table:table-cell office:value-type="float" office:value="0.907240215707733">
            <text:p>0.9072402157</text:p>
          </table:table-cell>
          <table:table-cell office:value-type="float" office:value="0.995665934222571">
            <text:p>0.9956659342</text:p>
          </table:table-cell>
          <table:table-cell office:value-type="float" office:value="0.944422626159244">
            <text:p>0.9444226262</text:p>
          </table:table-cell>
          <table:table-cell office:value-type="float" office:value="0.956421266635427">
            <text:p>0.9564212666</text:p>
          </table:table-cell>
        </table:table-row>
        <table:table-row table:style-name="ro1">
          <table:table-cell office:value-type="float" office:value="0.644486312891301">
            <text:p>0.6444863129</text:p>
          </table:table-cell>
          <table:table-cell office:value-type="float" office:value="1.08112408440163">
            <text:p>1.0811240844</text:p>
          </table:table-cell>
          <table:table-cell office:value-type="float" office:value="0.551866103480087">
            <text:p>0.5518661035</text:p>
          </table:table-cell>
          <table:table-cell office:value-type="float" office:value="0.552015044817979">
            <text:p>0.5520150448</text:p>
          </table:table-cell>
          <table:table-cell office:value-type="float" office:value="0.828645773942002">
            <text:p>0.8286457739</text:p>
          </table:table-cell>
          <table:table-cell office:value-type="float" office:value="0.920454250473344">
            <text:p>0.9204542505</text:p>
          </table:table-cell>
          <table:table-cell office:value-type="float" office:value="1.0123428400179">
            <text:p>1.01234284</text:p>
          </table:table-cell>
          <table:table-cell office:value-type="float" office:value="0.712921232996602">
            <text:p>0.712921233</text:p>
          </table:table-cell>
          <table:table-cell office:value-type="float" office:value="1.10470674718402">
            <text:p>1.1047067472</text:p>
          </table:table-cell>
          <table:table-cell office:value-type="float" office:value="0.828603993991896">
            <text:p>0.828603994</text:p>
          </table:table-cell>
        </table:table-row>
        <table:table-row table:style-name="ro1">
          <table:table-cell office:value-type="float" office:value="1.0114550243514">
            <text:p>1.0114550244</text:p>
          </table:table-cell>
          <table:table-cell office:value-type="float" office:value="0.736882338688098">
            <text:p>0.7368823387</text:p>
          </table:table-cell>
          <table:table-cell office:value-type="float" office:value="0.920326834674254">
            <text:p>0.9203268347</text:p>
          </table:table-cell>
          <table:table-cell office:value-type="float" office:value="1.10493096222001">
            <text:p>1.1049309622</text:p>
          </table:table-cell>
          <table:table-cell office:value-type="float" office:value="0.735506977398081">
            <text:p>0.7355069774</text:p>
          </table:table-cell>
          <table:table-cell office:value-type="float" office:value="0.73541064724574">
            <text:p>0.7354106472</text:p>
          </table:table-cell>
          <table:table-cell office:value-type="float" office:value="0.919796231605628">
            <text:p>0.9197962316</text:p>
          </table:table-cell>
          <table:table-cell office:value-type="float" office:value="0.919759873444834">
            <text:p>0.9197598734</text:p>
          </table:table-cell>
          <table:table-cell office:value-type="float" office:value="1.12651296735021">
            <text:p>1.1265129674</text:p>
          </table:table-cell>
          <table:table-cell office:value-type="float" office:value="0.735311752416551">
            <text:p>0.7353117524</text:p>
          </table:table-cell>
        </table:table-row>
        <table:table-row table:style-name="ro1">
          <table:table-cell office:value-type="float" office:value="1.06596251955448">
            <text:p>1.0659625196</text:p>
          </table:table-cell>
          <table:table-cell office:value-type="float" office:value="0.962235846462362">
            <text:p>0.9622358465</text:p>
          </table:table-cell>
          <table:table-cell office:value-type="float" office:value="0.894046707803854">
            <text:p>0.8940467078</text:p>
          </table:table-cell>
          <table:table-cell office:value-type="float" office:value="1.08473629604895">
            <text:p>1.084736296</text:p>
          </table:table-cell>
          <table:table-cell office:value-type="float" office:value="1.00216877859572">
            <text:p>1.0021687786</text:p>
          </table:table-cell>
          <table:table-cell office:value-type="float" office:value="1.03435979276134">
            <text:p>1.0343597928</text:p>
          </table:table-cell>
          <table:table-cell office:value-type="float" office:value="1.00882417524858">
            <text:p>1.0088241752</text:p>
          </table:table-cell>
          <table:table-cell office:value-type="float" office:value="0.911986668018719">
            <text:p>0.911986668</text:p>
          </table:table-cell>
          <table:table-cell office:value-type="float" office:value="0.953437557670042">
            <text:p>0.9534375577</text:p>
          </table:table-cell>
          <table:table-cell office:value-type="float" office:value="0.957154193616296">
            <text:p>0.9571541936</text:p>
          </table:table-cell>
        </table:table-row>
        <table:table-row table:style-name="ro1">
          <table:table-cell office:value-type="float" office:value="0.803887168912633">
            <text:p>0.8038871689</text:p>
          </table:table-cell>
          <table:table-cell office:value-type="float" office:value="0.874397000565395">
            <text:p>0.8743970006</text:p>
          </table:table-cell>
          <table:table-cell office:value-type="float" office:value="1.00789988363934">
            <text:p>1.0078998836</text:p>
          </table:table-cell>
          <table:table-cell office:value-type="float" office:value="0.876542554945902">
            <text:p>0.8765425549</text:p>
          </table:table-cell>
          <table:table-cell office:value-type="float" office:value="0.896175616799861">
            <text:p>0.8961756168</text:p>
          </table:table-cell>
          <table:table-cell office:value-type="float" office:value="0.929825736807345">
            <text:p>0.9298257368</text:p>
          </table:table-cell>
          <table:table-cell office:value-type="float" office:value="0.981348571216126">
            <text:p>0.9813485712</text:p>
          </table:table-cell>
          <table:table-cell office:value-type="float" office:value="0.924986628254782">
            <text:p>0.9249866283</text:p>
          </table:table-cell>
          <table:table-cell office:value-type="float" office:value="0.895199425902476">
            <text:p>0.8951994259</text:p>
          </table:table-cell>
          <table:table-cell office:value-type="float" office:value="0.88667841708435">
            <text:p>0.8866784171</text:p>
          </table:table-cell>
        </table:table-row>
        <table:table-row table:style-name="ro1">
          <table:table-cell office:value-type="float" office:value="0.766582644478801">
            <text:p>0.7665826445</text:p>
          </table:table-cell>
          <table:table-cell office:value-type="float" office:value="0.801752374148899">
            <text:p>0.8017523741</text:p>
          </table:table-cell>
          <table:table-cell office:value-type="float" office:value="0.809677211459449">
            <text:p>0.8096772115</text:p>
          </table:table-cell>
          <table:table-cell office:value-type="float" office:value="0.931814456368223">
            <text:p>0.9318144564</text:p>
          </table:table-cell>
          <table:table-cell office:value-type="float" office:value="0.861768102830573">
            <text:p>0.8617681028</text:p>
          </table:table-cell>
          <table:table-cell office:value-type="float" office:value="0.966456981951451">
            <text:p>0.966456982</text:p>
          </table:table-cell>
          <table:table-cell office:value-type="float" office:value="1.02702506368234">
            <text:p>1.0270250637</text:p>
          </table:table-cell>
          <table:table-cell office:value-type="float" office:value="0.800816607742826">
            <text:p>0.8008166077</text:p>
          </table:table-cell>
          <table:table-cell office:value-type="float" office:value="0.748301263184398">
            <text:p>0.7483012632</text:p>
          </table:table-cell>
          <table:table-cell office:value-type="float" office:value="0.888441708583632">
            <text:p>0.8884417086</text:p>
          </table:table-cell>
        </table:table-row>
        <table:table-row table:style-name="ro1">
          <table:table-cell office:value-type="float" office:value="0.84560475148545">
            <text:p>0.8456047515</text:p>
          </table:table-cell>
          <table:table-cell office:value-type="float" office:value="0.966267669030198">
            <text:p>0.966267669</text:p>
          </table:table-cell>
          <table:table-cell office:value-type="float" office:value="0.909252731184681">
            <text:p>0.9092527312</text:p>
          </table:table-cell>
          <table:table-cell office:value-type="float" office:value="0.999899936841942">
            <text:p>0.9998999368</text:p>
          </table:table-cell>
          <table:table-cell office:value-type="float" office:value="1.00563227448094">
            <text:p>1.0056322745</text:p>
          </table:table-cell>
          <table:table-cell office:value-type="float" office:value="0.936742442366384">
            <text:p>0.9367424424</text:p>
          </table:table-cell>
          <table:table-cell office:value-type="float" office:value="0.986235842725389">
            <text:p>0.9862358427</text:p>
          </table:table-cell>
          <table:table-cell office:value-type="float" office:value="0.955276659574248">
            <text:p>0.9552766596</text:p>
          </table:table-cell>
          <table:table-cell office:value-type="float" office:value="0.920155951970604">
            <text:p>0.920155952</text:p>
          </table:table-cell>
          <table:table-cell office:value-type="float" office:value="0.910134516393568">
            <text:p>0.9101345164</text:p>
          </table:table-cell>
        </table:table-row>
        <table:table-row table:style-name="ro1">
          <table:table-cell office:value-type="float" office:value="0.889008820008572">
            <text:p>0.88900882</text:p>
          </table:table-cell>
          <table:table-cell office:value-type="float" office:value="1.00221725246167">
            <text:p>1.0022172525</text:p>
          </table:table-cell>
          <table:table-cell office:value-type="float" office:value="1.05262334468107">
            <text:p>1.0526233447</text:p>
          </table:table-cell>
          <table:table-cell office:value-type="float" office:value="1.08431516072252">
            <text:p>1.0843151607</text:p>
          </table:table-cell>
          <table:table-cell office:value-type="float" office:value="0.783160063492665">
            <text:p>0.7831600635</text:p>
          </table:table-cell>
          <table:table-cell office:value-type="float" office:value="0.895266331050639">
            <text:p>0.8952663311</text:p>
          </table:table-cell>
          <table:table-cell office:value-type="float" office:value="0.956882796176994">
            <text:p>0.9568827962</text:p>
          </table:table-cell>
          <table:table-cell office:value-type="float" office:value="0.724849911215467">
            <text:p>0.7248499112</text:p>
          </table:table-cell>
          <table:table-cell office:value-type="float" office:value="0.948690185570103">
            <text:p>0.9486901856</text:p>
          </table:table-cell>
          <table:table-cell office:value-type="float" office:value="0.881134631439291">
            <text:p>0.8811346314</text:p>
          </table:table-cell>
        </table:table-row>
        <table:table-row table:style-name="ro1">
          <table:table-cell office:value-type="float" office:value="0.791349043062754">
            <text:p>0.7913490431</text:p>
          </table:table-cell>
          <table:table-cell office:value-type="float" office:value="0.822863926575324">
            <text:p>0.8228639266</text:p>
          </table:table-cell>
          <table:table-cell office:value-type="float" office:value="0.764166607529336">
            <text:p>0.7641666075</text:p>
          </table:table-cell>
          <table:table-cell office:value-type="float" office:value="0.861146230354778">
            <text:p>0.8611462304</text:p>
          </table:table-cell>
          <table:table-cell office:value-type="float" office:value="0.837305694460107">
            <text:p>0.8373056945</text:p>
          </table:table-cell>
          <table:table-cell office:value-type="float" office:value="0.794663830660484">
            <text:p>0.7946638307</text:p>
          </table:table-cell>
          <table:table-cell office:value-type="float" office:value="0.82557171067639">
            <text:p>0.8255717107</text:p>
          </table:table-cell>
          <table:table-cell office:value-type="float" office:value="0.852942268999601">
            <text:p>0.852942269</text:p>
          </table:table-cell>
          <table:table-cell office:value-type="float" office:value="0.621865550639663">
            <text:p>0.6218655506</text:p>
          </table:table-cell>
          <table:table-cell office:value-type="float" office:value="0.810774661758888">
            <text:p>0.8107746618</text:p>
          </table:table-cell>
        </table:table-row>
        <table:table-row table:style-name="ro1">
          <table:table-cell office:value-type="float" office:value="0.80222199461047">
            <text:p>0.8022219946</text:p>
          </table:table-cell>
          <table:table-cell office:value-type="float" office:value="0.970322565955296">
            <text:p>0.970322566</text:p>
          </table:table-cell>
          <table:table-cell office:value-type="float" office:value="0.783499599798931">
            <text:p>0.7834995998</text:p>
          </table:table-cell>
          <table:table-cell office:value-type="float" office:value="0.835402591153365">
            <text:p>0.8354025912</text:p>
          </table:table-cell>
          <table:table-cell office:value-type="float" office:value="0.802076512814425">
            <text:p>0.8020765128</text:p>
          </table:table-cell>
          <table:table-cell office:value-type="float" office:value="1.0361316952335">
            <text:p>1.0361316952</text:p>
          </table:table-cell>
          <table:table-cell office:value-type="float" office:value="0.692651606415125">
            <text:p>0.6926516064</text:p>
          </table:table-cell>
          <table:table-cell office:value-type="float" office:value="1.10952737035788">
            <text:p>1.1095273704</text:p>
          </table:table-cell>
          <table:table-cell office:value-type="float" office:value="0.608189601681524">
            <text:p>0.6081896017</text:p>
          </table:table-cell>
          <table:table-cell office:value-type="float" office:value="0.839055070218853">
            <text:p>0.8390550702</text:p>
          </table:table-cell>
        </table:table-row>
        <table:table-row table:style-name="ro1">
          <table:table-cell office:value-type="float" office:value="0.944377365258202">
            <text:p>0.9443773653</text:p>
          </table:table-cell>
          <table:table-cell office:value-type="float" office:value="0.846467033935765">
            <text:p>0.8464670339</text:p>
          </table:table-cell>
          <table:table-cell office:value-type="float" office:value="0.876878980260499">
            <text:p>0.8768789803</text:p>
          </table:table-cell>
          <table:table-cell office:value-type="float" office:value="0.98083611164373">
            <text:p>0.9808361116</text:p>
          </table:table-cell>
          <table:table-cell office:value-type="float" office:value="0.993200788063189">
            <text:p>0.9932007881</text:p>
          </table:table-cell>
          <table:table-cell office:value-type="float" office:value="0.996747678351199">
            <text:p>0.9967476784</text:p>
          </table:table-cell>
          <table:table-cell office:value-type="float" office:value="0.892334480892022">
            <text:p>0.8923344809</text:p>
          </table:table-cell>
          <table:table-cell office:value-type="float" office:value="0.875859977158557">
            <text:p>0.8758599772</text:p>
          </table:table-cell>
          <table:table-cell office:value-type="float" office:value="0.928144621245517">
            <text:p>0.9281446212</text:p>
          </table:table-cell>
          <table:table-cell office:value-type="float" office:value="0.926981785338633">
            <text:p>0.9269817853</text:p>
          </table:table-cell>
        </table:table-row>
        <table:table-row table:style-name="ro1">
          <table:table-cell office:value-type="float" office:value="0.986458749614269">
            <text:p>0.9864587496</text:p>
          </table:table-cell>
          <table:table-cell office:value-type="float" office:value="0.940193477361584">
            <text:p>0.9401934774</text:p>
          </table:table-cell>
          <table:table-cell office:value-type="float" office:value="1.01668292899506">
            <text:p>1.016682929</text:p>
          </table:table-cell>
          <table:table-cell office:value-type="float" office:value="1.02156676641192">
            <text:p>1.0215667664</text:p>
          </table:table-cell>
          <table:table-cell office:value-type="float" office:value="1.009611176433">
            <text:p>1.0096111764</text:p>
          </table:table-cell>
          <table:table-cell office:value-type="float" office:value="0.954034728811321">
            <text:p>0.9540347288</text:p>
          </table:table-cell>
          <table:table-cell office:value-type="float" office:value="0.909780345012292">
            <text:p>0.909780345</text:p>
          </table:table-cell>
          <table:table-cell office:value-type="float" office:value="1.01336735097631">
            <text:p>1.013367351</text:p>
          </table:table-cell>
          <table:table-cell office:value-type="float" office:value="0.877969483528156">
            <text:p>0.8779694835</text:p>
          </table:table-cell>
          <table:table-cell office:value-type="float" office:value="0.941438953390923">
            <text:p>0.9414389534</text:p>
          </table:table-cell>
        </table:table-row>
        <table:table-row table:style-name="ro1">
          <table:table-cell office:value-type="float" office:value="1.14495060964422">
            <text:p>1.1449506096</text:p>
          </table:table-cell>
          <table:table-cell office:value-type="float" office:value="0.931418578256173">
            <text:p>0.9314185783</text:p>
          </table:table-cell>
          <table:table-cell office:value-type="float" office:value="0.997541065157919">
            <text:p>0.9975410652</text:p>
          </table:table-cell>
          <table:table-cell office:value-type="float" office:value="0.718383146307569">
            <text:p>0.7183831463</text:p>
          </table:table-cell>
          <table:table-cell office:value-type="float" office:value="0.905522055910618">
            <text:p>0.9055220559</text:p>
          </table:table-cell>
          <table:table-cell office:value-type="float" office:value="0.723113818540458">
            <text:p>0.7231138185</text:p>
          </table:table-cell>
          <table:table-cell office:value-type="float" office:value="1.17581462718052">
            <text:p>1.1758146272</text:p>
          </table:table-cell>
          <table:table-cell office:value-type="float" office:value="0.997649555904463">
            <text:p>0.9976495559</text:p>
          </table:table-cell>
          <table:table-cell office:value-type="float" office:value="0.967043505702569">
            <text:p>0.9670435057</text:p>
          </table:table-cell>
          <table:table-cell office:value-type="float" office:value="0.778328585545835">
            <text:p>0.7783285855</text:p>
          </table:table-cell>
        </table:table-row>
        <table:table-row table:style-name="ro1">
          <table:table-cell office:value-type="float" office:value="0.843717242084134">
            <text:p>0.8437172421</text:p>
          </table:table-cell>
          <table:table-cell office:value-type="float" office:value="0.588484208733217">
            <text:p>0.5884842087</text:p>
          </table:table-cell>
          <table:table-cell office:value-type="float" office:value="0.785870005865071">
            <text:p>0.7858700059</text:p>
          </table:table-cell>
          <table:table-cell office:value-type="float" office:value="0.941947886117844">
            <text:p>0.9419478861</text:p>
          </table:table-cell>
          <table:table-cell office:value-type="float" office:value="0.941805078542274">
            <text:p>0.9418050785</text:p>
          </table:table-cell>
          <table:table-cell office:value-type="float" office:value="0.719594211772709">
            <text:p>0.7195942118</text:p>
          </table:table-cell>
          <table:table-cell office:value-type="float" office:value="0.8759359458316">
            <text:p>0.8759359458</text:p>
          </table:table-cell>
          <table:table-cell office:value-type="float" office:value="0.65412321454557">
            <text:p>0.6541232145</text:p>
          </table:table-cell>
          <table:table-cell office:value-type="float" office:value="1.00717070293279">
            <text:p>1.0071707029</text:p>
          </table:table-cell>
          <table:table-cell office:value-type="float" office:value="0.607873304561505">
            <text:p>0.6078733046</text:p>
          </table:table-cell>
        </table:table-row>
        <table:table-row table:style-name="ro1">
          <table:table-cell office:value-type="float" office:value="0.908393083504124">
            <text:p>0.9083930835</text:p>
          </table:table-cell>
          <table:table-cell office:value-type="float" office:value="0.67208855802376">
            <text:p>0.672088558</text:p>
          </table:table-cell>
          <table:table-cell office:value-type="float" office:value="0.757769866663271">
            <text:p>0.7577698667</text:p>
          </table:table-cell>
          <table:table-cell office:value-type="float" office:value="0.729117361926311">
            <text:p>0.7291173619</text:p>
          </table:table-cell>
          <table:table-cell office:value-type="float" office:value="0.952848665911403">
            <text:p>0.9528486659</text:p>
          </table:table-cell>
          <table:table-cell office:value-type="float" office:value="0.90510087991493">
            <text:p>0.9051008799</text:p>
          </table:table-cell>
          <table:table-cell office:value-type="float" office:value="0.883891448862173">
            <text:p>0.8838914489</text:p>
          </table:table-cell>
          <table:table-cell office:value-type="float" office:value="0.786298204652909">
            <text:p>0.7862982047</text:p>
          </table:table-cell>
          <table:table-cell office:value-type="float" office:value="0.566398749632622">
            <text:p>0.5663987496</text:p>
          </table:table-cell>
          <table:table-cell office:value-type="float" office:value="0.94090053044237">
            <text:p>0.9409005304</text:p>
          </table:table-cell>
        </table:table-row>
        <table:table-row table:style-name="ro1">
          <table:table-cell office:value-type="float" office:value="0.890582102095877">
            <text:p>0.8905821021</text:p>
          </table:table-cell>
          <table:table-cell office:value-type="float" office:value="0.950658229088721">
            <text:p>0.9506582291</text:p>
          </table:table-cell>
          <table:table-cell office:value-type="float" office:value="0.86081793381468">
            <text:p>0.8608179338</text:p>
          </table:table-cell>
          <table:table-cell office:value-type="float" office:value="1.09029833949591">
            <text:p>1.0902983395</text:p>
          </table:table-cell>
          <table:table-cell office:value-type="float" office:value="0.846929368586887">
            <text:p>0.8469293686</text:p>
          </table:table-cell>
          <table:table-cell office:value-type="float" office:value="1.08754046198218">
            <text:p>1.087540462</text:p>
          </table:table-cell>
          <table:table-cell office:value-type="float" office:value="0.980714283809103">
            <text:p>0.9807142838</text:p>
          </table:table-cell>
          <table:table-cell office:value-type="float" office:value="1.05759675665028">
            <text:p>1.0575967567</text:p>
          </table:table-cell>
          <table:table-cell office:value-type="float" office:value="0.880566511208529">
            <text:p>0.8805665112</text:p>
          </table:table-cell>
          <table:table-cell office:value-type="float" office:value="0.770903440344749">
            <text:p>0.7709034403</text:p>
          </table:table-cell>
        </table:table-row>
        <table:table-row table:style-name="ro1">
          <table:table-cell office:value-type="float" office:value="0.967451054464642">
            <text:p>0.9674510545</text:p>
          </table:table-cell>
          <table:table-cell office:value-type="float" office:value="0.952418231723008">
            <text:p>0.9524182317</text:p>
          </table:table-cell>
          <table:table-cell office:value-type="float" office:value="0.871563210687111">
            <text:p>0.8715632107</text:p>
          </table:table-cell>
          <table:table-cell office:value-type="float" office:value="0.840867317022083">
            <text:p>0.840867317</text:p>
          </table:table-cell>
          <table:table-cell office:value-type="float" office:value="0.94158437069324">
            <text:p>0.9415843707</text:p>
          </table:table-cell>
          <table:table-cell office:value-type="float" office:value="0.921393835715885">
            <text:p>0.9213938357</text:p>
          </table:table-cell>
          <table:table-cell office:value-type="float" office:value="0.921000006116347">
            <text:p>0.9210000061</text:p>
          </table:table-cell>
          <table:table-cell office:value-type="float" office:value="0.898376569715778">
            <text:p>0.8983765697</text:p>
          </table:table-cell>
          <table:table-cell office:value-type="float" office:value="0.893453750876459">
            <text:p>0.8934537509</text:p>
          </table:table-cell>
          <table:table-cell office:value-type="float" office:value="0.963809293893402">
            <text:p>0.9638092939</text:p>
          </table:table-cell>
        </table:table-row>
        <table:table-row table:style-name="ro1">
          <table:table-cell office:value-type="float" office:value="0.96777269300682">
            <text:p>0.967772693</text:p>
          </table:table-cell>
          <table:table-cell office:value-type="float" office:value="0.857116430907541">
            <text:p>0.8571164309</text:p>
          </table:table-cell>
          <table:table-cell office:value-type="float" office:value="0.895901652500313">
            <text:p>0.8959016525</text:p>
          </table:table-cell>
          <table:table-cell office:value-type="float" office:value="0.948659695534088">
            <text:p>0.9486596955</text:p>
          </table:table-cell>
          <table:table-cell office:value-type="float" office:value="0.836655627455707">
            <text:p>0.8366556275</text:p>
          </table:table-cell>
          <table:table-cell office:value-type="float" office:value="0.791371788990869">
            <text:p>0.791371789</text:p>
          </table:table-cell>
          <table:table-cell office:value-type="float" office:value="1.03237595351446">
            <text:p>1.0323759535</text:p>
          </table:table-cell>
          <table:table-cell office:value-type="float" office:value="0.824261925004215">
            <text:p>0.824261925</text:p>
          </table:table-cell>
          <table:table-cell office:value-type="float" office:value="0.712829808438613">
            <text:p>0.7128298084</text:p>
          </table:table-cell>
          <table:table-cell office:value-type="float" office:value="0.843342830307733">
            <text:p>0.8433428303</text:p>
          </table:table-cell>
        </table:table-row>
        <table:table-row table:style-name="ro1">
          <table:table-cell office:value-type="float" office:value="0.820685593889119">
            <text:p>0.8206855939</text:p>
          </table:table-cell>
          <table:table-cell office:value-type="float" office:value="1.0871262465222">
            <text:p>1.0871262465</text:p>
          </table:table-cell>
          <table:table-cell office:value-type="float" office:value="0.630445473497684">
            <text:p>0.6304454735</text:p>
          </table:table-cell>
          <table:table-cell office:value-type="float" office:value="1.06692510787721">
            <text:p>1.0669251079</text:p>
          </table:table-cell>
          <table:table-cell office:value-type="float" office:value="0.860631604285282">
            <text:p>0.8606316043</text:p>
          </table:table-cell>
          <table:table-cell office:value-type="float" office:value="0.870250153366105">
            <text:p>0.8702501534</text:p>
          </table:table-cell>
          <table:table-cell office:value-type="float" office:value="1.07006234931179">
            <text:p>1.0700623493</text:p>
          </table:table-cell>
          <table:table-cell office:value-type="float" office:value="0.860619943998946">
            <text:p>0.860619944</text:p>
          </table:table-cell>
          <table:table-cell office:value-type="float" office:value="0.910898041125652">
            <text:p>0.9108980411</text:p>
          </table:table-cell>
          <table:table-cell office:value-type="float" office:value="1.00097705514216">
            <text:p>1.0009770551</text:p>
          </table:table-cell>
        </table:table-row>
        <table:table-row table:style-name="ro1">
          <table:table-cell office:value-type="float" office:value="0.972847337525156">
            <text:p>0.9728473375</text:p>
          </table:table-cell>
          <table:table-cell office:value-type="float" office:value="1.05803733713571">
            <text:p>1.0580373371</text:p>
          </table:table-cell>
          <table:table-cell office:value-type="float" office:value="0.884656140074383">
            <text:p>0.8846561401</text:p>
          </table:table-cell>
          <table:table-cell office:value-type="float" office:value="0.93855195535861">
            <text:p>0.9385519554</text:p>
          </table:table-cell>
          <table:table-cell office:value-type="float" office:value="1.05788760905131">
            <text:p>1.0578876091</text:p>
          </table:table-cell>
          <table:table-cell office:value-type="float" office:value="0.943469899806203">
            <text:p>0.9434698998</text:p>
          </table:table-cell>
          <table:table-cell office:value-type="float" office:value="0.959092380132015">
            <text:p>0.9590923801</text:p>
          </table:table-cell>
          <table:table-cell office:value-type="float" office:value="1.05337801092629">
            <text:p>1.0533780109</text:p>
          </table:table-cell>
          <table:table-cell office:value-type="float" office:value="0.98833172210069">
            <text:p>0.9883317221</text:p>
          </table:table-cell>
          <table:table-cell office:value-type="float" office:value="1.00682495853901">
            <text:p>1.0068249585</text:p>
          </table:table-cell>
        </table:table-row>
        <table:table-row table:style-name="ro1">
          <table:table-cell office:value-type="float" office:value="1.08185369725918">
            <text:p>1.0818536973</text:p>
          </table:table-cell>
          <table:table-cell office:value-type="float" office:value="0.963434494766694">
            <text:p>0.9634344948</text:p>
          </table:table-cell>
          <table:table-cell office:value-type="float" office:value="0.991039118172657">
            <text:p>0.9910391182</text:p>
          </table:table-cell>
          <table:table-cell office:value-type="float" office:value="0.837525847914633">
            <text:p>0.8375258479</text:p>
          </table:table-cell>
          <table:table-cell office:value-type="float" office:value="1.00489414738238">
            <text:p>1.0048941474</text:p>
          </table:table-cell>
          <table:table-cell office:value-type="float" office:value="0.972161496540229">
            <text:p>0.9721614965</text:p>
          </table:table-cell>
          <table:table-cell office:value-type="float" office:value="0.959847503810824">
            <text:p>0.9598475038</text:p>
          </table:table-cell>
          <table:table-cell office:value-type="float" office:value="0.980491073890967">
            <text:p>0.9804910739</text:p>
          </table:table-cell>
          <table:table-cell office:value-type="float" office:value="0.904771130649309">
            <text:p>0.9047711306</text:p>
          </table:table-cell>
          <table:table-cell office:value-type="float" office:value="1.06568608992367">
            <text:p>1.0656860899</text:p>
          </table:table-cell>
        </table:table-row>
        <table:table-row table:style-name="ro1">
          <table:table-cell office:value-type="float" office:value="0.891258079314464">
            <text:p>0.8912580793</text:p>
          </table:table-cell>
          <table:table-cell office:value-type="float" office:value="0.868320738145075">
            <text:p>0.8683207381</text:p>
          </table:table-cell>
          <table:table-cell office:value-type="float" office:value="0.737810927175422">
            <text:p>0.7378109272</text:p>
          </table:table-cell>
          <table:table-cell office:value-type="float" office:value="0.796277092846938">
            <text:p>0.7962770928</text:p>
          </table:table-cell>
          <table:table-cell office:value-type="float" office:value="0.795240768635434">
            <text:p>0.7952407686</text:p>
          </table:table-cell>
          <table:table-cell office:value-type="float" office:value="0.833345348537425">
            <text:p>0.8333453485</text:p>
          </table:table-cell>
          <table:table-cell office:value-type="float" office:value="0.799919389370945">
            <text:p>0.7999193894</text:p>
          </table:table-cell>
          <table:table-cell office:value-type="float" office:value="0.789758989614361">
            <text:p>0.7897589896</text:p>
          </table:table-cell>
          <table:table-cell office:value-type="float" office:value="0.722090076971686">
            <text:p>0.722090077</text:p>
          </table:table-cell>
          <table:table-cell office:value-type="float" office:value="0.670455632211264">
            <text:p>0.6704556322</text:p>
          </table:table-cell>
        </table:table-row>
        <table:table-row table:style-name="ro1">
          <table:table-cell office:value-type="float" office:value="0.999896560132972">
            <text:p>0.9998965601</text:p>
          </table:table-cell>
          <table:table-cell office:value-type="float" office:value="0.999169046955652">
            <text:p>0.999169047</text:p>
          </table:table-cell>
          <table:table-cell office:value-type="float" office:value="0.654772393167964">
            <text:p>0.6547723932</text:p>
          </table:table-cell>
          <table:table-cell office:value-type="float" office:value="0.944281146681192">
            <text:p>0.9442811467</text:p>
          </table:table-cell>
          <table:table-cell office:value-type="float" office:value="0.854090982490141">
            <text:p>0.8540909825</text:p>
          </table:table-cell>
          <table:table-cell office:value-type="float" office:value="0.945284380100559">
            <text:p>0.9452843801</text:p>
          </table:table-cell>
          <table:table-cell office:value-type="float" office:value="0.945227511176475">
            <text:p>0.9452275112</text:p>
          </table:table-cell>
          <table:table-cell office:value-type="float" office:value="1.23623200654041">
            <text:p>1.2362320065</text:p>
          </table:table-cell>
          <table:table-cell office:value-type="float" office:value="0.926726534361264">
            <text:p>0.9267265344</text:p>
          </table:table-cell>
          <table:table-cell office:value-type="float" office:value="1.21758559697025">
            <text:p>1.217585597</text:p>
          </table:table-cell>
        </table:table-row>
        <table:table-row table:style-name="ro1">
          <table:table-cell office:value-type="float" office:value="0.867518762753162">
            <text:p>0.8675187628</text:p>
          </table:table-cell>
          <table:table-cell office:value-type="float" office:value="0.929993527244548">
            <text:p>0.9299935272</text:p>
          </table:table-cell>
          <table:table-cell office:value-type="float" office:value="1.01546600684882">
            <text:p>1.0154660068</text:p>
          </table:table-cell>
          <table:table-cell office:value-type="float" office:value="1.01753819095539">
            <text:p>1.017538191</text:p>
          </table:table-cell>
          <table:table-cell office:value-type="float" office:value="0.954678568599578">
            <text:p>0.9546785686</text:p>
          </table:table-cell>
          <table:table-cell office:value-type="float" office:value="0.916350434634387">
            <text:p>0.9163504346</text:p>
          </table:table-cell>
          <table:table-cell office:value-type="float" office:value="0.896373639244163">
            <text:p>0.8963736392</text:p>
          </table:table-cell>
          <table:table-cell office:value-type="float" office:value="1.07072008470979">
            <text:p>1.0707200847</text:p>
          </table:table-cell>
          <table:table-cell office:value-type="float" office:value="0.798319075483244">
            <text:p>0.7983190755</text:p>
          </table:table-cell>
          <table:table-cell office:value-type="float" office:value="0.86876686348067">
            <text:p>0.8687668635</text:p>
          </table:table-cell>
        </table:table-row>
        <table:table-row table:style-name="ro1">
          <table:table-cell office:value-type="float" office:value="0.907475091383433">
            <text:p>0.9074750914</text:p>
          </table:table-cell>
          <table:table-cell office:value-type="float" office:value="0.97199859314874">
            <text:p>0.9719985931</text:p>
          </table:table-cell>
          <table:table-cell office:value-type="float" office:value="1.10960276525617">
            <text:p>1.1096027653</text:p>
          </table:table-cell>
          <table:table-cell office:value-type="float" office:value="0.933887879913624">
            <text:p>0.9338878799</text:p>
          </table:table-cell>
          <table:table-cell office:value-type="float" office:value="0.781689836338907">
            <text:p>0.7816898363</text:p>
          </table:table-cell>
          <table:table-cell office:value-type="float" office:value="0.988110060398387">
            <text:p>0.9881100604</text:p>
          </table:table-cell>
          <table:table-cell office:value-type="float" office:value="0.950125378296527">
            <text:p>0.9501253783</text:p>
          </table:table-cell>
          <table:table-cell office:value-type="float" office:value="0.864268604774118">
            <text:p>0.8642686048</text:p>
          </table:table-cell>
          <table:table-cell office:value-type="float" office:value="1.06130626829676">
            <text:p>1.0613062683</text:p>
          </table:table-cell>
          <table:table-cell office:value-type="float" office:value="0.910628089463965">
            <text:p>0.9106280895</text:p>
          </table:table-cell>
        </table:table-row>
        <table:table-row table:style-name="ro1">
          <table:table-cell office:value-type="float" office:value="0.689734739648974">
            <text:p>0.6897347396</text:p>
          </table:table-cell>
          <table:table-cell office:value-type="float" office:value="0.921093368599624">
            <text:p>0.9210933686</text:p>
          </table:table-cell>
          <table:table-cell office:value-type="float" office:value="0.919880856256929">
            <text:p>0.9198808563</text:p>
          </table:table-cell>
          <table:table-cell office:value-type="float" office:value="0.920583815696025">
            <text:p>0.9205838157</text:p>
          </table:table-cell>
          <table:table-cell office:value-type="float" office:value="1.10477711692001">
            <text:p>1.1047771169</text:p>
          </table:table-cell>
          <table:table-cell office:value-type="float" office:value="1.15139528052437">
            <text:p>1.1513952805</text:p>
          </table:table-cell>
          <table:table-cell office:value-type="float" office:value="0.735861355743918">
            <text:p>0.7358613557</text:p>
          </table:table-cell>
          <table:table-cell office:value-type="float" office:value="0.713293124477165">
            <text:p>0.7132931245</text:p>
          </table:table-cell>
          <table:table-cell office:value-type="float" office:value="1.01293328525377">
            <text:p>1.0129332853</text:p>
          </table:table-cell>
          <table:table-cell office:value-type="float" office:value="0.806351026249359">
            <text:p>0.8063510262</text:p>
          </table:table-cell>
        </table:table-row>
        <table:table-row table:style-name="ro1">
          <table:table-cell office:value-type="float" office:value="0.926076459633704">
            <text:p>0.9260764596</text:p>
          </table:table-cell>
          <table:table-cell office:value-type="float" office:value="1.06068960150683">
            <text:p>1.0606896015</text:p>
          </table:table-cell>
          <table:table-cell office:value-type="float" office:value="1.02439281472774">
            <text:p>1.0243928147</text:p>
          </table:table-cell>
          <table:table-cell office:value-type="float" office:value="1.02033150600878">
            <text:p>1.020331506</text:p>
          </table:table-cell>
          <table:table-cell office:value-type="float" office:value="0.933438643506575">
            <text:p>0.9334386435</text:p>
          </table:table-cell>
          <table:table-cell office:value-type="float" office:value="1.00289283774561">
            <text:p>1.0028928377</text:p>
          </table:table-cell>
          <table:table-cell office:value-type="float" office:value="0.753330479306319">
            <text:p>0.7533304793</text:p>
          </table:table-cell>
          <table:table-cell office:value-type="float" office:value="1.01940872724322">
            <text:p>1.0194087272</text:p>
          </table:table-cell>
          <table:table-cell office:value-type="float" office:value="1.0202462222185">
            <text:p>1.0202462222</text:p>
          </table:table-cell>
          <table:table-cell office:value-type="float" office:value="1.00173087754357">
            <text:p>1.0017308775</text:p>
          </table:table-cell>
        </table:table-row>
        <table:table-row table:style-name="ro1">
          <table:table-cell office:value-type="float" office:value="1.10838565865588">
            <text:p>1.1083856587</text:p>
          </table:table-cell>
          <table:table-cell office:value-type="float" office:value="0.888157122437436">
            <text:p>0.8881571224</text:p>
          </table:table-cell>
          <table:table-cell office:value-type="float" office:value="0.955055908256699">
            <text:p>0.9550559083</text:p>
          </table:table-cell>
          <table:table-cell office:value-type="float" office:value="0.877470539654984">
            <text:p>0.8774705397</text:p>
          </table:table-cell>
          <table:table-cell office:value-type="float" office:value="0.949948488680936">
            <text:p>0.9499484887</text:p>
          </table:table-cell>
          <table:table-cell office:value-type="float" office:value="1.041400076069">
            <text:p>1.0414000761</text:p>
          </table:table-cell>
          <table:table-cell office:value-type="float" office:value="0.747560033781359">
            <text:p>0.7475600338</text:p>
          </table:table-cell>
          <table:table-cell office:value-type="float" office:value="0.865225534358113">
            <text:p>0.8652255344</text:p>
          </table:table-cell>
          <table:table-cell office:value-type="float" office:value="0.934912433784146">
            <text:p>0.9349124338</text:p>
          </table:table-cell>
          <table:table-cell office:value-type="float" office:value="0.826652657714501">
            <text:p>0.8266526577</text:p>
          </table:table-cell>
        </table:table-row>
        <table:table-row table:style-name="ro1">
          <table:table-cell office:value-type="float" office:value="0.88561326927252">
            <text:p>0.8856132693</text:p>
          </table:table-cell>
          <table:table-cell office:value-type="float" office:value="1.00934445567306">
            <text:p>1.0093444557</text:p>
          </table:table-cell>
          <table:table-cell office:value-type="float" office:value="0.91529223952004">
            <text:p>0.9152922395</text:p>
          </table:table-cell>
          <table:table-cell office:value-type="float" office:value="0.971148650795316">
            <text:p>0.9711486508</text:p>
          </table:table-cell>
          <table:table-cell office:value-type="float" office:value="0.92326277508775">
            <text:p>0.9232627751</text:p>
          </table:table-cell>
          <table:table-cell office:value-type="float" office:value="0.950941881846592">
            <text:p>0.9509418818</text:p>
          </table:table-cell>
          <table:table-cell office:value-type="float" office:value="0.906642585425819">
            <text:p>0.9066425854</text:p>
          </table:table-cell>
          <table:table-cell office:value-type="float" office:value="0.905172426170372">
            <text:p>0.9051724262</text:p>
          </table:table-cell>
          <table:table-cell office:value-type="float" office:value="0.877915829143555">
            <text:p>0.8779158291</text:p>
          </table:table-cell>
          <table:table-cell office:value-type="float" office:value="0.877867317437089">
            <text:p>0.8778673174</text:p>
          </table:table-cell>
        </table:table-row>
        <table:table-row table:style-name="ro1">
          <table:table-cell office:value-type="float" office:value="1.10483399645601">
            <text:p>1.1048339965</text:p>
          </table:table-cell>
          <table:table-cell office:value-type="float" office:value="0.551520982889796">
            <text:p>0.5515209829</text:p>
          </table:table-cell>
          <table:table-cell office:value-type="float" office:value="0.643921400729939">
            <text:p>0.6439214007</text:p>
          </table:table-cell>
          <table:table-cell office:value-type="float" office:value="0.644675996965775">
            <text:p>0.644675997</text:p>
          </table:table-cell>
          <table:table-cell office:value-type="float" office:value="0.805780552188451">
            <text:p>0.8057805522</text:p>
          </table:table-cell>
          <table:table-cell office:value-type="float" office:value="0.713509920307888">
            <text:p>0.7135099203</text:p>
          </table:table-cell>
          <table:table-cell office:value-type="float" office:value="1.03475568569353">
            <text:p>1.0347556857</text:p>
          </table:table-cell>
          <table:table-cell office:value-type="float" office:value="0.82833619636688">
            <text:p>0.8283361964</text:p>
          </table:table-cell>
          <table:table-cell office:value-type="float" office:value="0.920209133982145">
            <text:p>0.920209134</text:p>
          </table:table-cell>
          <table:table-cell office:value-type="float" office:value="0.828370280543612">
            <text:p>0.8283702805</text:p>
          </table:table-cell>
        </table:table-row>
        <table:table-row table:style-name="ro1">
          <table:table-cell office:value-type="float" office:value="0.913254911547873">
            <text:p>0.9132549115</text:p>
          </table:table-cell>
          <table:table-cell office:value-type="float" office:value="1.00094747733921">
            <text:p>1.0009474773</text:p>
          </table:table-cell>
          <table:table-cell office:value-type="float" office:value="1.00879726607248">
            <text:p>1.0087972661</text:p>
          </table:table-cell>
          <table:table-cell office:value-type="float" office:value="0.98180120528009">
            <text:p>0.9818012053</text:p>
          </table:table-cell>
          <table:table-cell office:value-type="float" office:value="0.848497783971351">
            <text:p>0.848497784</text:p>
          </table:table-cell>
          <table:table-cell office:value-type="float" office:value="0.892381441915245">
            <text:p>0.8923814419</text:p>
          </table:table-cell>
          <table:table-cell office:value-type="float" office:value="0.971381246332951">
            <text:p>0.9713812463</text:p>
          </table:table-cell>
          <table:table-cell office:value-type="float" office:value="0.88175398000388">
            <text:p>0.88175398</text:p>
          </table:table-cell>
          <table:table-cell office:value-type="float" office:value="0.922556169820791">
            <text:p>0.9225561698</text:p>
          </table:table-cell>
          <table:table-cell office:value-type="float" office:value="0.907185357376274">
            <text:p>0.9071853574</text:p>
          </table:table-cell>
        </table:table-row>
        <table:table-row table:style-name="ro1">
          <table:table-cell office:value-type="float" office:value="0.969079316121668">
            <text:p>0.9690793161</text:p>
          </table:table-cell>
          <table:table-cell office:value-type="float" office:value="0.884282975621564">
            <text:p>0.8842829756</text:p>
          </table:table-cell>
          <table:table-cell office:value-type="float" office:value="0.914231050339654">
            <text:p>0.9142310503</text:p>
          </table:table-cell>
          <table:table-cell office:value-type="float" office:value="0.877494641657868">
            <text:p>0.8774946417</text:p>
          </table:table-cell>
          <table:table-cell office:value-type="float" office:value="0.925178454081628">
            <text:p>0.9251784541</text:p>
          </table:table-cell>
          <table:table-cell office:value-type="float" office:value="0.888316319681866">
            <text:p>0.8883163197</text:p>
          </table:table-cell>
          <table:table-cell office:value-type="float" office:value="0.899854514932426">
            <text:p>0.8998545149</text:p>
          </table:table-cell>
          <table:table-cell office:value-type="float" office:value="0.866772149830415">
            <text:p>0.8667721498</text:p>
          </table:table-cell>
          <table:table-cell office:value-type="float" office:value="0.87005336813954">
            <text:p>0.8700533681</text:p>
          </table:table-cell>
          <table:table-cell office:value-type="float" office:value="0.882404944639348">
            <text:p>0.8824049446</text:p>
          </table:table-cell>
        </table:table-row>
        <table:table-row table:style-name="ro1">
          <table:table-cell office:value-type="float" office:value="0.893063743250565">
            <text:p>0.8930637433</text:p>
          </table:table-cell>
          <table:table-cell office:value-type="float" office:value="0.832132796647391">
            <text:p>0.8321327966</text:p>
          </table:table-cell>
          <table:table-cell office:value-type="float" office:value="0.952103972584701">
            <text:p>0.9521039726</text:p>
          </table:table-cell>
          <table:table-cell office:value-type="float" office:value="0.992763752475677">
            <text:p>0.9927637525</text:p>
          </table:table-cell>
          <table:table-cell office:value-type="float" office:value="0.973381189739746">
            <text:p>0.9733811897</text:p>
          </table:table-cell>
          <table:table-cell office:value-type="float" office:value="0.968336591251325">
            <text:p>0.9683365913</text:p>
          </table:table-cell>
          <table:table-cell office:value-type="float" office:value="0.904713710470526">
            <text:p>0.9047137105</text:p>
          </table:table-cell>
          <table:table-cell office:value-type="float" office:value="1.06277209985446">
            <text:p>1.0627720999</text:p>
          </table:table-cell>
          <table:table-cell office:value-type="float" office:value="1.01333323685611">
            <text:p>1.0133332369</text:p>
          </table:table-cell>
          <table:table-cell office:value-type="float" office:value="0.960203156406811">
            <text:p>0.9602031564</text:p>
          </table:table-cell>
        </table:table-row>
        <table:table-row table:style-name="ro1">
          <table:table-cell office:value-type="float" office:value="0.883320980701078">
            <text:p>0.8833209807</text:p>
          </table:table-cell>
          <table:table-cell office:value-type="float" office:value="0.935140476605452">
            <text:p>0.9351404766</text:p>
          </table:table-cell>
          <table:table-cell office:value-type="float" office:value="0.910200513790873">
            <text:p>0.9102005138</text:p>
          </table:table-cell>
          <table:table-cell office:value-type="float" office:value="0.894352756275333">
            <text:p>0.8943527563</text:p>
          </table:table-cell>
          <table:table-cell office:value-type="float" office:value="0.869669772739489">
            <text:p>0.8696697727</text:p>
          </table:table-cell>
          <table:table-cell office:value-type="float" office:value="0.871376230859965">
            <text:p>0.8713762309</text:p>
          </table:table-cell>
          <table:table-cell office:value-type="float" office:value="1.04306435709652">
            <text:p>1.0430643571</text:p>
          </table:table-cell>
          <table:table-cell office:value-type="float" office:value="1.01955144182903">
            <text:p>1.0195514418</text:p>
          </table:table-cell>
          <table:table-cell office:value-type="float" office:value="0.922064339865715">
            <text:p>0.9220643399</text:p>
          </table:table-cell>
          <table:table-cell office:value-type="float" office:value="0.881225726314004">
            <text:p>0.8812257263</text:p>
          </table:table-cell>
        </table:table-row>
        <table:table-row table:style-name="ro1">
          <table:table-cell office:value-type="float" office:value="0.836249974846246">
            <text:p>0.8362499748</text:p>
          </table:table-cell>
          <table:table-cell office:value-type="float" office:value="0.931365383321787">
            <text:p>0.9313653833</text:p>
          </table:table-cell>
          <table:table-cell office:value-type="float" office:value="1.0797564940406">
            <text:p>1.079756494</text:p>
          </table:table-cell>
          <table:table-cell office:value-type="float" office:value="0.652988618199339">
            <text:p>0.6529886182</text:p>
          </table:table-cell>
          <table:table-cell office:value-type="float" office:value="0.992792073881964">
            <text:p>0.9927920739</text:p>
          </table:table-cell>
          <table:table-cell office:value-type="float" office:value="0.678733544289042">
            <text:p>0.6787335443</text:p>
          </table:table-cell>
          <table:table-cell office:value-type="float" office:value="1.13268430158213">
            <text:p>1.1326843016</text:p>
          </table:table-cell>
          <table:table-cell office:value-type="float" office:value="0.974780817084781">
            <text:p>0.9747808171</text:p>
          </table:table-cell>
          <table:table-cell office:value-type="float" office:value="1.02726012327314">
            <text:p>1.0272601233</text:p>
          </table:table-cell>
          <table:table-cell office:value-type="float" office:value="1.01111296915597">
            <text:p>1.0111129692</text:p>
          </table:table-cell>
        </table:table-row>
        <table:table-row table:style-name="ro1">
          <table:table-cell office:value-type="float" office:value="0.997615555060163">
            <text:p>0.9976155551</text:p>
          </table:table-cell>
          <table:table-cell office:value-type="float" office:value="0.905966031156895">
            <text:p>0.9059660312</text:p>
          </table:table-cell>
          <table:table-cell office:value-type="float" office:value="0.965020309400087">
            <text:p>0.9650203094</text:p>
          </table:table-cell>
          <table:table-cell office:value-type="float" office:value="0.929860195688785">
            <text:p>0.9298601957</text:p>
          </table:table-cell>
          <table:table-cell office:value-type="float" office:value="0.967767227488357">
            <text:p>0.9677672275</text:p>
          </table:table-cell>
          <table:table-cell office:value-type="float" office:value="1.02272432276333">
            <text:p>1.0227243228</text:p>
          </table:table-cell>
          <table:table-cell office:value-type="float" office:value="0.890773974670006">
            <text:p>0.8907739747</text:p>
          </table:table-cell>
          <table:table-cell office:value-type="float" office:value="0.877705451848594">
            <text:p>0.8777054518</text:p>
          </table:table-cell>
          <table:table-cell office:value-type="float" office:value="0.922086329193868">
            <text:p>0.9220863292</text:p>
          </table:table-cell>
          <table:table-cell office:value-type="float" office:value="1.03345291600161">
            <text:p>1.033452916</text:p>
          </table:table-cell>
        </table:table-row>
        <table:table-row table:style-name="ro1">
          <table:table-cell office:value-type="float" office:value="1.01455671332664">
            <text:p>1.0145567133</text:p>
          </table:table-cell>
          <table:table-cell office:value-type="float" office:value="1.02478998770033">
            <text:p>1.0247899877</text:p>
          </table:table-cell>
          <table:table-cell office:value-type="float" office:value="0.96470294220234">
            <text:p>0.9647029422</text:p>
          </table:table-cell>
          <table:table-cell office:value-type="float" office:value="0.911713659404193">
            <text:p>0.9117136594</text:p>
          </table:table-cell>
          <table:table-cell office:value-type="float" office:value="0.968845820728238">
            <text:p>0.9688458207</text:p>
          </table:table-cell>
          <table:table-cell office:value-type="float" office:value="0.954047028365818">
            <text:p>0.9540470284</text:p>
          </table:table-cell>
          <table:table-cell office:value-type="float" office:value="0.90178654636609">
            <text:p>0.9017865464</text:p>
          </table:table-cell>
          <table:table-cell office:value-type="float" office:value="0.977758720864102">
            <text:p>0.9777587209</text:p>
          </table:table-cell>
          <table:table-cell office:value-type="float" office:value="0.899742355684359">
            <text:p>0.8997423557</text:p>
          </table:table-cell>
          <table:table-cell office:value-type="float" office:value="0.851235493267097">
            <text:p>0.8512354933</text:p>
          </table:table-cell>
        </table:table-row>
        <table:table-row table:style-name="ro1">
          <table:table-cell office:value-type="float" office:value="0.779052821401309">
            <text:p>0.7790528214</text:p>
          </table:table-cell>
          <table:table-cell office:value-type="float" office:value="0.788815642254126">
            <text:p>0.7888156423</text:p>
          </table:table-cell>
          <table:table-cell office:value-type="float" office:value="0.735092409770099">
            <text:p>0.7350924098</text:p>
          </table:table-cell>
          <table:table-cell office:value-type="float" office:value="0.83805612930797">
            <text:p>0.8380561293</text:p>
          </table:table-cell>
          <table:table-cell office:value-type="float" office:value="0.689078950740122">
            <text:p>0.6890789507</text:p>
          </table:table-cell>
          <table:table-cell office:value-type="float" office:value="0.678948407251692">
            <text:p>0.6789484073</text:p>
          </table:table-cell>
          <table:table-cell office:value-type="float" office:value="0.832607316572874">
            <text:p>0.8326073166</text:p>
          </table:table-cell>
          <table:table-cell office:value-type="float" office:value="0.783971368618787">
            <text:p>0.7839713686</text:p>
          </table:table-cell>
          <table:table-cell office:value-type="float" office:value="0.70059818724072">
            <text:p>0.7005981872</text:p>
          </table:table-cell>
          <table:table-cell office:value-type="float" office:value="0.736877028486369">
            <text:p>0.7368770285</text:p>
          </table:table-cell>
        </table:table-row>
        <table:table-row table:style-name="ro1">
          <table:table-cell office:value-type="float" office:value="1.22780551342836">
            <text:p>1.2278055134</text:p>
          </table:table-cell>
          <table:table-cell office:value-type="float" office:value="0.818207960394823">
            <text:p>0.8182079604</text:p>
          </table:table-cell>
          <table:table-cell office:value-type="float" office:value="0.818851345526699">
            <text:p>0.8188513455</text:p>
          </table:table-cell>
          <table:table-cell office:value-type="float" office:value="0.90026853792456">
            <text:p>0.9002685379</text:p>
          </table:table-cell>
          <table:table-cell office:value-type="float" office:value="0.736780397006893">
            <text:p>0.736780397</text:p>
          </table:table-cell>
          <table:table-cell office:value-type="float" office:value="0.899357743030501">
            <text:p>0.899357743</text:p>
          </table:table-cell>
          <table:table-cell office:value-type="float" office:value="0.859154589667812">
            <text:p>0.8591545897</text:p>
          </table:table-cell>
          <table:table-cell office:value-type="float" office:value="0.736699791163105">
            <text:p>0.7366997912</text:p>
          </table:table-cell>
          <table:table-cell office:value-type="float" office:value="0.614287858127057">
            <text:p>0.6142878581</text:p>
          </table:table-cell>
          <table:table-cell office:value-type="float" office:value="0.490692134441872">
            <text:p>0.4906921344</text:p>
          </table:table-cell>
        </table:table-row>
        <table:table-row table:style-name="ro1">
          <table:table-cell office:value-type="float" office:value="0.888646449000209">
            <text:p>0.888646449</text:p>
          </table:table-cell>
          <table:table-cell office:value-type="float" office:value="0.907905874322113">
            <text:p>0.9079058743</text:p>
          </table:table-cell>
          <table:table-cell office:value-type="float" office:value="0.873889226467497">
            <text:p>0.8738892265</text:p>
          </table:table-cell>
          <table:table-cell office:value-type="float" office:value="0.850282177938483">
            <text:p>0.8502821779</text:p>
          </table:table-cell>
          <table:table-cell office:value-type="float" office:value="0.806306263516774">
            <text:p>0.8063062635</text:p>
          </table:table-cell>
          <table:table-cell office:value-type="float" office:value="0.814825061253614">
            <text:p>0.8148250613</text:p>
          </table:table-cell>
          <table:table-cell office:value-type="float" office:value="0.805737273100698">
            <text:p>0.8057372731</text:p>
          </table:table-cell>
          <table:table-cell office:value-type="float" office:value="0.875608123880664">
            <text:p>0.8756081239</text:p>
          </table:table-cell>
          <table:table-cell office:value-type="float" office:value="0.832838434057252">
            <text:p>0.8328384341</text:p>
          </table:table-cell>
          <table:table-cell office:value-type="float" office:value="0.913846264305776">
            <text:p>0.9138462643</text:p>
          </table:table-cell>
        </table:table-row>
        <table:table-row table:style-name="ro1">
          <table:table-cell office:value-type="float" office:value="1.03171382887903">
            <text:p>1.0317138289</text:p>
          </table:table-cell>
          <table:table-cell office:value-type="float" office:value="0.899905749245607">
            <text:p>0.8999057492</text:p>
          </table:table-cell>
          <table:table-cell office:value-type="float" office:value="0.975681756810498">
            <text:p>0.9756817568</text:p>
          </table:table-cell>
          <table:table-cell office:value-type="float" office:value="0.848790472597384">
            <text:p>0.8487904726</text:p>
          </table:table-cell>
          <table:table-cell office:value-type="float" office:value="0.891730738495361">
            <text:p>0.8917307385</text:p>
          </table:table-cell>
          <table:table-cell office:value-type="float" office:value="0.967174571403776">
            <text:p>0.9671745714</text:p>
          </table:table-cell>
          <table:table-cell office:value-type="float" office:value="0.914864505486157">
            <text:p>0.9148645055</text:p>
          </table:table-cell>
          <table:table-cell office:value-type="float" office:value="0.912928652189451">
            <text:p>0.9129286522</text:p>
          </table:table-cell>
          <table:table-cell office:value-type="float" office:value="0.906500108643824">
            <text:p>0.9065001086</text:p>
          </table:table-cell>
          <table:table-cell office:value-type="float" office:value="0.890921027441103">
            <text:p>0.8909210274</text:p>
          </table:table-cell>
        </table:table-row>
        <table:table-row table:style-name="ro1">
          <table:table-cell office:value-type="float" office:value="0.887090701621979">
            <text:p>0.8870907016</text:p>
          </table:table-cell>
          <table:table-cell office:value-type="float" office:value="0.818921407887753">
            <text:p>0.8189214079</text:p>
          </table:table-cell>
          <table:table-cell office:value-type="float" office:value="0.872300441317586">
            <text:p>0.8723004413</text:p>
          </table:table-cell>
          <table:table-cell office:value-type="float" office:value="0.728960968315446">
            <text:p>0.7289609683</text:p>
          </table:table-cell>
          <table:table-cell office:value-type="float" office:value="0.800100682051845">
            <text:p>0.8001006821</text:p>
          </table:table-cell>
          <table:table-cell office:value-type="float" office:value="0.884536179397747">
            <text:p>0.8845361794</text:p>
          </table:table-cell>
          <table:table-cell office:value-type="float" office:value="0.746639774162057">
            <text:p>0.7466397742</text:p>
          </table:table-cell>
          <table:table-cell office:value-type="float" office:value="0.903420043500942">
            <text:p>0.9034200435</text:p>
          </table:table-cell>
          <table:table-cell office:value-type="float" office:value="0.879587406118354">
            <text:p>0.8795874061</text:p>
          </table:table-cell>
          <table:table-cell office:value-type="float" office:value="0.886880942468348">
            <text:p>0.8868809425</text:p>
          </table:table-cell>
        </table:table-row>
        <table:table-row table:style-name="ro1">
          <table:table-cell office:value-type="float" office:value="0.884489710429206">
            <text:p>0.8844897104</text:p>
          </table:table-cell>
          <table:table-cell office:value-type="float" office:value="1.0003023420493">
            <text:p>1.000302342</text:p>
          </table:table-cell>
          <table:table-cell office:value-type="float" office:value="1.17784485137857">
            <text:p>1.1778448514</text:p>
          </table:table-cell>
          <table:table-cell office:value-type="float" office:value="1.03084881549815">
            <text:p>1.0308488155</text:p>
          </table:table-cell>
          <table:table-cell office:value-type="float" office:value="0.957309798472393">
            <text:p>0.9573097985</text:p>
          </table:table-cell>
          <table:table-cell office:value-type="float" office:value="0.736401418669676">
            <text:p>0.7364014187</text:p>
          </table:table-cell>
          <table:table-cell office:value-type="float" office:value="1.02990691059543">
            <text:p>1.0299069106</text:p>
          </table:table-cell>
          <table:table-cell office:value-type="float" office:value="0.883686142439466">
            <text:p>0.8836861424</text:p>
          </table:table-cell>
          <table:table-cell office:value-type="float" office:value="0.883003314620494">
            <text:p>0.8830033146</text:p>
          </table:table-cell>
          <table:table-cell office:value-type="float" office:value="0.823823542252061">
            <text:p>0.8238235423</text:p>
          </table:table-cell>
        </table:table-row>
        <table:table-row table:style-name="ro1">
          <table:table-cell office:value-type="float" office:value="0.906389207426822">
            <text:p>0.9063892074</text:p>
          </table:table-cell>
          <table:table-cell office:value-type="float" office:value="0.948886724734514">
            <text:p>0.9488867247</text:p>
          </table:table-cell>
          <table:table-cell office:value-type="float" office:value="0.957950010629264">
            <text:p>0.9579500106</text:p>
          </table:table-cell>
          <table:table-cell office:value-type="float" office:value="1.00947769615327">
            <text:p>1.0094776962</text:p>
          </table:table-cell>
          <table:table-cell office:value-type="float" office:value="0.888128316753888">
            <text:p>0.8881283168</text:p>
          </table:table-cell>
          <table:table-cell office:value-type="float" office:value="0.869692304922229">
            <text:p>0.8696923049</text:p>
          </table:table-cell>
          <table:table-cell office:value-type="float" office:value="0.990272138998869">
            <text:p>0.990272139</text:p>
          </table:table-cell>
          <table:table-cell office:value-type="float" office:value="0.860220280688019">
            <text:p>0.8602202807</text:p>
          </table:table-cell>
          <table:table-cell office:value-type="float" office:value="0.977803269723518">
            <text:p>0.9778032697</text:p>
          </table:table-cell>
          <table:table-cell office:value-type="float" office:value="0.870882546073083">
            <text:p>0.8708825461</text:p>
          </table:table-cell>
        </table:table-row>
        <table:table-row table:style-name="ro1">
          <table:table-cell office:value-type="float" office:value="0.824452319712631">
            <text:p>0.8244523197</text:p>
          </table:table-cell>
          <table:table-cell office:value-type="float" office:value="1.00770706358707">
            <text:p>1.0077070636</text:p>
          </table:table-cell>
          <table:table-cell office:value-type="float" office:value="0.820318954854299">
            <text:p>0.8203189549</text:p>
          </table:table-cell>
          <table:table-cell office:value-type="float" office:value="0.853957405278836">
            <text:p>0.8539574053</text:p>
          </table:table-cell>
          <table:table-cell office:value-type="float" office:value="1.04655168392196">
            <text:p>1.0465516839</text:p>
          </table:table-cell>
          <table:table-cell office:value-type="float" office:value="0.882514569044485">
            <text:p>0.882514569</text:p>
          </table:table-cell>
          <table:table-cell office:value-type="float" office:value="0.842011232438934">
            <text:p>0.8420112324</text:p>
          </table:table-cell>
          <table:table-cell office:value-type="float" office:value="0.825916848235949">
            <text:p>0.8259168482</text:p>
          </table:table-cell>
          <table:table-cell office:value-type="float" office:value="0.891495279399562">
            <text:p>0.8914952794</text:p>
          </table:table-cell>
          <table:table-cell office:value-type="float" office:value="0.935300678807861">
            <text:p>0.9353006788</text:p>
          </table:table-cell>
        </table:table-row>
        <table:table-row table:style-name="ro1">
          <table:table-cell office:value-type="float" office:value="0.917391960879646">
            <text:p>0.9173919609</text:p>
          </table:table-cell>
          <table:table-cell office:value-type="float" office:value="1.02179470474896">
            <text:p>1.0217947047</text:p>
          </table:table-cell>
          <table:table-cell office:value-type="float" office:value="1.02174427870548">
            <text:p>1.0217442787</text:p>
          </table:table-cell>
          <table:table-cell office:value-type="float" office:value="0.653658395829237">
            <text:p>0.6536583958</text:p>
          </table:table-cell>
          <table:table-cell office:value-type="float" office:value="0.571996847397021">
            <text:p>0.5719968474</text:p>
          </table:table-cell>
          <table:table-cell office:value-type="float" office:value="0.771554636793022">
            <text:p>0.7715546368</text:p>
          </table:table-cell>
          <table:table-cell office:value-type="float" office:value="0.872016916284184">
            <text:p>0.8720169163</text:p>
          </table:table-cell>
          <table:table-cell office:value-type="float" office:value="0.898897407949214">
            <text:p>0.8988974079</text:p>
          </table:table-cell>
          <table:table-cell office:value-type="float" office:value="0.708681052282324">
            <text:p>0.7086810523</text:p>
          </table:table-cell>
          <table:table-cell office:value-type="float" office:value="0.898943241023631">
            <text:p>0.898943241</text:p>
          </table:table-cell>
        </table:table-row>
        <table:table-row table:style-name="ro1">
          <table:table-cell office:value-type="float" office:value="0.811139254618882">
            <text:p>0.8111392546</text:p>
          </table:table-cell>
          <table:table-cell office:value-type="float" office:value="0.890824633311055">
            <text:p>0.8908246333</text:p>
          </table:table-cell>
          <table:table-cell office:value-type="float" office:value="0.638008437907194">
            <text:p>0.6380084379</text:p>
          </table:table-cell>
          <table:table-cell office:value-type="float" office:value="0.737961213320585">
            <text:p>0.7379612133</text:p>
          </table:table-cell>
          <table:table-cell office:value-type="float" office:value="0.70432542093694">
            <text:p>0.7043254209</text:p>
          </table:table-cell>
          <table:table-cell office:value-type="float" office:value="0.923651850987392">
            <text:p>0.923651851</text:p>
          </table:table-cell>
          <table:table-cell office:value-type="float" office:value="0.888081800580915">
            <text:p>0.8880818006</text:p>
          </table:table-cell>
          <table:table-cell office:value-type="float" office:value="0.745736453687115">
            <text:p>0.7457364537</text:p>
          </table:table-cell>
          <table:table-cell office:value-type="float" office:value="0.791762772359183">
            <text:p>0.7917627724</text:p>
          </table:table-cell>
          <table:table-cell office:value-type="float" office:value="0.888424478597323">
            <text:p>0.8884244786</text:p>
          </table:table-cell>
        </table:table-row>
        <table:table-row table:style-name="ro1">
          <table:table-cell office:value-type="float" office:value="0.894444343895585">
            <text:p>0.8944443439</text:p>
          </table:table-cell>
          <table:table-cell office:value-type="float" office:value="0.780002762649442">
            <text:p>0.7800027626</text:p>
          </table:table-cell>
          <table:table-cell office:value-type="float" office:value="0.767726197252594">
            <text:p>0.7677261973</text:p>
          </table:table-cell>
          <table:table-cell office:value-type="float" office:value="0.862473990980508">
            <text:p>0.862473991</text:p>
          </table:table-cell>
          <table:table-cell office:value-type="float" office:value="0.942364590899676">
            <text:p>0.9423645909</text:p>
          </table:table-cell>
          <table:table-cell office:value-type="float" office:value="0.845884414732793">
            <text:p>0.8458844147</text:p>
          </table:table-cell>
          <table:table-cell office:value-type="float" office:value="0.900167658980775">
            <text:p>0.900167659</text:p>
          </table:table-cell>
          <table:table-cell office:value-type="float" office:value="0.860177742996949">
            <text:p>0.860177743</text:p>
          </table:table-cell>
          <table:table-cell office:value-type="float" office:value="0.849416896197441">
            <text:p>0.8494168962</text:p>
          </table:table-cell>
          <table:table-cell office:value-type="float" office:value="0.831966200111296">
            <text:p>0.8319662001</text:p>
          </table:table-cell>
        </table:table-row>
        <table:table-row table:style-name="ro1">
          <table:table-cell office:value-type="float" office:value="0.963041061165827">
            <text:p>0.9630410612</text:p>
          </table:table-cell>
          <table:table-cell office:value-type="float" office:value="0.805400677351277">
            <text:p>0.8054006774</text:p>
          </table:table-cell>
          <table:table-cell office:value-type="float" office:value="0.855153312907377">
            <text:p>0.8551533129</text:p>
          </table:table-cell>
          <table:table-cell office:value-type="float" office:value="0.873583215128687">
            <text:p>0.8735832151</text:p>
          </table:table-cell>
          <table:table-cell office:value-type="float" office:value="0.866840598555068">
            <text:p>0.8668405986</text:p>
          </table:table-cell>
          <table:table-cell office:value-type="float" office:value="0.911440875823893">
            <text:p>0.9114408758</text:p>
          </table:table-cell>
          <table:table-cell office:value-type="float" office:value="0.835918739660728">
            <text:p>0.8359187397</text:p>
          </table:table-cell>
          <table:table-cell office:value-type="float" office:value="0.798858591551776">
            <text:p>0.7988585916</text:p>
          </table:table-cell>
          <table:table-cell office:value-type="float" office:value="0.913346494252573">
            <text:p>0.9133464943</text:p>
          </table:table-cell>
          <table:table-cell office:value-type="float" office:value="0.800397909949998">
            <text:p>0.8003979099</text:p>
          </table:table-cell>
        </table:table-row>
        <table:table-row table:style-name="ro1">
          <table:table-cell office:value-type="float" office:value="0.867804488657415">
            <text:p>0.8678044887</text:p>
          </table:table-cell>
          <table:table-cell office:value-type="float" office:value="0.904668737699654">
            <text:p>0.9046687377</text:p>
          </table:table-cell>
          <table:table-cell office:value-type="float" office:value="0.928866249482144">
            <text:p>0.9288662495</text:p>
          </table:table-cell>
          <table:table-cell office:value-type="float" office:value="0.818951108115014">
            <text:p>0.8189511081</text:p>
          </table:table-cell>
          <table:table-cell office:value-type="float" office:value="0.883952069664662">
            <text:p>0.8839520697</text:p>
          </table:table-cell>
          <table:table-cell office:value-type="float" office:value="0.973797661498199">
            <text:p>0.9737976615</text:p>
          </table:table-cell>
          <table:table-cell office:value-type="float" office:value="0.932716588657386">
            <text:p>0.9327165887</text:p>
          </table:table-cell>
          <table:table-cell office:value-type="float" office:value="0.920795197825693">
            <text:p>0.9207951978</text:p>
          </table:table-cell>
          <table:table-cell office:value-type="float" office:value="0.855294285827522">
            <text:p>0.8552942858</text:p>
          </table:table-cell>
          <table:table-cell office:value-type="float" office:value="0.7821823432584">
            <text:p>0.7821823433</text:p>
          </table:table-cell>
        </table:table-row>
        <table:table-row table:style-name="ro1">
          <table:table-cell office:value-type="float" office:value="0.885493593626066">
            <text:p>0.8854935936</text:p>
          </table:table-cell>
          <table:table-cell office:value-type="float" office:value="0.943994125413058">
            <text:p>0.9439941254</text:p>
          </table:table-cell>
          <table:table-cell office:value-type="float" office:value="1.04578643662488">
            <text:p>1.0457864366</text:p>
          </table:table-cell>
          <table:table-cell office:value-type="float" office:value="1.08700484937056">
            <text:p>1.0870048494</text:p>
          </table:table-cell>
          <table:table-cell office:value-type="float" office:value="0.881537021494622">
            <text:p>0.8815370215</text:p>
          </table:table-cell>
          <table:table-cell office:value-type="float" office:value="0.973860946565441">
            <text:p>0.9738609466</text:p>
          </table:table-cell>
          <table:table-cell office:value-type="float" office:value="1.12073473971481">
            <text:p>1.1207347397</text:p>
          </table:table-cell>
          <table:table-cell office:value-type="float" office:value="0.963203165497805">
            <text:p>0.9632031655</text:p>
          </table:table-cell>
          <table:table-cell office:value-type="float" office:value="0.993761898552659">
            <text:p>0.9937618986</text:p>
          </table:table-cell>
          <table:table-cell office:value-type="float" office:value="0.863832663319601">
            <text:p>0.8638326633</text:p>
          </table:table-cell>
        </table:table-row>
        <table:table-row table:style-name="ro1">
          <table:table-cell office:value-type="float" office:value="0.851146066374653">
            <text:p>0.8511460664</text:p>
          </table:table-cell>
          <table:table-cell office:value-type="float" office:value="0.87221841644793">
            <text:p>0.8722184164</text:p>
          </table:table-cell>
          <table:table-cell office:value-type="float" office:value="1.02900079530523">
            <text:p>1.0290007953</text:p>
          </table:table-cell>
          <table:table-cell office:value-type="float" office:value="0.989199594231536">
            <text:p>0.9891995942</text:p>
          </table:table-cell>
          <table:table-cell office:value-type="float" office:value="0.919186521463242">
            <text:p>0.9191865215</text:p>
          </table:table-cell>
          <table:table-cell office:value-type="float" office:value="0.96228610155093">
            <text:p>0.9622861016</text:p>
          </table:table-cell>
          <table:table-cell office:value-type="float" office:value="0.966306081445352">
            <text:p>0.9663060814</text:p>
          </table:table-cell>
          <table:table-cell office:value-type="float" office:value="0.932486983209045">
            <text:p>0.9324869832</text:p>
          </table:table-cell>
          <table:table-cell office:value-type="float" office:value="0.956442815453482">
            <text:p>0.9564428155</text:p>
          </table:table-cell>
          <table:table-cell office:value-type="float" office:value="0.909107436547726">
            <text:p>0.9091074365</text:p>
          </table:table-cell>
        </table:table-row>
        <table:table-row table:style-name="ro1">
          <table:table-cell office:value-type="float" office:value="0.853284738074287">
            <text:p>0.8532847381</text:p>
          </table:table-cell>
          <table:table-cell office:value-type="float" office:value="0.925347074309951">
            <text:p>0.9253470743</text:p>
          </table:table-cell>
          <table:table-cell office:value-type="float" office:value="0.838101010314778">
            <text:p>0.8381010103</text:p>
          </table:table-cell>
          <table:table-cell office:value-type="float" office:value="0.937675385955484">
            <text:p>0.937675386</text:p>
          </table:table-cell>
          <table:table-cell office:value-type="float" office:value="0.813639143118053">
            <text:p>0.8136391431</text:p>
          </table:table-cell>
          <table:table-cell office:value-type="float" office:value="1.03038933431634">
            <text:p>1.0303893343</text:p>
          </table:table-cell>
          <table:table-cell office:value-type="float" office:value="0.823119712035858">
            <text:p>0.823119712</text:p>
          </table:table-cell>
          <table:table-cell office:value-type="float" office:value="0.936407917490798">
            <text:p>0.9364079175</text:p>
          </table:table-cell>
          <table:table-cell office:value-type="float" office:value="1.12359562558977">
            <text:p>1.1235956256</text:p>
          </table:table-cell>
          <table:table-cell office:value-type="float" office:value="0.885654882472795">
            <text:p>0.8856548825</text:p>
          </table:table-cell>
        </table:table-row>
        <table:table-row table:style-name="ro1">
          <table:table-cell office:value-type="float" office:value="0.7811087572354">
            <text:p>0.7811087572</text:p>
          </table:table-cell>
          <table:table-cell office:value-type="float" office:value="0.752263925490317">
            <text:p>0.7522639255</text:p>
          </table:table-cell>
          <table:table-cell office:value-type="float" office:value="0.690563838554311">
            <text:p>0.6905638386</text:p>
          </table:table-cell>
          <table:table-cell office:value-type="float" office:value="1.05243567111598">
            <text:p>1.0524356711</text:p>
          </table:table-cell>
          <table:table-cell office:value-type="float" office:value="0.571317952318897">
            <text:p>0.5713179523</text:p>
          </table:table-cell>
          <table:table-cell office:value-type="float" office:value="0.992723148596109">
            <text:p>0.9927231486</text:p>
          </table:table-cell>
          <table:table-cell office:value-type="float" office:value="0.690143426847564">
            <text:p>0.6901434268</text:p>
          </table:table-cell>
          <table:table-cell office:value-type="float" office:value="0.781606334783235">
            <text:p>0.7816063348</text:p>
          </table:table-cell>
          <table:table-cell office:value-type="float" office:value="0.630766533415914">
            <text:p>0.6307665334</text:p>
          </table:table-cell>
          <table:table-cell office:value-type="float" office:value="0.751552544721034">
            <text:p>0.7515525447</text:p>
          </table:table-cell>
        </table:table-row>
        <table:table-row table:style-name="ro1">
          <table:table-cell office:value-type="float" office:value="0.903705742930977">
            <text:p>0.9037057429</text:p>
          </table:table-cell>
          <table:table-cell office:value-type="float" office:value="1.0345961756862">
            <text:p>1.0345961757</text:p>
          </table:table-cell>
          <table:table-cell office:value-type="float" office:value="1.00025724548253">
            <text:p>1.0002572455</text:p>
          </table:table-cell>
          <table:table-cell office:value-type="float" office:value="0.919417499952455">
            <text:p>0.9194175</text:p>
          </table:table-cell>
          <table:table-cell office:value-type="float" office:value="0.805700202825281">
            <text:p>0.8057002028</text:p>
          </table:table-cell>
          <table:table-cell office:value-type="float" office:value="0.856632354449755">
            <text:p>0.8566323544</text:p>
          </table:table-cell>
          <table:table-cell office:value-type="float" office:value="0.817142555321825">
            <text:p>0.8171425553</text:p>
          </table:table-cell>
          <table:table-cell office:value-type="float" office:value="0.961982445877373">
            <text:p>0.9619824459</text:p>
          </table:table-cell>
          <table:table-cell office:value-type="float" office:value="0.842852076923655">
            <text:p>0.8428520769</text:p>
          </table:table-cell>
          <table:table-cell office:value-type="float" office:value="0.935694145897464">
            <text:p>0.9356941459</text:p>
          </table:table-cell>
        </table:table-row>
        <table:table-row table:style-name="ro1">
          <table:table-cell office:value-type="float" office:value="0.918819311329616">
            <text:p>0.9188193113</text:p>
          </table:table-cell>
          <table:table-cell office:value-type="float" office:value="0.938787712693885">
            <text:p>0.9387877127</text:p>
          </table:table-cell>
          <table:table-cell office:value-type="float" office:value="0.98241804614337">
            <text:p>0.9824180461</text:p>
          </table:table-cell>
          <table:table-cell office:value-type="float" office:value="0.985193023590329">
            <text:p>0.9851930236</text:p>
          </table:table-cell>
          <table:table-cell office:value-type="float" office:value="0.894719085093843">
            <text:p>0.8947190851</text:p>
          </table:table-cell>
          <table:table-cell office:value-type="float" office:value="0.958845308908341">
            <text:p>0.9588453089</text:p>
          </table:table-cell>
          <table:table-cell office:value-type="float" office:value="0.99112135099671">
            <text:p>0.991121351</text:p>
          </table:table-cell>
          <table:table-cell office:value-type="float" office:value="1.06333843523963">
            <text:p>1.0633384352</text:p>
          </table:table-cell>
          <table:table-cell office:value-type="float" office:value="0.897438737783305">
            <text:p>0.8974387378</text:p>
          </table:table-cell>
          <table:table-cell office:value-type="float" office:value="0.942053044663635">
            <text:p>0.9420530447</text:p>
          </table:table-cell>
        </table:table-row>
        <table:table-row table:style-name="ro1">
          <table:table-cell office:value-type="float" office:value="0.939201324455507">
            <text:p>0.9392013245</text:p>
          </table:table-cell>
          <table:table-cell office:value-type="float" office:value="1.03985861854411">
            <text:p>1.0398586185</text:p>
          </table:table-cell>
          <table:table-cell office:value-type="float" office:value="1.03362193571058">
            <text:p>1.0336219357</text:p>
          </table:table-cell>
          <table:table-cell office:value-type="float" office:value="0.96190587039407">
            <text:p>0.9619058704</text:p>
          </table:table-cell>
          <table:table-cell office:value-type="float" office:value="0.966666300914565">
            <text:p>0.9666663009</text:p>
          </table:table-cell>
          <table:table-cell office:value-type="float" office:value="0.910284398240975">
            <text:p>0.9102843982</text:p>
          </table:table-cell>
          <table:table-cell office:value-type="float" office:value="0.8394816980428">
            <text:p>0.839481698</text:p>
          </table:table-cell>
          <table:table-cell office:value-type="float" office:value="0.68712911310763">
            <text:p>0.6871291131</text:p>
          </table:table-cell>
          <table:table-cell office:value-type="float" office:value="0.915464934438569">
            <text:p>0.9154649344</text:p>
          </table:table-cell>
          <table:table-cell office:value-type="float" office:value="0.784384238010385">
            <text:p>0.784384238</text:p>
          </table:table-cell>
        </table:table-row>
        <table:table-row table:style-name="ro1">
          <table:table-cell office:value-type="float" office:value="0.888394422225286">
            <text:p>0.8883944222</text:p>
          </table:table-cell>
          <table:table-cell office:value-type="float" office:value="0.849158753772654">
            <text:p>0.8491587538</text:p>
          </table:table-cell>
          <table:table-cell office:value-type="float" office:value="0.906719330289431">
            <text:p>0.9067193303</text:p>
          </table:table-cell>
          <table:table-cell office:value-type="float" office:value="0.909180452206306">
            <text:p>0.9091804522</text:p>
          </table:table-cell>
          <table:table-cell office:value-type="float" office:value="0.913901503462498">
            <text:p>0.9139015035</text:p>
          </table:table-cell>
          <table:table-cell office:value-type="float" office:value="0.895448845026384">
            <text:p>0.895448845</text:p>
          </table:table-cell>
          <table:table-cell office:value-type="float" office:value="0.871010689052546">
            <text:p>0.8710106891</text:p>
          </table:table-cell>
          <table:table-cell office:value-type="float" office:value="0.834079807123998">
            <text:p>0.8340798071</text:p>
          </table:table-cell>
          <table:table-cell office:value-type="float" office:value="0.874385402078946">
            <text:p>0.8743854021</text:p>
          </table:table-cell>
          <table:table-cell office:value-type="float" office:value="1.00163754309824">
            <text:p>1.0016375431</text:p>
          </table:table-cell>
        </table:table-row>
        <table:table-row table:style-name="ro1">
          <table:table-cell office:value-type="float" office:value="0.723931602182818">
            <text:p>0.7239316022</text:p>
          </table:table-cell>
          <table:table-cell office:value-type="float" office:value="0.907275455106221">
            <text:p>0.9072754551</text:p>
          </table:table-cell>
          <table:table-cell office:value-type="float" office:value="0.773839664958354">
            <text:p>0.773839665</text:p>
          </table:table-cell>
          <table:table-cell office:value-type="float" office:value="0.646719671818906">
            <text:p>0.6467196718</text:p>
          </table:table-cell>
          <table:table-cell office:value-type="float" office:value="0.950496338725971">
            <text:p>0.9504963387</text:p>
          </table:table-cell>
          <table:table-cell office:value-type="float" office:value="0.702867588157633">
            <text:p>0.7028675882</text:p>
          </table:table-cell>
          <table:table-cell office:value-type="float" office:value="0.829864607034361">
            <text:p>0.829864607</text:p>
          </table:table-cell>
          <table:table-cell office:value-type="float" office:value="0.793169282707356">
            <text:p>0.7931692827</text:p>
          </table:table-cell>
          <table:table-cell office:value-type="float" office:value="0.850129483940539">
            <text:p>0.8501294839</text:p>
          </table:table-cell>
          <table:table-cell office:value-type="float" office:value="0.860573187000559">
            <text:p>0.860573187</text:p>
          </table:table-cell>
        </table:table-row>
        <table:table-row table:style-name="ro1">
          <table:table-cell office:value-type="float" office:value="0.797040380881159">
            <text:p>0.7970403809</text:p>
          </table:table-cell>
          <table:table-cell office:value-type="float" office:value="0.820996558774277">
            <text:p>0.8209965588</text:p>
          </table:table-cell>
          <table:table-cell office:value-type="float" office:value="0.783015420545977">
            <text:p>0.7830154205</text:p>
          </table:table-cell>
          <table:table-cell office:value-type="float" office:value="0.829813281032591">
            <text:p>0.829813281</text:p>
          </table:table-cell>
          <table:table-cell office:value-type="float" office:value="0.873641697090802">
            <text:p>0.8736416971</text:p>
          </table:table-cell>
          <table:table-cell office:value-type="float" office:value="0.968351543375861">
            <text:p>0.9683515434</text:p>
          </table:table-cell>
          <table:table-cell office:value-type="float" office:value="0.753251612986908">
            <text:p>0.753251613</text:p>
          </table:table-cell>
          <table:table-cell office:value-type="float" office:value="0.932080464812169">
            <text:p>0.9320804648</text:p>
          </table:table-cell>
          <table:table-cell office:value-type="float" office:value="0.804282266134265">
            <text:p>0.8042822661</text:p>
          </table:table-cell>
          <table:table-cell office:value-type="float" office:value="1.00355922381835">
            <text:p>1.0035592238</text:p>
          </table:table-cell>
        </table:table-row>
        <table:table-row table:style-name="ro1">
          <table:table-cell office:value-type="float" office:value="0.960545325425216">
            <text:p>0.9605453254</text:p>
          </table:table-cell>
          <table:table-cell office:value-type="float" office:value="0.789958228228223">
            <text:p>0.7899582282</text:p>
          </table:table-cell>
          <table:table-cell office:value-type="float" office:value="0.887453362148592">
            <text:p>0.8874533621</text:p>
          </table:table-cell>
          <table:table-cell office:value-type="float" office:value="0.778907520449743">
            <text:p>0.7789075204</text:p>
          </table:table-cell>
          <table:table-cell office:value-type="float" office:value="0.986061740289486">
            <text:p>0.9860617403</text:p>
          </table:table-cell>
          <table:table-cell office:value-type="float" office:value="1.02137759699717">
            <text:p>1.021377597</text:p>
          </table:table-cell>
          <table:table-cell office:value-type="float" office:value="0.875791384324982">
            <text:p>0.8757913843</text:p>
          </table:table-cell>
          <table:table-cell office:value-type="float" office:value="0.790795675894675">
            <text:p>0.7907956759</text:p>
          </table:table-cell>
          <table:table-cell office:value-type="float" office:value="1.07066189679842">
            <text:p>1.0706618968</text:p>
          </table:table-cell>
          <table:table-cell office:value-type="float" office:value="0.742229423562146">
            <text:p>0.7422294236</text:p>
          </table:table-cell>
        </table:table-row>
        <table:table-row table:style-name="ro1">
          <table:table-cell office:value-type="float" office:value="0.870928037252507">
            <text:p>0.8709280373</text:p>
          </table:table-cell>
          <table:table-cell office:value-type="float" office:value="0.972361347033904">
            <text:p>0.972361347</text:p>
          </table:table-cell>
          <table:table-cell office:value-type="float" office:value="1.09516975365373">
            <text:p>1.0951697537</text:p>
          </table:table-cell>
          <table:table-cell office:value-type="float" office:value="0.819734862313408">
            <text:p>0.8197348623</text:p>
          </table:table-cell>
          <table:table-cell office:value-type="float" office:value="0.949005285462819">
            <text:p>0.9490052855</text:p>
          </table:table-cell>
          <table:table-cell office:value-type="float" office:value="1.05925721253848">
            <text:p>1.0592572125</text:p>
          </table:table-cell>
          <table:table-cell office:value-type="float" office:value="0.849656473707644">
            <text:p>0.8496564737</text:p>
          </table:table-cell>
          <table:table-cell office:value-type="float" office:value="0.873090004911447">
            <text:p>0.8730900049</text:p>
          </table:table-cell>
          <table:table-cell office:value-type="float" office:value="0.941978789210763">
            <text:p>0.9419787892</text:p>
          </table:table-cell>
          <table:table-cell office:value-type="float" office:value="0.88013173423955">
            <text:p>0.8801317342</text:p>
          </table:table-cell>
        </table:table-row>
        <table:table-row table:style-name="ro1">
          <table:table-cell office:value-type="float" office:value="0.997457651211449">
            <text:p>0.9974576512</text:p>
          </table:table-cell>
          <table:table-cell office:value-type="float" office:value="1.00961920901258">
            <text:p>1.009619209</text:p>
          </table:table-cell>
          <table:table-cell office:value-type="float" office:value="1.25264134174211">
            <text:p>1.2526413417</text:p>
          </table:table-cell>
          <table:table-cell office:value-type="float" office:value="1.03453065288496">
            <text:p>1.0345306529</text:p>
          </table:table-cell>
          <table:table-cell office:value-type="float" office:value="0.984531778709456">
            <text:p>0.9845317787</text:p>
          </table:table-cell>
          <table:table-cell office:value-type="float" office:value="0.997212482529605">
            <text:p>0.9972124825</text:p>
          </table:table-cell>
          <table:table-cell office:value-type="float" office:value="0.753868797749712">
            <text:p>0.7538687977</text:p>
          </table:table-cell>
          <table:table-cell office:value-type="float" office:value="1.01035780271846">
            <text:p>1.0103578027</text:p>
          </table:table-cell>
          <table:table-cell office:value-type="float" office:value="0.693611011448903">
            <text:p>0.6936110114</text:p>
          </table:table-cell>
          <table:table-cell office:value-type="float" office:value="1.02175484626163">
            <text:p>1.0217548463</text:p>
          </table:table-cell>
        </table:table-row>
        <table:table-row table:style-name="ro1">
          <table:table-cell office:value-type="float" office:value="1.06503829048717">
            <text:p>1.0650382905</text:p>
          </table:table-cell>
          <table:table-cell office:value-type="float" office:value="0.991073258974323">
            <text:p>0.991073259</text:p>
          </table:table-cell>
          <table:table-cell office:value-type="float" office:value="1.04497672911522">
            <text:p>1.0449767291</text:p>
          </table:table-cell>
          <table:table-cell office:value-type="float" office:value="0.925421017926292">
            <text:p>0.9254210179</text:p>
          </table:table-cell>
          <table:table-cell office:value-type="float" office:value="0.968603288856253">
            <text:p>0.9686032889</text:p>
          </table:table-cell>
          <table:table-cell office:value-type="float" office:value="0.948884133468787">
            <text:p>0.9488841335</text:p>
          </table:table-cell>
          <table:table-cell office:value-type="float" office:value="0.972459186906469">
            <text:p>0.9724591869</text:p>
          </table:table-cell>
          <table:table-cell office:value-type="float" office:value="1.01670391231865">
            <text:p>1.0167039123</text:p>
          </table:table-cell>
          <table:table-cell office:value-type="float" office:value="0.895738040269938">
            <text:p>0.8957380403</text:p>
          </table:table-cell>
          <table:table-cell office:value-type="float" office:value="0.887030034200375">
            <text:p>0.8870300342</text:p>
          </table:table-cell>
        </table:table-row>
        <table:table-row table:style-name="ro1">
          <table:table-cell office:value-type="float" office:value="0.987212790964238">
            <text:p>0.987212791</text:p>
          </table:table-cell>
          <table:table-cell office:value-type="float" office:value="1.04468535679893">
            <text:p>1.0446853568</text:p>
          </table:table-cell>
          <table:table-cell office:value-type="float" office:value="1.01616539633948">
            <text:p>1.0161653963</text:p>
          </table:table-cell>
          <table:table-cell office:value-type="float" office:value="1.01768520223309">
            <text:p>1.0176852022</text:p>
          </table:table-cell>
          <table:table-cell office:value-type="float" office:value="0.970826364644637">
            <text:p>0.9708263646</text:p>
          </table:table-cell>
          <table:table-cell office:value-type="float" office:value="0.962608652149796">
            <text:p>0.9626086521</text:p>
          </table:table-cell>
          <table:table-cell office:value-type="float" office:value="0.93663626049321">
            <text:p>0.9366362605</text:p>
          </table:table-cell>
          <table:table-cell office:value-type="float" office:value="1.01169438668136">
            <text:p>1.0116943867</text:p>
          </table:table-cell>
          <table:table-cell office:value-type="float" office:value="0.929199176725404">
            <text:p>0.9291991767</text:p>
          </table:table-cell>
          <table:table-cell office:value-type="float" office:value="1.08283298169682">
            <text:p>1.0828329817</text:p>
          </table:table-cell>
        </table:table-row>
        <table:table-row table:style-name="ro1">
          <table:table-cell office:value-type="float" office:value="0.892376606573486">
            <text:p>0.8923766066</text:p>
          </table:table-cell>
          <table:table-cell office:value-type="float" office:value="0.897796427362301">
            <text:p>0.8977964274</text:p>
          </table:table-cell>
          <table:table-cell office:value-type="float" office:value="0.930036141712677">
            <text:p>0.9300361417</text:p>
          </table:table-cell>
          <table:table-cell office:value-type="float" office:value="0.907076982909335">
            <text:p>0.9070769829</text:p>
          </table:table-cell>
          <table:table-cell office:value-type="float" office:value="0.899600580149415">
            <text:p>0.8996005801</text:p>
          </table:table-cell>
          <table:table-cell office:value-type="float" office:value="0.878550711014801">
            <text:p>0.878550711</text:p>
          </table:table-cell>
          <table:table-cell office:value-type="float" office:value="0.861367653931916">
            <text:p>0.8613676539</text:p>
          </table:table-cell>
          <table:table-cell office:value-type="float" office:value="0.893657228806603">
            <text:p>0.8936572288</text:p>
          </table:table-cell>
          <table:table-cell office:value-type="float" office:value="0.871651863796961">
            <text:p>0.8716518638</text:p>
          </table:table-cell>
          <table:table-cell office:value-type="float" office:value="0.767574730984641">
            <text:p>0.767574731</text:p>
          </table:table-cell>
        </table:table-row>
        <table:table-row table:style-name="ro1">
          <table:table-cell office:value-type="float" office:value="0.97785083083503">
            <text:p>0.9778508308</text:p>
          </table:table-cell>
          <table:table-cell office:value-type="float" office:value="0.97689944272689">
            <text:p>0.9768994427</text:p>
          </table:table-cell>
          <table:table-cell office:value-type="float" office:value="0.947995191575119">
            <text:p>0.9479951916</text:p>
          </table:table-cell>
          <table:table-cell office:value-type="float" office:value="1.00490409019451">
            <text:p>1.0049040902</text:p>
          </table:table-cell>
          <table:table-cell office:value-type="float" office:value="0.907500818500519">
            <text:p>0.9075008185</text:p>
          </table:table-cell>
          <table:table-cell office:value-type="float" office:value="1.07128403481781">
            <text:p>1.0712840348</text:p>
          </table:table-cell>
          <table:table-cell office:value-type="float" office:value="0.939053452233905">
            <text:p>0.9390534522</text:p>
          </table:table-cell>
          <table:table-cell office:value-type="float" office:value="0.905797343582468">
            <text:p>0.9057973436</text:p>
          </table:table-cell>
          <table:table-cell office:value-type="float" office:value="0.908902801384179">
            <text:p>0.9089028014</text:p>
          </table:table-cell>
          <table:table-cell office:value-type="float" office:value="1.07822162820975">
            <text:p>1.0782216282</text:p>
          </table:table-cell>
        </table:table-row>
        <table:table-row table:style-name="ro1">
          <table:table-cell office:value-type="float" office:value="0.783560224223415">
            <text:p>0.7835602242</text:p>
          </table:table-cell>
          <table:table-cell office:value-type="float" office:value="0.691768947299066">
            <text:p>0.6917689473</text:p>
          </table:table-cell>
          <table:table-cell office:value-type="float" office:value="0.691618252704441">
            <text:p>0.6916182527</text:p>
          </table:table-cell>
          <table:table-cell office:value-type="float" office:value="0.750448598504326">
            <text:p>0.7504485985</text:p>
          </table:table-cell>
          <table:table-cell office:value-type="float" office:value="0.797544211507171">
            <text:p>0.7975442115</text:p>
          </table:table-cell>
          <table:table-cell office:value-type="float" office:value="0.808772206620239">
            <text:p>0.8087722066</text:p>
          </table:table-cell>
          <table:table-cell office:value-type="float" office:value="0.992435266002926">
            <text:p>0.992435266</text:p>
          </table:table-cell>
          <table:table-cell office:value-type="float" office:value="0.937190997198671">
            <text:p>0.9371909972</text:p>
          </table:table-cell>
          <table:table-cell office:value-type="float" office:value="0.937541915140499">
            <text:p>0.9375419151</text:p>
          </table:table-cell>
          <table:table-cell office:value-type="float" office:value="0.853819111019691">
            <text:p>0.853819111</text:p>
          </table:table-cell>
        </table:table-row>
        <table:table-row table:style-name="ro1">
          <table:table-cell office:value-type="float" office:value="0.800691953532645">
            <text:p>0.8006919535</text:p>
          </table:table-cell>
          <table:table-cell office:value-type="float" office:value="0.974904898702855">
            <text:p>0.9749048987</text:p>
          </table:table-cell>
          <table:table-cell office:value-type="float" office:value="0.949019051360142">
            <text:p>0.9490190514</text:p>
          </table:table-cell>
          <table:table-cell office:value-type="float" office:value="0.878955380934721">
            <text:p>0.8789553809</text:p>
          </table:table-cell>
          <table:table-cell office:value-type="float" office:value="0.661736419146655">
            <text:p>0.6617364191</text:p>
          </table:table-cell>
          <table:table-cell office:value-type="float" office:value="0.686805230846803">
            <text:p>0.6868052308</text:p>
          </table:table-cell>
          <table:table-cell office:value-type="float" office:value="0.826992903813486">
            <text:p>0.8269929038</text:p>
          </table:table-cell>
          <table:table-cell office:value-type="float" office:value="0.644306645255854">
            <text:p>0.6443066453</text:p>
          </table:table-cell>
          <table:table-cell office:value-type="float" office:value="0.860922925205882">
            <text:p>0.8609229252</text:p>
          </table:table-cell>
          <table:table-cell office:value-type="float" office:value="0.844419412067441">
            <text:p>0.8444194121</text:p>
          </table:table-cell>
        </table:table-row>
        <table:table-row table:style-name="ro1">
          <table:table-cell office:value-type="float" office:value="1.05187334083827">
            <text:p>1.0518733408</text:p>
          </table:table-cell>
          <table:table-cell office:value-type="float" office:value="0.945935606912097">
            <text:p>0.9459356069</text:p>
          </table:table-cell>
          <table:table-cell office:value-type="float" office:value="1.11155397332755">
            <text:p>1.1115539733</text:p>
          </table:table-cell>
          <table:table-cell office:value-type="float" office:value="0.750197189298692">
            <text:p>0.7501971893</text:p>
          </table:table-cell>
          <table:table-cell office:value-type="float" office:value="1.17208258570038">
            <text:p>1.1720825857</text:p>
          </table:table-cell>
          <table:table-cell office:value-type="float" office:value="1.0518679876673">
            <text:p>1.0518679877</text:p>
          </table:table-cell>
          <table:table-cell office:value-type="float" office:value="0.586155072993289">
            <text:p>0.586155073</text:p>
          </table:table-cell>
          <table:table-cell office:value-type="float" office:value="1.2087652837621">
            <text:p>1.2087652838</text:p>
          </table:table-cell>
          <table:table-cell office:value-type="float" office:value="0.998460027257859">
            <text:p>0.9984600273</text:p>
          </table:table-cell>
          <table:table-cell office:value-type="float" office:value="1.10383301397929">
            <text:p>1.103833014</text:p>
          </table:table-cell>
        </table:table-row>
        <table:table-row table:style-name="ro1">
          <table:table-cell office:value-type="float" office:value="1.06087312606824">
            <text:p>1.0608731261</text:p>
          </table:table-cell>
          <table:table-cell office:value-type="float" office:value="0.530439565122783">
            <text:p>0.5304395651</text:p>
          </table:table-cell>
          <table:table-cell office:value-type="float" office:value="0.884326688344252">
            <text:p>0.8843266883</text:p>
          </table:table-cell>
          <table:table-cell office:value-type="float" office:value="0.94418078755534">
            <text:p>0.9441807876</text:p>
          </table:table-cell>
          <table:table-cell office:value-type="float" office:value="1.06150799208766">
            <text:p>1.0615079921</text:p>
          </table:table-cell>
          <table:table-cell office:value-type="float" office:value="0.707536733764773">
            <text:p>0.7075367338</text:p>
          </table:table-cell>
          <table:table-cell office:value-type="float" office:value="0.530375367988908">
            <text:p>0.530375368</text:p>
          </table:table-cell>
          <table:table-cell office:value-type="float" office:value="0.94330567696157">
            <text:p>0.943305677</text:p>
          </table:table-cell>
          <table:table-cell office:value-type="float" office:value="0.589587584935206">
            <text:p>0.5895875849</text:p>
          </table:table-cell>
          <table:table-cell office:value-type="float" office:value="0.766278176746823">
            <text:p>0.7662781767</text:p>
          </table:table-cell>
        </table:table-row>
        <table:table-row table:style-name="ro1">
          <table:table-cell office:value-type="float" office:value="0.886352514597794">
            <text:p>0.8863525146</text:p>
          </table:table-cell>
          <table:table-cell office:value-type="float" office:value="0.966500923673568">
            <text:p>0.9665009237</text:p>
          </table:table-cell>
          <table:table-cell office:value-type="float" office:value="0.748640800613676">
            <text:p>0.7486408006</text:p>
          </table:table-cell>
          <table:table-cell office:value-type="float" office:value="0.953357930172101">
            <text:p>0.9533579302</text:p>
          </table:table-cell>
          <table:table-cell office:value-type="float" office:value="0.739639715222097">
            <text:p>0.7396397152</text:p>
          </table:table-cell>
          <table:table-cell office:value-type="float" office:value="0.871473330327114">
            <text:p>0.8714733303</text:p>
          </table:table-cell>
          <table:table-cell office:value-type="float" office:value="0.777271854853269">
            <text:p>0.7772718549</text:p>
          </table:table-cell>
          <table:table-cell office:value-type="float" office:value="0.864774354141687">
            <text:p>0.8647743541</text:p>
          </table:table-cell>
          <table:table-cell office:value-type="float" office:value="1.0448954550866">
            <text:p>1.0448954551</text:p>
          </table:table-cell>
          <table:table-cell office:value-type="float" office:value="1.03516220116863">
            <text:p>1.0351622012</text:p>
          </table:table-cell>
        </table:table-row>
        <table:table-row table:style-name="ro1">
          <table:table-cell office:value-type="float" office:value="1.00448071313103">
            <text:p>1.0044807131</text:p>
          </table:table-cell>
          <table:table-cell office:value-type="float" office:value="0.723868110168966">
            <text:p>0.7238681102</text:p>
          </table:table-cell>
          <table:table-cell office:value-type="float" office:value="0.791189803396558">
            <text:p>0.7911898034</text:p>
          </table:table-cell>
          <table:table-cell office:value-type="float" office:value="0.864432117439334">
            <text:p>0.8644321174</text:p>
          </table:table-cell>
          <table:table-cell office:value-type="float" office:value="0.923534755496339">
            <text:p>0.9235347555</text:p>
          </table:table-cell>
          <table:table-cell office:value-type="float" office:value="0.890385636197629">
            <text:p>0.8903856362</text:p>
          </table:table-cell>
          <table:table-cell office:value-type="float" office:value="0.696629598374186">
            <text:p>0.6966295984</text:p>
          </table:table-cell>
          <table:table-cell office:value-type="float" office:value="1.04744538380143">
            <text:p>1.0474453838</text:p>
          </table:table-cell>
          <table:table-cell office:value-type="float" office:value="0.790839786696596">
            <text:p>0.7908397867</text:p>
          </table:table-cell>
          <table:table-cell office:value-type="float" office:value="0.950338501609474">
            <text:p>0.9503385016</text:p>
          </table:table-cell>
        </table:table-row>
        <table:table-row table:style-name="ro1">
          <table:table-cell office:value-type="float" office:value="0.745178022073017">
            <text:p>0.7451780221</text:p>
          </table:table-cell>
          <table:table-cell office:value-type="float" office:value="0.848842015113811">
            <text:p>0.8488420151</text:p>
          </table:table-cell>
          <table:table-cell office:value-type="float" office:value="0.826237496810221">
            <text:p>0.8262374968</text:p>
          </table:table-cell>
          <table:table-cell office:value-type="float" office:value="0.886776463793294">
            <text:p>0.8867764638</text:p>
          </table:table-cell>
          <table:table-cell office:value-type="float" office:value="0.884931817489864">
            <text:p>0.8849318175</text:p>
          </table:table-cell>
          <table:table-cell office:value-type="float" office:value="0.781788408803761">
            <text:p>0.7817884088</text:p>
          </table:table-cell>
          <table:table-cell office:value-type="float" office:value="0.826267040509713">
            <text:p>0.8262670405</text:p>
          </table:table-cell>
          <table:table-cell office:value-type="float" office:value="0.924711394088531">
            <text:p>0.9247113941</text:p>
          </table:table-cell>
          <table:table-cell office:value-type="float" office:value="0.8449683916975">
            <text:p>0.8449683917</text:p>
          </table:table-cell>
          <table:table-cell office:value-type="float" office:value="0.800474226284301">
            <text:p>0.8004742263</text:p>
          </table:table-cell>
        </table:table-row>
        <table:table-row table:style-name="ro1">
          <table:table-cell office:value-type="float" office:value="0.886213592677726">
            <text:p>0.8862135927</text:p>
          </table:table-cell>
          <table:table-cell office:value-type="float" office:value="0.855393854144193">
            <text:p>0.8553938541</text:p>
          </table:table-cell>
          <table:table-cell office:value-type="float" office:value="1.05069434263651">
            <text:p>1.0506943426</text:p>
          </table:table-cell>
          <table:table-cell office:value-type="float" office:value="0.915469936766022">
            <text:p>0.9154699368</text:p>
          </table:table-cell>
          <table:table-cell office:value-type="float" office:value="1.0508170049413">
            <text:p>1.0508170049</text:p>
          </table:table-cell>
          <table:table-cell office:value-type="float" office:value="0.961099725106558">
            <text:p>0.9610997251</text:p>
          </table:table-cell>
          <table:table-cell office:value-type="float" office:value="1.03646361085028">
            <text:p>1.0364636109</text:p>
          </table:table-cell>
          <table:table-cell office:value-type="float" office:value="1.05118712797099">
            <text:p>1.051187128</text:p>
          </table:table-cell>
          <table:table-cell office:value-type="float" office:value="0.893739613982946">
            <text:p>0.893739614</text:p>
          </table:table-cell>
          <table:table-cell office:value-type="float" office:value="1.14128627765729">
            <text:p>1.1412862777</text:p>
          </table:table-cell>
        </table:table-row>
        <table:table-row table:style-name="ro1">
          <table:table-cell office:value-type="float" office:value="0.818159482797636">
            <text:p>0.8181594828</text:p>
          </table:table-cell>
          <table:table-cell office:value-type="float" office:value="0.899795536654782">
            <text:p>0.8997955367</text:p>
          </table:table-cell>
          <table:table-cell office:value-type="float" office:value="1.04251798457523">
            <text:p>1.0425179846</text:p>
          </table:table-cell>
          <table:table-cell office:value-type="float" office:value="1.16513579009994">
            <text:p>1.1651357901</text:p>
          </table:table-cell>
          <table:table-cell office:value-type="float" office:value="0.735768427788814">
            <text:p>0.7357684278</text:p>
          </table:table-cell>
          <table:table-cell office:value-type="float" office:value="0.86971006737164">
            <text:p>0.8697100674</text:p>
          </table:table-cell>
          <table:table-cell office:value-type="float" office:value="0.950856048509076">
            <text:p>0.9508560485</text:p>
          </table:table-cell>
          <table:table-cell office:value-type="float" office:value="0.695079435009029">
            <text:p>0.695079435</text:p>
          </table:table-cell>
          <table:table-cell office:value-type="float" office:value="0.940994202983026">
            <text:p>0.940994203</text:p>
          </table:table-cell>
          <table:table-cell office:value-type="float" office:value="0.776578499790526">
            <text:p>0.7765784998</text:p>
          </table:table-cell>
        </table:table-row>
        <table:table-row table:style-name="ro1">
          <table:table-cell office:value-type="float" office:value="0.998046029956325">
            <text:p>0.99804603</text:p>
          </table:table-cell>
          <table:table-cell office:value-type="float" office:value="1.05134925278748">
            <text:p>1.0513492528</text:p>
          </table:table-cell>
          <table:table-cell office:value-type="float" office:value="0.893518707422641">
            <text:p>0.8935187074</text:p>
          </table:table-cell>
          <table:table-cell office:value-type="float" office:value="1.17096142192127">
            <text:p>1.1709614219</text:p>
          </table:table-cell>
          <table:table-cell office:value-type="float" office:value="0.900688358345337">
            <text:p>0.9006883583</text:p>
          </table:table-cell>
          <table:table-cell office:value-type="float" office:value="1.10444063628135">
            <text:p>1.1044406363</text:p>
          </table:table-cell>
          <table:table-cell office:value-type="float" office:value="1.20844702646106">
            <text:p>1.2084470265</text:p>
          </table:table-cell>
          <table:table-cell office:value-type="float" office:value="0.630538098180891">
            <text:p>0.6305380982</text:p>
          </table:table-cell>
          <table:table-cell office:value-type="float" office:value="0.907787945019061">
            <text:p>0.907787945</text:p>
          </table:table-cell>
          <table:table-cell office:value-type="float" office:value="1.29134319430398">
            <text:p>1.2913431943</text:p>
          </table:table-cell>
        </table:table-row>
        <table:table-row table:style-name="ro1">
          <table:table-cell office:value-type="float" office:value="0.705587734444442">
            <text:p>0.7055877344</text:p>
          </table:table-cell>
          <table:table-cell office:value-type="float" office:value="0.693238512920046">
            <text:p>0.6932385129</text:p>
          </table:table-cell>
          <table:table-cell office:value-type="float" office:value="0.571192258976891">
            <text:p>0.571192259</text:p>
          </table:table-cell>
          <table:table-cell office:value-type="float" office:value="0.838173586941816">
            <text:p>0.8381735869</text:p>
          </table:table-cell>
          <table:table-cell office:value-type="float" office:value="0.753840283730927">
            <text:p>0.7538402837</text:p>
          </table:table-cell>
          <table:table-cell office:value-type="float" office:value="0.839127923387533">
            <text:p>0.8391279234</text:p>
          </table:table-cell>
          <table:table-cell office:value-type="float" office:value="0.730234251737572">
            <text:p>0.7302342517</text:p>
          </table:table-cell>
          <table:table-cell office:value-type="float" office:value="0.742046416374203">
            <text:p>0.7420464164</text:p>
          </table:table-cell>
          <table:table-cell office:value-type="float" office:value="0.972912147432723">
            <text:p>0.9729121474</text:p>
          </table:table-cell>
          <table:table-cell office:value-type="float" office:value="0.876289959672432">
            <text:p>0.8762899597</text:p>
          </table:table-cell>
        </table:table-row>
        <table:table-row table:style-name="ro1">
          <table:table-cell office:value-type="float" office:value="0.857827704676742">
            <text:p>0.8578277047</text:p>
          </table:table-cell>
          <table:table-cell office:value-type="float" office:value="0.861141966461434">
            <text:p>0.8611419665</text:p>
          </table:table-cell>
          <table:table-cell office:value-type="float" office:value="0.822777419956041">
            <text:p>0.82277742</text:p>
          </table:table-cell>
          <table:table-cell office:value-type="float" office:value="0.747057503977483">
            <text:p>0.747057504</text:p>
          </table:table-cell>
          <table:table-cell office:value-type="float" office:value="0.872494390751818">
            <text:p>0.8724943908</text:p>
          </table:table-cell>
          <table:table-cell office:value-type="float" office:value="0.902278343617372">
            <text:p>0.9022783436</text:p>
          </table:table-cell>
          <table:table-cell office:value-type="float" office:value="0.93050683597901">
            <text:p>0.930506836</text:p>
          </table:table-cell>
          <table:table-cell office:value-type="float" office:value="0.879498718172655">
            <text:p>0.8794987182</text:p>
          </table:table-cell>
          <table:table-cell office:value-type="float" office:value="0.79517543702805">
            <text:p>0.795175437</text:p>
          </table:table-cell>
          <table:table-cell office:value-type="float" office:value="0.778876376811423">
            <text:p>0.7788763768</text:p>
          </table:table-cell>
        </table:table-row>
        <table:table-row table:style-name="ro1">
          <table:table-cell office:value-type="float" office:value="0.965838161282023">
            <text:p>0.9658381613</text:p>
          </table:table-cell>
          <table:table-cell office:value-type="float" office:value="1.01398244673395">
            <text:p>1.0139824467</text:p>
          </table:table-cell>
          <table:table-cell office:value-type="float" office:value="0.92351467461721">
            <text:p>0.9235146746</text:p>
          </table:table-cell>
          <table:table-cell office:value-type="float" office:value="0.977673731930225">
            <text:p>0.9776737319</text:p>
          </table:table-cell>
          <table:table-cell office:value-type="float" office:value="1.03466635783136">
            <text:p>1.0346663578</text:p>
          </table:table-cell>
          <table:table-cell office:value-type="float" office:value="0.905049585053655">
            <text:p>0.9050495851</text:p>
          </table:table-cell>
          <table:table-cell office:value-type="float" office:value="0.93228501155275">
            <text:p>0.9322850116</text:p>
          </table:table-cell>
          <table:table-cell office:value-type="float" office:value="0.994347802758777">
            <text:p>0.9943478028</text:p>
          </table:table-cell>
          <table:table-cell office:value-type="float" office:value="1.0121040625477">
            <text:p>1.0121040625</text:p>
          </table:table-cell>
          <table:table-cell office:value-type="float" office:value="0.961562279072585">
            <text:p>0.9615622791</text:p>
          </table:table-cell>
        </table:table-row>
        <table:table-row table:style-name="ro1">
          <table:table-cell office:value-type="float" office:value="0.687413571183781">
            <text:p>0.6874135712</text:p>
          </table:table-cell>
          <table:table-cell office:value-type="float" office:value="0.931529739315376">
            <text:p>0.9315297393</text:p>
          </table:table-cell>
          <table:table-cell office:value-type="float" office:value="1.08827629945312">
            <text:p>1.0882762995</text:p>
          </table:table-cell>
          <table:table-cell office:value-type="float" office:value="0.478906226394884">
            <text:p>0.4789062264</text:p>
          </table:table-cell>
          <table:table-cell office:value-type="float" office:value="0.99261640961122">
            <text:p>0.9926164096</text:p>
          </table:table-cell>
          <table:table-cell office:value-type="float" office:value="0.966406060292726">
            <text:p>0.9664060603</text:p>
          </table:table-cell>
          <table:table-cell office:value-type="float" office:value="0.66099575411477">
            <text:p>0.6609957541</text:p>
          </table:table-cell>
          <table:table-cell office:value-type="float" office:value="1.09786401975258">
            <text:p>1.0978640198</text:p>
          </table:table-cell>
          <table:table-cell office:value-type="float" office:value="0.887698260719949">
            <text:p>0.8876982607</text:p>
          </table:table-cell>
          <table:table-cell office:value-type="float" office:value="0.714450686774304">
            <text:p>0.7144506868</text:p>
          </table:table-cell>
        </table:table-row>
        <table:table-row table:style-name="ro1">
          <table:table-cell office:value-type="float" office:value="1.00003791760729">
            <text:p>1.0000379176</text:p>
          </table:table-cell>
          <table:table-cell office:value-type="float" office:value="0.970542522269803">
            <text:p>0.9705425223</text:p>
          </table:table-cell>
          <table:table-cell office:value-type="float" office:value="0.955758282644032">
            <text:p>0.9557582826</text:p>
          </table:table-cell>
          <table:table-cell office:value-type="float" office:value="0.958321101314125">
            <text:p>0.9583211013</text:p>
          </table:table-cell>
          <table:table-cell office:value-type="float" office:value="0.884605179421152">
            <text:p>0.8846051794</text:p>
          </table:table-cell>
          <table:table-cell office:value-type="float" office:value="0.86361909526326">
            <text:p>0.8636190953</text:p>
          </table:table-cell>
          <table:table-cell office:value-type="float" office:value="0.931429850009524">
            <text:p>0.93142985</text:p>
          </table:table-cell>
          <table:table-cell office:value-type="float" office:value="0.973525302790292">
            <text:p>0.9735253028</text:p>
          </table:table-cell>
          <table:table-cell office:value-type="float" office:value="0.977260678327642">
            <text:p>0.9772606783</text:p>
          </table:table-cell>
          <table:table-cell office:value-type="float" office:value="0.914753342617916">
            <text:p>0.9147533426</text:p>
          </table:table-cell>
        </table:table-row>
        <table:table-row table:style-name="ro1">
          <table:table-cell office:value-type="float" office:value="0.977549427603124">
            <text:p>0.9775494276</text:p>
          </table:table-cell>
          <table:table-cell office:value-type="float" office:value="1.05330822371241">
            <text:p>1.0533082237</text:p>
          </table:table-cell>
          <table:table-cell office:value-type="float" office:value="1.01782641197789">
            <text:p>1.017826412</text:p>
          </table:table-cell>
          <table:table-cell office:value-type="float" office:value="0.935085451647054">
            <text:p>0.9350854516</text:p>
          </table:table-cell>
          <table:table-cell office:value-type="float" office:value="0.92849892398676">
            <text:p>0.928498924</text:p>
          </table:table-cell>
          <table:table-cell office:value-type="float" office:value="1.08004999297626">
            <text:p>1.080049993</text:p>
          </table:table-cell>
          <table:table-cell office:value-type="float" office:value="1.09223018248528">
            <text:p>1.0922301825</text:p>
          </table:table-cell>
          <table:table-cell office:value-type="float" office:value="1.05770425392827">
            <text:p>1.0577042539</text:p>
          </table:table-cell>
          <table:table-cell office:value-type="float" office:value="0.937184749014168">
            <text:p>0.937184749</text:p>
          </table:table-cell>
          <table:table-cell office:value-type="float" office:value="0.967650309160937">
            <text:p>0.9676503092</text:p>
          </table:table-cell>
        </table:table-row>
        <table:table-row table:style-name="ro1">
          <table:table-cell office:value-type="float" office:value="0.906727639544171">
            <text:p>0.9067276395</text:p>
          </table:table-cell>
          <table:table-cell office:value-type="float" office:value="0.913502937044369">
            <text:p>0.913502937</text:p>
          </table:table-cell>
          <table:table-cell office:value-type="float" office:value="0.981522208264123">
            <text:p>0.9815222083</text:p>
          </table:table-cell>
          <table:table-cell office:value-type="float" office:value="0.881185866790677">
            <text:p>0.8811858668</text:p>
          </table:table-cell>
          <table:table-cell office:value-type="float" office:value="0.896649216036319">
            <text:p>0.896649216</text:p>
          </table:table-cell>
          <table:table-cell office:value-type="float" office:value="0.979569416800779">
            <text:p>0.9795694168</text:p>
          </table:table-cell>
          <table:table-cell office:value-type="float" office:value="1.00077464661758">
            <text:p>1.0007746466</text:p>
          </table:table-cell>
          <table:table-cell office:value-type="float" office:value="0.8190173358311">
            <text:p>0.8190173358</text:p>
          </table:table-cell>
          <table:table-cell office:value-type="float" office:value="0.943847228912489">
            <text:p>0.9438472289</text:p>
          </table:table-cell>
          <table:table-cell office:value-type="float" office:value="0.794662909294317">
            <text:p>0.7946629093</text:p>
          </table:table-cell>
        </table:table-row>
        <table:table-row table:style-name="ro1">
          <table:table-cell office:value-type="float" office:value="0.909198904433026">
            <text:p>0.9091989044</text:p>
          </table:table-cell>
          <table:table-cell office:value-type="float" office:value="0.784797821949867">
            <text:p>0.7847978219</text:p>
          </table:table-cell>
          <table:table-cell office:value-type="float" office:value="0.969302706980685">
            <text:p>0.969302707</text:p>
          </table:table-cell>
          <table:table-cell office:value-type="float" office:value="0.935884530208494">
            <text:p>0.9358845302</text:p>
          </table:table-cell>
          <table:table-cell office:value-type="float" office:value="0.893430395555343">
            <text:p>0.8934303956</text:p>
          </table:table-cell>
          <table:table-cell office:value-type="float" office:value="0.826759450827569">
            <text:p>0.8267594508</text:p>
          </table:table-cell>
          <table:table-cell office:value-type="float" office:value="0.753884737726028">
            <text:p>0.7538847377</text:p>
          </table:table-cell>
          <table:table-cell office:value-type="float" office:value="0.942276568067319">
            <text:p>0.9422765681</text:p>
          </table:table-cell>
          <table:table-cell office:value-type="float" office:value="0.960121564081749">
            <text:p>0.9601215641</text:p>
          </table:table-cell>
          <table:table-cell office:value-type="float" office:value="0.954313473563367">
            <text:p>0.9543134736</text:p>
          </table:table-cell>
        </table:table-row>
        <table:table-row table:style-name="ro1">
          <table:table-cell office:value-type="float" office:value="0.876525830585623">
            <text:p>0.8765258306</text:p>
          </table:table-cell>
          <table:table-cell office:value-type="float" office:value="0.905599674280206">
            <text:p>0.9055996743</text:p>
          </table:table-cell>
          <table:table-cell office:value-type="float" office:value="0.956514771102284">
            <text:p>0.9565147711</text:p>
          </table:table-cell>
          <table:table-cell office:value-type="float" office:value="0.878693666042845">
            <text:p>0.878693666</text:p>
          </table:table-cell>
          <table:table-cell office:value-type="float" office:value="0.877135940458">
            <text:p>0.8771359405</text:p>
          </table:table-cell>
          <table:table-cell office:value-type="float" office:value="0.810486037407444">
            <text:p>0.8104860374</text:p>
          </table:table-cell>
          <table:table-cell office:value-type="float" office:value="0.80526341881801">
            <text:p>0.8052634188</text:p>
          </table:table-cell>
          <table:table-cell office:value-type="float" office:value="0.955623392008249">
            <text:p>0.955623392</text:p>
          </table:table-cell>
          <table:table-cell office:value-type="float" office:value="0.984183357716875">
            <text:p>0.9841833577</text:p>
          </table:table-cell>
          <table:table-cell office:value-type="float" office:value="0.974813673032138">
            <text:p>0.974813673</text:p>
          </table:table-cell>
        </table:table-row>
        <table:table-row table:style-name="ro1">
          <table:table-cell office:value-type="float" office:value="0.950281569338502">
            <text:p>0.9502815693</text:p>
          </table:table-cell>
          <table:table-cell office:value-type="float" office:value="0.831244640870774">
            <text:p>0.8312446409</text:p>
          </table:table-cell>
          <table:table-cell office:value-type="float" office:value="0.894466438685889">
            <text:p>0.8944664387</text:p>
          </table:table-cell>
          <table:table-cell office:value-type="float" office:value="0.996256641222412">
            <text:p>0.9962566412</text:p>
          </table:table-cell>
          <table:table-cell office:value-type="float" office:value="0.875447053055544">
            <text:p>0.8754470531</text:p>
          </table:table-cell>
          <table:table-cell office:value-type="float" office:value="0.838463712561353">
            <text:p>0.8384637126</text:p>
          </table:table-cell>
          <table:table-cell office:value-type="float" office:value="0.819884539329092">
            <text:p>0.8198845393</text:p>
          </table:table-cell>
          <table:table-cell office:value-type="float" office:value="0.991421237753384">
            <text:p>0.9914212378</text:p>
          </table:table-cell>
          <table:table-cell office:value-type="float" office:value="0.970765225856309">
            <text:p>0.9707652259</text:p>
          </table:table-cell>
          <table:table-cell office:value-type="float" office:value="0.831372427232176">
            <text:p>0.8313724272</text:p>
          </table:table-cell>
        </table:table-row>
        <table:table-row table:style-name="ro1">
          <table:table-cell office:value-type="float" office:value="0.901019674285634">
            <text:p>0.9010196743</text:p>
          </table:table-cell>
          <table:table-cell office:value-type="float" office:value="0.892371728348194">
            <text:p>0.8923717283</text:p>
          </table:table-cell>
          <table:table-cell office:value-type="float" office:value="0.856523051095392">
            <text:p>0.8565230511</text:p>
          </table:table-cell>
          <table:table-cell office:value-type="float" office:value="0.905947458763094">
            <text:p>0.9059474588</text:p>
          </table:table-cell>
          <table:table-cell office:value-type="float" office:value="0.858381380982813">
            <text:p>0.858381381</text:p>
          </table:table-cell>
          <table:table-cell office:value-type="float" office:value="0.907318221926277">
            <text:p>0.9073182219</text:p>
          </table:table-cell>
          <table:table-cell office:value-type="float" office:value="0.891262402081714">
            <text:p>0.8912624021</text:p>
          </table:table-cell>
          <table:table-cell office:value-type="float" office:value="0.868979506363506">
            <text:p>0.8689795064</text:p>
          </table:table-cell>
          <table:table-cell office:value-type="float" office:value="0.808707581181553">
            <text:p>0.8087075812</text:p>
          </table:table-cell>
          <table:table-cell office:value-type="float" office:value="0.859695984872309">
            <text:p>0.8596959849</text:p>
          </table:table-cell>
        </table:table-row>
        <table:table-row table:style-name="ro1">
          <table:table-cell office:value-type="float" office:value="0.923132090157304">
            <text:p>0.9231320902</text:p>
          </table:table-cell>
          <table:table-cell office:value-type="float" office:value="1.01187884946977">
            <text:p>1.0118788495</text:p>
          </table:table-cell>
          <table:table-cell office:value-type="float" office:value="0.890573583838943">
            <text:p>0.8905735838</text:p>
          </table:table-cell>
          <table:table-cell office:value-type="float" office:value="0.930220566491767">
            <text:p>0.9302205665</text:p>
          </table:table-cell>
          <table:table-cell office:value-type="float" office:value="0.718184581504715">
            <text:p>0.7181845815</text:p>
          </table:table-cell>
          <table:table-cell office:value-type="float" office:value="0.801804697405004">
            <text:p>0.8018046974</text:p>
          </table:table-cell>
          <table:table-cell office:value-type="float" office:value="0.837104793130255">
            <text:p>0.8371047931</text:p>
          </table:table-cell>
          <table:table-cell office:value-type="float" office:value="1.05765739286314">
            <text:p>1.0576573929</text:p>
          </table:table-cell>
          <table:table-cell office:value-type="float" office:value="1.03584498055156">
            <text:p>1.0358449806</text:p>
          </table:table-cell>
          <table:table-cell office:value-type="float" office:value="0.768440946321946">
            <text:p>0.7684409463</text:p>
          </table:table-cell>
        </table:table-row>
        <table:table-row table:style-name="ro1">
          <table:table-cell office:value-type="float" office:value="0.873696454561444">
            <text:p>0.8736964546</text:p>
          </table:table-cell>
          <table:table-cell office:value-type="float" office:value="0.806548630148009">
            <text:p>0.8065486301</text:p>
          </table:table-cell>
          <table:table-cell office:value-type="float" office:value="0.878090395412618">
            <text:p>0.8780903954</text:p>
          </table:table-cell>
          <table:table-cell office:value-type="float" office:value="0.774741367954801">
            <text:p>0.774741368</text:p>
          </table:table-cell>
          <table:table-cell office:value-type="float" office:value="0.809025535295934">
            <text:p>0.8090255353</text:p>
          </table:table-cell>
          <table:table-cell office:value-type="float" office:value="0.837681425569859">
            <text:p>0.8376814256</text:p>
          </table:table-cell>
          <table:table-cell office:value-type="float" office:value="0.826925005882763">
            <text:p>0.8269250059</text:p>
          </table:table-cell>
          <table:table-cell office:value-type="float" office:value="0.79748110760407">
            <text:p>0.7974811076</text:p>
          </table:table-cell>
          <table:table-cell office:value-type="float" office:value="0.799916783910863">
            <text:p>0.7999167839</text:p>
          </table:table-cell>
          <table:table-cell office:value-type="float" office:value="0.725889947348595">
            <text:p>0.7258899473</text:p>
          </table:table-cell>
        </table:table-row>
        <table:table-row table:style-name="ro1">
          <table:table-cell office:value-type="float" office:value="1.04191753897883">
            <text:p>1.041917539</text:p>
          </table:table-cell>
          <table:table-cell office:value-type="float" office:value="0.839431687521249">
            <text:p>0.8394316875</text:p>
          </table:table-cell>
          <table:table-cell office:value-type="float" office:value="0.888106044010141">
            <text:p>0.888106044</text:p>
          </table:table-cell>
          <table:table-cell office:value-type="float" office:value="0.894919026850353">
            <text:p>0.8949190269</text:p>
          </table:table-cell>
          <table:table-cell office:value-type="float" office:value="0.861072241626072">
            <text:p>0.8610722416</text:p>
          </table:table-cell>
          <table:table-cell office:value-type="float" office:value="0.962636595307694">
            <text:p>0.9626365953</text:p>
          </table:table-cell>
          <table:table-cell office:value-type="float" office:value="0.906859448987901">
            <text:p>0.906859449</text:p>
          </table:table-cell>
          <table:table-cell office:value-type="float" office:value="0.949654202478629">
            <text:p>0.9496542025</text:p>
          </table:table-cell>
          <table:table-cell office:value-type="float" office:value="0.852633256985766">
            <text:p>0.852633257</text:p>
          </table:table-cell>
          <table:table-cell office:value-type="float" office:value="0.899471556903895">
            <text:p>0.8994715569</text:p>
          </table:table-cell>
        </table:table-row>
        <table:table-row table:style-name="ro1">
          <table:table-cell office:value-type="float" office:value="0.876092764523579">
            <text:p>0.8760927645</text:p>
          </table:table-cell>
          <table:table-cell office:value-type="float" office:value="0.750189512685851">
            <text:p>0.7501895127</text:p>
          </table:table-cell>
          <table:table-cell office:value-type="float" office:value="0.855466570277098">
            <text:p>0.8554665703</text:p>
          </table:table-cell>
          <table:table-cell office:value-type="float" office:value="0.677271962743562">
            <text:p>0.6772719627</text:p>
          </table:table-cell>
          <table:table-cell office:value-type="float" office:value="0.790138747916631">
            <text:p>0.7901387479</text:p>
          </table:table-cell>
          <table:table-cell office:value-type="float" office:value="1.03876127924195">
            <text:p>1.0387612792</text:p>
          </table:table-cell>
          <table:table-cell office:value-type="float" office:value="0.679883179110425">
            <text:p>0.6798831791</text:p>
          </table:table-cell>
          <table:table-cell office:value-type="float" office:value="0.863626817036857">
            <text:p>0.863626817</text:p>
          </table:table-cell>
          <table:table-cell office:value-type="float" office:value="0.578906928665413">
            <text:p>0.5789069287</text:p>
          </table:table-cell>
          <table:table-cell office:value-type="float" office:value="0.786039298508733">
            <text:p>0.7860392985</text:p>
          </table:table-cell>
        </table:table-row>
        <table:table-row table:style-name="ro1">
          <table:table-cell office:value-type="float" office:value="0.935126799176655">
            <text:p>0.9351267992</text:p>
          </table:table-cell>
          <table:table-cell office:value-type="float" office:value="0.817461633664974">
            <text:p>0.8174616337</text:p>
          </table:table-cell>
          <table:table-cell office:value-type="float" office:value="0.942241029645198">
            <text:p>0.9422410296</text:p>
          </table:table-cell>
          <table:table-cell office:value-type="float" office:value="0.647610918501713">
            <text:p>0.6476109185</text:p>
          </table:table-cell>
          <table:table-cell office:value-type="float" office:value="0.824590271866025">
            <text:p>0.8245902719</text:p>
          </table:table-cell>
          <table:table-cell office:value-type="float" office:value="0.909040840165522">
            <text:p>0.9090408402</text:p>
          </table:table-cell>
          <table:table-cell office:value-type="float" office:value="0.883269951025182">
            <text:p>0.883269951</text:p>
          </table:table-cell>
          <table:table-cell office:value-type="float" office:value="0.568929718125056">
            <text:p>0.5689297181</text:p>
          </table:table-cell>
          <table:table-cell office:value-type="float" office:value="0.817453317000541">
            <text:p>0.817453317</text:p>
          </table:table-cell>
          <table:table-cell office:value-type="float" office:value="0.745444467857469">
            <text:p>0.7454444679</text:p>
          </table:table-cell>
        </table:table-row>
        <table:table-row table:style-name="ro1">
          <table:table-cell office:value-type="float" office:value="0.98321793520825">
            <text:p>0.9832179352</text:p>
          </table:table-cell>
          <table:table-cell office:value-type="float" office:value="1.03857743881873">
            <text:p>1.0385774388</text:p>
          </table:table-cell>
          <table:table-cell office:value-type="float" office:value="1.03844299291065">
            <text:p>1.0384429929</text:p>
          </table:table-cell>
          <table:table-cell office:value-type="float" office:value="0.872309405710818">
            <text:p>0.8723094057</text:p>
          </table:table-cell>
          <table:table-cell office:value-type="float" office:value="0.875284833716622">
            <text:p>0.8752848337</text:p>
          </table:table-cell>
          <table:table-cell office:value-type="float" office:value="0.955939176085552">
            <text:p>0.9559391761</text:p>
          </table:table-cell>
          <table:table-cell office:value-type="float" office:value="0.867021052499829">
            <text:p>0.8670210525</text:p>
          </table:table-cell>
          <table:table-cell office:value-type="float" office:value="0.983437597989112">
            <text:p>0.983437598</text:p>
          </table:table-cell>
          <table:table-cell office:value-type="float" office:value="1.04515994819078">
            <text:p>1.0451599482</text:p>
          </table:table-cell>
          <table:table-cell office:value-type="float" office:value="1.06135904341926">
            <text:p>1.0613590434</text:p>
          </table:table-cell>
        </table:table-row>
        <table:table-row table:style-name="ro1">
          <table:table-cell office:value-type="float" office:value="0.888862162635732">
            <text:p>0.8888621626</text:p>
          </table:table-cell>
          <table:table-cell office:value-type="float" office:value="0.960500061043993">
            <text:p>0.960500061</text:p>
          </table:table-cell>
          <table:table-cell office:value-type="float" office:value="0.919104961277394">
            <text:p>0.9191049613</text:p>
          </table:table-cell>
          <table:table-cell office:value-type="float" office:value="0.998411640452611">
            <text:p>0.9984116405</text:p>
          </table:table-cell>
          <table:table-cell office:value-type="float" office:value="0.985678813506631">
            <text:p>0.9856788135</text:p>
          </table:table-cell>
          <table:table-cell office:value-type="float" office:value="0.934529962459469">
            <text:p>0.9345299625</text:p>
          </table:table-cell>
          <table:table-cell office:value-type="float" office:value="0.745548715711954">
            <text:p>0.7455487157</text:p>
          </table:table-cell>
          <table:table-cell office:value-type="float" office:value="1.07221423312191">
            <text:p>1.0722142331</text:p>
          </table:table-cell>
          <table:table-cell office:value-type="float" office:value="1.09232677778318">
            <text:p>1.0923267778</text:p>
          </table:table-cell>
          <table:table-cell office:value-type="float" office:value="1.04185337048715">
            <text:p>1.0418533705</text:p>
          </table:table-cell>
        </table:table-row>
        <table:table-row table:style-name="ro1">
          <table:table-cell office:value-type="float" office:value="0.968247771657584">
            <text:p>0.9682477717</text:p>
          </table:table-cell>
          <table:table-cell office:value-type="float" office:value="0.985295530526728">
            <text:p>0.9852955305</text:p>
          </table:table-cell>
          <table:table-cell office:value-type="float" office:value="0.913937632551627">
            <text:p>0.9139376326</text:p>
          </table:table-cell>
          <table:table-cell office:value-type="float" office:value="0.885431937597928">
            <text:p>0.8854319376</text:p>
          </table:table-cell>
          <table:table-cell office:value-type="float" office:value="0.771612758331567">
            <text:p>0.7716127583</text:p>
          </table:table-cell>
          <table:table-cell office:value-type="float" office:value="0.865188742426587">
            <text:p>0.8651887424</text:p>
          </table:table-cell>
          <table:table-cell office:value-type="float" office:value="0.918277965275032">
            <text:p>0.9182779653</text:p>
          </table:table-cell>
          <table:table-cell office:value-type="float" office:value="0.846299578901686">
            <text:p>0.8462995789</text:p>
          </table:table-cell>
          <table:table-cell office:value-type="float" office:value="1.06586262167861">
            <text:p>1.0658626217</text:p>
          </table:table-cell>
          <table:table-cell office:value-type="float" office:value="0.883062071812368">
            <text:p>0.8830620718</text:p>
          </table:table-cell>
        </table:table-row>
        <table:table-row table:style-name="ro1">
          <table:table-cell office:value-type="float" office:value="0.941686131242214">
            <text:p>0.9416861312</text:p>
          </table:table-cell>
          <table:table-cell office:value-type="float" office:value="0.868895069293155">
            <text:p>0.8688950693</text:p>
          </table:table-cell>
          <table:table-cell office:value-type="float" office:value="0.881381702126067">
            <text:p>0.8813817021</text:p>
          </table:table-cell>
          <table:table-cell office:value-type="float" office:value="0.845044795881315">
            <text:p>0.8450447959</text:p>
          </table:table-cell>
          <table:table-cell office:value-type="float" office:value="0.835797709004066">
            <text:p>0.835797709</text:p>
          </table:table-cell>
          <table:table-cell office:value-type="float" office:value="0.781448540037633">
            <text:p>0.78144854</text:p>
          </table:table-cell>
          <table:table-cell office:value-type="float" office:value="0.668526420741282">
            <text:p>0.6685264207</text:p>
          </table:table-cell>
          <table:table-cell office:value-type="float" office:value="0.772288526921802">
            <text:p>0.7722885269</text:p>
          </table:table-cell>
          <table:table-cell office:value-type="float" office:value="0.745026809217308">
            <text:p>0.7450268092</text:p>
          </table:table-cell>
          <table:table-cell office:value-type="float" office:value="0.872728156164648">
            <text:p>0.8727281562</text:p>
          </table:table-cell>
        </table:table-row>
        <table:table-row table:style-name="ro1">
          <table:table-cell office:value-type="float" office:value="0.836174961706674">
            <text:p>0.8361749617</text:p>
          </table:table-cell>
          <table:table-cell office:value-type="float" office:value="1.19910454826367">
            <text:p>1.1991045483</text:p>
          </table:table-cell>
          <table:table-cell office:value-type="float" office:value="0.74549420547672">
            <text:p>0.7454942055</text:p>
          </table:table-cell>
          <table:table-cell office:value-type="float" office:value="0.909453868906426">
            <text:p>0.9094538689</text:p>
          </table:table-cell>
          <table:table-cell office:value-type="float" office:value="1.07266674121244">
            <text:p>1.0726667412</text:p>
          </table:table-cell>
          <table:table-cell office:value-type="float" office:value="0.817487167187334">
            <text:p>0.8174871672</text:p>
          </table:table-cell>
          <table:table-cell office:value-type="float" office:value="0.818607153024944">
            <text:p>0.818607153</text:p>
          </table:table-cell>
          <table:table-cell office:value-type="float" office:value="1.12730256969264">
            <text:p>1.1273025697</text:p>
          </table:table-cell>
          <table:table-cell office:value-type="float" office:value="0.65364555566918">
            <text:p>0.6536455557</text:p>
          </table:table-cell>
          <table:table-cell office:value-type="float" office:value="0.999271275584993">
            <text:p>0.9992712756</text:p>
          </table:table-cell>
        </table:table-row>
        <table:table-row table:style-name="ro1">
          <table:table-cell office:value-type="float" office:value="1.1041199710599">
            <text:p>1.1041199711</text:p>
          </table:table-cell>
          <table:table-cell office:value-type="float" office:value="1.16557332162227">
            <text:p>1.1655733216</text:p>
          </table:table-cell>
          <table:table-cell office:value-type="float" office:value="1.04261553686124">
            <text:p>1.0426155369</text:p>
          </table:table-cell>
          <table:table-cell office:value-type="float" office:value="1.16583199784069">
            <text:p>1.1658319978</text:p>
          </table:table-cell>
          <table:table-cell office:value-type="float" office:value="0.705379421789637">
            <text:p>0.7053794218</text:p>
          </table:table-cell>
          <table:table-cell office:value-type="float" office:value="1.04311481073181">
            <text:p>1.0431148107</text:p>
          </table:table-cell>
          <table:table-cell office:value-type="float" office:value="1.15537347037649">
            <text:p>1.1553734704</text:p>
          </table:table-cell>
          <table:table-cell office:value-type="float" office:value="0.899270431319154">
            <text:p>0.8992704313</text:p>
          </table:table-cell>
          <table:table-cell office:value-type="float" office:value="0.817918995532447">
            <text:p>0.8179189955</text:p>
          </table:table-cell>
          <table:table-cell office:value-type="float" office:value="1.05254705449869">
            <text:p>1.0525470545</text:p>
          </table:table-cell>
        </table:table-row>
        <table:table-row table:style-name="ro1">
          <table:table-cell office:value-type="float" office:value="0.964135168022485">
            <text:p>0.964135168</text:p>
          </table:table-cell>
          <table:table-cell office:value-type="float" office:value="0.935393980311012">
            <text:p>0.9353939803</text:p>
          </table:table-cell>
          <table:table-cell office:value-type="float" office:value="0.866662547630879">
            <text:p>0.8666625476</text:p>
          </table:table-cell>
          <table:table-cell office:value-type="float" office:value="0.940459493887074">
            <text:p>0.9404594939</text:p>
          </table:table-cell>
          <table:table-cell office:value-type="float" office:value="0.946148131301789">
            <text:p>0.9461481313</text:p>
          </table:table-cell>
          <table:table-cell office:value-type="float" office:value="0.88363003443164">
            <text:p>0.8836300344</text:p>
          </table:table-cell>
          <table:table-cell office:value-type="float" office:value="0.800249204756786">
            <text:p>0.8002492048</text:p>
          </table:table-cell>
          <table:table-cell office:value-type="float" office:value="0.939790072607481">
            <text:p>0.9397900726</text:p>
          </table:table-cell>
          <table:table-cell office:value-type="float" office:value="0.910631065669989">
            <text:p>0.9106310657</text:p>
          </table:table-cell>
          <table:table-cell office:value-type="float" office:value="0.879207740992566">
            <text:p>0.879207741</text:p>
          </table:table-cell>
        </table:table-row>
        <table:table-row table:style-name="ro1">
          <table:table-cell office:value-type="float" office:value="0.456389665754049">
            <text:p>0.4563896658</text:p>
          </table:table-cell>
          <table:table-cell office:value-type="float" office:value="0.883409041582675">
            <text:p>0.8834090416</text:p>
          </table:table-cell>
          <table:table-cell office:value-type="float" office:value="0.884105597002633">
            <text:p>0.884105597</text:p>
          </table:table-cell>
          <table:table-cell office:value-type="float" office:value="0.883917137017668">
            <text:p>0.883917137</text:p>
          </table:table-cell>
          <table:table-cell office:value-type="float" office:value="0.589532036645941">
            <text:p>0.5895320366</text:p>
          </table:table-cell>
          <table:table-cell office:value-type="float" office:value="1.10398266761109">
            <text:p>1.1039826676</text:p>
          </table:table-cell>
          <table:table-cell office:value-type="float" office:value="0.618192019638271">
            <text:p>0.6181920196</text:p>
          </table:table-cell>
          <table:table-cell office:value-type="float" office:value="0.589282917339892">
            <text:p>0.5892829173</text:p>
          </table:table-cell>
          <table:table-cell office:value-type="float" office:value="0.853899704111931">
            <text:p>0.8538997041</text:p>
          </table:table-cell>
          <table:table-cell office:value-type="float" office:value="0.765349259455886">
            <text:p>0.7653492595</text:p>
          </table:table-cell>
        </table:table-row>
        <table:table-row table:style-name="ro1">
          <table:table-cell office:value-type="float" office:value="1.10542399954602">
            <text:p>1.1054239995</text:p>
          </table:table-cell>
          <table:table-cell office:value-type="float" office:value="1.12090924952711">
            <text:p>1.1209092495</text:p>
          </table:table-cell>
          <table:table-cell office:value-type="float" office:value="1.11417927912151">
            <text:p>1.1141792791</text:p>
          </table:table-cell>
          <table:table-cell office:value-type="float" office:value="0.86290313041825">
            <text:p>0.8629031304</text:p>
          </table:table-cell>
          <table:table-cell office:value-type="float" office:value="1.0042592208145">
            <text:p>1.0042592208</text:p>
          </table:table-cell>
          <table:table-cell office:value-type="float" office:value="0.944842782848444">
            <text:p>0.9448427828</text:p>
          </table:table-cell>
          <table:table-cell office:value-type="float" office:value="0.961009003031796">
            <text:p>0.961009003</text:p>
          </table:table-cell>
          <table:table-cell office:value-type="float" office:value="1.03250988079928">
            <text:p>1.0325098808</text:p>
          </table:table-cell>
          <table:table-cell office:value-type="float" office:value="1.01266286090825">
            <text:p>1.0126628609</text:p>
          </table:table-cell>
          <table:table-cell office:value-type="float" office:value="0.883271051010719">
            <text:p>0.883271051</text:p>
          </table:table-cell>
        </table:table-row>
        <table:table-row table:style-name="ro1">
          <table:table-cell office:value-type="float" office:value="0.867866783132941">
            <text:p>0.8678667831</text:p>
          </table:table-cell>
          <table:table-cell office:value-type="float" office:value="0.884967509212435">
            <text:p>0.8849675092</text:p>
          </table:table-cell>
          <table:table-cell office:value-type="float" office:value="0.81179092668831">
            <text:p>0.8117909267</text:p>
          </table:table-cell>
          <table:table-cell office:value-type="float" office:value="0.757368301868532">
            <text:p>0.7573683019</text:p>
          </table:table-cell>
          <table:table-cell office:value-type="float" office:value="0.837664347256187">
            <text:p>0.8376643473</text:p>
          </table:table-cell>
          <table:table-cell office:value-type="float" office:value="0.841254982138953">
            <text:p>0.8412549821</text:p>
          </table:table-cell>
          <table:table-cell office:value-type="float" office:value="0.964413448981566">
            <text:p>0.964413449</text:p>
          </table:table-cell>
          <table:table-cell office:value-type="float" office:value="0.904013344892761">
            <text:p>0.9040133449</text:p>
          </table:table-cell>
          <table:table-cell office:value-type="float" office:value="0.892859509361371">
            <text:p>0.8928595094</text:p>
          </table:table-cell>
          <table:table-cell office:value-type="float" office:value="0.825563949032879">
            <text:p>0.825563949</text:p>
          </table:table-cell>
        </table:table-row>
        <table:table-row table:style-name="ro1">
          <table:table-cell office:value-type="float" office:value="0.909354663425283">
            <text:p>0.9093546634</text:p>
          </table:table-cell>
          <table:table-cell office:value-type="float" office:value="0.680653473152262">
            <text:p>0.6806534732</text:p>
          </table:table-cell>
          <table:table-cell office:value-type="float" office:value="0.951934765377797">
            <text:p>0.9519347654</text:p>
          </table:table-cell>
          <table:table-cell office:value-type="float" office:value="0.756239384200542">
            <text:p>0.7562393842</text:p>
          </table:table-cell>
          <table:table-cell office:value-type="float" office:value="0.656932922606341">
            <text:p>0.6569329226</text:p>
          </table:table-cell>
          <table:table-cell office:value-type="float" office:value="0.913326640449369">
            <text:p>0.9133266404</text:p>
          </table:table-cell>
          <table:table-cell office:value-type="float" office:value="0.734606415411599">
            <text:p>0.7346064154</text:p>
          </table:table-cell>
          <table:table-cell office:value-type="float" office:value="0.882536322134366">
            <text:p>0.8825363221</text:p>
          </table:table-cell>
          <table:table-cell office:value-type="float" office:value="0.834817085182483">
            <text:p>0.8348170852</text:p>
          </table:table-cell>
          <table:table-cell office:value-type="float" office:value="0.856604740632501">
            <text:p>0.8566047406</text:p>
          </table:table-cell>
        </table:table-row>
        <table:table-row table:style-name="ro1">
          <table:table-cell office:value-type="float" office:value="0.761803732356672">
            <text:p>0.7618037324</text:p>
          </table:table-cell>
          <table:table-cell office:value-type="float" office:value="0.986368539130716">
            <text:p>0.9863685391</text:p>
          </table:table-cell>
          <table:table-cell office:value-type="float" office:value="0.969469563321774">
            <text:p>0.9694695633</text:p>
          </table:table-cell>
          <table:table-cell office:value-type="float" office:value="0.864109908260895">
            <text:p>0.8641099083</text:p>
          </table:table-cell>
          <table:table-cell office:value-type="float" office:value="0.97355337090485">
            <text:p>0.9735533709</text:p>
          </table:table-cell>
          <table:table-cell office:value-type="float" office:value="0.892082012975218">
            <text:p>0.892082013</text:p>
          </table:table-cell>
          <table:table-cell office:value-type="float" office:value="0.932502914301013">
            <text:p>0.9325029143</text:p>
          </table:table-cell>
          <table:table-cell office:value-type="float" office:value="0.867028562092517">
            <text:p>0.8670285621</text:p>
          </table:table-cell>
          <table:table-cell office:value-type="float" office:value="0.989285144136526">
            <text:p>0.9892851441</text:p>
          </table:table-cell>
          <table:table-cell office:value-type="float" office:value="0.969300120816164">
            <text:p>0.9693001208</text:p>
          </table:table-cell>
        </table:table-row>
        <table:table-row table:style-name="ro1">
          <table:table-cell office:value-type="float" office:value="0.980825098747302">
            <text:p>0.9808250987</text:p>
          </table:table-cell>
          <table:table-cell office:value-type="float" office:value="0.454613703335655">
            <text:p>0.4546137033</text:p>
          </table:table-cell>
          <table:table-cell office:value-type="float" office:value="0.76221798442914">
            <text:p>0.7622179844</text:p>
          </table:table-cell>
          <table:table-cell office:value-type="float" office:value="0.908312417467463">
            <text:p>0.9083124175</text:p>
          </table:table-cell>
          <table:table-cell office:value-type="float" office:value="0.381818942628433">
            <text:p>0.3818189426</text:p>
          </table:table-cell>
          <table:table-cell office:value-type="float" office:value="0.908819607622476">
            <text:p>0.9088196076</text:p>
          </table:table-cell>
          <table:table-cell office:value-type="float" office:value="0.41782623836954">
            <text:p>0.4178262384</text:p>
          </table:table-cell>
          <table:table-cell office:value-type="float" office:value="0.945042992809272">
            <text:p>0.9450429928</text:p>
          </table:table-cell>
          <table:table-cell office:value-type="float" office:value="0.708607401634801">
            <text:p>0.7086074016</text:p>
          </table:table-cell>
          <table:table-cell office:value-type="float" office:value="0.872575225703118">
            <text:p>0.8725752257</text:p>
          </table:table-cell>
        </table:table-row>
        <table:table-row table:style-name="ro1">
          <table:table-cell office:value-type="float" office:value="0.812657245980237">
            <text:p>0.812657246</text:p>
          </table:table-cell>
          <table:table-cell office:value-type="float" office:value="0.813692151174972">
            <text:p>0.8136921512</text:p>
          </table:table-cell>
          <table:table-cell office:value-type="float" office:value="0.914567405425471">
            <text:p>0.9145674054</text:p>
          </table:table-cell>
          <table:table-cell office:value-type="float" office:value="0.837337857028271">
            <text:p>0.837337857</text:p>
          </table:table-cell>
          <table:table-cell office:value-type="float" office:value="0.893601030437657">
            <text:p>0.8936010304</text:p>
          </table:table-cell>
          <table:table-cell office:value-type="float" office:value="0.870278359477773">
            <text:p>0.8702783595</text:p>
          </table:table-cell>
          <table:table-cell office:value-type="float" office:value="1.03921758361671">
            <text:p>1.0392175836</text:p>
          </table:table-cell>
          <table:table-cell office:value-type="float" office:value="0.940757718354165">
            <text:p>0.9407577184</text:p>
          </table:table-cell>
          <table:table-cell office:value-type="float" office:value="0.841899892993158">
            <text:p>0.841899893</text:p>
          </table:table-cell>
          <table:table-cell office:value-type="float" office:value="1.08203652344467">
            <text:p>1.0820365234</text:p>
          </table:table-cell>
        </table:table-row>
        <table:table-row table:style-name="ro1">
          <table:table-cell office:value-type="float" office:value="0.654157550490908">
            <text:p>0.6541575505</text:p>
          </table:table-cell>
          <table:table-cell office:value-type="float" office:value="0.327500201314833">
            <text:p>0.3275002013</text:p>
          </table:table-cell>
          <table:table-cell office:value-type="float" office:value="0.737324960484482">
            <text:p>0.7373249605</text:p>
          </table:table-cell>
          <table:table-cell office:value-type="float" office:value="0.900320034312467">
            <text:p>0.9003200343</text:p>
          </table:table-cell>
          <table:table-cell office:value-type="float" office:value="0.981902107391598">
            <text:p>0.9819021074</text:p>
          </table:table-cell>
          <table:table-cell office:value-type="float" office:value="0.982621678436297">
            <text:p>0.9826216784</text:p>
          </table:table-cell>
          <table:table-cell office:value-type="float" office:value="0.736092252325547">
            <text:p>0.7360922523</text:p>
          </table:table-cell>
          <table:table-cell office:value-type="float" office:value="0.655106908088824">
            <text:p>0.6551069081</text:p>
          </table:table-cell>
          <table:table-cell office:value-type="float" office:value="0.736462508014736">
            <text:p>0.736462508</text:p>
          </table:table-cell>
          <table:table-cell office:value-type="float" office:value="0.73668727479756">
            <text:p>0.7366872748</text:p>
          </table:table-cell>
        </table:table-row>
        <table:table-row table:style-name="ro1">
          <table:table-cell office:value-type="float" office:value="0.944612876065501">
            <text:p>0.9446128761</text:p>
          </table:table-cell>
          <table:table-cell office:value-type="float" office:value="0.82593798969857">
            <text:p>0.8259379897</text:p>
          </table:table-cell>
          <table:table-cell office:value-type="float" office:value="0.880429485784953">
            <text:p>0.8804294858</text:p>
          </table:table-cell>
          <table:table-cell office:value-type="float" office:value="0.91565944233129">
            <text:p>0.9156594423</text:p>
          </table:table-cell>
          <table:table-cell office:value-type="float" office:value="1.00012021503637">
            <text:p>1.000120215</text:p>
          </table:table-cell>
          <table:table-cell office:value-type="float" office:value="0.798002504791976">
            <text:p>0.7980025048</text:p>
          </table:table-cell>
          <table:table-cell office:value-type="float" office:value="0.966671077790791">
            <text:p>0.9666710778</text:p>
          </table:table-cell>
          <table:table-cell office:value-type="float" office:value="0.943044408171575">
            <text:p>0.9430444082</text:p>
          </table:table-cell>
          <table:table-cell office:value-type="float" office:value="0.944895221700917">
            <text:p>0.9448952217</text:p>
          </table:table-cell>
          <table:table-cell office:value-type="float" office:value="0.944782170326286">
            <text:p>0.9447821703</text:p>
          </table:table-cell>
        </table:table-row>
        <table:table-row table:style-name="ro1">
          <table:table-cell office:value-type="float" office:value="0.891993314514522">
            <text:p>0.8919933145</text:p>
          </table:table-cell>
          <table:table-cell office:value-type="float" office:value="0.824348687261519">
            <text:p>0.8243486873</text:p>
          </table:table-cell>
          <table:table-cell office:value-type="float" office:value="0.804204651315728">
            <text:p>0.8042046513</text:p>
          </table:table-cell>
          <table:table-cell office:value-type="float" office:value="0.683120811825735">
            <text:p>0.6831208118</text:p>
          </table:table-cell>
          <table:table-cell office:value-type="float" office:value="0.738556222696891">
            <text:p>0.7385562227</text:p>
          </table:table-cell>
          <table:table-cell office:value-type="float" office:value="0.727535330818137">
            <text:p>0.7275353308</text:p>
          </table:table-cell>
          <table:table-cell office:value-type="float" office:value="0.899498979707271">
            <text:p>0.8994989797</text:p>
          </table:table-cell>
          <table:table-cell office:value-type="float" office:value="0.882787097157485">
            <text:p>0.8827870972</text:p>
          </table:table-cell>
          <table:table-cell office:value-type="float" office:value="0.867811274429169">
            <text:p>0.8678112744</text:p>
          </table:table-cell>
          <table:table-cell office:value-type="float" office:value="0.865322657581305">
            <text:p>0.8653226576</text:p>
          </table:table-cell>
        </table:table-row>
        <table:table-row table:style-name="ro1">
          <table:table-cell office:value-type="float" office:value="1.16532731932941">
            <text:p>1.1653273193</text:p>
          </table:table-cell>
          <table:table-cell office:value-type="float" office:value="0.796569402345089">
            <text:p>0.7965694023</text:p>
          </table:table-cell>
          <table:table-cell office:value-type="float" office:value="0.859021377755699">
            <text:p>0.8590213778</text:p>
          </table:table-cell>
          <table:table-cell office:value-type="float" office:value="0.91966649902603">
            <text:p>0.919666499</text:p>
          </table:table-cell>
          <table:table-cell office:value-type="float" office:value="0.879537388380365">
            <text:p>0.8795373884</text:p>
          </table:table-cell>
          <table:table-cell office:value-type="float" office:value="0.797795980795924">
            <text:p>0.7977959808</text:p>
          </table:table-cell>
          <table:table-cell office:value-type="float" office:value="0.899099093954505">
            <text:p>0.899099094</text:p>
          </table:table-cell>
          <table:table-cell office:value-type="float" office:value="0.950342945989083">
            <text:p>0.950342946</text:p>
          </table:table-cell>
          <table:table-cell office:value-type="float" office:value="0.777127345763822">
            <text:p>0.7771273458</text:p>
          </table:table-cell>
          <table:table-cell office:value-type="float" office:value="0.920110532046211">
            <text:p>0.920110532</text:p>
          </table:table-cell>
        </table:table-row>
        <table:table-row table:style-name="ro1">
          <table:table-cell office:value-type="float" office:value="0.878321407411162">
            <text:p>0.8783214074</text:p>
          </table:table-cell>
          <table:table-cell office:value-type="float" office:value="0.980211297132554">
            <text:p>0.9802112971</text:p>
          </table:table-cell>
          <table:table-cell office:value-type="float" office:value="1.0196161232603">
            <text:p>1.0196161233</text:p>
          </table:table-cell>
          <table:table-cell office:value-type="float" office:value="0.954935052481446">
            <text:p>0.9549350525</text:p>
          </table:table-cell>
          <table:table-cell office:value-type="float" office:value="0.881868525098585">
            <text:p>0.8818685251</text:p>
          </table:table-cell>
          <table:table-cell office:value-type="float" office:value="0.938428320857528">
            <text:p>0.9384283209</text:p>
          </table:table-cell>
          <table:table-cell office:value-type="float" office:value="0.9944727384986">
            <text:p>0.9944727385</text:p>
          </table:table-cell>
          <table:table-cell office:value-type="float" office:value="0.992041694024504">
            <text:p>0.992041694</text:p>
          </table:table-cell>
          <table:table-cell office:value-type="float" office:value="0.928063603317215">
            <text:p>0.9280636033</text:p>
          </table:table-cell>
          <table:table-cell office:value-type="float" office:value="0.96956971860868">
            <text:p>0.9695697186</text:p>
          </table:table-cell>
        </table:table-row>
        <table:table-row table:style-name="ro1">
          <table:table-cell office:value-type="float" office:value="0.956362890967782">
            <text:p>0.956362891</text:p>
          </table:table-cell>
          <table:table-cell office:value-type="float" office:value="0.894215768915408">
            <text:p>0.8942157689</text:p>
          </table:table-cell>
          <table:table-cell office:value-type="float" office:value="0.874196496918875">
            <text:p>0.8741964969</text:p>
          </table:table-cell>
          <table:table-cell office:value-type="float" office:value="0.813817177323414">
            <text:p>0.8138171773</text:p>
          </table:table-cell>
          <table:table-cell office:value-type="float" office:value="0.992820050484384">
            <text:p>0.9928200505</text:p>
          </table:table-cell>
          <table:table-cell office:value-type="float" office:value="0.956284557837811">
            <text:p>0.9562845578</text:p>
          </table:table-cell>
          <table:table-cell office:value-type="float" office:value="0.911872849596674">
            <text:p>0.9118728496</text:p>
          </table:table-cell>
          <table:table-cell office:value-type="float" office:value="0.839115200728105">
            <text:p>0.8391152007</text:p>
          </table:table-cell>
          <table:table-cell office:value-type="float" office:value="0.962665702642531">
            <text:p>0.9626657026</text:p>
          </table:table-cell>
          <table:table-cell office:value-type="float" office:value="0.932404014905961">
            <text:p>0.9324040149</text:p>
          </table:table-cell>
        </table:table-row>
        <table:table-row table:style-name="ro1">
          <table:table-cell office:value-type="float" office:value="0.866966705772085">
            <text:p>0.8669667058</text:p>
          </table:table-cell>
          <table:table-cell office:value-type="float" office:value="0.879256626425835">
            <text:p>0.8792566264</text:p>
          </table:table-cell>
          <table:table-cell office:value-type="float" office:value="0.922447478254951">
            <text:p>0.9224474783</text:p>
          </table:table-cell>
          <table:table-cell office:value-type="float" office:value="0.857499014350237">
            <text:p>0.8574990144</text:p>
          </table:table-cell>
          <table:table-cell office:value-type="float" office:value="0.971051697624947">
            <text:p>0.9710516976</text:p>
          </table:table-cell>
          <table:table-cell office:value-type="float" office:value="0.895073190775548">
            <text:p>0.8950731908</text:p>
          </table:table-cell>
          <table:table-cell office:value-type="float" office:value="0.944550056338952">
            <text:p>0.9445500563</text:p>
          </table:table-cell>
          <table:table-cell office:value-type="float" office:value="0.916206195938827">
            <text:p>0.9162061959</text:p>
          </table:table-cell>
          <table:table-cell office:value-type="float" office:value="0.931499472171467">
            <text:p>0.9314994722</text:p>
          </table:table-cell>
          <table:table-cell office:value-type="float" office:value="0.882957509432665">
            <text:p>0.8829575094</text:p>
          </table:table-cell>
        </table:table-row>
        <table:table-row table:style-name="ro1">
          <table:table-cell office:value-type="float" office:value="0.858591287078498">
            <text:p>0.8585912871</text:p>
          </table:table-cell>
          <table:table-cell office:value-type="float" office:value="0.61352460659165">
            <text:p>0.6135246066</text:p>
          </table:table-cell>
          <table:table-cell office:value-type="float" office:value="0.93104422617153">
            <text:p>0.9310442262</text:p>
          </table:table-cell>
          <table:table-cell office:value-type="float" office:value="0.991527241945497">
            <text:p>0.9915272419</text:p>
          </table:table-cell>
          <table:table-cell office:value-type="float" office:value="1.04261712272123">
            <text:p>1.0426171227</text:p>
          </table:table-cell>
          <table:table-cell office:value-type="float" office:value="1.052128312142">
            <text:p>1.0521283121</text:p>
          </table:table-cell>
          <table:table-cell office:value-type="float" office:value="0.919889272744797">
            <text:p>0.9198892727</text:p>
          </table:table-cell>
          <table:table-cell office:value-type="float" office:value="0.939712206204729">
            <text:p>0.9397122062</text:p>
          </table:table-cell>
          <table:table-cell office:value-type="float" office:value="0.900034371807758">
            <text:p>0.9000343718</text:p>
          </table:table-cell>
          <table:table-cell office:value-type="float" office:value="0.878889755432164">
            <text:p>0.8788897554</text:p>
          </table:table-cell>
        </table:table-row>
        <table:table-row table:style-name="ro1">
          <table:table-cell office:value-type="float" office:value="0.847873696901772">
            <text:p>0.8478736969</text:p>
          </table:table-cell>
          <table:table-cell office:value-type="float" office:value="1.18564606263351">
            <text:p>1.1856460626</text:p>
          </table:table-cell>
          <table:table-cell office:value-type="float" office:value="0.981845667113961">
            <text:p>0.9818456671</text:p>
          </table:table-cell>
          <table:table-cell office:value-type="float" office:value="0.940319981255219">
            <text:p>0.9403199813</text:p>
          </table:table-cell>
          <table:table-cell office:value-type="float" office:value="0.775899288796371">
            <text:p>0.7758992888</text:p>
          </table:table-cell>
          <table:table-cell office:value-type="float" office:value="1.17592754747862">
            <text:p>1.1759275475</text:p>
          </table:table-cell>
          <table:table-cell office:value-type="float" office:value="0.828048190890666">
            <text:p>0.8280481909</text:p>
          </table:table-cell>
          <table:table-cell office:value-type="float" office:value="1.04208913998996">
            <text:p>1.04208914</text:p>
          </table:table-cell>
          <table:table-cell office:value-type="float" office:value="1.05225951150429">
            <text:p>1.0522595115</text:p>
          </table:table-cell>
          <table:table-cell office:value-type="float" office:value="0.900329816483092">
            <text:p>0.9003298165</text:p>
          </table:table-cell>
        </table:table-row>
        <table:table-row table:style-name="ro1">
          <table:table-cell office:value-type="float" office:value="0.799233714589052">
            <text:p>0.7992337146</text:p>
          </table:table-cell>
          <table:table-cell office:value-type="float" office:value="0.618423014468161">
            <text:p>0.6184230145</text:p>
          </table:table-cell>
          <table:table-cell office:value-type="float" office:value="0.491044734727301">
            <text:p>0.4910447347</text:p>
          </table:table-cell>
          <table:table-cell office:value-type="float" office:value="0.599295800770083">
            <text:p>0.5992958008</text:p>
          </table:table-cell>
          <table:table-cell office:value-type="float" office:value="0.871444839770583">
            <text:p>0.8714448398</text:p>
          </table:table-cell>
          <table:table-cell office:value-type="float" office:value="0.92660167710515">
            <text:p>0.9266016771</text:p>
          </table:table-cell>
          <table:table-cell office:value-type="float" office:value="0.600281393780062">
            <text:p>0.6002813938</text:p>
          </table:table-cell>
          <table:table-cell office:value-type="float" office:value="0.763627201139233">
            <text:p>0.7636272011</text:p>
          </table:table-cell>
          <table:table-cell office:value-type="float" office:value="0.926302824288169">
            <text:p>0.9263028243</text:p>
          </table:table-cell>
          <table:table-cell office:value-type="float" office:value="0.980586405473518">
            <text:p>0.9805864055</text:p>
          </table:table-cell>
        </table:table-row>
        <table:table-row table:style-name="ro1">
          <table:table-cell office:value-type="float" office:value="1.35067779542472">
            <text:p>1.3506777954</text:p>
          </table:table-cell>
          <table:table-cell office:value-type="float" office:value="0.859542019424561">
            <text:p>0.8595420194</text:p>
          </table:table-cell>
          <table:table-cell office:value-type="float" office:value="0.859471912787223">
            <text:p>0.8594719128</text:p>
          </table:table-cell>
          <table:table-cell office:value-type="float" office:value="1.10488265818904">
            <text:p>1.1048826582</text:p>
          </table:table-cell>
          <table:table-cell office:value-type="float" office:value="0.408914236594512">
            <text:p>0.4089142366</text:p>
          </table:table-cell>
          <table:table-cell office:value-type="float" office:value="0.737059343132234">
            <text:p>0.7370593431</text:p>
          </table:table-cell>
          <table:table-cell office:value-type="float" office:value="1.10449009092585">
            <text:p>1.1044900909</text:p>
          </table:table-cell>
          <table:table-cell office:value-type="float" office:value="0.899854225603073">
            <text:p>0.8998542256</text:p>
          </table:table-cell>
          <table:table-cell office:value-type="float" office:value="0.981927018301042">
            <text:p>0.9819270183</text:p>
          </table:table-cell>
          <table:table-cell office:value-type="float" office:value="0.736763571361021">
            <text:p>0.7367635714</text:p>
          </table:table-cell>
        </table:table-row>
        <table:table-row table:style-name="ro1">
          <table:table-cell office:value-type="float" office:value="0.909207081964011">
            <text:p>0.909207082</text:p>
          </table:table-cell>
          <table:table-cell office:value-type="float" office:value="0.687389904307512">
            <text:p>0.6873899043</text:p>
          </table:table-cell>
          <table:table-cell office:value-type="float" office:value="0.801890328779385">
            <text:p>0.8018903288</text:p>
          </table:table-cell>
          <table:table-cell office:value-type="float" office:value="0.989485119076542">
            <text:p>0.9894851191</text:p>
          </table:table-cell>
          <table:table-cell office:value-type="float" office:value="0.978380795086521">
            <text:p>0.9783807951</text:p>
          </table:table-cell>
          <table:table-cell office:value-type="float" office:value="0.950583348393236">
            <text:p>0.9505833484</text:p>
          </table:table-cell>
          <table:table-cell office:value-type="float" office:value="0.900719796658385">
            <text:p>0.9007197967</text:p>
          </table:table-cell>
          <table:table-cell office:value-type="float" office:value="0.825551523669326">
            <text:p>0.8255515237</text:p>
          </table:table-cell>
          <table:table-cell office:value-type="float" office:value="0.647552915939418">
            <text:p>0.6475529159</text:p>
          </table:table-cell>
          <table:table-cell office:value-type="float" office:value="0.940328396719659">
            <text:p>0.9403283967</text:p>
          </table:table-cell>
        </table:table-row>
        <table:table-row table:style-name="ro1">
          <table:table-cell office:value-type="float" office:value="0.915426395950087">
            <text:p>0.915426396</text:p>
          </table:table-cell>
          <table:table-cell office:value-type="float" office:value="1.09121883429103">
            <text:p>1.0912188343</text:p>
          </table:table-cell>
          <table:table-cell office:value-type="float" office:value="0.766255019301712">
            <text:p>0.7662550193</text:p>
          </table:table-cell>
          <table:table-cell office:value-type="float" office:value="0.751974482388066">
            <text:p>0.7519744824</text:p>
          </table:table-cell>
          <table:table-cell office:value-type="float" office:value="1.06302343454512">
            <text:p>1.0630234345</text:p>
          </table:table-cell>
          <table:table-cell office:value-type="float" office:value="0.900484033947718">
            <text:p>0.9004840339</text:p>
          </table:table-cell>
          <table:table-cell office:value-type="float" office:value="0.969348393024815">
            <text:p>0.969348393</text:p>
          </table:table-cell>
          <table:table-cell office:value-type="float" office:value="0.900658591601657">
            <text:p>0.9006585916</text:p>
          </table:table-cell>
          <table:table-cell office:value-type="float" office:value="0.818408258097854">
            <text:p>0.8184082581</text:p>
          </table:table-cell>
          <table:table-cell office:value-type="float" office:value="0.846058930342178">
            <text:p>0.8460589303</text:p>
          </table:table-cell>
        </table:table-row>
        <table:table-row table:style-name="ro1">
          <table:table-cell office:value-type="float" office:value="0.894788217225924">
            <text:p>0.8947882172</text:p>
          </table:table-cell>
          <table:table-cell office:value-type="float" office:value="0.851620895884443">
            <text:p>0.8516208959</text:p>
          </table:table-cell>
          <table:table-cell office:value-type="float" office:value="0.796497229035517">
            <text:p>0.796497229</text:p>
          </table:table-cell>
          <table:table-cell office:value-type="float" office:value="0.9164463776655">
            <text:p>0.9164463777</text:p>
          </table:table-cell>
          <table:table-cell office:value-type="float" office:value="0.916048741084854">
            <text:p>0.9160487411</text:p>
          </table:table-cell>
          <table:table-cell office:value-type="float" office:value="0.804257115905422">
            <text:p>0.8042571159</text:p>
          </table:table-cell>
          <table:table-cell office:value-type="float" office:value="0.689456605088503">
            <text:p>0.6894566051</text:p>
          </table:table-cell>
          <table:table-cell office:value-type="float" office:value="0.801446370538032">
            <text:p>0.8014463705</text:p>
          </table:table-cell>
          <table:table-cell office:value-type="float" office:value="0.753231069140268">
            <text:p>0.7532310691</text:p>
          </table:table-cell>
          <table:table-cell office:value-type="float" office:value="0.819078166190017">
            <text:p>0.8190781662</text:p>
          </table:table-cell>
        </table:table-row>
        <table:table-row table:style-name="ro1">
          <table:table-cell office:value-type="float" office:value="0.759278515010978">
            <text:p>0.759278515</text:p>
          </table:table-cell>
          <table:table-cell office:value-type="float" office:value="0.694417601086924">
            <text:p>0.6944176011</text:p>
          </table:table-cell>
          <table:table-cell office:value-type="float" office:value="0.707614276078372">
            <text:p>0.7076142761</text:p>
          </table:table-cell>
          <table:table-cell office:value-type="float" office:value="0.90307509288984">
            <text:p>0.9030750929</text:p>
          </table:table-cell>
          <table:table-cell office:value-type="float" office:value="0.778270163759288">
            <text:p>0.7782701638</text:p>
          </table:table-cell>
          <table:table-cell office:value-type="float" office:value="0.755316382634952">
            <text:p>0.7553163826</text:p>
          </table:table-cell>
          <table:table-cell office:value-type="float" office:value="0.983555345956999">
            <text:p>0.983555346</text:p>
          </table:table-cell>
          <table:table-cell office:value-type="float" office:value="0.79993492571339">
            <text:p>0.7999349257</text:p>
          </table:table-cell>
          <table:table-cell office:value-type="float" office:value="0.740799643006606">
            <text:p>0.740799643</text:p>
          </table:table-cell>
          <table:table-cell office:value-type="float" office:value="0.792762398246864">
            <text:p>0.7927623982</text:p>
          </table:table-cell>
        </table:table-row>
        <table:table-row table:style-name="ro1">
          <table:table-cell office:value-type="float" office:value="0.946826134039956">
            <text:p>0.946826134</text:p>
          </table:table-cell>
          <table:table-cell office:value-type="float" office:value="0.936113347575311">
            <text:p>0.9361133476</text:p>
          </table:table-cell>
          <table:table-cell office:value-type="float" office:value="1.05856809759642">
            <text:p>1.0585680976</text:p>
          </table:table-cell>
          <table:table-cell office:value-type="float" office:value="0.971337879039951">
            <text:p>0.971337879</text:p>
          </table:table-cell>
          <table:table-cell office:value-type="float" office:value="1.00877223233329">
            <text:p>1.0087722323</text:p>
          </table:table-cell>
          <table:table-cell office:value-type="float" office:value="1.0184066329429">
            <text:p>1.0184066329</text:p>
          </table:table-cell>
          <table:table-cell office:value-type="float" office:value="0.987437338416049">
            <text:p>0.9874373384</text:p>
          </table:table-cell>
          <table:table-cell office:value-type="float" office:value="0.947897841754608">
            <text:p>0.9478978418</text:p>
          </table:table-cell>
          <table:table-cell office:value-type="float" office:value="0.981561284621031">
            <text:p>0.9815612846</text:p>
          </table:table-cell>
          <table:table-cell office:value-type="float" office:value="1.01241724926617">
            <text:p>1.0124172493</text:p>
          </table:table-cell>
        </table:table-row>
        <table:table-row table:style-name="ro1">
          <table:table-cell office:value-type="float" office:value="0.91863168978765">
            <text:p>0.9186316898</text:p>
          </table:table-cell>
          <table:table-cell office:value-type="float" office:value="0.763832571946534">
            <text:p>0.7638325719</text:p>
          </table:table-cell>
          <table:table-cell office:value-type="float" office:value="0.956407513319685">
            <text:p>0.9564075133</text:p>
          </table:table-cell>
          <table:table-cell office:value-type="float" office:value="0.907942446338707">
            <text:p>0.9079424463</text:p>
          </table:table-cell>
          <table:table-cell office:value-type="float" office:value="0.998583824530007">
            <text:p>0.9985838245</text:p>
          </table:table-cell>
          <table:table-cell office:value-type="float" office:value="0.956773927030357">
            <text:p>0.956773927</text:p>
          </table:table-cell>
          <table:table-cell office:value-type="float" office:value="0.863605518674778">
            <text:p>0.8636055187</text:p>
          </table:table-cell>
          <table:table-cell office:value-type="float" office:value="0.858787443815501">
            <text:p>0.8587874438</text:p>
          </table:table-cell>
          <table:table-cell office:value-type="float" office:value="0.951986714085068">
            <text:p>0.9519867141</text:p>
          </table:table-cell>
          <table:table-cell office:value-type="float" office:value="0.871315761789652">
            <text:p>0.8713157618</text:p>
          </table:table-cell>
        </table:table-row>
        <table:table-row table:style-name="ro1">
          <table:table-cell office:value-type="float" office:value="0.915868293125227">
            <text:p>0.9158682931</text:p>
          </table:table-cell>
          <table:table-cell office:value-type="float" office:value="0.859979748728669">
            <text:p>0.8599797487</text:p>
          </table:table-cell>
          <table:table-cell office:value-type="float" office:value="0.702282702497271">
            <text:p>0.7022827025</text:p>
          </table:table-cell>
          <table:table-cell office:value-type="float" office:value="0.982242417596283">
            <text:p>0.9822424176</text:p>
          </table:table-cell>
          <table:table-cell office:value-type="float" office:value="0.575801019584895">
            <text:p>0.5758010196</text:p>
          </table:table-cell>
          <table:table-cell office:value-type="float" office:value="0.575363186721083">
            <text:p>0.5753631867</text:p>
          </table:table-cell>
          <table:table-cell office:value-type="float" office:value="0.860535733038326">
            <text:p>0.860535733</text:p>
          </table:table-cell>
          <table:table-cell office:value-type="float" office:value="0.794005501105975">
            <text:p>0.7940055011</text:p>
          </table:table-cell>
          <table:table-cell office:value-type="float" office:value="0.972317132856968">
            <text:p>0.9723171329</text:p>
          </table:table-cell>
          <table:table-cell office:value-type="float" office:value="0.788961989529488">
            <text:p>0.7889619895</text:p>
          </table:table-cell>
        </table:table-row>
        <table:table-row table:style-name="ro1">
          <table:table-cell office:value-type="float" office:value="0.736517010494614">
            <text:p>0.7365170105</text:p>
          </table:table-cell>
          <table:table-cell office:value-type="float" office:value="0.644061266682212">
            <text:p>0.6440612667</text:p>
          </table:table-cell>
          <table:table-cell office:value-type="float" office:value="0.828491871045726">
            <text:p>0.828491871</text:p>
          </table:table-cell>
          <table:table-cell office:value-type="float" office:value="1.0133884865168">
            <text:p>1.0133884865</text:p>
          </table:table-cell>
          <table:table-cell office:value-type="float" office:value="1.01229173111358">
            <text:p>1.0122917311</text:p>
          </table:table-cell>
          <table:table-cell office:value-type="float" office:value="0.966743593852205">
            <text:p>0.9667435939</text:p>
          </table:table-cell>
          <table:table-cell office:value-type="float" office:value="0.828678919347966">
            <text:p>0.8286789193</text:p>
          </table:table-cell>
          <table:table-cell office:value-type="float" office:value="0.276292181243307">
            <text:p>0.2762921812</text:p>
          </table:table-cell>
          <table:table-cell office:value-type="float" office:value="0.944039055122435">
            <text:p>0.9440390551</text:p>
          </table:table-cell>
          <table:table-cell office:value-type="float" office:value="1.17393386440481">
            <text:p>1.1739338644</text:p>
          </table:table-cell>
        </table:table-row>
        <table:table-row table:style-name="ro1">
          <table:table-cell office:value-type="float" office:value="1.0026649097737">
            <text:p>1.0026649098</text:p>
          </table:table-cell>
          <table:table-cell office:value-type="float" office:value="0.877262637236503">
            <text:p>0.8772626372</text:p>
          </table:table-cell>
          <table:table-cell office:value-type="float" office:value="0.929143276329234">
            <text:p>0.9291432763</text:p>
          </table:table-cell>
          <table:table-cell office:value-type="float" office:value="0.931755026715493">
            <text:p>0.9317550267</text:p>
          </table:table-cell>
          <table:table-cell office:value-type="float" office:value="0.858889224565632">
            <text:p>0.8588892246</text:p>
          </table:table-cell>
          <table:table-cell office:value-type="float" office:value="0.897311137017906">
            <text:p>0.897311137</text:p>
          </table:table-cell>
          <table:table-cell office:value-type="float" office:value="0.880683593659163">
            <text:p>0.8806835937</text:p>
          </table:table-cell>
          <table:table-cell office:value-type="float" office:value="0.938839913514462">
            <text:p>0.9388399135</text:p>
          </table:table-cell>
          <table:table-cell office:value-type="float" office:value="0.905633631214789">
            <text:p>0.9056336312</text:p>
          </table:table-cell>
          <table:table-cell office:value-type="float" office:value="0.986610761082448">
            <text:p>0.9866107611</text:p>
          </table:table-cell>
        </table:table-row>
        <table:table-row table:style-name="ro1">
          <table:table-cell office:value-type="float" office:value="0.950801869424099">
            <text:p>0.9508018694</text:p>
          </table:table-cell>
          <table:table-cell office:value-type="float" office:value="0.954981507848455">
            <text:p>0.9549815078</text:p>
          </table:table-cell>
          <table:table-cell office:value-type="float" office:value="0.879252769763949">
            <text:p>0.8792527698</text:p>
          </table:table-cell>
          <table:table-cell office:value-type="float" office:value="0.908450530509534">
            <text:p>0.9084505305</text:p>
          </table:table-cell>
          <table:table-cell office:value-type="float" office:value="1.04024165308412">
            <text:p>1.0402416531</text:p>
          </table:table-cell>
          <table:table-cell office:value-type="float" office:value="0.945422738510921">
            <text:p>0.9454227385</text:p>
          </table:table-cell>
          <table:table-cell office:value-type="float" office:value="0.902363153201072">
            <text:p>0.9023631532</text:p>
          </table:table-cell>
          <table:table-cell office:value-type="float" office:value="0.83559099490874">
            <text:p>0.8355909949</text:p>
          </table:table-cell>
          <table:table-cell office:value-type="float" office:value="0.81874126031936">
            <text:p>0.8187412603</text:p>
          </table:table-cell>
          <table:table-cell office:value-type="float" office:value="0.81485326901582">
            <text:p>0.814853269</text:p>
          </table:table-cell>
        </table:table-row>
        <table:table-row table:style-name="ro1">
          <table:table-cell office:value-type="float" office:value="0.820325895034869">
            <text:p>0.820325895</text:p>
          </table:table-cell>
          <table:table-cell office:value-type="float" office:value="0.81522203604642">
            <text:p>0.815222036</text:p>
          </table:table-cell>
          <table:table-cell office:value-type="float" office:value="0.809345815020079">
            <text:p>0.809345815</text:p>
          </table:table-cell>
          <table:table-cell office:value-type="float" office:value="0.789155150885168">
            <text:p>0.7891551509</text:p>
          </table:table-cell>
          <table:table-cell office:value-type="float" office:value="0.936239704877637">
            <text:p>0.9362397049</text:p>
          </table:table-cell>
          <table:table-cell office:value-type="float" office:value="0.841418932439132">
            <text:p>0.8414189324</text:p>
          </table:table-cell>
          <table:table-cell office:value-type="float" office:value="0.914809337455209">
            <text:p>0.9148093375</text:p>
          </table:table-cell>
          <table:table-cell office:value-type="float" office:value="0.821497720918443">
            <text:p>0.8214977209</text:p>
          </table:table-cell>
          <table:table-cell office:value-type="float" office:value="0.945482485107956">
            <text:p>0.9454824851</text:p>
          </table:table-cell>
          <table:table-cell office:value-type="float" office:value="0.869925514213458">
            <text:p>0.8699255142</text:p>
          </table:table-cell>
        </table:table-row>
        <table:table-row table:style-name="ro1">
          <table:table-cell office:value-type="float" office:value="0.898769391674752">
            <text:p>0.8987693917</text:p>
          </table:table-cell>
          <table:table-cell office:value-type="float" office:value="0.922255186396914">
            <text:p>0.9222551864</text:p>
          </table:table-cell>
          <table:table-cell office:value-type="float" office:value="0.840287823606664">
            <text:p>0.8402878236</text:p>
          </table:table-cell>
          <table:table-cell office:value-type="float" office:value="0.884953415772083">
            <text:p>0.8849534158</text:p>
          </table:table-cell>
          <table:table-cell office:value-type="float" office:value="1.0165073009326">
            <text:p>1.0165073009</text:p>
          </table:table-cell>
          <table:table-cell office:value-type="float" office:value="0.936456297784086">
            <text:p>0.9364562978</text:p>
          </table:table-cell>
          <table:table-cell office:value-type="float" office:value="0.871844157580556">
            <text:p>0.8718441576</text:p>
          </table:table-cell>
          <table:table-cell office:value-type="float" office:value="0.958617844505606">
            <text:p>0.9586178445</text:p>
          </table:table-cell>
          <table:table-cell office:value-type="float" office:value="0.9463961656456">
            <text:p>0.9463961656</text:p>
          </table:table-cell>
          <table:table-cell office:value-type="float" office:value="1.03244555147079">
            <text:p>1.0324455515</text:p>
          </table:table-cell>
        </table:table-row>
        <table:table-row table:style-name="ro1">
          <table:table-cell office:value-type="float" office:value="0.922838614315491">
            <text:p>0.9228386143</text:p>
          </table:table-cell>
          <table:table-cell office:value-type="float" office:value="0.938612721860623">
            <text:p>0.9386127219</text:p>
          </table:table-cell>
          <table:table-cell office:value-type="float" office:value="0.986281832911075">
            <text:p>0.9862818329</text:p>
          </table:table-cell>
          <table:table-cell office:value-type="float" office:value="0.962622973317536">
            <text:p>0.9626229733</text:p>
          </table:table-cell>
          <table:table-cell office:value-type="float" office:value="0.894678811433009">
            <text:p>0.8946788114</text:p>
          </table:table-cell>
          <table:table-cell office:value-type="float" office:value="0.92103182035431">
            <text:p>0.9210318204</text:p>
          </table:table-cell>
          <table:table-cell office:value-type="float" office:value="0.973161845823173">
            <text:p>0.9731618458</text:p>
          </table:table-cell>
          <table:table-cell office:value-type="float" office:value="0.992329877127531">
            <text:p>0.9923298771</text:p>
          </table:table-cell>
          <table:table-cell office:value-type="float" office:value="0.91106485766018">
            <text:p>0.9110648577</text:p>
          </table:table-cell>
          <table:table-cell office:value-type="float" office:value="0.851843678456075">
            <text:p>0.8518436785</text:p>
          </table:table-cell>
        </table:table-row>
        <table:table-row table:style-name="ro1">
          <table:table-cell office:value-type="float" office:value="0.817292495740864">
            <text:p>0.8172924957</text:p>
          </table:table-cell>
          <table:table-cell office:value-type="float" office:value="1.05439286284214">
            <text:p>1.0543928628</text:p>
          </table:table-cell>
          <table:table-cell office:value-type="float" office:value="0.980627823492844">
            <text:p>0.9806278235</text:p>
          </table:table-cell>
          <table:table-cell office:value-type="float" office:value="0.852582427776178">
            <text:p>0.8525824278</text:p>
          </table:table-cell>
          <table:table-cell office:value-type="float" office:value="0.955400867424662">
            <text:p>0.9554008674</text:p>
          </table:table-cell>
          <table:table-cell office:value-type="float" office:value="0.951484806816116">
            <text:p>0.9514848068</text:p>
          </table:table-cell>
          <table:table-cell office:value-type="float" office:value="0.969692965858502">
            <text:p>0.9696929659</text:p>
          </table:table-cell>
          <table:table-cell office:value-type="float" office:value="0.776030862739814">
            <text:p>0.7760308627</text:p>
          </table:table-cell>
          <table:table-cell office:value-type="float" office:value="0.851163438124101">
            <text:p>0.8511634381</text:p>
          </table:table-cell>
          <table:table-cell office:value-type="float" office:value="1.02452648050281">
            <text:p>1.0245264805</text:p>
          </table:table-cell>
        </table:table-row>
        <table:table-row table:style-name="ro1">
          <table:table-cell office:value-type="float" office:value="0.694482822422948">
            <text:p>0.6944828224</text:p>
          </table:table-cell>
          <table:table-cell office:value-type="float" office:value="0.707519329012712">
            <text:p>0.707519329</text:p>
          </table:table-cell>
          <table:table-cell office:value-type="float" office:value="0.719651328069885">
            <text:p>0.7196513281</text:p>
          </table:table-cell>
          <table:table-cell office:value-type="float" office:value="0.870461682499866">
            <text:p>0.8704616825</text:p>
          </table:table-cell>
          <table:table-cell office:value-type="float" office:value="0.907669132401224">
            <text:p>0.9076691324</text:p>
          </table:table-cell>
          <table:table-cell office:value-type="float" office:value="0.808482899710144">
            <text:p>0.8084828997</text:p>
          </table:table-cell>
          <table:table-cell office:value-type="float" office:value="0.85617526061259">
            <text:p>0.8561752606</text:p>
          </table:table-cell>
          <table:table-cell office:value-type="float" office:value="0.745113379569575">
            <text:p>0.7451133796</text:p>
          </table:table-cell>
          <table:table-cell office:value-type="float" office:value="0.755555450367242">
            <text:p>0.7555554504</text:p>
          </table:table-cell>
          <table:table-cell office:value-type="float" office:value="0.973260963631413">
            <text:p>0.9732609636</text:p>
          </table:table-cell>
        </table:table-row>
        <table:table-row table:style-name="ro1">
          <table:table-cell office:value-type="float" office:value="0.935856994141256">
            <text:p>0.9358569941</text:p>
          </table:table-cell>
          <table:table-cell office:value-type="float" office:value="0.901360161841682">
            <text:p>0.9013601618</text:p>
          </table:table-cell>
          <table:table-cell office:value-type="float" office:value="0.953664975648457">
            <text:p>0.9536649756</text:p>
          </table:table-cell>
          <table:table-cell office:value-type="float" office:value="0.957445541595316">
            <text:p>0.9574455416</text:p>
          </table:table-cell>
          <table:table-cell office:value-type="float" office:value="1.0568137877545">
            <text:p>1.0568137878</text:p>
          </table:table-cell>
          <table:table-cell office:value-type="float" office:value="0.979687265817926">
            <text:p>0.9796872658</text:p>
          </table:table-cell>
          <table:table-cell office:value-type="float" office:value="1.0308608418599">
            <text:p>1.0308608419</text:p>
          </table:table-cell>
          <table:table-cell office:value-type="float" office:value="0.999378625964724">
            <text:p>0.999378626</text:p>
          </table:table-cell>
          <table:table-cell office:value-type="float" office:value="1.07374850816624">
            <text:p>1.0737485082</text:p>
          </table:table-cell>
          <table:table-cell office:value-type="float" office:value="0.930389982055226">
            <text:p>0.9303899821</text:p>
          </table:table-cell>
        </table:table-row>
        <table:table-row table:style-name="ro1">
          <table:table-cell office:value-type="float" office:value="1.0262366254108">
            <text:p>1.0262366254</text:p>
          </table:table-cell>
          <table:table-cell office:value-type="float" office:value="0.850658121493018">
            <text:p>0.8506581215</text:p>
          </table:table-cell>
          <table:table-cell office:value-type="float" office:value="0.850636830006974">
            <text:p>0.85063683</text:p>
          </table:table-cell>
          <table:table-cell office:value-type="float" office:value="0.844635598804877">
            <text:p>0.8446355988</text:p>
          </table:table-cell>
          <table:table-cell office:value-type="float" office:value="0.763854610125723">
            <text:p>0.7638546101</text:p>
          </table:table-cell>
          <table:table-cell office:value-type="float" office:value="0.848811331397547">
            <text:p>0.8488113314</text:p>
          </table:table-cell>
          <table:table-cell office:value-type="float" office:value="0.862401974303185">
            <text:p>0.8624019743</text:p>
          </table:table-cell>
          <table:table-cell office:value-type="float" office:value="0.677816939898536">
            <text:p>0.6778169399</text:p>
          </table:table-cell>
          <table:table-cell office:value-type="float" office:value="0.768380457777254">
            <text:p>0.7683804578</text:p>
          </table:table-cell>
          <table:table-cell office:value-type="float" office:value="0.848909329977107">
            <text:p>0.84890933</text:p>
          </table:table-cell>
        </table:table-row>
        <table:table-row table:style-name="ro1">
          <table:table-cell office:value-type="float" office:value="1.12616908613422">
            <text:p>1.1261690861</text:p>
          </table:table-cell>
          <table:table-cell office:value-type="float" office:value="0.998619743523537">
            <text:p>0.9986197435</text:p>
          </table:table-cell>
          <table:table-cell office:value-type="float" office:value="0.811454091210922">
            <text:p>0.8114540912</text:p>
          </table:table-cell>
          <table:table-cell office:value-type="float" office:value="1.03568952517753">
            <text:p>1.0356895252</text:p>
          </table:table-cell>
          <table:table-cell office:value-type="float" office:value="0.893541263830464">
            <text:p>0.8935412638</text:p>
          </table:table-cell>
          <table:table-cell office:value-type="float" office:value="1.11118195427377">
            <text:p>1.1111819543</text:p>
          </table:table-cell>
          <table:table-cell office:value-type="float" office:value="0.794945135810423">
            <text:p>0.7949451358</text:p>
          </table:table-cell>
          <table:table-cell office:value-type="float" office:value="0.810521936141613">
            <text:p>0.8105219361</text:p>
          </table:table-cell>
          <table:table-cell office:value-type="float" office:value="1.1039672005133">
            <text:p>1.1039672005</text:p>
          </table:table-cell>
          <table:table-cell office:value-type="float" office:value="0.991218384355661">
            <text:p>0.9912183844</text:p>
          </table:table-cell>
        </table:table-row>
        <table:table-row table:style-name="ro1">
          <table:table-cell office:value-type="float" office:value="0.771766551950381">
            <text:p>0.771766552</text:p>
          </table:table-cell>
          <table:table-cell office:value-type="float" office:value="0.928274806977432">
            <text:p>0.928274807</text:p>
          </table:table-cell>
          <table:table-cell office:value-type="float" office:value="0.941528040351004">
            <text:p>0.9415280404</text:p>
          </table:table-cell>
          <table:table-cell office:value-type="float" office:value="0.910276140506839">
            <text:p>0.9102761405</text:p>
          </table:table-cell>
          <table:table-cell office:value-type="float" office:value="0.907442627296737">
            <text:p>0.9074426273</text:p>
          </table:table-cell>
          <table:table-cell office:value-type="float" office:value="0.848666522015814">
            <text:p>0.848666522</text:p>
          </table:table-cell>
          <table:table-cell office:value-type="float" office:value="0.863766753228838">
            <text:p>0.8637667532</text:p>
          </table:table-cell>
          <table:table-cell office:value-type="float" office:value="0.8196860435944">
            <text:p>0.8196860436</text:p>
          </table:table-cell>
          <table:table-cell office:value-type="float" office:value="0.800613578379694">
            <text:p>0.8006135784</text:p>
          </table:table-cell>
          <table:table-cell office:value-type="float" office:value="0.813808356973964">
            <text:p>0.813808357</text:p>
          </table:table-cell>
        </table:table-row>
        <table:table-row table:style-name="ro1">
          <table:table-cell office:value-type="float" office:value="0.969333641407294">
            <text:p>0.9693336414</text:p>
          </table:table-cell>
          <table:table-cell office:value-type="float" office:value="0.890781868082297">
            <text:p>0.8907818681</text:p>
          </table:table-cell>
          <table:table-cell office:value-type="float" office:value="0.940165726014762">
            <text:p>0.940165726</text:p>
          </table:table-cell>
          <table:table-cell office:value-type="float" office:value="0.917680415619342">
            <text:p>0.9176804156</text:p>
          </table:table-cell>
          <table:table-cell office:value-type="float" office:value="0.903994085262649">
            <text:p>0.9039940853</text:p>
          </table:table-cell>
          <table:table-cell office:value-type="float" office:value="0.966956981906963">
            <text:p>0.9669569819</text:p>
          </table:table-cell>
          <table:table-cell office:value-type="float" office:value="0.991675674568822">
            <text:p>0.9916756746</text:p>
          </table:table-cell>
          <table:table-cell office:value-type="float" office:value="0.958435079619704">
            <text:p>0.9584350796</text:p>
          </table:table-cell>
          <table:table-cell office:value-type="float" office:value="0.874573501234179">
            <text:p>0.8745735012</text:p>
          </table:table-cell>
          <table:table-cell office:value-type="float" office:value="0.947521545104983">
            <text:p>0.9475215451</text:p>
          </table:table-cell>
        </table:table-row>
        <table:table-row table:style-name="ro1">
          <table:table-cell office:value-type="float" office:value="0.995162704621034">
            <text:p>0.9951627046</text:p>
          </table:table-cell>
          <table:table-cell office:value-type="float" office:value="0.967402890654478">
            <text:p>0.9674028907</text:p>
          </table:table-cell>
          <table:table-cell office:value-type="float" office:value="0.873122031807222">
            <text:p>0.8731220318</text:p>
          </table:table-cell>
          <table:table-cell office:value-type="float" office:value="0.850542491211758">
            <text:p>0.8505424912</text:p>
          </table:table-cell>
          <table:table-cell office:value-type="float" office:value="0.883589591916846">
            <text:p>0.8835895919</text:p>
          </table:table-cell>
          <table:table-cell office:value-type="float" office:value="0.903683611861669">
            <text:p>0.9036836119</text:p>
          </table:table-cell>
          <table:table-cell office:value-type="float" office:value="0.893331290223329">
            <text:p>0.8933312902</text:p>
          </table:table-cell>
          <table:table-cell office:value-type="float" office:value="0.834580349416664">
            <text:p>0.8345803494</text:p>
          </table:table-cell>
          <table:table-cell office:value-type="float" office:value="0.955216170096581">
            <text:p>0.9552161701</text:p>
          </table:table-cell>
          <table:table-cell office:value-type="float" office:value="0.842337217810511">
            <text:p>0.8423372178</text:p>
          </table:table-cell>
        </table:table-row>
        <table:table-row table:style-name="ro1">
          <table:table-cell office:value-type="float" office:value="1.10485471415409">
            <text:p>1.1048547142</text:p>
          </table:table-cell>
          <table:table-cell office:value-type="float" office:value="0.858514691763087">
            <text:p>0.8585146918</text:p>
          </table:table-cell>
          <table:table-cell office:value-type="float" office:value="0.652788667572189">
            <text:p>0.6527886676</text:p>
          </table:table-cell>
          <table:table-cell office:value-type="float" office:value="0.73674198308789">
            <text:p>0.7367419831</text:p>
          </table:table-cell>
          <table:table-cell office:value-type="float" office:value="1.10502034400565">
            <text:p>1.105020344</text:p>
          </table:table-cell>
          <table:table-cell office:value-type="float" office:value="0.736832399015241">
            <text:p>0.736832399</text:p>
          </table:table-cell>
          <table:table-cell office:value-type="float" office:value="0.982243063558488">
            <text:p>0.9822430636</text:p>
          </table:table-cell>
          <table:table-cell office:value-type="float" office:value="0.90040817680887">
            <text:p>0.9004081768</text:p>
          </table:table-cell>
          <table:table-cell office:value-type="float" office:value="0.901512319359256">
            <text:p>0.9015123194</text:p>
          </table:table-cell>
          <table:table-cell office:value-type="float" office:value="0.982137158943898">
            <text:p>0.9821371589</text:p>
          </table:table-cell>
        </table:table-row>
        <table:table-row table:style-name="ro1">
          <table:table-cell office:value-type="float" office:value="0.886410623426919">
            <text:p>0.8864106234</text:p>
          </table:table-cell>
          <table:table-cell office:value-type="float" office:value="0.970477250821176">
            <text:p>0.9704772508</text:p>
          </table:table-cell>
          <table:table-cell office:value-type="float" office:value="0.930031792460052">
            <text:p>0.9300317925</text:p>
          </table:table-cell>
          <table:table-cell office:value-type="float" office:value="0.96250740531173">
            <text:p>0.9625074053</text:p>
          </table:table-cell>
          <table:table-cell office:value-type="float" office:value="1.02638782644181">
            <text:p>1.0263878264</text:p>
          </table:table-cell>
          <table:table-cell office:value-type="float" office:value="0.981523585520024">
            <text:p>0.9815235855</text:p>
          </table:table-cell>
          <table:table-cell office:value-type="float" office:value="0.867674019005236">
            <text:p>0.867674019</text:p>
          </table:table-cell>
          <table:table-cell office:value-type="float" office:value="0.923784751980484">
            <text:p>0.923784752</text:p>
          </table:table-cell>
          <table:table-cell office:value-type="float" office:value="1.02158078619063">
            <text:p>1.0215807862</text:p>
          </table:table-cell>
          <table:table-cell office:value-type="float" office:value="0.855930980682591">
            <text:p>0.8559309807</text:p>
          </table:table-cell>
        </table:table-row>
        <table:table-row table:style-name="ro1">
          <table:table-cell office:value-type="float" office:value="0.874513853927907">
            <text:p>0.8745138539</text:p>
          </table:table-cell>
          <table:table-cell office:value-type="float" office:value="0.94931196850528">
            <text:p>0.9493119685</text:p>
          </table:table-cell>
          <table:table-cell office:value-type="float" office:value="0.895005952558814">
            <text:p>0.8950059526</text:p>
          </table:table-cell>
          <table:table-cell office:value-type="float" office:value="0.901002176858854">
            <text:p>0.9010021769</text:p>
          </table:table-cell>
          <table:table-cell office:value-type="float" office:value="0.850350635506903">
            <text:p>0.8503506355</text:p>
          </table:table-cell>
          <table:table-cell office:value-type="float" office:value="0.938712059190201">
            <text:p>0.9387120592</text:p>
          </table:table-cell>
          <table:table-cell office:value-type="float" office:value="0.914498468843716">
            <text:p>0.9144984688</text:p>
          </table:table-cell>
          <table:table-cell office:value-type="float" office:value="1.01488210189469">
            <text:p>1.0148821019</text:p>
          </table:table-cell>
          <table:table-cell office:value-type="float" office:value="0.915722502092431">
            <text:p>0.9157225021</text:p>
          </table:table-cell>
          <table:table-cell office:value-type="float" office:value="0.825618695309044">
            <text:p>0.8256186953</text:p>
          </table:table-cell>
        </table:table-row>
        <table:table-row table:style-name="ro1">
          <table:table-cell office:value-type="float" office:value="0.978753112368973">
            <text:p>0.9787531124</text:p>
          </table:table-cell>
          <table:table-cell office:value-type="float" office:value="0.833312675697988">
            <text:p>0.8333126757</text:p>
          </table:table-cell>
          <table:table-cell office:value-type="float" office:value="0.90564377864511">
            <text:p>0.9056437786</text:p>
          </table:table-cell>
          <table:table-cell office:value-type="float" office:value="0.912344440505691">
            <text:p>0.9123444405</text:p>
          </table:table-cell>
          <table:table-cell office:value-type="float" office:value="0.901576610400439">
            <text:p>0.9015766104</text:p>
          </table:table-cell>
          <table:table-cell office:value-type="float" office:value="0.808282483435843">
            <text:p>0.8082824834</text:p>
          </table:table-cell>
          <table:table-cell office:value-type="float" office:value="0.852724216618852">
            <text:p>0.8527242166</text:p>
          </table:table-cell>
          <table:table-cell office:value-type="float" office:value="0.893879624988157">
            <text:p>0.893879625</text:p>
          </table:table-cell>
          <table:table-cell office:value-type="float" office:value="0.895347170001812">
            <text:p>0.89534717</text:p>
          </table:table-cell>
          <table:table-cell office:value-type="float" office:value="0.956174814976328">
            <text:p>0.956174815</text:p>
          </table:table-cell>
        </table:table-row>
        <table:table-row table:style-name="ro1">
          <table:table-cell office:value-type="float" office:value="0.368527695748718">
            <text:p>0.3685276957</text:p>
          </table:table-cell>
          <table:table-cell office:value-type="float" office:value="1.10558308724615">
            <text:p>1.1055830872</text:p>
          </table:table-cell>
          <table:table-cell office:value-type="float" office:value="1.47411078299487">
            <text:p>1.474110783</text:p>
          </table:table-cell>
          <table:table-cell office:value-type="float" office:value="1.10558308724615">
            <text:p>1.1055830872</text:p>
          </table:table-cell>
          <table:table-cell office:value-type="float" office:value="0.36852769574872">
            <text:p>0.3685276957</text:p>
          </table:table-cell>
          <table:table-cell office:value-type="float" office:value="0.368527695748717">
            <text:p>0.3685276957</text:p>
          </table:table-cell>
          <table:table-cell office:value-type="float" office:value="0.737055391497436">
            <text:p>0.7370553915</text:p>
          </table:table-cell>
          <table:table-cell office:value-type="float" office:value="1.47411078299487">
            <text:p>1.474110783</text:p>
          </table:table-cell>
          <table:table-cell office:value-type="float" office:value="0.737055391497436">
            <text:p>0.7370553915</text:p>
          </table:table-cell>
          <table:table-cell office:value-type="float" office:value="1.47411078299487">
            <text:p>1.474110783</text:p>
          </table:table-cell>
        </table:table-row>
        <table:table-row table:style-name="ro1">
          <table:table-cell office:value-type="float" office:value="1.00540203801644">
            <text:p>1.005402038</text:p>
          </table:table-cell>
          <table:table-cell office:value-type="float" office:value="0.847742886694931">
            <text:p>0.8477428867</text:p>
          </table:table-cell>
          <table:table-cell office:value-type="float" office:value="0.818053204190307">
            <text:p>0.8180532042</text:p>
          </table:table-cell>
          <table:table-cell office:value-type="float" office:value="0.865827687381301">
            <text:p>0.8658276874</text:p>
          </table:table-cell>
          <table:table-cell office:value-type="float" office:value="1.08760231605663">
            <text:p>1.0876023161</text:p>
          </table:table-cell>
          <table:table-cell office:value-type="float" office:value="0.911816854974616">
            <text:p>0.911816855</text:p>
          </table:table-cell>
          <table:table-cell office:value-type="float" office:value="1.03510246492287">
            <text:p>1.0351024649</text:p>
          </table:table-cell>
          <table:table-cell office:value-type="float" office:value="1.13626837900817">
            <text:p>1.136268379</text:p>
          </table:table-cell>
          <table:table-cell office:value-type="float" office:value="0.900327272133361">
            <text:p>0.9003272721</text:p>
          </table:table-cell>
          <table:table-cell office:value-type="float" office:value="0.81946023507483">
            <text:p>0.8194602351</text:p>
          </table:table-cell>
        </table:table-row>
        <table:table-row table:style-name="ro1">
          <table:table-cell office:value-type="float" office:value="0.991253648846384">
            <text:p>0.9912536488</text:p>
          </table:table-cell>
          <table:table-cell office:value-type="float" office:value="0.986744825453593">
            <text:p>0.9867448255</text:p>
          </table:table-cell>
          <table:table-cell office:value-type="float" office:value="0.901621452584211">
            <text:p>0.9016214526</text:p>
          </table:table-cell>
          <table:table-cell office:value-type="float" office:value="1.00849782888827">
            <text:p>1.0084978289</text:p>
          </table:table-cell>
          <table:table-cell office:value-type="float" office:value="1.07828485016998">
            <text:p>1.0782848502</text:p>
          </table:table-cell>
          <table:table-cell office:value-type="float" office:value="1.08640187738838">
            <text:p>1.0864018774</text:p>
          </table:table-cell>
          <table:table-cell office:value-type="float" office:value="0.983383326063739">
            <text:p>0.9833833261</text:p>
          </table:table-cell>
          <table:table-cell office:value-type="float" office:value="1.07809494160441">
            <text:p>1.0780949416</text:p>
          </table:table-cell>
          <table:table-cell office:value-type="float" office:value="1.01060716259644">
            <text:p>1.0106071626</text:p>
          </table:table-cell>
          <table:table-cell office:value-type="float" office:value="0.888923174613113">
            <text:p>0.8889231746</text:p>
          </table:table-cell>
        </table:table-row>
        <table:table-row table:style-name="ro1">
          <table:table-cell office:value-type="float" office:value="1.03161710547268">
            <text:p>1.0316171055</text:p>
          </table:table-cell>
          <table:table-cell office:value-type="float" office:value="1.02875718924686">
            <text:p>1.0287571892</text:p>
          </table:table-cell>
          <table:table-cell office:value-type="float" office:value="0.750304544022235">
            <text:p>0.750304544</text:p>
          </table:table-cell>
          <table:table-cell office:value-type="float" office:value="0.766879479776895">
            <text:p>0.7668794798</text:p>
          </table:table-cell>
          <table:table-cell office:value-type="float" office:value="0.981194770962409">
            <text:p>0.981194771</text:p>
          </table:table-cell>
          <table:table-cell office:value-type="float" office:value="0.954215347486291">
            <text:p>0.9542153475</text:p>
          </table:table-cell>
          <table:table-cell office:value-type="float" office:value="0.939278865214479">
            <text:p>0.9392788652</text:p>
          </table:table-cell>
          <table:table-cell office:value-type="float" office:value="0.866526799097155">
            <text:p>0.8665267991</text:p>
          </table:table-cell>
          <table:table-cell office:value-type="float" office:value="1.04907181770371">
            <text:p>1.0490718177</text:p>
          </table:table-cell>
          <table:table-cell office:value-type="float" office:value="0.871303695659626">
            <text:p>0.8713036957</text:p>
          </table:table-cell>
        </table:table-row>
        <table:table-row table:style-name="ro1">
          <table:table-cell office:value-type="float" office:value="0.832868684945145">
            <text:p>0.8328686849</text:p>
          </table:table-cell>
          <table:table-cell office:value-type="float" office:value="0.816782732854532">
            <text:p>0.8167827329</text:p>
          </table:table-cell>
          <table:table-cell office:value-type="float" office:value="0.773638738538574">
            <text:p>0.7736387385</text:p>
          </table:table-cell>
          <table:table-cell office:value-type="float" office:value="0.707936407959337">
            <text:p>0.707936408</text:p>
          </table:table-cell>
          <table:table-cell office:value-type="float" office:value="0.708136315261704">
            <text:p>0.7081363153</text:p>
          </table:table-cell>
          <table:table-cell office:value-type="float" office:value="0.889675913079211">
            <text:p>0.8896759131</text:p>
          </table:table-cell>
          <table:table-cell office:value-type="float" office:value="0.671676721678072">
            <text:p>0.6716767217</text:p>
          </table:table-cell>
          <table:table-cell office:value-type="float" office:value="0.698485793307794">
            <text:p>0.6984857933</text:p>
          </table:table-cell>
          <table:table-cell office:value-type="float" office:value="0.706500284882771">
            <text:p>0.7065002849</text:p>
          </table:table-cell>
          <table:table-cell office:value-type="float" office:value="0.851078047017899">
            <text:p>0.851078047</text:p>
          </table:table-cell>
        </table:table-row>
        <table:table-row table:style-name="ro1">
          <table:table-cell office:value-type="float" office:value="1.17012776760744">
            <text:p>1.1701277676</text:p>
          </table:table-cell>
          <table:table-cell office:value-type="float" office:value="0.896415798640962">
            <text:p>0.8964157986</text:p>
          </table:table-cell>
          <table:table-cell office:value-type="float" office:value="1.16389236566396">
            <text:p>1.1638923657</text:p>
          </table:table-cell>
          <table:table-cell office:value-type="float" office:value="1.05897733824414">
            <text:p>1.0589773382</text:p>
          </table:table-cell>
          <table:table-cell office:value-type="float" office:value="0.64738620511308">
            <text:p>0.6473862051</text:p>
          </table:table-cell>
          <table:table-cell office:value-type="float" office:value="1.00679490442246">
            <text:p>1.0067949044</text:p>
          </table:table-cell>
          <table:table-cell office:value-type="float" office:value="0.804312758432886">
            <text:p>0.8043127584</text:p>
          </table:table-cell>
          <table:table-cell office:value-type="float" office:value="0.850222211631696">
            <text:p>0.8502222116</text:p>
          </table:table-cell>
          <table:table-cell office:value-type="float" office:value="0.765032509230852">
            <text:p>0.7650325092</text:p>
          </table:table-cell>
          <table:table-cell office:value-type="float" office:value="0.81035848495959">
            <text:p>0.810358485</text:p>
          </table:table-cell>
        </table:table-row>
        <table:table-row table:style-name="ro1">
          <table:table-cell office:value-type="float" office:value="0.922397437333636">
            <text:p>0.9223974373</text:p>
          </table:table-cell>
          <table:table-cell office:value-type="float" office:value="1.0329627852548">
            <text:p>1.0329627853</text:p>
          </table:table-cell>
          <table:table-cell office:value-type="float" office:value="0.942455477676045">
            <text:p>0.9424554777</text:p>
          </table:table-cell>
          <table:table-cell office:value-type="float" office:value="1.1183417349412">
            <text:p>1.1183417349</text:p>
          </table:table-cell>
          <table:table-cell office:value-type="float" office:value="0.98054062808791">
            <text:p>0.9805406281</text:p>
          </table:table-cell>
          <table:table-cell office:value-type="float" office:value="0.752800758444619">
            <text:p>0.7528007584</text:p>
          </table:table-cell>
          <table:table-cell office:value-type="float" office:value="0.850364860828361">
            <text:p>0.8503648608</text:p>
          </table:table-cell>
          <table:table-cell office:value-type="float" office:value="0.915778036636596">
            <text:p>0.9157780366</text:p>
          </table:table-cell>
          <table:table-cell office:value-type="float" office:value="0.902853275713896">
            <text:p>0.9028532757</text:p>
          </table:table-cell>
          <table:table-cell office:value-type="float" office:value="1.15743321678658">
            <text:p>1.1574332168</text:p>
          </table:table-cell>
        </table:table-row>
        <table:table-row table:style-name="ro1">
          <table:table-cell office:value-type="float" office:value="0.955649316018528">
            <text:p>0.955649316</text:p>
          </table:table-cell>
          <table:table-cell office:value-type="float" office:value="0.794178671402796">
            <text:p>0.7941786714</text:p>
          </table:table-cell>
          <table:table-cell office:value-type="float" office:value="0.912730325835005">
            <text:p>0.9127303258</text:p>
          </table:table-cell>
          <table:table-cell office:value-type="float" office:value="0.794546044955723">
            <text:p>0.794546045</text:p>
          </table:table-cell>
          <table:table-cell office:value-type="float" office:value="0.823768488043022">
            <text:p>0.823768488</text:p>
          </table:table-cell>
          <table:table-cell office:value-type="float" office:value="1.10378276401851">
            <text:p>1.103782764</text:p>
          </table:table-cell>
          <table:table-cell office:value-type="float" office:value="1.11871442964974">
            <text:p>1.1187144296</text:p>
          </table:table-cell>
          <table:table-cell office:value-type="float" office:value="0.662288050229486">
            <text:p>0.6622880502</text:p>
          </table:table-cell>
          <table:table-cell office:value-type="float" office:value="0.883899625992047">
            <text:p>0.883899626</text:p>
          </table:table-cell>
          <table:table-cell office:value-type="float" office:value="0.794460446155179">
            <text:p>0.7944604462</text:p>
          </table:table-cell>
        </table:table-row>
        <table:table-row table:style-name="ro1">
          <table:table-cell office:value-type="float" office:value="0.921148236398658">
            <text:p>0.9211482364</text:p>
          </table:table-cell>
          <table:table-cell office:value-type="float" office:value="0.368989025658351">
            <text:p>0.3689890257</text:p>
          </table:table-cell>
          <table:table-cell office:value-type="float" office:value="1.28932128580066">
            <text:p>1.2893212858</text:p>
          </table:table-cell>
          <table:table-cell office:value-type="float" office:value="0.921203642671067">
            <text:p>0.9212036427</text:p>
          </table:table-cell>
          <table:table-cell office:value-type="float" office:value="0.368435965266882">
            <text:p>0.3684359653</text:p>
          </table:table-cell>
          <table:table-cell office:value-type="float" office:value="0.368464087847532">
            <text:p>0.3684640878</text:p>
          </table:table-cell>
          <table:table-cell office:value-type="float" office:value="0.736928175695062">
            <text:p>0.7369281757</text:p>
          </table:table-cell>
          <table:table-cell office:value-type="float" office:value="0.55281343797486">
            <text:p>0.552813438</text:p>
          </table:table-cell>
          <table:table-cell office:value-type="float" office:value="0.276085346073231">
            <text:p>0.2760853461</text:p>
          </table:table-cell>
          <table:table-cell office:value-type="float" office:value="0.552530359423234">
            <text:p>0.5525303594</text:p>
          </table:table-cell>
        </table:table-row>
        <table:table-row table:style-name="ro1">
          <table:table-cell office:value-type="float" office:value="0.960476356534045">
            <text:p>0.9604763565</text:p>
          </table:table-cell>
          <table:table-cell office:value-type="float" office:value="0.810460593532621">
            <text:p>0.8104605935</text:p>
          </table:table-cell>
          <table:table-cell office:value-type="float" office:value="0.951086129006104">
            <text:p>0.951086129</text:p>
          </table:table-cell>
          <table:table-cell office:value-type="float" office:value="1.08413700420577">
            <text:p>1.0841370042</text:p>
          </table:table-cell>
          <table:table-cell office:value-type="float" office:value="0.813697761411703">
            <text:p>0.8136977614</text:p>
          </table:table-cell>
          <table:table-cell office:value-type="float" office:value="0.980173964801612">
            <text:p>0.9801739648</text:p>
          </table:table-cell>
          <table:table-cell office:value-type="float" office:value="0.913410784771963">
            <text:p>0.9134107848</text:p>
          </table:table-cell>
          <table:table-cell office:value-type="float" office:value="0.84964613135455">
            <text:p>0.8496461314</text:p>
          </table:table-cell>
          <table:table-cell office:value-type="float" office:value="0.846127490881392">
            <text:p>0.8461274909</text:p>
          </table:table-cell>
          <table:table-cell office:value-type="float" office:value="0.993220837132062">
            <text:p>0.9932208371</text:p>
          </table:table-cell>
        </table:table-row>
        <table:table-row table:style-name="ro1">
          <table:table-cell office:value-type="float" office:value="0.955923909207906">
            <text:p>0.9559239092</text:p>
          </table:table-cell>
          <table:table-cell office:value-type="float" office:value="0.97998467972417">
            <text:p>0.9799846797</text:p>
          </table:table-cell>
          <table:table-cell office:value-type="float" office:value="1.00694128586639">
            <text:p>1.0069412859</text:p>
          </table:table-cell>
          <table:table-cell office:value-type="float" office:value="1.04983161141109">
            <text:p>1.0498316114</text:p>
          </table:table-cell>
          <table:table-cell office:value-type="float" office:value="1.04702301338704">
            <text:p>1.0470230134</text:p>
          </table:table-cell>
          <table:table-cell office:value-type="float" office:value="0.998286478187011">
            <text:p>0.9982864782</text:p>
          </table:table-cell>
          <table:table-cell office:value-type="float" office:value="1.07333113692851">
            <text:p>1.0733311369</text:p>
          </table:table-cell>
          <table:table-cell office:value-type="float" office:value="1.02621098066103">
            <text:p>1.0262109807</text:p>
          </table:table-cell>
          <table:table-cell office:value-type="float" office:value="0.922899608486023">
            <text:p>0.9228996085</text:p>
          </table:table-cell>
          <table:table-cell office:value-type="float" office:value="1.00344893918219">
            <text:p>1.0034489392</text:p>
          </table:table-cell>
        </table:table-row>
        <table:table-row table:style-name="ro1">
          <table:table-cell office:value-type="float" office:value="0.959226285486768">
            <text:p>0.9592262855</text:p>
          </table:table-cell>
          <table:table-cell office:value-type="float" office:value="0.751433948662341">
            <text:p>0.7514339487</text:p>
          </table:table-cell>
          <table:table-cell office:value-type="float" office:value="0.912609159967833">
            <text:p>0.91260916</text:p>
          </table:table-cell>
          <table:table-cell office:value-type="float" office:value="0.939915504808011">
            <text:p>0.9399155048</text:p>
          </table:table-cell>
          <table:table-cell office:value-type="float" office:value="0.762550920181487">
            <text:p>0.7625509202</text:p>
          </table:table-cell>
          <table:table-cell office:value-type="float" office:value="0.892911600881351">
            <text:p>0.8929116009</text:p>
          </table:table-cell>
          <table:table-cell office:value-type="float" office:value="0.943523172070621">
            <text:p>0.9435231721</text:p>
          </table:table-cell>
          <table:table-cell office:value-type="float" office:value="0.803133203591335">
            <text:p>0.8031332036</text:p>
          </table:table-cell>
          <table:table-cell office:value-type="float" office:value="0.918440784329496">
            <text:p>0.9184407843</text:p>
          </table:table-cell>
          <table:table-cell office:value-type="float" office:value="0.911310293200772">
            <text:p>0.9113102932</text:p>
          </table:table-cell>
        </table:table-row>
        <table:table-row table:style-name="ro1">
          <table:table-cell office:value-type="float" office:value="0.949232852011245">
            <text:p>0.949232852</text:p>
          </table:table-cell>
          <table:table-cell office:value-type="float" office:value="0.921516408527513">
            <text:p>0.9215164085</text:p>
          </table:table-cell>
          <table:table-cell office:value-type="float" office:value="0.993115095197078">
            <text:p>0.9931150952</text:p>
          </table:table-cell>
          <table:table-cell office:value-type="float" office:value="0.927582220810562">
            <text:p>0.9275822208</text:p>
          </table:table-cell>
          <table:table-cell office:value-type="float" office:value="0.923523315090391">
            <text:p>0.9235233151</text:p>
          </table:table-cell>
          <table:table-cell office:value-type="float" office:value="0.940158370144256">
            <text:p>0.9401583701</text:p>
          </table:table-cell>
          <table:table-cell office:value-type="float" office:value="0.976858096379287">
            <text:p>0.9768580964</text:p>
          </table:table-cell>
          <table:table-cell office:value-type="float" office:value="0.907772937243107">
            <text:p>0.9077729372</text:p>
          </table:table-cell>
          <table:table-cell office:value-type="float" office:value="0.93889348005224">
            <text:p>0.9388934801</text:p>
          </table:table-cell>
          <table:table-cell office:value-type="float" office:value="0.994687533414693">
            <text:p>0.9946875334</text:p>
          </table:table-cell>
        </table:table-row>
        <table:table-row table:style-name="ro1">
          <table:table-cell office:value-type="float" office:value="0.763252071653551">
            <text:p>0.7632520717</text:p>
          </table:table-cell>
          <table:table-cell office:value-type="float" office:value="0.653922583768479">
            <text:p>0.6539225838</text:p>
          </table:table-cell>
          <table:table-cell office:value-type="float" office:value="1.01823908505562">
            <text:p>1.0182390851</text:p>
          </table:table-cell>
          <table:table-cell office:value-type="float" office:value="1.07216270630495">
            <text:p>1.0721627063</text:p>
          </table:table-cell>
          <table:table-cell office:value-type="float" office:value="0.926868498864477">
            <text:p>0.9268684989</text:p>
          </table:table-cell>
          <table:table-cell office:value-type="float" office:value="1.07193313230022">
            <text:p>1.0719331323</text:p>
          </table:table-cell>
          <table:table-cell office:value-type="float" office:value="0.65457220712085">
            <text:p>0.6545722071</text:p>
          </table:table-cell>
          <table:table-cell office:value-type="float" office:value="1.21815453418494">
            <text:p>1.2181545342</text:p>
          </table:table-cell>
          <table:table-cell office:value-type="float" office:value="0.672083247528026">
            <text:p>0.6720832475</text:p>
          </table:table-cell>
          <table:table-cell office:value-type="float" office:value="0.600839231685209">
            <text:p>0.6008392317</text:p>
          </table:table-cell>
        </table:table-row>
        <table:table-row table:style-name="ro1">
          <table:table-cell office:value-type="float" office:value="0.64456593567013">
            <text:p>0.6445659357</text:p>
          </table:table-cell>
          <table:table-cell office:value-type="float" office:value="0.736671750280346">
            <text:p>0.7366717503</text:p>
          </table:table-cell>
          <table:table-cell office:value-type="float" office:value="0.506434337796759">
            <text:p>0.5064343378</text:p>
          </table:table-cell>
          <table:table-cell office:value-type="float" office:value="0.643904379355232">
            <text:p>0.6439043794</text:p>
          </table:table-cell>
          <table:table-cell office:value-type="float" office:value="0.735710957706539">
            <text:p>0.7357109577</text:p>
          </table:table-cell>
          <table:table-cell office:value-type="float" office:value="0.666126908501996">
            <text:p>0.6661269085</text:p>
          </table:table-cell>
          <table:table-cell office:value-type="float" office:value="0.781350513993476">
            <text:p>0.781350514</text:p>
          </table:table-cell>
          <table:table-cell office:value-type="float" office:value="0.851581489029803">
            <text:p>0.851581489</text:p>
          </table:table-cell>
          <table:table-cell office:value-type="float" office:value="0.713934832986626">
            <text:p>0.713934833</text:p>
          </table:table-cell>
          <table:table-cell office:value-type="float" office:value="1.38083741290426">
            <text:p>1.3808374129</text:p>
          </table:table-cell>
        </table:table-row>
        <table:table-row table:style-name="ro1">
          <table:table-cell office:value-type="float" office:value="0.877200929413194">
            <text:p>0.8772009294</text:p>
          </table:table-cell>
          <table:table-cell office:value-type="float" office:value="0.979850190151849">
            <text:p>0.9798501902</text:p>
          </table:table-cell>
          <table:table-cell office:value-type="float" office:value="0.849013131476332">
            <text:p>0.8490131315</text:p>
          </table:table-cell>
          <table:table-cell office:value-type="float" office:value="0.913560361862317">
            <text:p>0.9135603619</text:p>
          </table:table-cell>
          <table:table-cell office:value-type="float" office:value="0.781149560849042">
            <text:p>0.7811495608</text:p>
          </table:table-cell>
          <table:table-cell office:value-type="float" office:value="0.972168036020882">
            <text:p>0.972168036</text:p>
          </table:table-cell>
          <table:table-cell office:value-type="float" office:value="0.879039007332683">
            <text:p>0.8790390073</text:p>
          </table:table-cell>
          <table:table-cell office:value-type="float" office:value="0.903028929800643">
            <text:p>0.9030289298</text:p>
          </table:table-cell>
          <table:table-cell office:value-type="float" office:value="0.703701992662365">
            <text:p>0.7037019927</text:p>
          </table:table-cell>
          <table:table-cell office:value-type="float" office:value="0.907645590974411">
            <text:p>0.907645591</text:p>
          </table:table-cell>
        </table:table-row>
        <table:table-row table:style-name="ro1">
          <table:table-cell office:value-type="float" office:value="0.772520296355914">
            <text:p>0.7725202964</text:p>
          </table:table-cell>
          <table:table-cell office:value-type="float" office:value="0.953079958048059">
            <text:p>0.953079958</text:p>
          </table:table-cell>
          <table:table-cell office:value-type="float" office:value="0.937595731854278">
            <text:p>0.9375957319</text:p>
          </table:table-cell>
          <table:table-cell office:value-type="float" office:value="0.945200629242136">
            <text:p>0.9452006292</text:p>
          </table:table-cell>
          <table:table-cell office:value-type="float" office:value="0.978875132099003">
            <text:p>0.9788751321</text:p>
          </table:table-cell>
          <table:table-cell office:value-type="float" office:value="0.952360617165879">
            <text:p>0.9523606172</text:p>
          </table:table-cell>
          <table:table-cell office:value-type="float" office:value="0.86498173173089">
            <text:p>0.8649817317</text:p>
          </table:table-cell>
          <table:table-cell office:value-type="float" office:value="0.998008181354905">
            <text:p>0.9980081814</text:p>
          </table:table-cell>
          <table:table-cell office:value-type="float" office:value="0.903635099931687">
            <text:p>0.9036350999</text:p>
          </table:table-cell>
          <table:table-cell office:value-type="float" office:value="0.903054810444583">
            <text:p>0.9030548104</text:p>
          </table:table-cell>
        </table:table-row>
        <table:table-row table:style-name="ro1">
          <table:table-cell office:value-type="float" office:value="0.793896733592035">
            <text:p>0.7938967336</text:p>
          </table:table-cell>
          <table:table-cell office:value-type="float" office:value="0.92892113147092">
            <text:p>0.9289211315</text:p>
          </table:table-cell>
          <table:table-cell office:value-type="float" office:value="0.957713676160937">
            <text:p>0.9577136762</text:p>
          </table:table-cell>
          <table:table-cell office:value-type="float" office:value="0.83183296410801">
            <text:p>0.8318329641</text:p>
          </table:table-cell>
          <table:table-cell office:value-type="float" office:value="0.950078059889686">
            <text:p>0.9500780599</text:p>
          </table:table-cell>
          <table:table-cell office:value-type="float" office:value="0.829430055866265">
            <text:p>0.8294300559</text:p>
          </table:table-cell>
          <table:table-cell office:value-type="float" office:value="0.891207576925762">
            <text:p>0.8912075769</text:p>
          </table:table-cell>
          <table:table-cell office:value-type="float" office:value="0.893050358574989">
            <text:p>0.8930503586</text:p>
          </table:table-cell>
          <table:table-cell office:value-type="float" office:value="0.864102718944389">
            <text:p>0.8641027189</text:p>
          </table:table-cell>
          <table:table-cell office:value-type="float" office:value="0.917335720430586">
            <text:p>0.9173357204</text:p>
          </table:table-cell>
        </table:table-row>
        <table:table-row table:style-name="ro1">
          <table:table-cell office:value-type="float" office:value="1.01669868277985">
            <text:p>1.0166986828</text:p>
          </table:table-cell>
          <table:table-cell office:value-type="float" office:value="0.988688409320747">
            <text:p>0.9886884093</text:p>
          </table:table-cell>
          <table:table-cell office:value-type="float" office:value="0.868482737755025">
            <text:p>0.8684827378</text:p>
          </table:table-cell>
          <table:table-cell office:value-type="float" office:value="0.928491286135772">
            <text:p>0.9284912861</text:p>
          </table:table-cell>
          <table:table-cell office:value-type="float" office:value="1.0617852727562">
            <text:p>1.0617852728</text:p>
          </table:table-cell>
          <table:table-cell office:value-type="float" office:value="0.880845949707349">
            <text:p>0.8808459497</text:p>
          </table:table-cell>
          <table:table-cell office:value-type="float" office:value="0.947029784714132">
            <text:p>0.9470297847</text:p>
          </table:table-cell>
          <table:table-cell office:value-type="float" office:value="0.813888137553304">
            <text:p>0.8138881376</text:p>
          </table:table-cell>
          <table:table-cell office:value-type="float" office:value="0.921863876829799">
            <text:p>0.9218638768</text:p>
          </table:table-cell>
          <table:table-cell office:value-type="float" office:value="0.907416990890393">
            <text:p>0.9074169909</text:p>
          </table:table-cell>
        </table:table-row>
        <table:table-row table:style-name="ro1">
          <table:table-cell office:value-type="float" office:value="0.861579598754424">
            <text:p>0.8615795988</text:p>
          </table:table-cell>
          <table:table-cell office:value-type="float" office:value="0.835053171197719">
            <text:p>0.8350531712</text:p>
          </table:table-cell>
          <table:table-cell office:value-type="float" office:value="1.0619589861496">
            <text:p>1.0619589861</text:p>
          </table:table-cell>
          <table:table-cell office:value-type="float" office:value="0.775216181185144">
            <text:p>0.7752161812</text:p>
          </table:table-cell>
          <table:table-cell office:value-type="float" office:value="1.09673697316934">
            <text:p>1.0967369732</text:p>
          </table:table-cell>
          <table:table-cell office:value-type="float" office:value="0.940321919061197">
            <text:p>0.9403219191</text:p>
          </table:table-cell>
          <table:table-cell office:value-type="float" office:value="0.783753840894184">
            <text:p>0.7837538409</text:p>
          </table:table-cell>
          <table:table-cell office:value-type="float" office:value="0.914545109983469">
            <text:p>0.91454511</text:p>
          </table:table-cell>
          <table:table-cell office:value-type="float" office:value="0.774412476042486">
            <text:p>0.774412476</text:p>
          </table:table-cell>
          <table:table-cell office:value-type="float" office:value="0.949661373002143">
            <text:p>0.949661373</text:p>
          </table:table-cell>
        </table:table-row>
        <table:table-row table:style-name="ro1">
          <table:table-cell office:value-type="float" office:value="0.855141756697297">
            <text:p>0.8551417567</text:p>
          </table:table-cell>
          <table:table-cell office:value-type="float" office:value="1.04658047079697">
            <text:p>1.0465804708</text:p>
          </table:table-cell>
          <table:table-cell office:value-type="float" office:value="0.766860888795146">
            <text:p>0.7668608888</text:p>
          </table:table-cell>
          <table:table-cell office:value-type="float" office:value="0.980856951670776">
            <text:p>0.9808569517</text:p>
          </table:table-cell>
          <table:table-cell office:value-type="float" office:value="0.919363279786885">
            <text:p>0.9193632798</text:p>
          </table:table-cell>
          <table:table-cell office:value-type="float" office:value="0.964295590196272">
            <text:p>0.9642955902</text:p>
          </table:table-cell>
          <table:table-cell office:value-type="float" office:value="0.893285043246714">
            <text:p>0.8932850432</text:p>
          </table:table-cell>
          <table:table-cell office:value-type="float" office:value="1.11024087264258">
            <text:p>1.1102408726</text:p>
          </table:table-cell>
          <table:table-cell office:value-type="float" office:value="0.934127391198067">
            <text:p>0.9341273912</text:p>
          </table:table-cell>
          <table:table-cell office:value-type="float" office:value="0.83273097718177">
            <text:p>0.8327309772</text:p>
          </table:table-cell>
        </table:table-row>
        <table:table-row table:style-name="ro1">
          <table:table-cell office:value-type="float" office:value="0.87131339327109">
            <text:p>0.8713133933</text:p>
          </table:table-cell>
          <table:table-cell office:value-type="float" office:value="0.885359623910692">
            <text:p>0.8853596239</text:p>
          </table:table-cell>
          <table:table-cell office:value-type="float" office:value="1.01026009523374">
            <text:p>1.0102600952</text:p>
          </table:table-cell>
          <table:table-cell office:value-type="float" office:value="0.883584479070318">
            <text:p>0.8835844791</text:p>
          </table:table-cell>
          <table:table-cell office:value-type="float" office:value="0.946883805590496">
            <text:p>0.9468838056</text:p>
          </table:table-cell>
          <table:table-cell office:value-type="float" office:value="1.01733070255974">
            <text:p>1.0173307026</text:p>
          </table:table-cell>
          <table:table-cell office:value-type="float" office:value="0.914594140012393">
            <text:p>0.91459414</text:p>
          </table:table-cell>
          <table:table-cell office:value-type="float" office:value="1.00931187245212">
            <text:p>1.0093118725</text:p>
          </table:table-cell>
          <table:table-cell office:value-type="float" office:value="0.901641886989404">
            <text:p>0.901641887</text:p>
          </table:table-cell>
          <table:table-cell office:value-type="float" office:value="0.976410539203403">
            <text:p>0.9764105392</text:p>
          </table:table-cell>
        </table:table-row>
        <table:table-row table:style-name="ro1">
          <table:table-cell office:value-type="float" office:value="0.735720746774919">
            <text:p>0.7357207468</text:p>
          </table:table-cell>
          <table:table-cell office:value-type="float" office:value="0.939626099653703">
            <text:p>0.9396260997</text:p>
          </table:table-cell>
          <table:table-cell office:value-type="float" office:value="0.872058992894627">
            <text:p>0.8720589929</text:p>
          </table:table-cell>
          <table:table-cell office:value-type="float" office:value="0.908480098777148">
            <text:p>0.9084800988</text:p>
          </table:table-cell>
          <table:table-cell office:value-type="float" office:value="0.91722721425767">
            <text:p>0.9172272143</text:p>
          </table:table-cell>
          <table:table-cell office:value-type="float" office:value="0.889819036230272">
            <text:p>0.8898190362</text:p>
          </table:table-cell>
          <table:table-cell office:value-type="float" office:value="0.867298053675371">
            <text:p>0.8672980537</text:p>
          </table:table-cell>
          <table:table-cell office:value-type="float" office:value="0.790222960472527">
            <text:p>0.7902229605</text:p>
          </table:table-cell>
          <table:table-cell office:value-type="float" office:value="0.989742754948735">
            <text:p>0.9897427549</text:p>
          </table:table-cell>
          <table:table-cell office:value-type="float" office:value="0.898323259421874">
            <text:p>0.8983232594</text:p>
          </table:table-cell>
        </table:table-row>
        <table:table-row table:style-name="ro1">
          <table:table-cell office:value-type="float" office:value="0.887288229829866">
            <text:p>0.8872882298</text:p>
          </table:table-cell>
          <table:table-cell office:value-type="float" office:value="0.912883497400911">
            <text:p>0.9128834974</text:p>
          </table:table-cell>
          <table:table-cell office:value-type="float" office:value="0.92062325218723">
            <text:p>0.9206232522</text:p>
          </table:table-cell>
          <table:table-cell office:value-type="float" office:value="0.845942952688824">
            <text:p>0.8459429527</text:p>
          </table:table-cell>
          <table:table-cell office:value-type="float" office:value="0.848348602110063">
            <text:p>0.8483486021</text:p>
          </table:table-cell>
          <table:table-cell office:value-type="float" office:value="0.88006409269591">
            <text:p>0.8800640927</text:p>
          </table:table-cell>
          <table:table-cell office:value-type="float" office:value="0.891097888500271">
            <text:p>0.8910978885</text:p>
          </table:table-cell>
          <table:table-cell office:value-type="float" office:value="0.80909043397474">
            <text:p>0.809090434</text:p>
          </table:table-cell>
          <table:table-cell office:value-type="float" office:value="0.890115229380245">
            <text:p>0.8901152294</text:p>
          </table:table-cell>
          <table:table-cell office:value-type="float" office:value="0.817084793678289">
            <text:p>0.8170847937</text:p>
          </table:table-cell>
        </table:table-row>
        <table:table-row table:style-name="ro1">
          <table:table-cell office:value-type="float" office:value="0.822200503516725">
            <text:p>0.8222005035</text:p>
          </table:table-cell>
          <table:table-cell office:value-type="float" office:value="0.799042883828375">
            <text:p>0.7990428838</text:p>
          </table:table-cell>
          <table:table-cell office:value-type="float" office:value="0.804890060941612">
            <text:p>0.8048900609</text:p>
          </table:table-cell>
          <table:table-cell office:value-type="float" office:value="0.834679993208882">
            <text:p>0.8346799932</text:p>
          </table:table-cell>
          <table:table-cell office:value-type="float" office:value="0.824583789465188">
            <text:p>0.8245837895</text:p>
          </table:table-cell>
          <table:table-cell office:value-type="float" office:value="0.982518836882989">
            <text:p>0.9825188369</text:p>
          </table:table-cell>
          <table:table-cell office:value-type="float" office:value="0.856253082126024">
            <text:p>0.8562530821</text:p>
          </table:table-cell>
          <table:table-cell office:value-type="float" office:value="0.892668725792993">
            <text:p>0.8926687258</text:p>
          </table:table-cell>
          <table:table-cell office:value-type="float" office:value="0.803517609284082">
            <text:p>0.8035176093</text:p>
          </table:table-cell>
          <table:table-cell office:value-type="float" office:value="0.932603807257601">
            <text:p>0.9326038073</text:p>
          </table:table-cell>
        </table:table-row>
        <table:table-row table:style-name="ro1">
          <table:table-cell office:value-type="float" office:value="0.879387457808551">
            <text:p>0.8793874578</text:p>
          </table:table-cell>
          <table:table-cell office:value-type="float" office:value="0.839973292726989">
            <text:p>0.8399732927</text:p>
          </table:table-cell>
          <table:table-cell office:value-type="float" office:value="0.8546088523829">
            <text:p>0.8546088524</text:p>
          </table:table-cell>
          <table:table-cell office:value-type="float" office:value="0.838621822917467">
            <text:p>0.8386218229</text:p>
          </table:table-cell>
          <table:table-cell office:value-type="float" office:value="0.859151342582182">
            <text:p>0.8591513426</text:p>
          </table:table-cell>
          <table:table-cell office:value-type="float" office:value="0.866702847981086">
            <text:p>0.866702848</text:p>
          </table:table-cell>
          <table:table-cell office:value-type="float" office:value="0.787655021495236">
            <text:p>0.7876550215</text:p>
          </table:table-cell>
          <table:table-cell office:value-type="float" office:value="0.757311771875103">
            <text:p>0.7573117719</text:p>
          </table:table-cell>
          <table:table-cell office:value-type="float" office:value="0.971492073518243">
            <text:p>0.9714920735</text:p>
          </table:table-cell>
          <table:table-cell office:value-type="float" office:value="0.861851673560724">
            <text:p>0.8618516736</text:p>
          </table:table-cell>
        </table:table-row>
        <table:table-row table:style-name="ro1">
          <table:table-cell office:value-type="float" office:value="0.867043353367598">
            <text:p>0.8670433534</text:p>
          </table:table-cell>
          <table:table-cell office:value-type="float" office:value="0.881375886634635">
            <text:p>0.8813758866</text:p>
          </table:table-cell>
          <table:table-cell office:value-type="float" office:value="0.949123656848937">
            <text:p>0.9491236568</text:p>
          </table:table-cell>
          <table:table-cell office:value-type="float" office:value="0.947593166221981">
            <text:p>0.9475931662</text:p>
          </table:table-cell>
          <table:table-cell office:value-type="float" office:value="0.922660287170967">
            <text:p>0.9226602872</text:p>
          </table:table-cell>
          <table:table-cell office:value-type="float" office:value="0.945891417354942">
            <text:p>0.9458914174</text:p>
          </table:table-cell>
          <table:table-cell office:value-type="float" office:value="0.917765071888831">
            <text:p>0.9177650719</text:p>
          </table:table-cell>
          <table:table-cell office:value-type="float" office:value="0.925187562009693">
            <text:p>0.925187562</text:p>
          </table:table-cell>
          <table:table-cell office:value-type="float" office:value="0.992108848544381">
            <text:p>0.9921088485</text:p>
          </table:table-cell>
          <table:table-cell office:value-type="float" office:value="0.872063125352947">
            <text:p>0.8720631254</text:p>
          </table:table-cell>
        </table:table-row>
        <table:table-row table:style-name="ro1">
          <table:table-cell office:value-type="float" office:value="0.976883933020156">
            <text:p>0.976883933</text:p>
          </table:table-cell>
          <table:table-cell office:value-type="float" office:value="0.722523101685087">
            <text:p>0.7225231017</text:p>
          </table:table-cell>
          <table:table-cell office:value-type="float" office:value="0.941205642024387">
            <text:p>0.941205642</text:p>
          </table:table-cell>
          <table:table-cell office:value-type="float" office:value="0.997244056042999">
            <text:p>0.997244056</text:p>
          </table:table-cell>
          <table:table-cell office:value-type="float" office:value="0.869696614715681">
            <text:p>0.8696966147</text:p>
          </table:table-cell>
          <table:table-cell office:value-type="float" office:value="0.887782488032932">
            <text:p>0.887782488</text:p>
          </table:table-cell>
          <table:table-cell office:value-type="float" office:value="0.923654561112884">
            <text:p>0.9236545611</text:p>
          </table:table-cell>
          <table:table-cell office:value-type="float" office:value="0.937285231213462">
            <text:p>0.9372852312</text:p>
          </table:table-cell>
          <table:table-cell office:value-type="float" office:value="1.00737924065247">
            <text:p>1.0073792407</text:p>
          </table:table-cell>
          <table:table-cell office:value-type="float" office:value="1.02527252797668">
            <text:p>1.025272528</text:p>
          </table:table-cell>
        </table:table-row>
        <table:table-row table:style-name="ro1">
          <table:table-cell office:value-type="float" office:value="1.06971299309844">
            <text:p>1.0697129931</text:p>
          </table:table-cell>
          <table:table-cell office:value-type="float" office:value="1.06958552347105">
            <text:p>1.0695855235</text:p>
          </table:table-cell>
          <table:table-cell office:value-type="float" office:value="0.978584396604657">
            <text:p>0.9785843966</text:p>
          </table:table-cell>
          <table:table-cell office:value-type="float" office:value="1.02844758086232">
            <text:p>1.0284475809</text:p>
          </table:table-cell>
          <table:table-cell office:value-type="float" office:value="0.952986573684948">
            <text:p>0.9529865737</text:p>
          </table:table-cell>
          <table:table-cell office:value-type="float" office:value="0.90671281021401">
            <text:p>0.9067128102</text:p>
          </table:table-cell>
          <table:table-cell office:value-type="float" office:value="0.917403868197306">
            <text:p>0.9174038682</text:p>
          </table:table-cell>
          <table:table-cell office:value-type="float" office:value="0.936742946758739">
            <text:p>0.9367429468</text:p>
          </table:table-cell>
          <table:table-cell office:value-type="float" office:value="0.962307291232007">
            <text:p>0.9623072912</text:p>
          </table:table-cell>
          <table:table-cell office:value-type="float" office:value="1.0061940778175">
            <text:p>1.0061940778</text:p>
          </table:table-cell>
        </table:table-row>
        <table:table-row table:style-name="ro1">
          <table:table-cell office:value-type="float" office:value="0.989650577245223">
            <text:p>0.9896505772</text:p>
          </table:table-cell>
          <table:table-cell office:value-type="float" office:value="0.909802663367655">
            <text:p>0.9098026634</text:p>
          </table:table-cell>
          <table:table-cell office:value-type="float" office:value="0.888984160417935">
            <text:p>0.8889841604</text:p>
          </table:table-cell>
          <table:table-cell office:value-type="float" office:value="0.982911427670743">
            <text:p>0.9829114277</text:p>
          </table:table-cell>
          <table:table-cell office:value-type="float" office:value="0.946816220101195">
            <text:p>0.9468162201</text:p>
          </table:table-cell>
          <table:table-cell office:value-type="float" office:value="0.960647288912522">
            <text:p>0.9606472889</text:p>
          </table:table-cell>
          <table:table-cell office:value-type="float" office:value="0.849289756997149">
            <text:p>0.849289757</text:p>
          </table:table-cell>
          <table:table-cell office:value-type="float" office:value="1.07821257508016">
            <text:p>1.0782125751</text:p>
          </table:table-cell>
          <table:table-cell office:value-type="float" office:value="0.808498402599816">
            <text:p>0.8084984026</text:p>
          </table:table-cell>
          <table:table-cell office:value-type="float" office:value="0.996576087452654">
            <text:p>0.9965760875</text:p>
          </table:table-cell>
        </table:table-row>
        <table:table-row table:style-name="ro1">
          <table:table-cell office:value-type="float" office:value="0.76623408542933">
            <text:p>0.7662340854</text:p>
          </table:table-cell>
          <table:table-cell office:value-type="float" office:value="0.596333523886172">
            <text:p>0.5963335239</text:p>
          </table:table-cell>
          <table:table-cell office:value-type="float" office:value="0.803646046497609">
            <text:p>0.8036460465</text:p>
          </table:table-cell>
          <table:table-cell office:value-type="float" office:value="0.900601640445234">
            <text:p>0.9006016404</text:p>
          </table:table-cell>
          <table:table-cell office:value-type="float" office:value="0.693018690627236">
            <text:p>0.6930186906</text:p>
          </table:table-cell>
          <table:table-cell office:value-type="float" office:value="0.680883918406474">
            <text:p>0.6808839184</text:p>
          </table:table-cell>
          <table:table-cell office:value-type="float" office:value="0.949319704768603">
            <text:p>0.9493197048</text:p>
          </table:table-cell>
          <table:table-cell office:value-type="float" office:value="0.76658360908408">
            <text:p>0.7665836091</text:p>
          </table:table-cell>
          <table:table-cell office:value-type="float" office:value="0.97336777249524">
            <text:p>0.9733677725</text:p>
          </table:table-cell>
          <table:table-cell office:value-type="float" office:value="1.14335851973365">
            <text:p>1.1433585197</text:p>
          </table:table-cell>
        </table:table-row>
        <table:table-row table:style-name="ro1">
          <table:table-cell office:value-type="float" office:value="0.688799483661004">
            <text:p>0.6887994837</text:p>
          </table:table-cell>
          <table:table-cell office:value-type="float" office:value="0.602371019424483">
            <text:p>0.6023710194</text:p>
          </table:table-cell>
          <table:table-cell office:value-type="float" office:value="0.819638316632692">
            <text:p>0.8196383166</text:p>
          </table:table-cell>
          <table:table-cell office:value-type="float" office:value="0.936270240990375">
            <text:p>0.936270241</text:p>
          </table:table-cell>
          <table:table-cell office:value-type="float" office:value="0.975800984234124">
            <text:p>0.9758009842</text:p>
          </table:table-cell>
          <table:table-cell office:value-type="float" office:value="0.840607051135631">
            <text:p>0.8406070511</text:p>
          </table:table-cell>
          <table:table-cell office:value-type="float" office:value="0.983328213770289">
            <text:p>0.9833282138</text:p>
          </table:table-cell>
          <table:table-cell office:value-type="float" office:value="0.868587771852464">
            <text:p>0.8685877719</text:p>
          </table:table-cell>
          <table:table-cell office:value-type="float" office:value="0.884005341635884">
            <text:p>0.8840053416</text:p>
          </table:table-cell>
          <table:table-cell office:value-type="float" office:value="0.888656256786325">
            <text:p>0.8886562568</text:p>
          </table:table-cell>
        </table:table-row>
        <table:table-row table:style-name="ro1">
          <table:table-cell office:value-type="float" office:value="1.01750959929694">
            <text:p>1.0175095993</text:p>
          </table:table-cell>
          <table:table-cell office:value-type="float" office:value="0.932705141132866">
            <text:p>0.9327051411</text:p>
          </table:table-cell>
          <table:table-cell office:value-type="float" office:value="1.00488933551626">
            <text:p>1.0048893355</text:p>
          </table:table-cell>
          <table:table-cell office:value-type="float" office:value="1.16056158185838">
            <text:p>1.1605615819</text:p>
          </table:table-cell>
          <table:table-cell office:value-type="float" office:value="1.02594348394919">
            <text:p>1.0259434839</text:p>
          </table:table-cell>
          <table:table-cell office:value-type="float" office:value="0.970100463299732">
            <text:p>0.9701004633</text:p>
          </table:table-cell>
          <table:table-cell office:value-type="float" office:value="0.80614076819823">
            <text:p>0.8061407682</text:p>
          </table:table-cell>
          <table:table-cell office:value-type="float" office:value="1.03870839273867">
            <text:p>1.0387083927</text:p>
          </table:table-cell>
          <table:table-cell office:value-type="float" office:value="0.961245544974293">
            <text:p>0.961245545</text:p>
          </table:table-cell>
          <table:table-cell office:value-type="float" office:value="0.989672329304572">
            <text:p>0.9896723293</text:p>
          </table:table-cell>
        </table:table-row>
        <table:table-row table:style-name="ro1">
          <table:table-cell office:value-type="float" office:value="0.968624315759328">
            <text:p>0.9686243158</text:p>
          </table:table-cell>
          <table:table-cell office:value-type="float" office:value="1.04080819775061">
            <text:p>1.0408081978</text:p>
          </table:table-cell>
          <table:table-cell office:value-type="float" office:value="1.026561530162">
            <text:p>1.0265615302</text:p>
          </table:table-cell>
          <table:table-cell office:value-type="float" office:value="0.859249997767378">
            <text:p>0.8592499978</text:p>
          </table:table-cell>
          <table:table-cell office:value-type="float" office:value="0.941768751255396">
            <text:p>0.9417687513</text:p>
          </table:table-cell>
          <table:table-cell office:value-type="float" office:value="0.951601502564679">
            <text:p>0.9516015026</text:p>
          </table:table-cell>
          <table:table-cell office:value-type="float" office:value="1.06644269008175">
            <text:p>1.0664426901</text:p>
          </table:table-cell>
          <table:table-cell office:value-type="float" office:value="0.928876825925084">
            <text:p>0.9288768259</text:p>
          </table:table-cell>
          <table:table-cell office:value-type="float" office:value="0.868911340269253">
            <text:p>0.8689113403</text:p>
          </table:table-cell>
          <table:table-cell office:value-type="float" office:value="0.999012575594601">
            <text:p>0.9990125756</text:p>
          </table:table-cell>
        </table:table-row>
        <table:table-row table:style-name="ro1">
          <table:table-cell office:value-type="float" office:value="0.870222532827891">
            <text:p>0.8702225328</text:p>
          </table:table-cell>
          <table:table-cell office:value-type="float" office:value="0.830115369733306">
            <text:p>0.8301153697</text:p>
          </table:table-cell>
          <table:table-cell office:value-type="float" office:value="0.843633134058516">
            <text:p>0.8436331341</text:p>
          </table:table-cell>
          <table:table-cell office:value-type="float" office:value="1.00628893013424">
            <text:p>1.0062889301</text:p>
          </table:table-cell>
          <table:table-cell office:value-type="float" office:value="0.784516124676387">
            <text:p>0.7845161247</text:p>
          </table:table-cell>
          <table:table-cell office:value-type="float" office:value="0.712709325231681">
            <text:p>0.7127093252</text:p>
          </table:table-cell>
          <table:table-cell office:value-type="float" office:value="0.980217242041201">
            <text:p>0.980217242</text:p>
          </table:table-cell>
          <table:table-cell office:value-type="float" office:value="0.751861319250785">
            <text:p>0.7518613193</text:p>
          </table:table-cell>
          <table:table-cell office:value-type="float" office:value="0.915444225428413">
            <text:p>0.9154442254</text:p>
          </table:table-cell>
          <table:table-cell office:value-type="float" office:value="0.901994726149837">
            <text:p>0.9019947261</text:p>
          </table:table-cell>
        </table:table-row>
        <table:table-row table:style-name="ro1">
          <table:table-cell office:value-type="float" office:value="0.858200524168591">
            <text:p>0.8582005242</text:p>
          </table:table-cell>
          <table:table-cell office:value-type="float" office:value="0.889437458290148">
            <text:p>0.8894374583</text:p>
          </table:table-cell>
          <table:table-cell office:value-type="float" office:value="0.86565155284114">
            <text:p>0.8656515528</text:p>
          </table:table-cell>
          <table:table-cell office:value-type="float" office:value="0.832578241715912">
            <text:p>0.8325782417</text:p>
          </table:table-cell>
          <table:table-cell office:value-type="float" office:value="0.948115960311766">
            <text:p>0.9481159603</text:p>
          </table:table-cell>
          <table:table-cell office:value-type="float" office:value="0.756129025268493">
            <text:p>0.7561290253</text:p>
          </table:table-cell>
          <table:table-cell office:value-type="float" office:value="0.780790957857182">
            <text:p>0.7807909579</text:p>
          </table:table-cell>
          <table:table-cell office:value-type="float" office:value="0.831363816602583">
            <text:p>0.8313638166</text:p>
          </table:table-cell>
          <table:table-cell office:value-type="float" office:value="0.857227552700131">
            <text:p>0.8572275527</text:p>
          </table:table-cell>
          <table:table-cell office:value-type="float" office:value="0.891056424540853">
            <text:p>0.8910564245</text:p>
          </table:table-cell>
        </table:table-row>
        <table:table-row table:style-name="ro1">
          <table:table-cell office:value-type="float" office:value="0.989108636170192">
            <text:p>0.9891086362</text:p>
          </table:table-cell>
          <table:table-cell office:value-type="float" office:value="0.925030741219467">
            <text:p>0.9250307412</text:p>
          </table:table-cell>
          <table:table-cell office:value-type="float" office:value="0.854774979992539">
            <text:p>0.85477498</text:p>
          </table:table-cell>
          <table:table-cell office:value-type="float" office:value="1.01253544897593">
            <text:p>1.012535449</text:p>
          </table:table-cell>
          <table:table-cell office:value-type="float" office:value="0.94994071406467">
            <text:p>0.9499407141</text:p>
          </table:table-cell>
          <table:table-cell office:value-type="float" office:value="0.976799918340134">
            <text:p>0.9767999183</text:p>
          </table:table-cell>
          <table:table-cell office:value-type="float" office:value="0.911151307415075">
            <text:p>0.9111513074</text:p>
          </table:table-cell>
          <table:table-cell office:value-type="float" office:value="0.970726298298527">
            <text:p>0.9707262983</text:p>
          </table:table-cell>
          <table:table-cell office:value-type="float" office:value="1.03159379772426">
            <text:p>1.0315937977</text:p>
          </table:table-cell>
          <table:table-cell office:value-type="float" office:value="0.912178837416564">
            <text:p>0.9121788374</text:p>
          </table:table-cell>
        </table:table-row>
        <table:table-row table:style-name="ro1">
          <table:table-cell office:value-type="float" office:value="0.992630768476533">
            <text:p>0.9926307685</text:p>
          </table:table-cell>
          <table:table-cell office:value-type="float" office:value="1.01830622405989">
            <text:p>1.0183062241</text:p>
          </table:table-cell>
          <table:table-cell office:value-type="float" office:value="0.852243674433898">
            <text:p>0.8522436744</text:p>
          </table:table-cell>
          <table:table-cell office:value-type="float" office:value="0.903171582126564">
            <text:p>0.9031715821</text:p>
          </table:table-cell>
          <table:table-cell office:value-type="float" office:value="0.938113297511661">
            <text:p>0.9381132975</text:p>
          </table:table-cell>
          <table:table-cell office:value-type="float" office:value="0.948939603521193">
            <text:p>0.9489396035</text:p>
          </table:table-cell>
          <table:table-cell office:value-type="float" office:value="1.03371724158521">
            <text:p>1.0337172416</text:p>
          </table:table-cell>
          <table:table-cell office:value-type="float" office:value="0.932528178413318">
            <text:p>0.9325281784</text:p>
          </table:table-cell>
          <table:table-cell office:value-type="float" office:value="0.96033906958653">
            <text:p>0.9603390696</text:p>
          </table:table-cell>
          <table:table-cell office:value-type="float" office:value="0.913431093814642">
            <text:p>0.9134310938</text:p>
          </table:table-cell>
        </table:table-row>
        <table:table-row table:style-name="ro1">
          <table:table-cell office:value-type="float" office:value="1.00420809795918">
            <text:p>1.004208098</text:p>
          </table:table-cell>
          <table:table-cell office:value-type="float" office:value="0.983357057786791">
            <text:p>0.9833570578</text:p>
          </table:table-cell>
          <table:table-cell office:value-type="float" office:value="0.891954190715423">
            <text:p>0.8919541907</text:p>
          </table:table-cell>
          <table:table-cell office:value-type="float" office:value="0.942026634697582">
            <text:p>0.9420266347</text:p>
          </table:table-cell>
          <table:table-cell office:value-type="float" office:value="0.919725629585978">
            <text:p>0.9197256296</text:p>
          </table:table-cell>
          <table:table-cell office:value-type="float" office:value="0.821043055991757">
            <text:p>0.821043056</text:p>
          </table:table-cell>
          <table:table-cell office:value-type="float" office:value="0.918373552019212">
            <text:p>0.918373552</text:p>
          </table:table-cell>
          <table:table-cell office:value-type="float" office:value="0.84994398767997">
            <text:p>0.8499439877</text:p>
          </table:table-cell>
          <table:table-cell office:value-type="float" office:value="0.950771758781482">
            <text:p>0.9507717588</text:p>
          </table:table-cell>
          <table:table-cell office:value-type="float" office:value="0.942840719398828">
            <text:p>0.9428407194</text:p>
          </table:table-cell>
        </table:table-row>
        <table:table-row table:style-name="ro1">
          <table:table-cell office:value-type="float" office:value="0.960060895085672">
            <text:p>0.9600608951</text:p>
          </table:table-cell>
          <table:table-cell office:value-type="float" office:value="0.946452670384504">
            <text:p>0.9464526704</text:p>
          </table:table-cell>
          <table:table-cell office:value-type="float" office:value="1.00125284730106">
            <text:p>1.0012528473</text:p>
          </table:table-cell>
          <table:table-cell office:value-type="float" office:value="0.95029138934326">
            <text:p>0.9502913893</text:p>
          </table:table-cell>
          <table:table-cell office:value-type="float" office:value="0.879309687687956">
            <text:p>0.8793096877</text:p>
          </table:table-cell>
          <table:table-cell office:value-type="float" office:value="1.01423571010407">
            <text:p>1.0142357101</text:p>
          </table:table-cell>
          <table:table-cell office:value-type="float" office:value="0.936992902392223">
            <text:p>0.9369929024</text:p>
          </table:table-cell>
          <table:table-cell office:value-type="float" office:value="0.944951177920184">
            <text:p>0.9449511779</text:p>
          </table:table-cell>
          <table:table-cell office:value-type="float" office:value="0.953424394202104">
            <text:p>0.9534243942</text:p>
          </table:table-cell>
          <table:table-cell office:value-type="float" office:value="0.915486963867051">
            <text:p>0.9154869639</text:p>
          </table:table-cell>
        </table:table-row>
        <table:table-row table:style-name="ro1">
          <table:table-cell office:value-type="float" office:value="0.630234042353924">
            <text:p>0.6302340424</text:p>
          </table:table-cell>
          <table:table-cell office:value-type="float" office:value="0.570351415145086">
            <text:p>0.5703514151</text:p>
          </table:table-cell>
          <table:table-cell office:value-type="float" office:value="0.421292517528041">
            <text:p>0.4212925175</text:p>
          </table:table-cell>
          <table:table-cell office:value-type="float" office:value="0.781911199797806">
            <text:p>0.7819111998</text:p>
          </table:table-cell>
          <table:table-cell office:value-type="float" office:value="0.571026672194182">
            <text:p>0.5710266722</text:p>
          </table:table-cell>
          <table:table-cell office:value-type="float" office:value="0.420018341150609">
            <text:p>0.4200183412</text:p>
          </table:table-cell>
          <table:table-cell office:value-type="float" office:value="0.782516635219851">
            <text:p>0.7825166352</text:p>
          </table:table-cell>
          <table:table-cell office:value-type="float" office:value="0.570366502892901">
            <text:p>0.5703665029</text:p>
          </table:table-cell>
          <table:table-cell office:value-type="float" office:value="0.511484406997109">
            <text:p>0.511484407</text:p>
          </table:table-cell>
          <table:table-cell office:value-type="float" office:value="0.690106975171017">
            <text:p>0.6901069752</text:p>
          </table:table-cell>
        </table:table-row>
        <table:table-row table:style-name="ro1">
          <table:table-cell office:value-type="float" office:value="1.15711397167449">
            <text:p>1.1571139717</text:p>
          </table:table-cell>
          <table:table-cell office:value-type="float" office:value="1.02264234797733">
            <text:p>1.022642348</text:p>
          </table:table-cell>
          <table:table-cell office:value-type="float" office:value="0.993494452049789">
            <text:p>0.993494452</text:p>
          </table:table-cell>
          <table:table-cell office:value-type="float" office:value="0.875898690529695">
            <text:p>0.8758986905</text:p>
          </table:table-cell>
          <table:table-cell office:value-type="float" office:value="1.03063085890598">
            <text:p>1.0306308589</text:p>
          </table:table-cell>
          <table:table-cell office:value-type="float" office:value="1.02624928024128">
            <text:p>1.0262492802</text:p>
          </table:table-cell>
          <table:table-cell office:value-type="float" office:value="0.928682864120418">
            <text:p>0.9286828641</text:p>
          </table:table-cell>
          <table:table-cell office:value-type="float" office:value="0.912710504221067">
            <text:p>0.9127105042</text:p>
          </table:table-cell>
          <table:table-cell office:value-type="float" office:value="0.9579406785451">
            <text:p>0.9579406785</text:p>
          </table:table-cell>
          <table:table-cell office:value-type="float" office:value="0.973116135247347">
            <text:p>0.9731161352</text:p>
          </table:table-cell>
        </table:table-row>
        <table:table-row table:style-name="ro1">
          <table:table-cell office:value-type="float" office:value="0.995812175005511">
            <text:p>0.995812175</text:p>
          </table:table-cell>
          <table:table-cell office:value-type="float" office:value="0.929110121672026">
            <text:p>0.9291101217</text:p>
          </table:table-cell>
          <table:table-cell office:value-type="float" office:value="1.01859687154446">
            <text:p>1.0185968715</text:p>
          </table:table-cell>
          <table:table-cell office:value-type="float" office:value="0.858185205573973">
            <text:p>0.8581852056</text:p>
          </table:table-cell>
          <table:table-cell office:value-type="float" office:value="0.81164217961611">
            <text:p>0.8116421796</text:p>
          </table:table-cell>
          <table:table-cell office:value-type="float" office:value="0.804215393039102">
            <text:p>0.804215393</text:p>
          </table:table-cell>
          <table:table-cell office:value-type="float" office:value="1.01304205003282">
            <text:p>1.01304205</text:p>
          </table:table-cell>
          <table:table-cell office:value-type="float" office:value="0.91935877414629">
            <text:p>0.9193587741</text:p>
          </table:table-cell>
          <table:table-cell office:value-type="float" office:value="0.873279392813296">
            <text:p>0.8732793928</text:p>
          </table:table-cell>
          <table:table-cell office:value-type="float" office:value="0.85830766705047">
            <text:p>0.8583076671</text:p>
          </table:table-cell>
        </table:table-row>
        <table:table-row table:style-name="ro1">
          <table:table-cell office:value-type="float" office:value="0.90871746301038">
            <text:p>0.908717463</text:p>
          </table:table-cell>
          <table:table-cell office:value-type="float" office:value="0.685832210203367">
            <text:p>0.6858322102</text:p>
          </table:table-cell>
          <table:table-cell office:value-type="float" office:value="0.89572539645083">
            <text:p>0.8957253965</text:p>
          </table:table-cell>
          <table:table-cell office:value-type="float" office:value="0.962071269318264">
            <text:p>0.9620712693</text:p>
          </table:table-cell>
          <table:table-cell office:value-type="float" office:value="0.930150603076093">
            <text:p>0.9301506031</text:p>
          </table:table-cell>
          <table:table-cell office:value-type="float" office:value="0.831896371622607">
            <text:p>0.8318963716</text:p>
          </table:table-cell>
          <table:table-cell office:value-type="float" office:value="0.884937652180052">
            <text:p>0.8849376522</text:p>
          </table:table-cell>
          <table:table-cell office:value-type="float" office:value="0.988242871089423">
            <text:p>0.9882428711</text:p>
          </table:table-cell>
          <table:table-cell office:value-type="float" office:value="0.764964483581329">
            <text:p>0.7649644836</text:p>
          </table:table-cell>
          <table:table-cell office:value-type="float" office:value="0.90144943137933">
            <text:p>0.9014494314</text:p>
          </table:table-cell>
        </table:table-row>
        <table:table-row table:style-name="ro1">
          <table:table-cell office:value-type="float" office:value="0.861489537285149">
            <text:p>0.8614895373</text:p>
          </table:table-cell>
          <table:table-cell office:value-type="float" office:value="0.859436416483687">
            <text:p>0.8594364165</text:p>
          </table:table-cell>
          <table:table-cell office:value-type="float" office:value="0.874153801777702">
            <text:p>0.8741538018</text:p>
          </table:table-cell>
          <table:table-cell office:value-type="float" office:value="0.822698009091278">
            <text:p>0.8226980091</text:p>
          </table:table-cell>
          <table:table-cell office:value-type="float" office:value="0.833768770585074">
            <text:p>0.8337687706</text:p>
          </table:table-cell>
          <table:table-cell office:value-type="float" office:value="0.882555470980355">
            <text:p>0.882555471</text:p>
          </table:table-cell>
          <table:table-cell office:value-type="float" office:value="0.868671881420484">
            <text:p>0.8686718814</text:p>
          </table:table-cell>
          <table:table-cell office:value-type="float" office:value="0.850652358788282">
            <text:p>0.8506523588</text:p>
          </table:table-cell>
          <table:table-cell office:value-type="float" office:value="0.87988434166338">
            <text:p>0.8798843417</text:p>
          </table:table-cell>
          <table:table-cell office:value-type="float" office:value="0.834729671754474">
            <text:p>0.8347296718</text:p>
          </table:table-cell>
        </table:table-row>
        <table:table-row table:style-name="ro1">
          <table:table-cell office:value-type="float" office:value="0.789159159794701">
            <text:p>0.7891591598</text:p>
          </table:table-cell>
          <table:table-cell office:value-type="float" office:value="0.861893506114497">
            <text:p>0.8618935061</text:p>
          </table:table-cell>
          <table:table-cell office:value-type="float" office:value="0.894771675111831">
            <text:p>0.8947716751</text:p>
          </table:table-cell>
          <table:table-cell office:value-type="float" office:value="0.807273710785938">
            <text:p>0.8072737108</text:p>
          </table:table-cell>
          <table:table-cell office:value-type="float" office:value="0.797273607007824">
            <text:p>0.797273607</text:p>
          </table:table-cell>
          <table:table-cell office:value-type="float" office:value="0.763886298158691">
            <text:p>0.7638862982</text:p>
          </table:table-cell>
          <table:table-cell office:value-type="float" office:value="0.895393934858436">
            <text:p>0.8953939349</text:p>
          </table:table-cell>
          <table:table-cell office:value-type="float" office:value="0.786056647112161">
            <text:p>0.7860566471</text:p>
          </table:table-cell>
          <table:table-cell office:value-type="float" office:value="0.865559819234805">
            <text:p>0.8655598192</text:p>
          </table:table-cell>
          <table:table-cell office:value-type="float" office:value="0.85804682356053">
            <text:p>0.8580468236</text:p>
          </table:table-cell>
        </table:table-row>
        <table:table-row table:style-name="ro1">
          <table:table-cell office:value-type="float" office:value="0.94887545505331">
            <text:p>0.9488754551</text:p>
          </table:table-cell>
          <table:table-cell office:value-type="float" office:value="0.911830199528676">
            <text:p>0.9118301995</text:p>
          </table:table-cell>
          <table:table-cell office:value-type="float" office:value="0.823884270073983">
            <text:p>0.8238842701</text:p>
          </table:table-cell>
          <table:table-cell office:value-type="float" office:value="0.904396322668321">
            <text:p>0.9043963227</text:p>
          </table:table-cell>
          <table:table-cell office:value-type="float" office:value="0.822055660766306">
            <text:p>0.8220556608</text:p>
          </table:table-cell>
          <table:table-cell office:value-type="float" office:value="1.0094339538529">
            <text:p>1.0094339539</text:p>
          </table:table-cell>
          <table:table-cell office:value-type="float" office:value="0.980731501397039">
            <text:p>0.9807315014</text:p>
          </table:table-cell>
          <table:table-cell office:value-type="float" office:value="1.01707793514895">
            <text:p>1.0170779351</text:p>
          </table:table-cell>
          <table:table-cell office:value-type="float" office:value="0.911526998344047">
            <text:p>0.9115269983</text:p>
          </table:table-cell>
          <table:table-cell office:value-type="float" office:value="0.929619171936541">
            <text:p>0.9296191719</text:p>
          </table:table-cell>
        </table:table-row>
        <table:table-row table:style-name="ro1">
          <table:table-cell office:value-type="float" office:value="0.971303343563447">
            <text:p>0.9713033436</text:p>
          </table:table-cell>
          <table:table-cell office:value-type="float" office:value="0.832927992937382">
            <text:p>0.8329279929</text:p>
          </table:table-cell>
          <table:table-cell office:value-type="float" office:value="0.777975886462685">
            <text:p>0.7779758865</text:p>
          </table:table-cell>
          <table:table-cell office:value-type="float" office:value="0.839929182877913">
            <text:p>0.8399291829</text:p>
          </table:table-cell>
          <table:table-cell office:value-type="float" office:value="0.801176857470339">
            <text:p>0.8011768575</text:p>
          </table:table-cell>
          <table:table-cell office:value-type="float" office:value="0.665763320811651">
            <text:p>0.6657633208</text:p>
          </table:table-cell>
          <table:table-cell office:value-type="float" office:value="0.819217960085286">
            <text:p>0.8192179601</text:p>
          </table:table-cell>
          <table:table-cell office:value-type="float" office:value="0.874011074886417">
            <text:p>0.8740110749</text:p>
          </table:table-cell>
          <table:table-cell office:value-type="float" office:value="0.8721279578563">
            <text:p>0.8721279579</text:p>
          </table:table-cell>
          <table:table-cell office:value-type="float" office:value="0.977038927390082">
            <text:p>0.9770389274</text:p>
          </table:table-cell>
        </table:table-row>
        <table:table-row table:style-name="ro1">
          <table:table-cell office:value-type="float" office:value="0.926606219173441">
            <text:p>0.9266062192</text:p>
          </table:table-cell>
          <table:table-cell office:value-type="float" office:value="0.904473856394916">
            <text:p>0.9044738564</text:p>
          </table:table-cell>
          <table:table-cell office:value-type="float" office:value="0.940967374692685">
            <text:p>0.9409673747</text:p>
          </table:table-cell>
          <table:table-cell office:value-type="float" office:value="0.839405397793663">
            <text:p>0.8394053978</text:p>
          </table:table-cell>
          <table:table-cell office:value-type="float" office:value="0.892401780706512">
            <text:p>0.8924017807</text:p>
          </table:table-cell>
          <table:table-cell office:value-type="float" office:value="0.981755149592454">
            <text:p>0.9817551496</text:p>
          </table:table-cell>
          <table:table-cell office:value-type="float" office:value="0.95292838520909">
            <text:p>0.9529283852</text:p>
          </table:table-cell>
          <table:table-cell office:value-type="float" office:value="0.93568736237459">
            <text:p>0.9356873624</text:p>
          </table:table-cell>
          <table:table-cell office:value-type="float" office:value="0.93665447635041">
            <text:p>0.9366544764</text:p>
          </table:table-cell>
          <table:table-cell office:value-type="float" office:value="0.909971587247757">
            <text:p>0.9099715872</text:p>
          </table:table-cell>
        </table:table-row>
        <table:table-row table:style-name="ro1">
          <table:table-cell office:value-type="float" office:value="0.893223108075607">
            <text:p>0.8932231081</text:p>
          </table:table-cell>
          <table:table-cell office:value-type="float" office:value="0.867567462770982">
            <text:p>0.8675674628</text:p>
          </table:table-cell>
          <table:table-cell office:value-type="float" office:value="1.04171142133171">
            <text:p>1.0417114213</text:p>
          </table:table-cell>
          <table:table-cell office:value-type="float" office:value="0.857766154321172">
            <text:p>0.8577661543</text:p>
          </table:table-cell>
          <table:table-cell office:value-type="float" office:value="0.735916545424797">
            <text:p>0.7359165454</text:p>
          </table:table-cell>
          <table:table-cell office:value-type="float" office:value="0.919646540816243">
            <text:p>0.9196465408</text:p>
          </table:table-cell>
          <table:table-cell office:value-type="float" office:value="1.0472475991797">
            <text:p>1.0472475992</text:p>
          </table:table-cell>
          <table:table-cell office:value-type="float" office:value="1.01638771347283">
            <text:p>1.0163877135</text:p>
          </table:table-cell>
          <table:table-cell office:value-type="float" office:value="0.883673065128227">
            <text:p>0.8836730651</text:p>
          </table:table-cell>
          <table:table-cell office:value-type="float" office:value="1.12592224835291">
            <text:p>1.1259222484</text:p>
          </table:table-cell>
        </table:table-row>
        <table:table-row table:style-name="ro1">
          <table:table-cell office:value-type="float" office:value="0.817211350978742">
            <text:p>0.817211351</text:p>
          </table:table-cell>
          <table:table-cell office:value-type="float" office:value="0.85841154007628">
            <text:p>0.8584115401</text:p>
          </table:table-cell>
          <table:table-cell office:value-type="float" office:value="0.695343775304177">
            <text:p>0.6953437753</text:p>
          </table:table-cell>
          <table:table-cell office:value-type="float" office:value="0.950430622109345">
            <text:p>0.9504306221</text:p>
          </table:table-cell>
          <table:table-cell office:value-type="float" office:value="0.674507746162107">
            <text:p>0.6745077462</text:p>
          </table:table-cell>
          <table:table-cell office:value-type="float" office:value="0.73589247292529">
            <text:p>0.7358924729</text:p>
          </table:table-cell>
          <table:table-cell office:value-type="float" office:value="0.684614500052467">
            <text:p>0.6846145001</text:p>
          </table:table-cell>
          <table:table-cell office:value-type="float" office:value="0.571957098061468">
            <text:p>0.5719570981</text:p>
          </table:table-cell>
          <table:table-cell office:value-type="float" office:value="0.818106609224265">
            <text:p>0.8181066092</text:p>
          </table:table-cell>
          <table:table-cell office:value-type="float" office:value="0.715690874718991">
            <text:p>0.7156908747</text:p>
          </table:table-cell>
        </table:table-row>
        <table:table-row table:style-name="ro1">
          <table:table-cell office:value-type="float" office:value="0.904433943497213">
            <text:p>0.9044339435</text:p>
          </table:table-cell>
          <table:table-cell office:value-type="float" office:value="0.88288499004851">
            <text:p>0.88288499</text:p>
          </table:table-cell>
          <table:table-cell office:value-type="float" office:value="0.864076001347431">
            <text:p>0.8640760013</text:p>
          </table:table-cell>
          <table:table-cell office:value-type="float" office:value="0.949977956445684">
            <text:p>0.9499779564</text:p>
          </table:table-cell>
          <table:table-cell office:value-type="float" office:value="0.879276219374705">
            <text:p>0.8792762194</text:p>
          </table:table-cell>
          <table:table-cell office:value-type="float" office:value="0.982141744001417">
            <text:p>0.982141744</text:p>
          </table:table-cell>
          <table:table-cell office:value-type="float" office:value="0.858192082216617">
            <text:p>0.8581920822</text:p>
          </table:table-cell>
          <table:table-cell office:value-type="float" office:value="0.840563518082501">
            <text:p>0.8405635181</text:p>
          </table:table-cell>
          <table:table-cell office:value-type="float" office:value="0.928967528735706">
            <text:p>0.9289675287</text:p>
          </table:table-cell>
          <table:table-cell office:value-type="float" office:value="0.82841819573079">
            <text:p>0.8284181957</text:p>
          </table:table-cell>
        </table:table-row>
        <table:table-row table:style-name="ro1">
          <table:table-cell office:value-type="float" office:value="0.824053045341492">
            <text:p>0.8240530453</text:p>
          </table:table-cell>
          <table:table-cell office:value-type="float" office:value="0.82919736379101">
            <text:p>0.8291973638</text:p>
          </table:table-cell>
          <table:table-cell office:value-type="float" office:value="0.622308559135015">
            <text:p>0.6223085591</text:p>
          </table:table-cell>
          <table:table-cell office:value-type="float" office:value="0.801364059072324">
            <text:p>0.8013640591</text:p>
          </table:table-cell>
          <table:table-cell office:value-type="float" office:value="0.796168706955153">
            <text:p>0.796168707</text:p>
          </table:table-cell>
          <table:table-cell office:value-type="float" office:value="0.743053429609715">
            <text:p>0.7430534296</text:p>
          </table:table-cell>
          <table:table-cell office:value-type="float" office:value="0.694809886407053">
            <text:p>0.6948098864</text:p>
          </table:table-cell>
          <table:table-cell office:value-type="float" office:value="0.944025012140203">
            <text:p>0.9440250121</text:p>
          </table:table-cell>
          <table:table-cell office:value-type="float" office:value="0.875576087937232">
            <text:p>0.8755760879</text:p>
          </table:table-cell>
          <table:table-cell office:value-type="float" office:value="0.68345547185885">
            <text:p>0.6834554719</text:p>
          </table:table-cell>
        </table:table-row>
        <table:table-row table:style-name="ro1">
          <table:table-cell office:value-type="float" office:value="0.724238965256934">
            <text:p>0.7242389653</text:p>
          </table:table-cell>
          <table:table-cell office:value-type="float" office:value="0.677353863458337">
            <text:p>0.6773538635</text:p>
          </table:table-cell>
          <table:table-cell office:value-type="float" office:value="0.760035878673508">
            <text:p>0.7600358787</text:p>
          </table:table-cell>
          <table:table-cell office:value-type="float" office:value="0.654244100793118">
            <text:p>0.6542441008</text:p>
          </table:table-cell>
          <table:table-cell office:value-type="float" office:value="0.710232924352085">
            <text:p>0.7102329244</text:p>
          </table:table-cell>
          <table:table-cell office:value-type="float" office:value="0.739909315417401">
            <text:p>0.7399093154</text:p>
          </table:table-cell>
          <table:table-cell office:value-type="float" office:value="0.917716224336552">
            <text:p>0.9177162243</text:p>
          </table:table-cell>
          <table:table-cell office:value-type="float" office:value="1.0609340728986">
            <text:p>1.0609340729</text:p>
          </table:table-cell>
          <table:table-cell office:value-type="float" office:value="0.743709102029194">
            <text:p>0.743709102</text:p>
          </table:table-cell>
          <table:table-cell office:value-type="float" office:value="0.827644345279282">
            <text:p>0.8276443453</text:p>
          </table:table-cell>
        </table:table-row>
        <table:table-row table:style-name="ro1">
          <table:table-cell office:value-type="float" office:value="0.962577336041882">
            <text:p>0.962577336</text:p>
          </table:table-cell>
          <table:table-cell office:value-type="float" office:value="0.953335632891349">
            <text:p>0.9533356329</text:p>
          </table:table-cell>
          <table:table-cell office:value-type="float" office:value="0.929868995458496">
            <text:p>0.9298689955</text:p>
          </table:table-cell>
          <table:table-cell office:value-type="float" office:value="0.907070946895467">
            <text:p>0.9070709469</text:p>
          </table:table-cell>
          <table:table-cell office:value-type="float" office:value="0.962744246898595">
            <text:p>0.9627442469</text:p>
          </table:table-cell>
          <table:table-cell office:value-type="float" office:value="1.05145043836232">
            <text:p>1.0514504384</text:p>
          </table:table-cell>
          <table:table-cell office:value-type="float" office:value="1.02310563664102">
            <text:p>1.0231056366</text:p>
          </table:table-cell>
          <table:table-cell office:value-type="float" office:value="1.04950430230529">
            <text:p>1.0495043023</text:p>
          </table:table-cell>
          <table:table-cell office:value-type="float" office:value="0.99245134135784">
            <text:p>0.9924513414</text:p>
          </table:table-cell>
          <table:table-cell office:value-type="float" office:value="0.894546859148075">
            <text:p>0.8945468591</text:p>
          </table:table-cell>
        </table:table-row>
        <table:table-row table:style-name="ro1">
          <table:table-cell office:value-type="float" office:value="0.835052919924732">
            <text:p>0.8350529199</text:p>
          </table:table-cell>
          <table:table-cell office:value-type="float" office:value="1.00547876530145">
            <text:p>1.0054787653</text:p>
          </table:table-cell>
          <table:table-cell office:value-type="float" office:value="0.90057966291594">
            <text:p>0.9005796629</text:p>
          </table:table-cell>
          <table:table-cell office:value-type="float" office:value="0.978608223326688">
            <text:p>0.9786082233</text:p>
          </table:table-cell>
          <table:table-cell office:value-type="float" office:value="0.761403147598299">
            <text:p>0.7614031476</text:p>
          </table:table-cell>
          <table:table-cell office:value-type="float" office:value="0.914011569756358">
            <text:p>0.9140115698</text:p>
          </table:table-cell>
          <table:table-cell office:value-type="float" office:value="0.998661510362726">
            <text:p>0.9986615104</text:p>
          </table:table-cell>
          <table:table-cell office:value-type="float" office:value="0.971967134828788">
            <text:p>0.9719671348</text:p>
          </table:table-cell>
          <table:table-cell office:value-type="float" office:value="0.869456990646227">
            <text:p>0.8694569906</text:p>
          </table:table-cell>
          <table:table-cell office:value-type="float" office:value="0.980578411961769">
            <text:p>0.980578412</text:p>
          </table:table-cell>
        </table:table-row>
        <table:table-row table:style-name="ro1">
          <table:table-cell office:value-type="float" office:value="0.954946085326166">
            <text:p>0.9549460853</text:p>
          </table:table-cell>
          <table:table-cell office:value-type="float" office:value="0.789182785754589">
            <text:p>0.7891827858</text:p>
          </table:table-cell>
          <table:table-cell office:value-type="float" office:value="0.766015966567307">
            <text:p>0.7660159666</text:p>
          </table:table-cell>
          <table:table-cell office:value-type="float" office:value="0.681356926372391">
            <text:p>0.6813569264</text:p>
          </table:table-cell>
          <table:table-cell office:value-type="float" office:value="0.734915307268527">
            <text:p>0.7349153073</text:p>
          </table:table-cell>
          <table:table-cell office:value-type="float" office:value="0.904040967350884">
            <text:p>0.9040409674</text:p>
          </table:table-cell>
          <table:table-cell office:value-type="float" office:value="0.926747058370434">
            <text:p>0.9267470584</text:p>
          </table:table-cell>
          <table:table-cell office:value-type="float" office:value="0.997946523744982">
            <text:p>0.9979465237</text:p>
          </table:table-cell>
          <table:table-cell office:value-type="float" office:value="0.858854601847693">
            <text:p>0.8588546018</text:p>
          </table:table-cell>
          <table:table-cell office:value-type="float" office:value="0.773292595653246">
            <text:p>0.7732925957</text:p>
          </table:table-cell>
        </table:table-row>
        <table:table-row table:style-name="ro1">
          <table:table-cell office:value-type="float" office:value="1.00947346356133">
            <text:p>1.0094734636</text:p>
          </table:table-cell>
          <table:table-cell office:value-type="float" office:value="0.984628173446116">
            <text:p>0.9846281734</text:p>
          </table:table-cell>
          <table:table-cell office:value-type="float" office:value="0.896114981298016">
            <text:p>0.8961149813</text:p>
          </table:table-cell>
          <table:table-cell office:value-type="float" office:value="0.97245430284813">
            <text:p>0.9724543028</text:p>
          </table:table-cell>
          <table:table-cell office:value-type="float" office:value="0.918253793083188">
            <text:p>0.9182537931</text:p>
          </table:table-cell>
          <table:table-cell office:value-type="float" office:value="0.963889162210811">
            <text:p>0.9638891622</text:p>
          </table:table-cell>
          <table:table-cell office:value-type="float" office:value="0.811431870084397">
            <text:p>0.8114318701</text:p>
          </table:table-cell>
          <table:table-cell office:value-type="float" office:value="0.998007693868942">
            <text:p>0.9980076939</text:p>
          </table:table-cell>
          <table:table-cell office:value-type="float" office:value="0.930220893500972">
            <text:p>0.9302208935</text:p>
          </table:table-cell>
          <table:table-cell office:value-type="float" office:value="1.01266066067381">
            <text:p>1.0126606607</text:p>
          </table:table-cell>
        </table:table-row>
        <table:table-row table:style-name="ro1">
          <table:table-cell office:value-type="float" office:value="0.881947597788613">
            <text:p>0.8819475978</text:p>
          </table:table-cell>
          <table:table-cell office:value-type="float" office:value="0.930690666950072">
            <text:p>0.930690667</text:p>
          </table:table-cell>
          <table:table-cell office:value-type="float" office:value="0.857414413044477">
            <text:p>0.857414413</text:p>
          </table:table-cell>
          <table:table-cell office:value-type="float" office:value="0.847246926681752">
            <text:p>0.8472469267</text:p>
          </table:table-cell>
          <table:table-cell office:value-type="float" office:value="0.840020795195322">
            <text:p>0.8400207952</text:p>
          </table:table-cell>
          <table:table-cell office:value-type="float" office:value="0.823433770052051">
            <text:p>0.8234337701</text:p>
          </table:table-cell>
          <table:table-cell office:value-type="float" office:value="0.89997157851264">
            <text:p>0.8999715785</text:p>
          </table:table-cell>
          <table:table-cell office:value-type="float" office:value="0.910355369259583">
            <text:p>0.9103553693</text:p>
          </table:table-cell>
          <table:table-cell office:value-type="float" office:value="0.83706983909198">
            <text:p>0.8370698391</text:p>
          </table:table-cell>
          <table:table-cell office:value-type="float" office:value="0.847804667405822">
            <text:p>0.8478046674</text:p>
          </table:table-cell>
        </table:table-row>
        <table:table-row table:style-name="ro1">
          <table:table-cell office:value-type="float" office:value="0.877846688437162">
            <text:p>0.8778466884</text:p>
          </table:table-cell>
          <table:table-cell office:value-type="float" office:value="0.831834351023672">
            <text:p>0.831834351</text:p>
          </table:table-cell>
          <table:table-cell office:value-type="float" office:value="0.740446143875862">
            <text:p>0.7404461439</text:p>
          </table:table-cell>
          <table:table-cell office:value-type="float" office:value="0.901382948324225">
            <text:p>0.9013829483</text:p>
          </table:table-cell>
          <table:table-cell office:value-type="float" office:value="0.776030620797288">
            <text:p>0.7760306208</text:p>
          </table:table-cell>
          <table:table-cell office:value-type="float" office:value="0.834345741116262">
            <text:p>0.8343457411</text:p>
          </table:table-cell>
          <table:table-cell office:value-type="float" office:value="0.994481951130099">
            <text:p>0.9944819511</text:p>
          </table:table-cell>
          <table:table-cell office:value-type="float" office:value="0.719901285235127">
            <text:p>0.7199012852</text:p>
          </table:table-cell>
          <table:table-cell office:value-type="float" office:value="0.864723716786156">
            <text:p>0.8647237168</text:p>
          </table:table-cell>
          <table:table-cell office:value-type="float" office:value="0.9537651219871">
            <text:p>0.953765122</text:p>
          </table:table-cell>
        </table:table-row>
        <table:table-row table:style-name="ro1">
          <table:table-cell office:value-type="float" office:value="0.914403094522151">
            <text:p>0.9144030945</text:p>
          </table:table-cell>
          <table:table-cell office:value-type="float" office:value="0.966067453854506">
            <text:p>0.9660674539</text:p>
          </table:table-cell>
          <table:table-cell office:value-type="float" office:value="1.05902717402941">
            <text:p>1.059027174</text:p>
          </table:table-cell>
          <table:table-cell office:value-type="float" office:value="0.969246054615928">
            <text:p>0.9692460546</text:p>
          </table:table-cell>
          <table:table-cell office:value-type="float" office:value="0.96178764415833">
            <text:p>0.9617876442</text:p>
          </table:table-cell>
          <table:table-cell office:value-type="float" office:value="0.998648223395897">
            <text:p>0.9986482234</text:p>
          </table:table-cell>
          <table:table-cell office:value-type="float" office:value="0.927059215188785">
            <text:p>0.9270592152</text:p>
          </table:table-cell>
          <table:table-cell office:value-type="float" office:value="1.04358424001499">
            <text:p>1.04358424</text:p>
          </table:table-cell>
          <table:table-cell office:value-type="float" office:value="1.07620482116692">
            <text:p>1.0762048212</text:p>
          </table:table-cell>
          <table:table-cell office:value-type="float" office:value="1.10252892739372">
            <text:p>1.1025289274</text:p>
          </table:table-cell>
        </table:table-row>
        <table:table-row table:style-name="ro1">
          <table:table-cell office:value-type="float" office:value="0.991065123287451">
            <text:p>0.9910651233</text:p>
          </table:table-cell>
          <table:table-cell office:value-type="float" office:value="0.811427794594457">
            <text:p>0.8114277946</text:p>
          </table:table-cell>
          <table:table-cell office:value-type="float" office:value="0.991633215293619">
            <text:p>0.9916332153</text:p>
          </table:table-cell>
          <table:table-cell office:value-type="float" office:value="0.991660026387662">
            <text:p>0.9916600264</text:p>
          </table:table-cell>
          <table:table-cell office:value-type="float" office:value="0.721867624950576">
            <text:p>0.721867625</text:p>
          </table:table-cell>
          <table:table-cell office:value-type="float" office:value="0.690691709133978">
            <text:p>0.6906917091</text:p>
          </table:table-cell>
          <table:table-cell office:value-type="float" office:value="0.961289189760756">
            <text:p>0.9612891898</text:p>
          </table:table-cell>
          <table:table-cell office:value-type="float" office:value="1.08161556961271">
            <text:p>1.0816155696</text:p>
          </table:table-cell>
          <table:table-cell office:value-type="float" office:value="0.781326401945393">
            <text:p>0.7813264019</text:p>
          </table:table-cell>
          <table:table-cell office:value-type="float" office:value="0.991830487143693">
            <text:p>0.9918304871</text:p>
          </table:table-cell>
        </table:table-row>
        <table:table-row table:style-name="ro1">
          <table:table-cell office:value-type="float" office:value="0.928017945892622">
            <text:p>0.9280179459</text:p>
          </table:table-cell>
          <table:table-cell office:value-type="float" office:value="0.908287775057918">
            <text:p>0.9082877751</text:p>
          </table:table-cell>
          <table:table-cell office:value-type="float" office:value="0.792715831760701">
            <text:p>0.7927158318</text:p>
          </table:table-cell>
          <table:table-cell office:value-type="float" office:value="0.676197661291807">
            <text:p>0.6761976613</text:p>
          </table:table-cell>
          <table:table-cell office:value-type="float" office:value="0.810922198617065">
            <text:p>0.8109221986</text:p>
          </table:table-cell>
          <table:table-cell office:value-type="float" office:value="0.863634803768339">
            <text:p>0.8636348038</text:p>
          </table:table-cell>
          <table:table-cell office:value-type="float" office:value="0.8962242995664">
            <text:p>0.8962242996</text:p>
          </table:table-cell>
          <table:table-cell office:value-type="float" office:value="0.901831070250365">
            <text:p>0.9018310703</text:p>
          </table:table-cell>
          <table:table-cell office:value-type="float" office:value="0.91424578821634">
            <text:p>0.9142457882</text:p>
          </table:table-cell>
          <table:table-cell office:value-type="float" office:value="0.877246645896217">
            <text:p>0.8772466459</text:p>
          </table:table-cell>
        </table:table-row>
        <table:table-row table:style-name="ro1">
          <table:table-cell office:value-type="float" office:value="0.913896389803742">
            <text:p>0.9138963898</text:p>
          </table:table-cell>
          <table:table-cell office:value-type="float" office:value="1.00829849794568">
            <text:p>1.0082984979</text:p>
          </table:table-cell>
          <table:table-cell office:value-type="float" office:value="1.00006965994112">
            <text:p>1.0000696599</text:p>
          </table:table-cell>
          <table:table-cell office:value-type="float" office:value="0.936131863478785">
            <text:p>0.9361318635</text:p>
          </table:table-cell>
          <table:table-cell office:value-type="float" office:value="0.983388267061907">
            <text:p>0.9833882671</text:p>
          </table:table-cell>
          <table:table-cell office:value-type="float" office:value="0.985483391230805">
            <text:p>0.9854833912</text:p>
          </table:table-cell>
          <table:table-cell office:value-type="float" office:value="1.04417803675738">
            <text:p>1.0441780368</text:p>
          </table:table-cell>
          <table:table-cell office:value-type="float" office:value="1.0132802154875">
            <text:p>1.0132802155</text:p>
          </table:table-cell>
          <table:table-cell office:value-type="float" office:value="1.04542330645213">
            <text:p>1.0454233065</text:p>
          </table:table-cell>
          <table:table-cell office:value-type="float" office:value="1.04464418549283">
            <text:p>1.0446441855</text:p>
          </table:table-cell>
        </table:table-row>
        <table:table-row table:style-name="ro1">
          <table:table-cell office:value-type="float" office:value="0.934718856478726">
            <text:p>0.9347188565</text:p>
          </table:table-cell>
          <table:table-cell office:value-type="float" office:value="0.867775497285812">
            <text:p>0.8677754973</text:p>
          </table:table-cell>
          <table:table-cell office:value-type="float" office:value="0.857526860810338">
            <text:p>0.8575268608</text:p>
          </table:table-cell>
          <table:table-cell office:value-type="float" office:value="0.872626646702573">
            <text:p>0.8726266467</text:p>
          </table:table-cell>
          <table:table-cell office:value-type="float" office:value="0.903337084034868">
            <text:p>0.903337084</text:p>
          </table:table-cell>
          <table:table-cell office:value-type="float" office:value="0.93237894384379">
            <text:p>0.9323789438</text:p>
          </table:table-cell>
          <table:table-cell office:value-type="float" office:value="0.857591693573679">
            <text:p>0.8575916936</text:p>
          </table:table-cell>
          <table:table-cell office:value-type="float" office:value="0.920850765932464">
            <text:p>0.9208507659</text:p>
          </table:table-cell>
          <table:table-cell office:value-type="float" office:value="0.875131358107907">
            <text:p>0.8751313581</text:p>
          </table:table-cell>
          <table:table-cell office:value-type="float" office:value="0.946960942796425">
            <text:p>0.9469609428</text:p>
          </table:table-cell>
        </table:table-row>
        <table:table-row table:style-name="ro1">
          <table:table-cell office:value-type="float" office:value="0.853691689835359">
            <text:p>0.8536916898</text:p>
          </table:table-cell>
          <table:table-cell office:value-type="float" office:value="0.708149210523871">
            <text:p>0.7081492105</text:p>
          </table:table-cell>
          <table:table-cell office:value-type="float" office:value="0.926913026504934">
            <text:p>0.9269130265</text:p>
          </table:table-cell>
          <table:table-cell office:value-type="float" office:value="0.816569567774685">
            <text:p>0.8165695678</text:p>
          </table:table-cell>
          <table:table-cell office:value-type="float" office:value="0.653855873263763">
            <text:p>0.6538558733</text:p>
          </table:table-cell>
          <table:table-cell office:value-type="float" office:value="0.836572228592734">
            <text:p>0.8365722286</text:p>
          </table:table-cell>
          <table:table-cell office:value-type="float" office:value="0.762976341370448">
            <text:p>0.7629763414</text:p>
          </table:table-cell>
          <table:table-cell office:value-type="float" office:value="0.999659993571518">
            <text:p>0.9996599936</text:p>
          </table:table-cell>
          <table:table-cell office:value-type="float" office:value="0.980965662138714">
            <text:p>0.9809656621</text:p>
          </table:table-cell>
          <table:table-cell office:value-type="float" office:value="0.708265622699247">
            <text:p>0.7082656227</text:p>
          </table:table-cell>
        </table:table-row>
        <table:table-row table:style-name="ro1">
          <table:table-cell office:value-type="float" office:value="0.327848323069733">
            <text:p>0.3278483231</text:p>
          </table:table-cell>
          <table:table-cell office:value-type="float" office:value="0.899525997402893">
            <text:p>0.8995259974</text:p>
          </table:table-cell>
          <table:table-cell office:value-type="float" office:value="0.73661523422243">
            <text:p>0.7366152342</text:p>
          </table:table-cell>
          <table:table-cell office:value-type="float" office:value="0.491350821683914">
            <text:p>0.4913508217</text:p>
          </table:table-cell>
          <table:table-cell office:value-type="float" office:value="0.819446730543698">
            <text:p>0.8194467305</text:p>
          </table:table-cell>
          <table:table-cell office:value-type="float" office:value="0.735815159379457">
            <text:p>0.7358151594</text:p>
          </table:table-cell>
          <table:table-cell office:value-type="float" office:value="0.983046341033896">
            <text:p>0.983046341</text:p>
          </table:table-cell>
          <table:table-cell office:value-type="float" office:value="0.695425731760699">
            <text:p>0.6954257318</text:p>
          </table:table-cell>
          <table:table-cell office:value-type="float" office:value="0.981204161351636">
            <text:p>0.9812041614</text:p>
          </table:table-cell>
          <table:table-cell office:value-type="float" office:value="0.653633089934215">
            <text:p>0.6536330899</text:p>
          </table:table-cell>
        </table:table-row>
        <table:table-row table:style-name="ro1">
          <table:table-cell office:value-type="float" office:value="0.977061413088353">
            <text:p>0.9770614131</text:p>
          </table:table-cell>
          <table:table-cell office:value-type="float" office:value="1.07610891889553">
            <text:p>1.0761089189</text:p>
          </table:table-cell>
          <table:table-cell office:value-type="float" office:value="1.01285749911878">
            <text:p>1.0128574991</text:p>
          </table:table-cell>
          <table:table-cell office:value-type="float" office:value="0.994327662152537">
            <text:p>0.9943276622</text:p>
          </table:table-cell>
          <table:table-cell office:value-type="float" office:value="1.02833773195128">
            <text:p>1.028337732</text:p>
          </table:table-cell>
          <table:table-cell office:value-type="float" office:value="0.929546449872892">
            <text:p>0.9295464499</text:p>
          </table:table-cell>
          <table:table-cell office:value-type="float" office:value="0.972874784417235">
            <text:p>0.9728747844</text:p>
          </table:table-cell>
          <table:table-cell office:value-type="float" office:value="0.991495071070575">
            <text:p>0.9914950711</text:p>
          </table:table-cell>
          <table:table-cell office:value-type="float" office:value="0.997683958969562">
            <text:p>0.997683959</text:p>
          </table:table-cell>
          <table:table-cell office:value-type="float" office:value="0.979035166767619">
            <text:p>0.9790351668</text:p>
          </table:table-cell>
        </table:table-row>
        <table:table-row table:style-name="ro1">
          <table:table-cell office:value-type="float" office:value="0.787085343104912">
            <text:p>0.7870853431</text:p>
          </table:table-cell>
          <table:table-cell office:value-type="float" office:value="0.839339550986309">
            <text:p>0.839339551</text:p>
          </table:table-cell>
          <table:table-cell office:value-type="float" office:value="0.811426258045468">
            <text:p>0.811426258</text:p>
          </table:table-cell>
          <table:table-cell office:value-type="float" office:value="0.903360614140549">
            <text:p>0.9033606141</text:p>
          </table:table-cell>
          <table:table-cell office:value-type="float" office:value="1.10802977865141">
            <text:p>1.1080297787</text:p>
          </table:table-cell>
          <table:table-cell office:value-type="float" office:value="0.773879619215679">
            <text:p>0.7738796192</text:p>
          </table:table-cell>
          <table:table-cell office:value-type="float" office:value="0.807090413747062">
            <text:p>0.8070904137</text:p>
          </table:table-cell>
          <table:table-cell office:value-type="float" office:value="1.03265486499634">
            <text:p>1.032654865</text:p>
          </table:table-cell>
          <table:table-cell office:value-type="float" office:value="0.743074094818002">
            <text:p>0.7430740948</text:p>
          </table:table-cell>
          <table:table-cell office:value-type="float" office:value="0.660924758375539">
            <text:p>0.6609247584</text:p>
          </table:table-cell>
        </table:table-row>
        <table:table-row table:style-name="ro1">
          <table:table-cell office:value-type="float" office:value="1.01683717792618">
            <text:p>1.0168371779</text:p>
          </table:table-cell>
          <table:table-cell office:value-type="float" office:value="0.92690025583079">
            <text:p>0.9269002558</text:p>
          </table:table-cell>
          <table:table-cell office:value-type="float" office:value="0.84445083954972">
            <text:p>0.8444508395</text:p>
          </table:table-cell>
          <table:table-cell office:value-type="float" office:value="0.932581303003463">
            <text:p>0.932581303</text:p>
          </table:table-cell>
          <table:table-cell office:value-type="float" office:value="0.940883913791388">
            <text:p>0.9408839138</text:p>
          </table:table-cell>
          <table:table-cell office:value-type="float" office:value="0.941835956796387">
            <text:p>0.9418359568</text:p>
          </table:table-cell>
          <table:table-cell office:value-type="float" office:value="0.94954963560982">
            <text:p>0.9495496356</text:p>
          </table:table-cell>
          <table:table-cell office:value-type="float" office:value="0.957143849002088">
            <text:p>0.957143849</text:p>
          </table:table-cell>
          <table:table-cell office:value-type="float" office:value="0.947378278003515">
            <text:p>0.947378278</text:p>
          </table:table-cell>
          <table:table-cell office:value-type="float" office:value="0.968456397753303">
            <text:p>0.9684563978</text:p>
          </table:table-cell>
        </table:table-row>
        <table:table-row table:style-name="ro1">
          <table:table-cell office:value-type="float" office:value="1.04760836294669">
            <text:p>1.0476083629</text:p>
          </table:table-cell>
          <table:table-cell office:value-type="float" office:value="0.900630469537486">
            <text:p>0.9006304695</text:p>
          </table:table-cell>
          <table:table-cell office:value-type="float" office:value="1.04805736868202">
            <text:p>1.0480573687</text:p>
          </table:table-cell>
          <table:table-cell office:value-type="float" office:value="0.882931534412265">
            <text:p>0.8829315344</text:p>
          </table:table-cell>
          <table:table-cell office:value-type="float" office:value="1.0571054368663">
            <text:p>1.0571054369</text:p>
          </table:table-cell>
          <table:table-cell office:value-type="float" office:value="0.962815490907193">
            <text:p>0.9628154909</text:p>
          </table:table-cell>
          <table:table-cell office:value-type="float" office:value="0.910804581178333">
            <text:p>0.9108045812</text:p>
          </table:table-cell>
          <table:table-cell office:value-type="float" office:value="0.78989434198627">
            <text:p>0.789894342</text:p>
          </table:table-cell>
          <table:table-cell office:value-type="float" office:value="0.955731135553617">
            <text:p>0.9557311356</text:p>
          </table:table-cell>
          <table:table-cell office:value-type="float" office:value="0.937111530727838">
            <text:p>0.9371115307</text:p>
          </table:table-cell>
        </table:table-row>
        <table:table-row table:style-name="ro1">
          <table:table-cell office:value-type="float" office:value="0.86190062170447">
            <text:p>0.8619006217</text:p>
          </table:table-cell>
          <table:table-cell office:value-type="float" office:value="0.854110155038089">
            <text:p>0.854110155</text:p>
          </table:table-cell>
          <table:table-cell office:value-type="float" office:value="0.908899226487829">
            <text:p>0.9088992265</text:p>
          </table:table-cell>
          <table:table-cell office:value-type="float" office:value="1.0091237696388">
            <text:p>1.0091237696</text:p>
          </table:table-cell>
          <table:table-cell office:value-type="float" office:value="0.89815010175661">
            <text:p>0.8981501018</text:p>
          </table:table-cell>
          <table:table-cell office:value-type="float" office:value="0.7716379729645">
            <text:p>0.771637973</text:p>
          </table:table-cell>
          <table:table-cell office:value-type="float" office:value="0.915486629600796">
            <text:p>0.9154866296</text:p>
          </table:table-cell>
          <table:table-cell office:value-type="float" office:value="0.879090751730083">
            <text:p>0.8790907517</text:p>
          </table:table-cell>
          <table:table-cell office:value-type="float" office:value="0.935304457444353">
            <text:p>0.9353044574</text:p>
          </table:table-cell>
          <table:table-cell office:value-type="float" office:value="0.955295313023007">
            <text:p>0.955295313</text:p>
          </table:table-cell>
        </table:table-row>
        <table:table-row table:style-name="ro1">
          <table:table-cell office:value-type="float" office:value="0.648562373412545">
            <text:p>0.6485623734</text:p>
          </table:table-cell>
          <table:table-cell office:value-type="float" office:value="0.353834918443031">
            <text:p>0.3538349184</text:p>
          </table:table-cell>
          <table:table-cell office:value-type="float" office:value="1.00257226179222">
            <text:p>1.0025722618</text:p>
          </table:table-cell>
          <table:table-cell office:value-type="float" office:value="0.649234312847953">
            <text:p>0.6492343128</text:p>
          </table:table-cell>
          <table:table-cell office:value-type="float" office:value="0.530784746544641">
            <text:p>0.5307847465</text:p>
          </table:table-cell>
          <table:table-cell office:value-type="float" office:value="0.76682902565648">
            <text:p>0.7668290257</text:p>
          </table:table-cell>
          <table:table-cell office:value-type="float" office:value="0.294771147390204">
            <text:p>0.2947711474</text:p>
          </table:table-cell>
          <table:table-cell office:value-type="float" office:value="0.708032792538555">
            <text:p>0.7080327925</text:p>
          </table:table-cell>
          <table:table-cell office:value-type="float" office:value="0.353849151659375">
            <text:p>0.3538491517</text:p>
          </table:table-cell>
          <table:table-cell office:value-type="float" office:value="0.29516109370074">
            <text:p>0.2951610937</text:p>
          </table:table-cell>
        </table:table-row>
        <table:table-row table:style-name="ro1">
          <table:table-cell office:value-type="float" office:value="0.961567399674691">
            <text:p>0.9615673997</text:p>
          </table:table-cell>
          <table:table-cell office:value-type="float" office:value="0.928884265448532">
            <text:p>0.9288842654</text:p>
          </table:table-cell>
          <table:table-cell office:value-type="float" office:value="0.985984357539371">
            <text:p>0.9859843575</text:p>
          </table:table-cell>
          <table:table-cell office:value-type="float" office:value="0.928513290513661">
            <text:p>0.9285132905</text:p>
          </table:table-cell>
          <table:table-cell office:value-type="float" office:value="1.05506340106291">
            <text:p>1.0550634011</text:p>
          </table:table-cell>
          <table:table-cell office:value-type="float" office:value="0.863445870797876">
            <text:p>0.8634458708</text:p>
          </table:table-cell>
          <table:table-cell office:value-type="float" office:value="0.932374619102647">
            <text:p>0.9323746191</text:p>
          </table:table-cell>
          <table:table-cell office:value-type="float" office:value="0.957595141069575">
            <text:p>0.9575951411</text:p>
          </table:table-cell>
          <table:table-cell office:value-type="float" office:value="0.814035575868685">
            <text:p>0.8140355759</text:p>
          </table:table-cell>
          <table:table-cell office:value-type="float" office:value="0.985748688344374">
            <text:p>0.9857486883</text:p>
          </table:table-cell>
        </table:table-row>
        <table:table-row table:style-name="ro1">
          <table:table-cell office:value-type="float" office:value="1.31117316329725">
            <text:p>1.3111731633</text:p>
          </table:table-cell>
          <table:table-cell office:value-type="float" office:value="1.24343757222154">
            <text:p>1.2434375722</text:p>
          </table:table-cell>
          <table:table-cell office:value-type="float" office:value="0.919104085084529">
            <text:p>0.9191040851</text:p>
          </table:table-cell>
          <table:table-cell office:value-type="float" office:value="0.874543532753761">
            <text:p>0.8745435328</text:p>
          </table:table-cell>
          <table:table-cell office:value-type="float" office:value="1.01095007452611">
            <text:p>1.0109500745</text:p>
          </table:table-cell>
          <table:table-cell office:value-type="float" office:value="0.781669158966205">
            <text:p>0.781669159</text:p>
          </table:table-cell>
          <table:table-cell office:value-type="float" office:value="1.12805123496968">
            <text:p>1.128051235</text:p>
          </table:table-cell>
          <table:table-cell office:value-type="float" office:value="1.24256312923993">
            <text:p>1.2425631292</text:p>
          </table:table-cell>
          <table:table-cell office:value-type="float" office:value="0.575228868797729">
            <text:p>0.5752288688</text:p>
          </table:table-cell>
          <table:table-cell office:value-type="float" office:value="0.781109551090552">
            <text:p>0.7811095511</text:p>
          </table:table-cell>
        </table:table-row>
        <table:table-row table:style-name="ro1">
          <table:table-cell office:value-type="float" office:value="0.876528991018317">
            <text:p>0.876528991</text:p>
          </table:table-cell>
          <table:table-cell office:value-type="float" office:value="1.11034901849524">
            <text:p>1.1103490185</text:p>
          </table:table-cell>
          <table:table-cell office:value-type="float" office:value="1.17017197526274">
            <text:p>1.1701719753</text:p>
          </table:table-cell>
          <table:table-cell office:value-type="float" office:value="1.16368738955535">
            <text:p>1.1636873896</text:p>
          </table:table-cell>
          <table:table-cell office:value-type="float" office:value="1.07924372007832">
            <text:p>1.0792437201</text:p>
          </table:table-cell>
          <table:table-cell office:value-type="float" office:value="0.901974533565785">
            <text:p>0.9019745336</text:p>
          </table:table-cell>
          <table:table-cell office:value-type="float" office:value="1.06600367807594">
            <text:p>1.0660036781</text:p>
          </table:table-cell>
          <table:table-cell office:value-type="float" office:value="0.848941805977329">
            <text:p>0.848941806</text:p>
          </table:table-cell>
          <table:table-cell office:value-type="float" office:value="0.634279412156058">
            <text:p>0.6342794122</text:p>
          </table:table-cell>
          <table:table-cell office:value-type="float" office:value="1.02022244116237">
            <text:p>1.0202224412</text:p>
          </table:table-cell>
        </table:table-row>
        <table:table-row table:style-name="ro1">
          <table:table-cell office:value-type="float" office:value="0.999156618267846">
            <text:p>0.9991566183</text:p>
          </table:table-cell>
          <table:table-cell office:value-type="float" office:value="0.941941523690917">
            <text:p>0.9419415237</text:p>
          </table:table-cell>
          <table:table-cell office:value-type="float" office:value="1.01161354190945">
            <text:p>1.0116135419</text:p>
          </table:table-cell>
          <table:table-cell office:value-type="float" office:value="0.997620531550896">
            <text:p>0.9976205316</text:p>
          </table:table-cell>
          <table:table-cell office:value-type="float" office:value="0.980807951088802">
            <text:p>0.9808079511</text:p>
          </table:table-cell>
          <table:table-cell office:value-type="float" office:value="1.01166636367741">
            <text:p>1.0116663637</text:p>
          </table:table-cell>
          <table:table-cell office:value-type="float" office:value="0.950499563993585">
            <text:p>0.950499564</text:p>
          </table:table-cell>
          <table:table-cell office:value-type="float" office:value="0.973134578570994">
            <text:p>0.9731345786</text:p>
          </table:table-cell>
          <table:table-cell office:value-type="float" office:value="0.898151596609862">
            <text:p>0.8981515966</text:p>
          </table:table-cell>
          <table:table-cell office:value-type="float" office:value="0.956805789231211">
            <text:p>0.9568057892</text:p>
          </table:table-cell>
        </table:table-row>
        <table:table-row table:style-name="ro1">
          <table:table-cell office:value-type="float" office:value="0.932481110680036">
            <text:p>0.9324811107</text:p>
          </table:table-cell>
          <table:table-cell office:value-type="float" office:value="0.931189450701856">
            <text:p>0.9311894507</text:p>
          </table:table-cell>
          <table:table-cell office:value-type="float" office:value="0.870928700399575">
            <text:p>0.8709287004</text:p>
          </table:table-cell>
          <table:table-cell office:value-type="float" office:value="0.899873263653762">
            <text:p>0.8998732637</text:p>
          </table:table-cell>
          <table:table-cell office:value-type="float" office:value="0.820611716422898">
            <text:p>0.8206117164</text:p>
          </table:table-cell>
          <table:table-cell office:value-type="float" office:value="0.948385222532222">
            <text:p>0.9483852225</text:p>
          </table:table-cell>
          <table:table-cell office:value-type="float" office:value="0.9301298417397">
            <text:p>0.9301298417</text:p>
          </table:table-cell>
          <table:table-cell office:value-type="float" office:value="0.907798075772048">
            <text:p>0.9077980758</text:p>
          </table:table-cell>
          <table:table-cell office:value-type="float" office:value="0.879423762100343">
            <text:p>0.8794237621</text:p>
          </table:table-cell>
          <table:table-cell office:value-type="float" office:value="0.934244143625704">
            <text:p>0.9342441436</text:p>
          </table:table-cell>
        </table:table-row>
        <table:table-row table:style-name="ro1">
          <table:table-cell office:value-type="float" office:value="0.757575195117899">
            <text:p>0.7575751951</text:p>
          </table:table-cell>
          <table:table-cell office:value-type="float" office:value="0.952618287110111">
            <text:p>0.9526182871</text:p>
          </table:table-cell>
          <table:table-cell office:value-type="float" office:value="1.07234088431399">
            <text:p>1.0723408843</text:p>
          </table:table-cell>
          <table:table-cell office:value-type="float" office:value="0.829877170436714">
            <text:p>0.8298771704</text:p>
          </table:table-cell>
          <table:table-cell office:value-type="float" office:value="1.0511330554624">
            <text:p>1.0511330555</text:p>
          </table:table-cell>
          <table:table-cell office:value-type="float" office:value="0.861318230574099">
            <text:p>0.8613182306</text:p>
          </table:table-cell>
          <table:table-cell office:value-type="float" office:value="0.894593080674864">
            <text:p>0.8945930807</text:p>
          </table:table-cell>
          <table:table-cell office:value-type="float" office:value="0.862985585733018">
            <text:p>0.8629855857</text:p>
          </table:table-cell>
          <table:table-cell office:value-type="float" office:value="1.02487650022586">
            <text:p>1.0248765002</text:p>
          </table:table-cell>
          <table:table-cell office:value-type="float" office:value="0.834719601853462">
            <text:p>0.8347196019</text:p>
          </table:table-cell>
        </table:table-row>
        <table:table-row table:style-name="ro1">
          <table:table-cell office:value-type="float" office:value="0.954863567654489">
            <text:p>0.9548635677</text:p>
          </table:table-cell>
          <table:table-cell office:value-type="float" office:value="0.867409453753673">
            <text:p>0.8674094538</text:p>
          </table:table-cell>
          <table:table-cell office:value-type="float" office:value="0.875041235861122">
            <text:p>0.8750412359</text:p>
          </table:table-cell>
          <table:table-cell office:value-type="float" office:value="0.896166953256862">
            <text:p>0.8961669533</text:p>
          </table:table-cell>
          <table:table-cell office:value-type="float" office:value="0.898221730757971">
            <text:p>0.8982217308</text:p>
          </table:table-cell>
          <table:table-cell office:value-type="float" office:value="0.830408601479657">
            <text:p>0.8304086015</text:p>
          </table:table-cell>
          <table:table-cell office:value-type="float" office:value="1.00817325248277">
            <text:p>1.0081732525</text:p>
          </table:table-cell>
          <table:table-cell office:value-type="float" office:value="0.844978843695922">
            <text:p>0.8449788437</text:p>
          </table:table-cell>
          <table:table-cell office:value-type="float" office:value="0.961539986155736">
            <text:p>0.9615399862</text:p>
          </table:table-cell>
          <table:table-cell office:value-type="float" office:value="0.900705901184591">
            <text:p>0.9007059012</text:p>
          </table:table-cell>
        </table:table-row>
        <table:table-row table:style-name="ro1">
          <table:table-cell office:value-type="float" office:value="0.812363061929842">
            <text:p>0.8123630619</text:p>
          </table:table-cell>
          <table:table-cell office:value-type="float" office:value="0.847917089741675">
            <text:p>0.8479170897</text:p>
          </table:table-cell>
          <table:table-cell office:value-type="float" office:value="1.05952067941705">
            <text:p>1.0595206794</text:p>
          </table:table-cell>
          <table:table-cell office:value-type="float" office:value="0.952625711810159">
            <text:p>0.9526257118</text:p>
          </table:table-cell>
          <table:table-cell office:value-type="float" office:value="0.895644993437513">
            <text:p>0.8956449934</text:p>
          </table:table-cell>
          <table:table-cell office:value-type="float" office:value="1.16702550937209">
            <text:p>1.1670255094</text:p>
          </table:table-cell>
          <table:table-cell office:value-type="float" office:value="1.00208885099614">
            <text:p>1.002088851</text:p>
          </table:table-cell>
          <table:table-cell office:value-type="float" office:value="0.941693542089907">
            <text:p>0.9416935421</text:p>
          </table:table-cell>
          <table:table-cell office:value-type="float" office:value="0.895829751904669">
            <text:p>0.8958297519</text:p>
          </table:table-cell>
          <table:table-cell office:value-type="float" office:value="0.995196904618374">
            <text:p>0.9951969046</text:p>
          </table:table-cell>
        </table:table-row>
        <table:table-row table:style-name="ro1">
          <table:table-cell office:value-type="float" office:value="0.804529126201964">
            <text:p>0.8045291262</text:p>
          </table:table-cell>
          <table:table-cell office:value-type="float" office:value="0.842377742417405">
            <text:p>0.8423777424</text:p>
          </table:table-cell>
          <table:table-cell office:value-type="float" office:value="0.871216303815098">
            <text:p>0.8712163038</text:p>
          </table:table-cell>
          <table:table-cell office:value-type="float" office:value="0.897361723509726">
            <text:p>0.8973617235</text:p>
          </table:table-cell>
          <table:table-cell office:value-type="float" office:value="0.888302442016665">
            <text:p>0.888302442</text:p>
          </table:table-cell>
          <table:table-cell office:value-type="float" office:value="0.92084748174442">
            <text:p>0.9208474817</text:p>
          </table:table-cell>
          <table:table-cell office:value-type="float" office:value="0.858731691358899">
            <text:p>0.8587316914</text:p>
          </table:table-cell>
          <table:table-cell office:value-type="float" office:value="0.930237722984078">
            <text:p>0.930237723</text:p>
          </table:table-cell>
          <table:table-cell office:value-type="float" office:value="0.894503084094557">
            <text:p>0.8945030841</text:p>
          </table:table-cell>
          <table:table-cell office:value-type="float" office:value="0.893670912468919">
            <text:p>0.8936709125</text:p>
          </table:table-cell>
        </table:table-row>
        <table:table-row table:style-name="ro1">
          <table:table-cell office:value-type="float" office:value="0.956988650315598">
            <text:p>0.9569886503</text:p>
          </table:table-cell>
          <table:table-cell office:value-type="float" office:value="0.733254839207247">
            <text:p>0.7332548392</text:p>
          </table:table-cell>
          <table:table-cell office:value-type="float" office:value="0.792239735815668">
            <text:p>0.7922397358</text:p>
          </table:table-cell>
          <table:table-cell office:value-type="float" office:value="0.849820557622637">
            <text:p>0.8498205576</text:p>
          </table:table-cell>
          <table:table-cell office:value-type="float" office:value="0.920306932219718">
            <text:p>0.9203069322</text:p>
          </table:table-cell>
          <table:table-cell office:value-type="float" office:value="0.894363643013664">
            <text:p>0.894363643</text:p>
          </table:table-cell>
          <table:table-cell office:value-type="float" office:value="0.90690568205796">
            <text:p>0.9069056821</text:p>
          </table:table-cell>
          <table:table-cell office:value-type="float" office:value="0.895216559611655">
            <text:p>0.8952165596</text:p>
          </table:table-cell>
          <table:table-cell office:value-type="float" office:value="0.916699488382926">
            <text:p>0.9166994884</text:p>
          </table:table-cell>
          <table:table-cell office:value-type="float" office:value="0.802699470723348">
            <text:p>0.8026994707</text:p>
          </table:table-cell>
        </table:table-row>
        <table:table-row table:style-name="ro1">
          <table:table-cell office:value-type="float" office:value="0.96119142959212">
            <text:p>0.9611914296</text:p>
          </table:table-cell>
          <table:table-cell office:value-type="float" office:value="0.889502121811887">
            <text:p>0.8895021218</text:p>
          </table:table-cell>
          <table:table-cell office:value-type="float" office:value="0.913021056285075">
            <text:p>0.9130210563</text:p>
          </table:table-cell>
          <table:table-cell office:value-type="float" office:value="0.921968851515443">
            <text:p>0.9219688515</text:p>
          </table:table-cell>
          <table:table-cell office:value-type="float" office:value="0.809278793631785">
            <text:p>0.8092787936</text:p>
          </table:table-cell>
          <table:table-cell office:value-type="float" office:value="0.856431622460803">
            <text:p>0.8564316225</text:p>
          </table:table-cell>
          <table:table-cell office:value-type="float" office:value="0.717226765107695">
            <text:p>0.7172267651</text:p>
          </table:table-cell>
          <table:table-cell office:value-type="float" office:value="0.887056293997877">
            <text:p>0.887056294</text:p>
          </table:table-cell>
          <table:table-cell office:value-type="float" office:value="0.878445122108126">
            <text:p>0.8784451221</text:p>
          </table:table-cell>
          <table:table-cell office:value-type="float" office:value="0.848328597291311">
            <text:p>0.8483285973</text:p>
          </table:table-cell>
        </table:table-row>
        <table:table-row table:style-name="ro1">
          <table:table-cell office:value-type="float" office:value="0.92076325779097">
            <text:p>0.9207632578</text:p>
          </table:table-cell>
          <table:table-cell office:value-type="float" office:value="0.909432595171788">
            <text:p>0.9094325952</text:p>
          </table:table-cell>
          <table:table-cell office:value-type="float" office:value="0.827331485110121">
            <text:p>0.8273314851</text:p>
          </table:table-cell>
          <table:table-cell office:value-type="float" office:value="0.858953361804961">
            <text:p>0.8589533618</text:p>
          </table:table-cell>
          <table:table-cell office:value-type="float" office:value="0.871294019270538">
            <text:p>0.8712940193</text:p>
          </table:table-cell>
          <table:table-cell office:value-type="float" office:value="0.827232640329984">
            <text:p>0.8272326403</text:p>
          </table:table-cell>
          <table:table-cell office:value-type="float" office:value="0.929558491719902">
            <text:p>0.9295584917</text:p>
          </table:table-cell>
          <table:table-cell office:value-type="float" office:value="0.917920835048176">
            <text:p>0.917920835</text:p>
          </table:table-cell>
          <table:table-cell office:value-type="float" office:value="0.861648320146983">
            <text:p>0.8616483201</text:p>
          </table:table-cell>
          <table:table-cell office:value-type="float" office:value="0.882625974945344">
            <text:p>0.8826259749</text:p>
          </table:table-cell>
        </table:table-row>
        <table:table-row table:style-name="ro1">
          <table:table-cell office:value-type="float" office:value="0.589551609736466">
            <text:p>0.5895516097</text:p>
          </table:table-cell>
          <table:table-cell office:value-type="float" office:value="0.590354453008549">
            <text:p>0.590354453</text:p>
          </table:table-cell>
          <table:table-cell office:value-type="float" office:value="0.76631595545158">
            <text:p>0.7663159555</text:p>
          </table:table-cell>
          <table:table-cell office:value-type="float" office:value="0.236146562140493">
            <text:p>0.2361465621</text:p>
          </table:table-cell>
          <table:table-cell office:value-type="float" office:value="1.11989226740315">
            <text:p>1.1198922674</text:p>
          </table:table-cell>
          <table:table-cell office:value-type="float" office:value="1.00202402637695">
            <text:p>1.0020240264</text:p>
          </table:table-cell>
          <table:table-cell office:value-type="float" office:value="1.00281794588372">
            <text:p>1.0028179459</text:p>
          </table:table-cell>
          <table:table-cell office:value-type="float" office:value="0.766199456271871">
            <text:p>0.7661994563</text:p>
          </table:table-cell>
          <table:table-cell office:value-type="float" office:value="0.235590171700843">
            <text:p>0.2355901717</text:p>
          </table:table-cell>
          <table:table-cell office:value-type="float" office:value="0.943661456760969">
            <text:p>0.9436614568</text:p>
          </table:table-cell>
        </table:table-row>
        <table:table-row table:style-name="ro1">
          <table:table-cell office:value-type="float" office:value="0.79101351447834">
            <text:p>0.7910135145</text:p>
          </table:table-cell>
          <table:table-cell office:value-type="float" office:value="0.799133755855054">
            <text:p>0.7991337559</text:p>
          </table:table-cell>
          <table:table-cell office:value-type="float" office:value="0.920774429866427">
            <text:p>0.9207744299</text:p>
          </table:table-cell>
          <table:table-cell office:value-type="float" office:value="0.8580872814531">
            <text:p>0.8580872815</text:p>
          </table:table-cell>
          <table:table-cell office:value-type="float" office:value="0.882855767167616">
            <text:p>0.8828557672</text:p>
          </table:table-cell>
          <table:table-cell office:value-type="float" office:value="0.829054947206827">
            <text:p>0.8290549472</text:p>
          </table:table-cell>
          <table:table-cell office:value-type="float" office:value="0.903803135421057">
            <text:p>0.9038031354</text:p>
          </table:table-cell>
          <table:table-cell office:value-type="float" office:value="0.834251788732124">
            <text:p>0.8342517887</text:p>
          </table:table-cell>
          <table:table-cell office:value-type="float" office:value="0.93719876317896">
            <text:p>0.9371987632</text:p>
          </table:table-cell>
          <table:table-cell office:value-type="float" office:value="0.856431033183819">
            <text:p>0.8564310332</text:p>
          </table:table-cell>
        </table:table-row>
        <table:table-row table:style-name="ro1">
          <table:table-cell office:value-type="float" office:value="1.01438359778943">
            <text:p>1.0143835978</text:p>
          </table:table-cell>
          <table:table-cell office:value-type="float" office:value="1.28987179979731">
            <text:p>1.2898717998</text:p>
          </table:table-cell>
          <table:table-cell office:value-type="float" office:value="0.368470183364925">
            <text:p>0.3684701834</text:p>
          </table:table-cell>
          <table:table-cell office:value-type="float" office:value="0.736938788674667">
            <text:p>0.7369387887</text:p>
          </table:table-cell>
          <table:table-cell office:value-type="float" office:value="1.10586286613493">
            <text:p>1.1058628661</text:p>
          </table:table-cell>
          <table:table-cell office:value-type="float" office:value="0.921792693817133">
            <text:p>0.9217926938</text:p>
          </table:table-cell>
          <table:table-cell office:value-type="float" office:value="0.644194483010478">
            <text:p>0.644194483</text:p>
          </table:table-cell>
          <table:table-cell office:value-type="float" office:value="0.644100742342359">
            <text:p>0.6441007423</text:p>
          </table:table-cell>
          <table:table-cell office:value-type="float" office:value="1.01438359778943">
            <text:p>1.0143835978</text:p>
          </table:table-cell>
          <table:table-cell office:value-type="float" office:value="0.552540355682722">
            <text:p>0.5525403557</text:p>
          </table:table-cell>
        </table:table-row>
        <table:table-row table:style-name="ro1">
          <table:table-cell office:value-type="float" office:value="0.884380821656695">
            <text:p>0.8843808217</text:p>
          </table:table-cell>
          <table:table-cell office:value-type="float" office:value="0.840922347814695">
            <text:p>0.8409223478</text:p>
          </table:table-cell>
          <table:table-cell office:value-type="float" office:value="0.927631740909948">
            <text:p>0.9276317409</text:p>
          </table:table-cell>
          <table:table-cell office:value-type="float" office:value="0.560504199949476">
            <text:p>0.5605041999</text:p>
          </table:table-cell>
          <table:table-cell office:value-type="float" office:value="0.8005973307279">
            <text:p>0.8005973307</text:p>
          </table:table-cell>
          <table:table-cell office:value-type="float" office:value="0.710286403527668">
            <text:p>0.7102864035</text:p>
          </table:table-cell>
          <table:table-cell office:value-type="float" office:value="0.720534914534951">
            <text:p>0.7205349145</text:p>
          </table:table-cell>
          <table:table-cell office:value-type="float" office:value="0.910385644739721">
            <text:p>0.9103856447</text:p>
          </table:table-cell>
          <table:table-cell office:value-type="float" office:value="0.810203712431623">
            <text:p>0.8102037124</text:p>
          </table:table-cell>
          <table:table-cell office:value-type="float" office:value="0.686826635445039">
            <text:p>0.6868266354</text:p>
          </table:table-cell>
        </table:table-row>
        <table:table-row table:style-name="ro1">
          <table:table-cell office:value-type="float" office:value="0.942165551793238">
            <text:p>0.9421655518</text:p>
          </table:table-cell>
          <table:table-cell office:value-type="float" office:value="1.10386598854679">
            <text:p>1.1038659885</text:p>
          </table:table-cell>
          <table:table-cell office:value-type="float" office:value="0.919587606576722">
            <text:p>0.9195876066</text:p>
          </table:table-cell>
          <table:table-cell office:value-type="float" office:value="0.920819325677933">
            <text:p>0.9208193257</text:p>
          </table:table-cell>
          <table:table-cell office:value-type="float" office:value="0.644010656604447">
            <text:p>0.6440106566</text:p>
          </table:table-cell>
          <table:table-cell office:value-type="float" office:value="0.89772906309208">
            <text:p>0.8977290631</text:p>
          </table:table-cell>
          <table:table-cell office:value-type="float" office:value="1.19575934646182">
            <text:p>1.1957593465</text:p>
          </table:table-cell>
          <table:table-cell office:value-type="float" office:value="0.735297717738687">
            <text:p>0.7352977177</text:p>
          </table:table-cell>
          <table:table-cell office:value-type="float" office:value="0.919305296701294">
            <text:p>0.9193052967</text:p>
          </table:table-cell>
          <table:table-cell office:value-type="float" office:value="1.05742593835602">
            <text:p>1.0574259384</text:p>
          </table:table-cell>
        </table:table-row>
        <table:table-row table:style-name="ro1">
          <table:table-cell office:value-type="float" office:value="0.776399003344134">
            <text:p>0.7763990033</text:p>
          </table:table-cell>
          <table:table-cell office:value-type="float" office:value="0.7356775308055">
            <text:p>0.7356775308</text:p>
          </table:table-cell>
          <table:table-cell office:value-type="float" office:value="0.827717617952137">
            <text:p>0.827717618</text:p>
          </table:table-cell>
          <table:table-cell office:value-type="float" office:value="0.879028475214771">
            <text:p>0.8790284752</text:p>
          </table:table-cell>
          <table:table-cell office:value-type="float" office:value="0.780783681255845">
            <text:p>0.7807836813</text:p>
          </table:table-cell>
          <table:table-cell office:value-type="float" office:value="0.552777085521077">
            <text:p>0.5527770855</text:p>
          </table:table-cell>
          <table:table-cell office:value-type="float" office:value="0.758812072211208">
            <text:p>0.7588120722</text:p>
          </table:table-cell>
          <table:table-cell office:value-type="float" office:value="0.597372571884879">
            <text:p>0.5973725719</text:p>
          </table:table-cell>
          <table:table-cell office:value-type="float" office:value="0.839770109242262">
            <text:p>0.8397701092</text:p>
          </table:table-cell>
          <table:table-cell office:value-type="float" office:value="0.632275928335329">
            <text:p>0.6322759283</text:p>
          </table:table-cell>
        </table:table-row>
        <table:table-row table:style-name="ro1">
          <table:table-cell office:value-type="float" office:value="0.908593881548631">
            <text:p>0.9085938815</text:p>
          </table:table-cell>
          <table:table-cell office:value-type="float" office:value="1.0464291130874">
            <text:p>1.0464291131</text:p>
          </table:table-cell>
          <table:table-cell office:value-type="float" office:value="0.882832314470387">
            <text:p>0.8828323145</text:p>
          </table:table-cell>
          <table:table-cell office:value-type="float" office:value="0.948280884300032">
            <text:p>0.9482808843</text:p>
          </table:table-cell>
          <table:table-cell office:value-type="float" office:value="0.69925275888723">
            <text:p>0.6992527589</text:p>
          </table:table-cell>
          <table:table-cell office:value-type="float" office:value="0.843435270435595">
            <text:p>0.8434352704</text:p>
          </table:table-cell>
          <table:table-cell office:value-type="float" office:value="0.9353814011597">
            <text:p>0.9353814012</text:p>
          </table:table-cell>
          <table:table-cell office:value-type="float" office:value="0.987839839409454">
            <text:p>0.9878398394</text:p>
          </table:table-cell>
          <table:table-cell office:value-type="float" office:value="1.03932197057302">
            <text:p>1.0393219706</text:p>
          </table:table-cell>
          <table:table-cell office:value-type="float" office:value="1.05916260256048">
            <text:p>1.0591626026</text:p>
          </table:table-cell>
        </table:table-row>
        <table:table-row table:style-name="ro1">
          <table:table-cell office:value-type="float" office:value="0.89039075385335">
            <text:p>0.8903907539</text:p>
          </table:table-cell>
          <table:table-cell office:value-type="float" office:value="0.454812738440532">
            <text:p>0.4548127384</text:p>
          </table:table-cell>
          <table:table-cell office:value-type="float" office:value="0.926018239259139">
            <text:p>0.9260182393</text:p>
          </table:table-cell>
          <table:table-cell office:value-type="float" office:value="0.926749641864413">
            <text:p>0.9267496419</text:p>
          </table:table-cell>
          <table:table-cell office:value-type="float" office:value="0.980864905625951">
            <text:p>0.9808649056</text:p>
          </table:table-cell>
          <table:table-cell office:value-type="float" office:value="0.490497185353174">
            <text:p>0.4904971854</text:p>
          </table:table-cell>
          <table:table-cell office:value-type="float" office:value="1.09141450473917">
            <text:p>1.0914145047</text:p>
          </table:table-cell>
          <table:table-cell office:value-type="float" office:value="1.0720601423396">
            <text:p>1.0720601423</text:p>
          </table:table-cell>
          <table:table-cell office:value-type="float" office:value="0.780254764458619">
            <text:p>0.7802547645</text:p>
          </table:table-cell>
          <table:table-cell office:value-type="float" office:value="0.9450038143151">
            <text:p>0.9450038143</text:p>
          </table:table-cell>
        </table:table-row>
        <table:table-row table:style-name="ro1">
          <table:table-cell office:value-type="float" office:value="0.667894688541223">
            <text:p>0.6678946885</text:p>
          </table:table-cell>
          <table:table-cell office:value-type="float" office:value="0.597685760517229">
            <text:p>0.5976857605</text:p>
          </table:table-cell>
          <table:table-cell office:value-type="float" office:value="0.736283514444913">
            <text:p>0.7362835144</text:p>
          </table:table-cell>
          <table:table-cell office:value-type="float" office:value="0.552551225705671">
            <text:p>0.5525512257</text:p>
          </table:table-cell>
          <table:table-cell office:value-type="float" office:value="0.920598275217093">
            <text:p>0.9205982752</text:p>
          </table:table-cell>
          <table:table-cell office:value-type="float" office:value="0.644321729762209">
            <text:p>0.6443217298</text:p>
          </table:table-cell>
          <table:table-cell office:value-type="float" office:value="0.850736368447438">
            <text:p>0.8507363684</text:p>
          </table:table-cell>
          <table:table-cell office:value-type="float" office:value="0.896665150606887">
            <text:p>0.8966651506</text:p>
          </table:table-cell>
          <table:table-cell office:value-type="float" office:value="0.643919759917935">
            <text:p>0.6439197599</text:p>
          </table:table-cell>
          <table:table-cell office:value-type="float" office:value="0.597567114118728">
            <text:p>0.5975671141</text:p>
          </table:table-cell>
        </table:table-row>
        <table:table-row table:style-name="ro1">
          <table:table-cell office:value-type="float" office:value="0.824820623125172">
            <text:p>0.8248206231</text:p>
          </table:table-cell>
          <table:table-cell office:value-type="float" office:value="0.922365765740318">
            <text:p>0.9223657657</text:p>
          </table:table-cell>
          <table:table-cell office:value-type="float" office:value="0.907414960138269">
            <text:p>0.9074149601</text:p>
          </table:table-cell>
          <table:table-cell office:value-type="float" office:value="0.806538866979059">
            <text:p>0.806538867</text:p>
          </table:table-cell>
          <table:table-cell office:value-type="float" office:value="0.912569473409815">
            <text:p>0.9125694734</text:p>
          </table:table-cell>
          <table:table-cell office:value-type="float" office:value="0.877334452722033">
            <text:p>0.8773344527</text:p>
          </table:table-cell>
          <table:table-cell office:value-type="float" office:value="0.800915012181617">
            <text:p>0.8009150122</text:p>
          </table:table-cell>
          <table:table-cell office:value-type="float" office:value="0.821011806795295">
            <text:p>0.8210118068</text:p>
          </table:table-cell>
          <table:table-cell office:value-type="float" office:value="0.860138066388949">
            <text:p>0.8601380664</text:p>
          </table:table-cell>
          <table:table-cell office:value-type="float" office:value="0.839229180682074">
            <text:p>0.8392291807</text:p>
          </table:table-cell>
        </table:table-row>
        <table:table-row table:style-name="ro1">
          <table:table-cell office:value-type="float" office:value="0.924579071482323">
            <text:p>0.9245790715</text:p>
          </table:table-cell>
          <table:table-cell office:value-type="float" office:value="0.91248479613726">
            <text:p>0.9124847961</text:p>
          </table:table-cell>
          <table:table-cell office:value-type="float" office:value="0.688431925866138">
            <text:p>0.6884319259</text:p>
          </table:table-cell>
          <table:table-cell office:value-type="float" office:value="0.973668443110008">
            <text:p>0.9736684431</text:p>
          </table:table-cell>
          <table:table-cell office:value-type="float" office:value="0.867584563744241">
            <text:p>0.8675845637</text:p>
          </table:table-cell>
          <table:table-cell office:value-type="float" office:value="0.753451786647543">
            <text:p>0.7534517866</text:p>
          </table:table-cell>
          <table:table-cell office:value-type="float" office:value="1.03473079083794">
            <text:p>1.0347307908</text:p>
          </table:table-cell>
          <table:table-cell office:value-type="float" office:value="0.887808841645183">
            <text:p>0.8878088416</text:p>
          </table:table-cell>
          <table:table-cell office:value-type="float" office:value="0.798334998698954">
            <text:p>0.7983349987</text:p>
          </table:table-cell>
          <table:table-cell office:value-type="float" office:value="1.03050421653913">
            <text:p>1.0305042165</text:p>
          </table:table-cell>
        </table:table-row>
        <table:table-row table:style-name="ro1">
          <table:table-cell office:value-type="float" office:value="0.838329485079337">
            <text:p>0.8383294851</text:p>
          </table:table-cell>
          <table:table-cell office:value-type="float" office:value="0.918935976513575">
            <text:p>0.9189359765</text:p>
          </table:table-cell>
          <table:table-cell office:value-type="float" office:value="0.565685324696041">
            <text:p>0.5656853247</text:p>
          </table:table-cell>
          <table:table-cell office:value-type="float" office:value="1.00735200323152">
            <text:p>1.0073520032</text:p>
          </table:table-cell>
          <table:table-cell office:value-type="float" office:value="1.02976590268939">
            <text:p>1.0297659027</text:p>
          </table:table-cell>
          <table:table-cell office:value-type="float" office:value="0.853252350769033">
            <text:p>0.8532523508</text:p>
          </table:table-cell>
          <table:table-cell office:value-type="float" office:value="0.76469527990846">
            <text:p>0.7646952799</text:p>
          </table:table-cell>
          <table:table-cell office:value-type="float" office:value="0.896974721621427">
            <text:p>0.8969747216</text:p>
          </table:table-cell>
          <table:table-cell office:value-type="float" office:value="0.941092426956408">
            <text:p>0.941092427</text:p>
          </table:table-cell>
          <table:table-cell office:value-type="float" office:value="0.824225559907075">
            <text:p>0.8242255599</text:p>
          </table:table-cell>
        </table:table-row>
        <table:table-row table:style-name="ro1">
          <table:table-cell office:value-type="float" office:value="1.00819018241557">
            <text:p>1.0081901824</text:p>
          </table:table-cell>
          <table:table-cell office:value-type="float" office:value="1.04942884478771">
            <text:p>1.0494288448</text:p>
          </table:table-cell>
          <table:table-cell office:value-type="float" office:value="1.00515188500219">
            <text:p>1.005151885</text:p>
          </table:table-cell>
          <table:table-cell office:value-type="float" office:value="0.911387461103559">
            <text:p>0.9113874611</text:p>
          </table:table-cell>
          <table:table-cell office:value-type="float" office:value="0.996618514582255">
            <text:p>0.9966185146</text:p>
          </table:table-cell>
          <table:table-cell office:value-type="float" office:value="0.82439101274299">
            <text:p>0.8243910127</text:p>
          </table:table-cell>
          <table:table-cell office:value-type="float" office:value="0.916432454935261">
            <text:p>0.9164324549</text:p>
          </table:table-cell>
          <table:table-cell office:value-type="float" office:value="0.824102110605336">
            <text:p>0.8241021106</text:p>
          </table:table-cell>
          <table:table-cell office:value-type="float" office:value="0.887172885842772">
            <text:p>0.8871728858</text:p>
          </table:table-cell>
          <table:table-cell office:value-type="float" office:value="0.82449158942365">
            <text:p>0.8244915894</text:p>
          </table:table-cell>
        </table:table-row>
        <table:table-row table:style-name="ro1">
          <table:table-cell office:value-type="float" office:value="0.889252603752693">
            <text:p>0.8892526038</text:p>
          </table:table-cell>
          <table:table-cell office:value-type="float" office:value="0.865489661580928">
            <text:p>0.8654896616</text:p>
          </table:table-cell>
          <table:table-cell office:value-type="float" office:value="0.960660150254365">
            <text:p>0.9606601503</text:p>
          </table:table-cell>
          <table:table-cell office:value-type="float" office:value="0.922095458131447">
            <text:p>0.9220954581</text:p>
          </table:table-cell>
          <table:table-cell office:value-type="float" office:value="0.948418520489867">
            <text:p>0.9484185205</text:p>
          </table:table-cell>
          <table:table-cell office:value-type="float" office:value="0.937567230442344">
            <text:p>0.9375672304</text:p>
          </table:table-cell>
          <table:table-cell office:value-type="float" office:value="0.98936354142375">
            <text:p>0.9893635414</text:p>
          </table:table-cell>
          <table:table-cell office:value-type="float" office:value="0.939402805653391">
            <text:p>0.9394028057</text:p>
          </table:table-cell>
          <table:table-cell office:value-type="float" office:value="0.943857550071507">
            <text:p>0.9438575501</text:p>
          </table:table-cell>
          <table:table-cell office:value-type="float" office:value="0.96134237832959">
            <text:p>0.9613423783</text:p>
          </table:table-cell>
        </table:table-row>
        <table:table-row table:style-name="ro1">
          <table:table-cell office:value-type="float" office:value="0.892630444622284">
            <text:p>0.8926304446</text:p>
          </table:table-cell>
          <table:table-cell office:value-type="float" office:value="0.968094962972911">
            <text:p>0.968094963</text:p>
          </table:table-cell>
          <table:table-cell office:value-type="float" office:value="1.03722774355428">
            <text:p>1.0372277436</text:p>
          </table:table-cell>
          <table:table-cell office:value-type="float" office:value="0.709177441431366">
            <text:p>0.7091774414</text:p>
          </table:table-cell>
          <table:table-cell office:value-type="float" office:value="0.826821667922276">
            <text:p>0.8268216679</text:p>
          </table:table-cell>
          <table:table-cell office:value-type="float" office:value="0.814005100459865">
            <text:p>0.8140051005</text:p>
          </table:table-cell>
          <table:table-cell office:value-type="float" office:value="0.870776080550876">
            <text:p>0.8707760806</text:p>
          </table:table-cell>
          <table:table-cell office:value-type="float" office:value="0.818296194682441">
            <text:p>0.8182961947</text:p>
          </table:table-cell>
          <table:table-cell office:value-type="float" office:value="0.901958212713936">
            <text:p>0.9019582127</text:p>
          </table:table-cell>
          <table:table-cell office:value-type="float" office:value="0.821520835769075">
            <text:p>0.8215208358</text:p>
          </table:table-cell>
        </table:table-row>
        <table:table-row table:style-name="ro1">
          <table:table-cell office:value-type="float" office:value="0.962131228250606">
            <text:p>0.9621312283</text:p>
          </table:table-cell>
          <table:table-cell office:value-type="float" office:value="0.914099762939435">
            <text:p>0.9140997629</text:p>
          </table:table-cell>
          <table:table-cell office:value-type="float" office:value="0.961912200121368">
            <text:p>0.9619122001</text:p>
          </table:table-cell>
          <table:table-cell office:value-type="float" office:value="0.906377053743696">
            <text:p>0.9063770537</text:p>
          </table:table-cell>
          <table:table-cell office:value-type="float" office:value="0.88869607051721">
            <text:p>0.8886960705</text:p>
          </table:table-cell>
          <table:table-cell office:value-type="float" office:value="0.865538380520334">
            <text:p>0.8655383805</text:p>
          </table:table-cell>
          <table:table-cell office:value-type="float" office:value="0.894115831306504">
            <text:p>0.8941158313</text:p>
          </table:table-cell>
          <table:table-cell office:value-type="float" office:value="0.922348015662378">
            <text:p>0.9223480157</text:p>
          </table:table-cell>
          <table:table-cell office:value-type="float" office:value="0.89040988985788">
            <text:p>0.8904098899</text:p>
          </table:table-cell>
          <table:table-cell office:value-type="float" office:value="0.952100914124647">
            <text:p>0.9521009141</text:p>
          </table:table-cell>
        </table:table-row>
        <table:table-row table:style-name="ro1">
          <table:table-cell office:value-type="float" office:value="0.547630927964085">
            <text:p>0.547630928</text:p>
          </table:table-cell>
          <table:table-cell office:value-type="float" office:value="0.656138118894171">
            <text:p>0.6561381189</text:p>
          </table:table-cell>
          <table:table-cell office:value-type="float" office:value="0.644666858041561">
            <text:p>0.644666858</text:p>
          </table:table-cell>
          <table:table-cell office:value-type="float" office:value="0.790922574925332">
            <text:p>0.7909225749</text:p>
          </table:table-cell>
          <table:table-cell office:value-type="float" office:value="0.888488148556424">
            <text:p>0.8884881486</text:p>
          </table:table-cell>
          <table:table-cell office:value-type="float" office:value="0.523461536957108">
            <text:p>0.523461537</text:p>
          </table:table-cell>
          <table:table-cell office:value-type="float" office:value="0.644605317888583">
            <text:p>0.6446053179</text:p>
          </table:table-cell>
          <table:table-cell office:value-type="float" office:value="0.838675015725602">
            <text:p>0.8386750157</text:p>
          </table:table-cell>
          <table:table-cell office:value-type="float" office:value="0.693484547257031">
            <text:p>0.6934845473</text:p>
          </table:table-cell>
          <table:table-cell office:value-type="float" office:value="0.535507702740457">
            <text:p>0.5355077027</text:p>
          </table:table-cell>
        </table:table-row>
        <table:table-row table:style-name="ro1">
          <table:table-cell office:value-type="float" office:value="1.01901020524319">
            <text:p>1.0190102052</text:p>
          </table:table-cell>
          <table:table-cell office:value-type="float" office:value="0.818339532778651">
            <text:p>0.8183395328</text:p>
          </table:table-cell>
          <table:table-cell office:value-type="float" office:value="0.99290329222082">
            <text:p>0.9929032922</text:p>
          </table:table-cell>
          <table:table-cell office:value-type="float" office:value="0.939775248148579">
            <text:p>0.9397752481</text:p>
          </table:table-cell>
          <table:table-cell office:value-type="float" office:value="0.905300463941654">
            <text:p>0.9053004639</text:p>
          </table:table-cell>
          <table:table-cell office:value-type="float" office:value="0.965865415357949">
            <text:p>0.9658654154</text:p>
          </table:table-cell>
          <table:table-cell office:value-type="float" office:value="0.887945209659648">
            <text:p>0.8879452097</text:p>
          </table:table-cell>
          <table:table-cell office:value-type="float" office:value="0.966827067891716">
            <text:p>0.9668270679</text:p>
          </table:table-cell>
          <table:table-cell office:value-type="float" office:value="0.975420898059178">
            <text:p>0.9754208981</text:p>
          </table:table-cell>
          <table:table-cell office:value-type="float" office:value="1.07952628442823">
            <text:p>1.0795262844</text:p>
          </table:table-cell>
        </table:table-row>
        <table:table-row table:style-name="ro1">
          <table:table-cell office:value-type="float" office:value="0.910664887549448">
            <text:p>0.9106648875</text:p>
          </table:table-cell>
          <table:table-cell office:value-type="float" office:value="0.997322537023974">
            <text:p>0.997322537</text:p>
          </table:table-cell>
          <table:table-cell office:value-type="float" office:value="0.844191762541843">
            <text:p>0.8441917625</text:p>
          </table:table-cell>
          <table:table-cell office:value-type="float" office:value="0.932734953890795">
            <text:p>0.9327349539</text:p>
          </table:table-cell>
          <table:table-cell office:value-type="float" office:value="0.866861185882276">
            <text:p>0.8668611859</text:p>
          </table:table-cell>
          <table:table-cell office:value-type="float" office:value="0.933305309986623">
            <text:p>0.93330531</text:p>
          </table:table-cell>
          <table:table-cell office:value-type="float" office:value="0.999081092408644">
            <text:p>0.9990810924</text:p>
          </table:table-cell>
          <table:table-cell office:value-type="float" office:value="0.82996185973692">
            <text:p>0.8299618597</text:p>
          </table:table-cell>
          <table:table-cell office:value-type="float" office:value="0.893286542654764">
            <text:p>0.8932865427</text:p>
          </table:table-cell>
          <table:table-cell office:value-type="float" office:value="0.932998247290534">
            <text:p>0.9329982473</text:p>
          </table:table-cell>
        </table:table-row>
        <table:table-row table:style-name="ro1">
          <table:table-cell office:value-type="float" office:value="0.861865170182316">
            <text:p>0.8618651702</text:p>
          </table:table-cell>
          <table:table-cell office:value-type="float" office:value="0.975109234448718">
            <text:p>0.9751092344</text:p>
          </table:table-cell>
          <table:table-cell office:value-type="float" office:value="0.827022292823229">
            <text:p>0.8270222928</text:p>
          </table:table-cell>
          <table:table-cell office:value-type="float" office:value="0.730945031469483">
            <text:p>0.7309450315</text:p>
          </table:table-cell>
          <table:table-cell office:value-type="float" office:value="0.853318365727726">
            <text:p>0.8533183657</text:p>
          </table:table-cell>
          <table:table-cell office:value-type="float" office:value="0.957604480270384">
            <text:p>0.9576044803</text:p>
          </table:table-cell>
          <table:table-cell office:value-type="float" office:value="0.801350725714759">
            <text:p>0.8013507257</text:p>
          </table:table-cell>
          <table:table-cell office:value-type="float" office:value="0.845013152517323">
            <text:p>0.8450131525</text:p>
          </table:table-cell>
          <table:table-cell office:value-type="float" office:value="0.81850463537448">
            <text:p>0.8185046354</text:p>
          </table:table-cell>
          <table:table-cell office:value-type="float" office:value="0.861192460814655">
            <text:p>0.8611924608</text:p>
          </table:table-cell>
        </table:table-row>
        <table:table-row table:style-name="ro1">
          <table:table-cell office:value-type="float" office:value="0.808049283279952">
            <text:p>0.8080492833</text:p>
          </table:table-cell>
          <table:table-cell office:value-type="float" office:value="0.740491803140547">
            <text:p>0.7404918031</text:p>
          </table:table-cell>
          <table:table-cell office:value-type="float" office:value="0.794635057076033">
            <text:p>0.7946350571</text:p>
          </table:table-cell>
          <table:table-cell office:value-type="float" office:value="0.827231570128969">
            <text:p>0.8272315701</text:p>
          </table:table-cell>
          <table:table-cell office:value-type="float" office:value="0.76144502071081">
            <text:p>0.7614450207</text:p>
          </table:table-cell>
          <table:table-cell office:value-type="float" office:value="0.801908839664246">
            <text:p>0.8019088397</text:p>
          </table:table-cell>
          <table:table-cell office:value-type="float" office:value="0.802848593537784">
            <text:p>0.8028485935</text:p>
          </table:table-cell>
          <table:table-cell office:value-type="float" office:value="0.777607901286067">
            <text:p>0.7776079013</text:p>
          </table:table-cell>
          <table:table-cell office:value-type="float" office:value="0.824432689303951">
            <text:p>0.8244326893</text:p>
          </table:table-cell>
          <table:table-cell office:value-type="float" office:value="0.821591032278887">
            <text:p>0.8215910323</text:p>
          </table:table-cell>
        </table:table-row>
        <table:table-row table:style-name="ro1">
          <table:table-cell office:value-type="float" office:value="0.644868012168624">
            <text:p>0.6448680122</text:p>
          </table:table-cell>
          <table:table-cell office:value-type="float" office:value="1.10555318555293">
            <text:p>1.1055531856</text:p>
          </table:table-cell>
          <table:table-cell office:value-type="float" office:value="0.552555461177361">
            <text:p>0.5525554612</text:p>
          </table:table-cell>
          <table:table-cell office:value-type="float" office:value="0.644370424796295">
            <text:p>0.6443704248</text:p>
          </table:table-cell>
          <table:table-cell office:value-type="float" office:value="0.553391616054052">
            <text:p>0.5533916161</text:p>
          </table:table-cell>
          <table:table-cell office:value-type="float" office:value="0.552836706295136">
            <text:p>0.5528367063</text:p>
          </table:table-cell>
          <table:table-cell office:value-type="float" office:value="0.922100038956557">
            <text:p>0.922100039</text:p>
          </table:table-cell>
          <table:table-cell office:value-type="float" office:value="0.737020544704994">
            <text:p>0.7370205447</text:p>
          </table:table-cell>
          <table:table-cell office:value-type="float" office:value="0.276695808027026">
            <text:p>0.276695808</text:p>
          </table:table-cell>
          <table:table-cell office:value-type="float" office:value="0.645509302226887">
            <text:p>0.6455093022</text:p>
          </table:table-cell>
        </table:table-row>
        <table:table-row table:style-name="ro1">
          <table:table-cell office:value-type="float" office:value="0.895182564783983">
            <text:p>0.8951825648</text:p>
          </table:table-cell>
          <table:table-cell office:value-type="float" office:value="0.705689787368098">
            <text:p>0.7056897874</text:p>
          </table:table-cell>
          <table:table-cell office:value-type="float" office:value="0.99068026273767">
            <text:p>0.9906802627</text:p>
          </table:table-cell>
          <table:table-cell office:value-type="float" office:value="0.956718922052741">
            <text:p>0.9567189221</text:p>
          </table:table-cell>
          <table:table-cell office:value-type="float" office:value="0.747836767943145">
            <text:p>0.7478367679</text:p>
          </table:table-cell>
          <table:table-cell office:value-type="float" office:value="0.95706984957227">
            <text:p>0.9570698496</text:p>
          </table:table-cell>
          <table:table-cell office:value-type="float" office:value="0.752681452533541">
            <text:p>0.7526814525</text:p>
          </table:table-cell>
          <table:table-cell office:value-type="float" office:value="1.03422957463499">
            <text:p>1.0342295746</text:p>
          </table:table-cell>
          <table:table-cell office:value-type="float" office:value="1.1507068745119">
            <text:p>1.1507068745</text:p>
          </table:table-cell>
          <table:table-cell office:value-type="float" office:value="0.88222536558673">
            <text:p>0.8822253656</text:p>
          </table:table-cell>
        </table:table-row>
        <table:table-row table:style-name="ro1">
          <table:table-cell office:value-type="float" office:value="0.897636736364185">
            <text:p>0.8976367364</text:p>
          </table:table-cell>
          <table:table-cell office:value-type="float" office:value="0.840701155457219">
            <text:p>0.8407011555</text:p>
          </table:table-cell>
          <table:table-cell office:value-type="float" office:value="0.754908603523401">
            <text:p>0.7549086035</text:p>
          </table:table-cell>
          <table:table-cell office:value-type="float" office:value="0.834743263858152">
            <text:p>0.8347432639</text:p>
          </table:table-cell>
          <table:table-cell office:value-type="float" office:value="0.880479847805085">
            <text:p>0.8804798478</text:p>
          </table:table-cell>
          <table:table-cell office:value-type="float" office:value="0.821615098916262">
            <text:p>0.8216150989</text:p>
          </table:table-cell>
          <table:table-cell office:value-type="float" office:value="0.81363048790403">
            <text:p>0.8136304879</text:p>
          </table:table-cell>
          <table:table-cell office:value-type="float" office:value="0.922884643207821">
            <text:p>0.9228846432</text:p>
          </table:table-cell>
          <table:table-cell office:value-type="float" office:value="0.968507485794632">
            <text:p>0.9685074858</text:p>
          </table:table-cell>
          <table:table-cell office:value-type="float" office:value="0.991798314601697">
            <text:p>0.9917983146</text:p>
          </table:table-cell>
        </table:table-row>
        <table:table-row table:style-name="ro1">
          <table:table-cell office:value-type="float" office:value="0.987333930418927">
            <text:p>0.9873339304</text:p>
          </table:table-cell>
          <table:table-cell office:value-type="float" office:value="0.911191798286444">
            <text:p>0.9111917983</text:p>
          </table:table-cell>
          <table:table-cell office:value-type="float" office:value="0.88634130022321">
            <text:p>0.8863413002</text:p>
          </table:table-cell>
          <table:table-cell office:value-type="float" office:value="0.968506814599486">
            <text:p>0.9685068146</text:p>
          </table:table-cell>
          <table:table-cell office:value-type="float" office:value="0.951293584343269">
            <text:p>0.9512935843</text:p>
          </table:table-cell>
          <table:table-cell office:value-type="float" office:value="0.931528769228109">
            <text:p>0.9315287692</text:p>
          </table:table-cell>
          <table:table-cell office:value-type="float" office:value="0.981571367867893">
            <text:p>0.9815713679</text:p>
          </table:table-cell>
          <table:table-cell office:value-type="float" office:value="0.972099856123416">
            <text:p>0.9720998561</text:p>
          </table:table-cell>
          <table:table-cell office:value-type="float" office:value="0.904741103647202">
            <text:p>0.9047411036</text:p>
          </table:table-cell>
          <table:table-cell office:value-type="float" office:value="0.990268480109567">
            <text:p>0.9902684801</text:p>
          </table:table-cell>
        </table:table-row>
        <table:table-row table:style-name="ro1">
          <table:table-cell office:value-type="float" office:value="1.0227617172238">
            <text:p>1.0227617172</text:p>
          </table:table-cell>
          <table:table-cell office:value-type="float" office:value="0.994812371804025">
            <text:p>0.9948123718</text:p>
          </table:table-cell>
          <table:table-cell office:value-type="float" office:value="1.04046045856461">
            <text:p>1.0404604586</text:p>
          </table:table-cell>
          <table:table-cell office:value-type="float" office:value="0.985515636647129">
            <text:p>0.9855156366</text:p>
          </table:table-cell>
          <table:table-cell office:value-type="float" office:value="1.0008577100599">
            <text:p>1.0008577101</text:p>
          </table:table-cell>
          <table:table-cell office:value-type="float" office:value="0.991851391263711">
            <text:p>0.9918513913</text:p>
          </table:table-cell>
          <table:table-cell office:value-type="float" office:value="1.1117936441154">
            <text:p>1.1117936441</text:p>
          </table:table-cell>
          <table:table-cell office:value-type="float" office:value="1.04577896043267">
            <text:p>1.0457789604</text:p>
          </table:table-cell>
          <table:table-cell office:value-type="float" office:value="0.982301414023779">
            <text:p>0.982301414</text:p>
          </table:table-cell>
          <table:table-cell office:value-type="float" office:value="0.99542158184258">
            <text:p>0.9954215818</text:p>
          </table:table-cell>
        </table:table-row>
        <table:table-row table:style-name="ro1">
          <table:table-cell office:value-type="float" office:value="0.85978561899213">
            <text:p>0.859785619</text:p>
          </table:table-cell>
          <table:table-cell office:value-type="float" office:value="0.982118495874653">
            <text:p>0.9821184959</text:p>
          </table:table-cell>
          <table:table-cell office:value-type="float" office:value="0.900914888467045">
            <text:p>0.9009148885</text:p>
          </table:table-cell>
          <table:table-cell office:value-type="float" office:value="0.613554115426881">
            <text:p>0.6135541154</text:p>
          </table:table-cell>
          <table:table-cell office:value-type="float" office:value="0.9821506295516">
            <text:p>0.9821506296</text:p>
          </table:table-cell>
          <table:table-cell office:value-type="float" office:value="0.900490567491439">
            <text:p>0.9004905675</text:p>
          </table:table-cell>
          <table:table-cell office:value-type="float" office:value="1.06376578540057">
            <text:p>1.0637657854</text:p>
          </table:table-cell>
          <table:table-cell office:value-type="float" office:value="1.35050104852288">
            <text:p>1.3505010485</text:p>
          </table:table-cell>
          <table:table-cell office:value-type="float" office:value="0.736582449060009">
            <text:p>0.7365824491</text:p>
          </table:table-cell>
          <table:table-cell office:value-type="float" office:value="1.06416457564073">
            <text:p>1.0641645756</text:p>
          </table:table-cell>
        </table:table-row>
        <table:table-row table:style-name="ro1">
          <table:table-cell office:value-type="float" office:value="0.925048513405138">
            <text:p>0.9250485134</text:p>
          </table:table-cell>
          <table:table-cell office:value-type="float" office:value="0.96377366692691">
            <text:p>0.9637736669</text:p>
          </table:table-cell>
          <table:table-cell office:value-type="float" office:value="0.927438839207113">
            <text:p>0.9274388392</text:p>
          </table:table-cell>
          <table:table-cell office:value-type="float" office:value="0.922318378448374">
            <text:p>0.9223183784</text:p>
          </table:table-cell>
          <table:table-cell office:value-type="float" office:value="0.950513018068041">
            <text:p>0.9505130181</text:p>
          </table:table-cell>
          <table:table-cell office:value-type="float" office:value="0.935900126168054">
            <text:p>0.9359001262</text:p>
          </table:table-cell>
          <table:table-cell office:value-type="float" office:value="0.911247452735503">
            <text:p>0.9112474527</text:p>
          </table:table-cell>
          <table:table-cell office:value-type="float" office:value="0.861228569840246">
            <text:p>0.8612285698</text:p>
          </table:table-cell>
          <table:table-cell office:value-type="float" office:value="0.909257562518557">
            <text:p>0.9092575625</text:p>
          </table:table-cell>
          <table:table-cell office:value-type="float" office:value="0.940895174459694">
            <text:p>0.9408951745</text:p>
          </table:table-cell>
        </table:table-row>
        <table:table-row table:style-name="ro1">
          <table:table-cell office:value-type="float" office:value="0.936863086230837">
            <text:p>0.9368630862</text:p>
          </table:table-cell>
          <table:table-cell office:value-type="float" office:value="0.93082425233906">
            <text:p>0.9308242523</text:p>
          </table:table-cell>
          <table:table-cell office:value-type="float" office:value="0.882957372292651">
            <text:p>0.8829573723</text:p>
          </table:table-cell>
          <table:table-cell office:value-type="float" office:value="0.826334608875406">
            <text:p>0.8263346089</text:p>
          </table:table-cell>
          <table:table-cell office:value-type="float" office:value="1.00963483215847">
            <text:p>1.0096348322</text:p>
          </table:table-cell>
          <table:table-cell office:value-type="float" office:value="0.950583074712299">
            <text:p>0.9505830747</text:p>
          </table:table-cell>
          <table:table-cell office:value-type="float" office:value="0.970960200171888">
            <text:p>0.9709602002</text:p>
          </table:table-cell>
          <table:table-cell office:value-type="float" office:value="0.987489885523038">
            <text:p>0.9874898855</text:p>
          </table:table-cell>
          <table:table-cell office:value-type="float" office:value="1.04913425606876">
            <text:p>1.0491342561</text:p>
          </table:table-cell>
          <table:table-cell office:value-type="float" office:value="0.988338816528562">
            <text:p>0.9883388165</text:p>
          </table:table-cell>
        </table:table-row>
        <table:table-row table:style-name="ro1">
          <table:table-cell office:value-type="float" office:value="1.01159848781026">
            <text:p>1.0115984878</text:p>
          </table:table-cell>
          <table:table-cell office:value-type="float" office:value="1.12990522818113">
            <text:p>1.1299052282</text:p>
          </table:table-cell>
          <table:table-cell office:value-type="float" office:value="0.735066189941816">
            <text:p>0.7350661899</text:p>
          </table:table-cell>
          <table:table-cell office:value-type="float" office:value="1.14666801736754">
            <text:p>1.1466680174</text:p>
          </table:table-cell>
          <table:table-cell office:value-type="float" office:value="0.90205015563712">
            <text:p>0.9020501556</text:p>
          </table:table-cell>
          <table:table-cell office:value-type="float" office:value="0.866237809378992">
            <text:p>0.8662378094</text:p>
          </table:table-cell>
          <table:table-cell office:value-type="float" office:value="1.17609280221907">
            <text:p>1.1760928022</text:p>
          </table:table-cell>
          <table:table-cell office:value-type="float" office:value="0.908305771088391">
            <text:p>0.9083057711</text:p>
          </table:table-cell>
          <table:table-cell office:value-type="float" office:value="0.964009065470597">
            <text:p>0.9640090655</text:p>
          </table:table-cell>
          <table:table-cell office:value-type="float" office:value="1.0045132447749">
            <text:p>1.0045132448</text:p>
          </table:table-cell>
        </table:table-row>
        <table:table-row table:style-name="ro1">
          <table:table-cell office:value-type="float" office:value="0.454059970842364">
            <text:p>0.4540599708</text:p>
          </table:table-cell>
          <table:table-cell office:value-type="float" office:value="0.254212183889781">
            <text:p>0.2542121839</text:p>
          </table:table-cell>
          <table:table-cell office:value-type="float" office:value="0.781947952316209">
            <text:p>0.7819479523</text:p>
          </table:table-cell>
          <table:table-cell office:value-type="float" office:value="0.508875810194442">
            <text:p>0.5088758102</text:p>
          </table:table-cell>
          <table:table-cell office:value-type="float" office:value="0.671903371299973">
            <text:p>0.6719033713</text:p>
          </table:table-cell>
          <table:table-cell office:value-type="float" office:value="0.781926381735014">
            <text:p>0.7819263817</text:p>
          </table:table-cell>
          <table:table-cell office:value-type="float" office:value="0.491385720307796">
            <text:p>0.4913857203</text:p>
          </table:table-cell>
          <table:table-cell office:value-type="float" office:value="0.853832083587986">
            <text:p>0.8538320836</text:p>
          </table:table-cell>
          <table:table-cell office:value-type="float" office:value="0.581903270486815">
            <text:p>0.5819032705</text:p>
          </table:table-cell>
          <table:table-cell office:value-type="float" office:value="0.980730559024774">
            <text:p>0.980730559</text:p>
          </table:table-cell>
        </table:table-row>
        <table:table-row table:style-name="ro1">
          <table:table-cell office:value-type="float" office:value="0.954788502354174">
            <text:p>0.9547885024</text:p>
          </table:table-cell>
          <table:table-cell office:value-type="float" office:value="0.961231744020119">
            <text:p>0.961231744</text:p>
          </table:table-cell>
          <table:table-cell office:value-type="float" office:value="0.786433857826092">
            <text:p>0.7864338578</text:p>
          </table:table-cell>
          <table:table-cell office:value-type="float" office:value="0.973984598929982">
            <text:p>0.9739845989</text:p>
          </table:table-cell>
          <table:table-cell office:value-type="float" office:value="0.861840395952375">
            <text:p>0.861840396</text:p>
          </table:table-cell>
          <table:table-cell office:value-type="float" office:value="0.895083774358343">
            <text:p>0.8950837744</text:p>
          </table:table-cell>
          <table:table-cell office:value-type="float" office:value="0.968257362669744">
            <text:p>0.9682573627</text:p>
          </table:table-cell>
          <table:table-cell office:value-type="float" office:value="1.02953776090212">
            <text:p>1.0295377609</text:p>
          </table:table-cell>
          <table:table-cell office:value-type="float" office:value="0.961336027231465">
            <text:p>0.9613360272</text:p>
          </table:table-cell>
          <table:table-cell office:value-type="float" office:value="1.01629660227987">
            <text:p>1.0162966023</text:p>
          </table:table-cell>
        </table:table-row>
        <table:table-row table:style-name="ro1">
          <table:table-cell office:value-type="float" office:value="0.897364551998201">
            <text:p>0.897364552</text:p>
          </table:table-cell>
          <table:table-cell office:value-type="float" office:value="0.875107136278935">
            <text:p>0.8751071363</text:p>
          </table:table-cell>
          <table:table-cell office:value-type="float" office:value="1.03617389623478">
            <text:p>1.0361738962</text:p>
          </table:table-cell>
          <table:table-cell office:value-type="float" office:value="0.644620937958897">
            <text:p>0.644620938</text:p>
          </table:table-cell>
          <table:table-cell office:value-type="float" office:value="0.920186956443257">
            <text:p>0.9201869564</text:p>
          </table:table-cell>
          <table:table-cell office:value-type="float" office:value="0.345202455907617">
            <text:p>0.3452024559</text:p>
          </table:table-cell>
          <table:table-cell office:value-type="float" office:value="0.712580702196556">
            <text:p>0.7125807022</text:p>
          </table:table-cell>
          <table:table-cell office:value-type="float" office:value="0.943413191773727">
            <text:p>0.9434131918</text:p>
          </table:table-cell>
          <table:table-cell office:value-type="float" office:value="0.781184636332863">
            <text:p>0.7811846363</text:p>
          </table:table-cell>
          <table:table-cell office:value-type="float" office:value="1.01248715684657">
            <text:p>1.0124871568</text:p>
          </table:table-cell>
        </table:table-row>
        <table:table-row table:style-name="ro1">
          <table:table-cell office:value-type="float" office:value="0.92708925972793">
            <text:p>0.9270892597</text:p>
          </table:table-cell>
          <table:table-cell office:value-type="float" office:value="0.770968923462019">
            <text:p>0.7709689235</text:p>
          </table:table-cell>
          <table:table-cell office:value-type="float" office:value="0.834491897739431">
            <text:p>0.8344918977</text:p>
          </table:table-cell>
          <table:table-cell office:value-type="float" office:value="0.878892486893365">
            <text:p>0.8788924869</text:p>
          </table:table-cell>
          <table:table-cell office:value-type="float" office:value="0.854675316089053">
            <text:p>0.8546753161</text:p>
          </table:table-cell>
          <table:table-cell office:value-type="float" office:value="0.720392819144023">
            <text:p>0.7203928191</text:p>
          </table:table-cell>
          <table:table-cell office:value-type="float" office:value="0.75971159788934">
            <text:p>0.7597115979</text:p>
          </table:table-cell>
          <table:table-cell office:value-type="float" office:value="0.879119823333952">
            <text:p>0.8791198233</text:p>
          </table:table-cell>
          <table:table-cell office:value-type="float" office:value="0.918291226871239">
            <text:p>0.9182912269</text:p>
          </table:table-cell>
          <table:table-cell office:value-type="float" office:value="0.815226621949186">
            <text:p>0.8152266219</text:p>
          </table:table-cell>
        </table:table-row>
        <table:table-row table:style-name="ro1">
          <table:table-cell office:value-type="float" office:value="0.901038644724573">
            <text:p>0.9010386447</text:p>
          </table:table-cell>
          <table:table-cell office:value-type="float" office:value="0.776036148855258">
            <text:p>0.7760361489</text:p>
          </table:table-cell>
          <table:table-cell office:value-type="float" office:value="1.09167274090201">
            <text:p>1.0916727409</text:p>
          </table:table-cell>
          <table:table-cell office:value-type="float" office:value="0.89834443069678">
            <text:p>0.8983444307</text:p>
          </table:table-cell>
          <table:table-cell office:value-type="float" office:value="0.964677241823434">
            <text:p>0.9646772418</text:p>
          </table:table-cell>
          <table:table-cell office:value-type="float" office:value="0.73394412779216">
            <text:p>0.7339441278</text:p>
          </table:table-cell>
          <table:table-cell office:value-type="float" office:value="1.06341221419677">
            <text:p>1.0634122142</text:p>
          </table:table-cell>
          <table:table-cell office:value-type="float" office:value="0.811927537222929">
            <text:p>0.8119275372</text:p>
          </table:table-cell>
          <table:table-cell office:value-type="float" office:value="0.740832973248686">
            <text:p>0.7408329732</text:p>
          </table:table-cell>
          <table:table-cell office:value-type="float" office:value="1.03260288966379">
            <text:p>1.0326028897</text:p>
          </table:table-cell>
        </table:table-row>
        <table:table-row table:style-name="ro1">
          <table:table-cell office:value-type="float" office:value="0.85250148767982">
            <text:p>0.8525014877</text:p>
          </table:table-cell>
          <table:table-cell office:value-type="float" office:value="0.860654909542176">
            <text:p>0.8606549095</text:p>
          </table:table-cell>
          <table:table-cell office:value-type="float" office:value="0.828036361908823">
            <text:p>0.8280363619</text:p>
          </table:table-cell>
          <table:table-cell office:value-type="float" office:value="0.754722608331387">
            <text:p>0.7547226083</text:p>
          </table:table-cell>
          <table:table-cell office:value-type="float" office:value="0.890586378012738">
            <text:p>0.890586378</text:p>
          </table:table-cell>
          <table:table-cell office:value-type="float" office:value="0.820951523045476">
            <text:p>0.820951523</text:p>
          </table:table-cell>
          <table:table-cell office:value-type="float" office:value="1.00231666145414">
            <text:p>1.0023166615</text:p>
          </table:table-cell>
          <table:table-cell office:value-type="float" office:value="0.948329869205608">
            <text:p>0.9483298692</text:p>
          </table:table-cell>
          <table:table-cell office:value-type="float" office:value="0.966540740396987">
            <text:p>0.9665407404</text:p>
          </table:table-cell>
          <table:table-cell office:value-type="float" office:value="0.873995981599784">
            <text:p>0.8739959816</text:p>
          </table:table-cell>
        </table:table-row>
        <table:table-row table:style-name="ro1">
          <table:table-cell office:value-type="float" office:value="0.881560798350599">
            <text:p>0.8815607984</text:p>
          </table:table-cell>
          <table:table-cell office:value-type="float" office:value="0.70812698643374">
            <text:p>0.7081269864</text:p>
          </table:table-cell>
          <table:table-cell office:value-type="float" office:value="0.71131612914293">
            <text:p>0.7113161291</text:p>
          </table:table-cell>
          <table:table-cell office:value-type="float" office:value="0.913535267346584">
            <text:p>0.9135352673</text:p>
          </table:table-cell>
          <table:table-cell office:value-type="float" office:value="0.746096555318885">
            <text:p>0.7460965553</text:p>
          </table:table-cell>
          <table:table-cell office:value-type="float" office:value="0.98568564055272">
            <text:p>0.9856856406</text:p>
          </table:table-cell>
          <table:table-cell office:value-type="float" office:value="0.849201213837237">
            <text:p>0.8492012138</text:p>
          </table:table-cell>
          <table:table-cell office:value-type="float" office:value="0.82905612507598">
            <text:p>0.8290561251</text:p>
          </table:table-cell>
          <table:table-cell office:value-type="float" office:value="0.9161317747142">
            <text:p>0.9161317747</text:p>
          </table:table-cell>
          <table:table-cell office:value-type="float" office:value="0.68995187808747">
            <text:p>0.6899518781</text:p>
          </table:table-cell>
        </table:table-row>
        <table:table-row table:style-name="ro1">
          <table:table-cell office:value-type="float" office:value="0.930453995579308">
            <text:p>0.9304539956</text:p>
          </table:table-cell>
          <table:table-cell office:value-type="float" office:value="1.05352173326029">
            <text:p>1.0535217333</text:p>
          </table:table-cell>
          <table:table-cell office:value-type="float" office:value="0.864212735547195">
            <text:p>0.8642127355</text:p>
          </table:table-cell>
          <table:table-cell office:value-type="float" office:value="0.793580702427365">
            <text:p>0.7935807024</text:p>
          </table:table-cell>
          <table:table-cell office:value-type="float" office:value="0.927926239322492">
            <text:p>0.9279262393</text:p>
          </table:table-cell>
          <table:table-cell office:value-type="float" office:value="0.754996995766532">
            <text:p>0.7549969958</text:p>
          </table:table-cell>
          <table:table-cell office:value-type="float" office:value="0.908547191049815">
            <text:p>0.908547191</text:p>
          </table:table-cell>
          <table:table-cell office:value-type="float" office:value="0.866452974892526">
            <text:p>0.8664529749</text:p>
          </table:table-cell>
          <table:table-cell office:value-type="float" office:value="1.03141700009721">
            <text:p>1.0314170001</text:p>
          </table:table-cell>
          <table:table-cell office:value-type="float" office:value="0.798072464191424">
            <text:p>0.7980724642</text:p>
          </table:table-cell>
        </table:table-row>
        <table:table-row table:style-name="ro1">
          <table:table-cell office:value-type="float" office:value="1.00257097248786">
            <text:p>1.0025709725</text:p>
          </table:table-cell>
          <table:table-cell office:value-type="float" office:value="0.959161597355711">
            <text:p>0.9591615974</text:p>
          </table:table-cell>
          <table:table-cell office:value-type="float" office:value="0.908171670140433">
            <text:p>0.9081716701</text:p>
          </table:table-cell>
          <table:table-cell office:value-type="float" office:value="1.01627562327769">
            <text:p>1.0162756233</text:p>
          </table:table-cell>
          <table:table-cell office:value-type="float" office:value="1.16000389986674">
            <text:p>1.1600038999</text:p>
          </table:table-cell>
          <table:table-cell office:value-type="float" office:value="1.06578529938444">
            <text:p>1.0657852994</text:p>
          </table:table-cell>
          <table:table-cell office:value-type="float" office:value="0.682588547987553">
            <text:p>0.682588548</text:p>
          </table:table-cell>
          <table:table-cell office:value-type="float" office:value="0.864751389327376">
            <text:p>0.8647513893</text:p>
          </table:table-cell>
          <table:table-cell office:value-type="float" office:value="0.8723637780513">
            <text:p>0.8723637781</text:p>
          </table:table-cell>
          <table:table-cell office:value-type="float" office:value="0.870251818365206">
            <text:p>0.8702518184</text:p>
          </table:table-cell>
        </table:table-row>
        <table:table-row table:style-name="ro1">
          <table:table-cell office:value-type="float" office:value="0.758746208902218">
            <text:p>0.7587462089</text:p>
          </table:table-cell>
          <table:table-cell office:value-type="float" office:value="0.740382318282022">
            <text:p>0.7403823183</text:p>
          </table:table-cell>
          <table:table-cell office:value-type="float" office:value="0.812525762720313">
            <text:p>0.8125257627</text:p>
          </table:table-cell>
          <table:table-cell office:value-type="float" office:value="0.877186974185945">
            <text:p>0.8771869742</text:p>
          </table:table-cell>
          <table:table-cell office:value-type="float" office:value="0.814395726095086">
            <text:p>0.8143957261</text:p>
          </table:table-cell>
          <table:table-cell office:value-type="float" office:value="0.915737462633364">
            <text:p>0.9157374626</text:p>
          </table:table-cell>
          <table:table-cell office:value-type="float" office:value="0.866309829674348">
            <text:p>0.8663098297</text:p>
          </table:table-cell>
          <table:table-cell office:value-type="float" office:value="0.818711328770397">
            <text:p>0.8187113288</text:p>
          </table:table-cell>
          <table:table-cell office:value-type="float" office:value="0.873129709839109">
            <text:p>0.8731297098</text:p>
          </table:table-cell>
          <table:table-cell office:value-type="float" office:value="0.900036430796012">
            <text:p>0.9000364308</text:p>
          </table:table-cell>
        </table:table-row>
        <table:table-row table:style-name="ro1">
          <table:table-cell office:value-type="float" office:value="0.876062213171279">
            <text:p>0.8760622132</text:p>
          </table:table-cell>
          <table:table-cell office:value-type="float" office:value="0.827619706515352">
            <text:p>0.8276197065</text:p>
          </table:table-cell>
          <table:table-cell office:value-type="float" office:value="0.840195383901748">
            <text:p>0.8401953839</text:p>
          </table:table-cell>
          <table:table-cell office:value-type="float" office:value="0.948102877828357">
            <text:p>0.9481028778</text:p>
          </table:table-cell>
          <table:table-cell office:value-type="float" office:value="0.985255204783901">
            <text:p>0.9852552048</text:p>
          </table:table-cell>
          <table:table-cell office:value-type="float" office:value="0.790947276996243">
            <text:p>0.790947277</text:p>
          </table:table-cell>
          <table:table-cell office:value-type="float" office:value="0.936731784258008">
            <text:p>0.9367317843</text:p>
          </table:table-cell>
          <table:table-cell office:value-type="float" office:value="0.474385146723146">
            <text:p>0.4743851467</text:p>
          </table:table-cell>
          <table:table-cell office:value-type="float" office:value="0.81444179962864">
            <text:p>0.8144417996</text:p>
          </table:table-cell>
          <table:table-cell office:value-type="float" office:value="0.754085581928589">
            <text:p>0.7540855819</text:p>
          </table:table-cell>
        </table:table-row>
        <table:table-row table:style-name="ro1">
          <table:table-cell office:value-type="float" office:value="0.890593061251877">
            <text:p>0.8905930613</text:p>
          </table:table-cell>
          <table:table-cell office:value-type="float" office:value="0.804976313384084">
            <text:p>0.8049763134</text:p>
          </table:table-cell>
          <table:table-cell office:value-type="float" office:value="0.785087064729849">
            <text:p>0.7850870647</text:p>
          </table:table-cell>
          <table:table-cell office:value-type="float" office:value="0.689323117460079">
            <text:p>0.6893231175</text:p>
          </table:table-cell>
          <table:table-cell office:value-type="float" office:value="0.857258541670391">
            <text:p>0.8572585417</text:p>
          </table:table-cell>
          <table:table-cell office:value-type="float" office:value="0.78605804099555">
            <text:p>0.786058041</text:p>
          </table:table-cell>
          <table:table-cell office:value-type="float" office:value="0.731820485712131">
            <text:p>0.7318204857</text:p>
          </table:table-cell>
          <table:table-cell office:value-type="float" office:value="0.798827082012928">
            <text:p>0.798827082</text:p>
          </table:table-cell>
          <table:table-cell office:value-type="float" office:value="0.857223449269356">
            <text:p>0.8572234493</text:p>
          </table:table-cell>
          <table:table-cell office:value-type="float" office:value="0.921949578043836">
            <text:p>0.921949578</text:p>
          </table:table-cell>
        </table:table-row>
        <table:table-row table:style-name="ro1">
          <table:table-cell office:value-type="float" office:value="0.943314717443685">
            <text:p>0.9433147174</text:p>
          </table:table-cell>
          <table:table-cell office:value-type="float" office:value="1.01129408348064">
            <text:p>1.0112940835</text:p>
          </table:table-cell>
          <table:table-cell office:value-type="float" office:value="0.882088537417638">
            <text:p>0.8820885374</text:p>
          </table:table-cell>
          <table:table-cell office:value-type="float" office:value="0.964162219798775">
            <text:p>0.9641622198</text:p>
          </table:table-cell>
          <table:table-cell office:value-type="float" office:value="0.852842997597169">
            <text:p>0.8528429976</text:p>
          </table:table-cell>
          <table:table-cell office:value-type="float" office:value="0.712880795379526">
            <text:p>0.7128807954</text:p>
          </table:table-cell>
          <table:table-cell office:value-type="float" office:value="0.907345133333332">
            <text:p>0.9073451333</text:p>
          </table:table-cell>
          <table:table-cell office:value-type="float" office:value="1.04083431318715">
            <text:p>1.0408343132</text:p>
          </table:table-cell>
          <table:table-cell office:value-type="float" office:value="0.926639504668224">
            <text:p>0.9266395047</text:p>
          </table:table-cell>
          <table:table-cell office:value-type="float" office:value="0.942308969354349">
            <text:p>0.9423089694</text:p>
          </table:table-cell>
        </table:table-row>
        <table:table-row table:style-name="ro1">
          <table:table-cell office:value-type="float" office:value="0.896583725363625">
            <text:p>0.8965837254</text:p>
          </table:table-cell>
          <table:table-cell office:value-type="float" office:value="0.94187678043334">
            <text:p>0.9418767804</text:p>
          </table:table-cell>
          <table:table-cell office:value-type="float" office:value="0.892943101048239">
            <text:p>0.892943101</text:p>
          </table:table-cell>
          <table:table-cell office:value-type="float" office:value="0.838493509082918">
            <text:p>0.8384935091</text:p>
          </table:table-cell>
          <table:table-cell office:value-type="float" office:value="0.985967155801904">
            <text:p>0.9859671558</text:p>
          </table:table-cell>
          <table:table-cell office:value-type="float" office:value="0.837484733831115">
            <text:p>0.8374847338</text:p>
          </table:table-cell>
          <table:table-cell office:value-type="float" office:value="0.662429905364297">
            <text:p>0.6624299054</text:p>
          </table:table-cell>
          <table:table-cell office:value-type="float" office:value="0.845724342744513">
            <text:p>0.8457243427</text:p>
          </table:table-cell>
          <table:table-cell office:value-type="float" office:value="0.882106445947427">
            <text:p>0.8821064459</text:p>
          </table:table-cell>
          <table:table-cell office:value-type="float" office:value="0.838392664811222">
            <text:p>0.8383926648</text:p>
          </table:table-cell>
        </table:table-row>
        <table:table-row table:style-name="ro1">
          <table:table-cell office:value-type="float" office:value="0.90518890699407">
            <text:p>0.905188907</text:p>
          </table:table-cell>
          <table:table-cell office:value-type="float" office:value="1.01935150891714">
            <text:p>1.0193515089</text:p>
          </table:table-cell>
          <table:table-cell office:value-type="float" office:value="0.907055506198449">
            <text:p>0.9070555062</text:p>
          </table:table-cell>
          <table:table-cell office:value-type="float" office:value="0.854918395841798">
            <text:p>0.8549183958</text:p>
          </table:table-cell>
          <table:table-cell office:value-type="float" office:value="0.915779254151864">
            <text:p>0.9157792542</text:p>
          </table:table-cell>
          <table:table-cell office:value-type="float" office:value="0.83625677081292">
            <text:p>0.8362567708</text:p>
          </table:table-cell>
          <table:table-cell office:value-type="float" office:value="0.868774987143662">
            <text:p>0.8687749871</text:p>
          </table:table-cell>
          <table:table-cell office:value-type="float" office:value="0.937679585138253">
            <text:p>0.9376795851</text:p>
          </table:table-cell>
          <table:table-cell office:value-type="float" office:value="0.860688406322082">
            <text:p>0.8606884063</text:p>
          </table:table-cell>
          <table:table-cell office:value-type="float" office:value="0.942311132135724">
            <text:p>0.9423111321</text:p>
          </table:table-cell>
        </table:table-row>
        <table:table-row table:style-name="ro1">
          <table:table-cell office:value-type="float" office:value="0.969994773910067">
            <text:p>0.9699947739</text:p>
          </table:table-cell>
          <table:table-cell office:value-type="float" office:value="0.978084355832344">
            <text:p>0.9780843558</text:p>
          </table:table-cell>
          <table:table-cell office:value-type="float" office:value="0.997759128624958">
            <text:p>0.9977591286</text:p>
          </table:table-cell>
          <table:table-cell office:value-type="float" office:value="0.972326595650852">
            <text:p>0.9723265957</text:p>
          </table:table-cell>
          <table:table-cell office:value-type="float" office:value="0.962477170612784">
            <text:p>0.9624771706</text:p>
          </table:table-cell>
          <table:table-cell office:value-type="float" office:value="0.917527624384017">
            <text:p>0.9175276244</text:p>
          </table:table-cell>
          <table:table-cell office:value-type="float" office:value="0.908767081708548">
            <text:p>0.9087670817</text:p>
          </table:table-cell>
          <table:table-cell office:value-type="float" office:value="0.886484709262181">
            <text:p>0.8864847093</text:p>
          </table:table-cell>
          <table:table-cell office:value-type="float" office:value="0.925202841900821">
            <text:p>0.9252028419</text:p>
          </table:table-cell>
          <table:table-cell office:value-type="float" office:value="0.974921552954457">
            <text:p>0.974921553</text:p>
          </table:table-cell>
        </table:table-row>
        <table:table-row table:style-name="ro1">
          <table:table-cell office:value-type="float" office:value="0.953462748715586">
            <text:p>0.9534627487</text:p>
          </table:table-cell>
          <table:table-cell office:value-type="float" office:value="1.008712417699">
            <text:p>1.0087124177</text:p>
          </table:table-cell>
          <table:table-cell office:value-type="float" office:value="0.832991885168289">
            <text:p>0.8329918852</text:p>
          </table:table-cell>
          <table:table-cell office:value-type="float" office:value="0.955139269460679">
            <text:p>0.9551392695</text:p>
          </table:table-cell>
          <table:table-cell office:value-type="float" office:value="0.848967931964432">
            <text:p>0.848967932</text:p>
          </table:table-cell>
          <table:table-cell office:value-type="float" office:value="0.961463020446785">
            <text:p>0.9614630204</text:p>
          </table:table-cell>
          <table:table-cell office:value-type="float" office:value="1.12531859798511">
            <text:p>1.125318598</text:p>
          </table:table-cell>
          <table:table-cell office:value-type="float" office:value="0.814256930231145">
            <text:p>0.8142569302</text:p>
          </table:table-cell>
          <table:table-cell office:value-type="float" office:value="0.85286444291479">
            <text:p>0.8528644429</text:p>
          </table:table-cell>
          <table:table-cell office:value-type="float" office:value="0.859212436069383">
            <text:p>0.8592124361</text:p>
          </table:table-cell>
        </table:table-row>
        <table:table-row table:style-name="ro1">
          <table:table-cell office:value-type="float" office:value="0.838759389922427">
            <text:p>0.8387593899</text:p>
          </table:table-cell>
          <table:table-cell office:value-type="float" office:value="0.871877410546407">
            <text:p>0.8718774105</text:p>
          </table:table-cell>
          <table:table-cell office:value-type="float" office:value="0.934550596939112">
            <text:p>0.9345505969</text:p>
          </table:table-cell>
          <table:table-cell office:value-type="float" office:value="0.949311114937759">
            <text:p>0.9493111149</text:p>
          </table:table-cell>
          <table:table-cell office:value-type="float" office:value="0.861128482916735">
            <text:p>0.8611284829</text:p>
          </table:table-cell>
          <table:table-cell office:value-type="float" office:value="0.900646429612552">
            <text:p>0.9006464296</text:p>
          </table:table-cell>
          <table:table-cell office:value-type="float" office:value="0.877923728343634">
            <text:p>0.8779237283</text:p>
          </table:table-cell>
          <table:table-cell office:value-type="float" office:value="0.911482347972263">
            <text:p>0.911482348</text:p>
          </table:table-cell>
          <table:table-cell office:value-type="float" office:value="0.873735663619796">
            <text:p>0.8737356636</text:p>
          </table:table-cell>
          <table:table-cell office:value-type="float" office:value="0.877267924141929">
            <text:p>0.8772679241</text:p>
          </table:table-cell>
        </table:table-row>
        <table:table-row table:style-name="ro1">
          <table:table-cell office:value-type="float" office:value="0.541055347642427">
            <text:p>0.5410553476</text:p>
          </table:table-cell>
          <table:table-cell office:value-type="float" office:value="0.96076760585445">
            <text:p>0.9607676059</text:p>
          </table:table-cell>
          <table:table-cell office:value-type="float" office:value="0.962009525201066">
            <text:p>0.9620095252</text:p>
          </table:table-cell>
          <table:table-cell office:value-type="float" office:value="0.420916057581564">
            <text:p>0.4209160576</text:p>
          </table:table-cell>
          <table:table-cell office:value-type="float" office:value="0.660660633941362">
            <text:p>0.6606606339</text:p>
          </table:table-cell>
          <table:table-cell office:value-type="float" office:value="0.87164612133908">
            <text:p>0.8716461213</text:p>
          </table:table-cell>
          <table:table-cell office:value-type="float" office:value="0.602110484057998">
            <text:p>0.6021104841</text:p>
          </table:table-cell>
          <table:table-cell office:value-type="float" office:value="0.962075834576958">
            <text:p>0.9620758346</text:p>
          </table:table-cell>
          <table:table-cell office:value-type="float" office:value="0.992550331117481">
            <text:p>0.9925503311</text:p>
          </table:table-cell>
          <table:table-cell office:value-type="float" office:value="0.54131663639937">
            <text:p>0.5413166364</text:p>
          </table:table-cell>
        </table:table-row>
        <table:table-row table:style-name="ro1">
          <table:table-cell office:value-type="float" office:value="0.919637706048148">
            <text:p>0.919637706</text:p>
          </table:table-cell>
          <table:table-cell office:value-type="float" office:value="0.572779239496112">
            <text:p>0.5727792395</text:p>
          </table:table-cell>
          <table:table-cell office:value-type="float" office:value="0.847886092478401">
            <text:p>0.8478860925</text:p>
          </table:table-cell>
          <table:table-cell office:value-type="float" office:value="0.98129699215774">
            <text:p>0.9812969922</text:p>
          </table:table-cell>
          <table:table-cell office:value-type="float" office:value="0.888904887008346">
            <text:p>0.888904887</text:p>
          </table:table-cell>
          <table:table-cell office:value-type="float" office:value="0.981029720638085">
            <text:p>0.9810297206</text:p>
          </table:table-cell>
          <table:table-cell office:value-type="float" office:value="0.603619497966213">
            <text:p>0.603619498</text:p>
          </table:table-cell>
          <table:table-cell office:value-type="float" office:value="0.919821929207857">
            <text:p>0.9198219292</text:p>
          </table:table-cell>
          <table:table-cell office:value-type="float" office:value="0.919932602602825">
            <text:p>0.9199326026</text:p>
          </table:table-cell>
          <table:table-cell office:value-type="float" office:value="0.654582947169549">
            <text:p>0.6545829472</text:p>
          </table:table-cell>
        </table:table-row>
        <table:table-row table:style-name="ro1">
          <table:table-cell office:value-type="float" office:value="0.985850966526202">
            <text:p>0.9858509665</text:p>
          </table:table-cell>
          <table:table-cell office:value-type="float" office:value="0.834613410996603">
            <text:p>0.834613411</text:p>
          </table:table-cell>
          <table:table-cell office:value-type="float" office:value="0.735333676266253">
            <text:p>0.7353336763</text:p>
          </table:table-cell>
          <table:table-cell office:value-type="float" office:value="1.02614160245829">
            <text:p>1.0261416025</text:p>
          </table:table-cell>
          <table:table-cell office:value-type="float" office:value="0.868117159592081">
            <text:p>0.8681171596</text:p>
          </table:table-cell>
          <table:table-cell office:value-type="float" office:value="0.954824937840662">
            <text:p>0.9548249378</text:p>
          </table:table-cell>
          <table:table-cell office:value-type="float" office:value="0.834488967307368">
            <text:p>0.8344889673</text:p>
          </table:table-cell>
          <table:table-cell office:value-type="float" office:value="0.980002099441798">
            <text:p>0.9800020994</text:p>
          </table:table-cell>
          <table:table-cell office:value-type="float" office:value="0.88779368852351">
            <text:p>0.8877936885</text:p>
          </table:table-cell>
          <table:table-cell office:value-type="float" office:value="0.901012120298486">
            <text:p>0.9010121203</text:p>
          </table:table-cell>
        </table:table-row>
        <table:table-row table:style-name="ro1">
          <table:table-cell office:value-type="float" office:value="1.06213061953931">
            <text:p>1.0621306195</text:p>
          </table:table-cell>
          <table:table-cell office:value-type="float" office:value="0.825964610976855">
            <text:p>0.825964611</text:p>
          </table:table-cell>
          <table:table-cell office:value-type="float" office:value="0.907945285008601">
            <text:p>0.907945285</text:p>
          </table:table-cell>
          <table:table-cell office:value-type="float" office:value="0.957497806608624">
            <text:p>0.9574978066</text:p>
          </table:table-cell>
          <table:table-cell office:value-type="float" office:value="0.944214343272668">
            <text:p>0.9442143433</text:p>
          </table:table-cell>
          <table:table-cell office:value-type="float" office:value="0.862536423128575">
            <text:p>0.8625364231</text:p>
          </table:table-cell>
          <table:table-cell office:value-type="float" office:value="0.835513084216482">
            <text:p>0.8355130842</text:p>
          </table:table-cell>
          <table:table-cell office:value-type="float" office:value="0.939712162060773">
            <text:p>0.9397121621</text:p>
          </table:table-cell>
          <table:table-cell office:value-type="float" office:value="0.858347227384385">
            <text:p>0.8583472274</text:p>
          </table:table-cell>
          <table:table-cell office:value-type="float" office:value="0.885303010659438">
            <text:p>0.8853030107</text:p>
          </table:table-cell>
        </table:table-row>
        <table:table-row table:style-name="ro1">
          <table:table-cell office:value-type="float" office:value="0.66198472005727">
            <text:p>0.6619847201</text:p>
          </table:table-cell>
          <table:table-cell office:value-type="float" office:value="0.647983078648127">
            <text:p>0.6479830786</text:p>
          </table:table-cell>
          <table:table-cell office:value-type="float" office:value="0.956777164615091">
            <text:p>0.9567771646</text:p>
          </table:table-cell>
          <table:table-cell office:value-type="float" office:value="0.912058639518861">
            <text:p>0.9120586395</text:p>
          </table:table-cell>
          <table:table-cell office:value-type="float" office:value="0.882444846217761">
            <text:p>0.8824448462</text:p>
          </table:table-cell>
          <table:table-cell office:value-type="float" office:value="0.794733986534504">
            <text:p>0.7947339865</text:p>
          </table:table-cell>
          <table:table-cell office:value-type="float" office:value="1.00038377666663">
            <text:p>1.0003837767</text:p>
          </table:table-cell>
          <table:table-cell office:value-type="float" office:value="0.883129513482568">
            <text:p>0.8831295135</text:p>
          </table:table-cell>
          <table:table-cell office:value-type="float" office:value="0.824660664379545">
            <text:p>0.8246606644</text:p>
          </table:table-cell>
          <table:table-cell office:value-type="float" office:value="1.17792205980678">
            <text:p>1.1779220598</text:p>
          </table:table-cell>
        </table:table-row>
        <table:table-row table:style-name="ro1">
          <table:table-cell office:value-type="float" office:value="1.07694250735289">
            <text:p>1.0769425074</text:p>
          </table:table-cell>
          <table:table-cell office:value-type="float" office:value="0.95569013211868">
            <text:p>0.9556901321</text:p>
          </table:table-cell>
          <table:table-cell office:value-type="float" office:value="0.895445023046987">
            <text:p>0.895445023</text:p>
          </table:table-cell>
          <table:table-cell office:value-type="float" office:value="0.937926318778339">
            <text:p>0.9379263188</text:p>
          </table:table-cell>
          <table:table-cell office:value-type="float" office:value="0.881363684369871">
            <text:p>0.8813636844</text:p>
          </table:table-cell>
          <table:table-cell office:value-type="float" office:value="0.849232832753529">
            <text:p>0.8492328328</text:p>
          </table:table-cell>
          <table:table-cell office:value-type="float" office:value="1.07044828329919">
            <text:p>1.0704482833</text:p>
          </table:table-cell>
          <table:table-cell office:value-type="float" office:value="0.921700515850526">
            <text:p>0.9217005159</text:p>
          </table:table-cell>
          <table:table-cell office:value-type="float" office:value="0.94547105659959">
            <text:p>0.9454710566</text:p>
          </table:table-cell>
          <table:table-cell office:value-type="float" office:value="1.10888741801896">
            <text:p>1.108887418</text:p>
          </table:table-cell>
        </table:table-row>
        <table:table-row table:style-name="ro1">
          <table:table-cell office:value-type="float" office:value="0.99886060810738">
            <text:p>0.9988606081</text:p>
          </table:table-cell>
          <table:table-cell office:value-type="float" office:value="0.8678369254347">
            <text:p>0.8678369254</text:p>
          </table:table-cell>
          <table:table-cell office:value-type="float" office:value="0.840286369523581">
            <text:p>0.8402863695</text:p>
          </table:table-cell>
          <table:table-cell office:value-type="float" office:value="0.94874841316766">
            <text:p>0.9487484132</text:p>
          </table:table-cell>
          <table:table-cell office:value-type="float" office:value="0.899254567508287">
            <text:p>0.8992545675</text:p>
          </table:table-cell>
          <table:table-cell office:value-type="float" office:value="0.940025544958092">
            <text:p>0.940025545</text:p>
          </table:table-cell>
          <table:table-cell office:value-type="float" office:value="0.916940068634934">
            <text:p>0.9169400686</text:p>
          </table:table-cell>
          <table:table-cell office:value-type="float" office:value="0.898447225010419">
            <text:p>0.898447225</text:p>
          </table:table-cell>
          <table:table-cell office:value-type="float" office:value="1.10374155749527">
            <text:p>1.1037415575</text:p>
          </table:table-cell>
          <table:table-cell office:value-type="float" office:value="0.962643803010672">
            <text:p>0.962643803</text:p>
          </table:table-cell>
        </table:table-row>
        <table:table-row table:style-name="ro1">
          <table:table-cell office:value-type="float" office:value="0.862798443781436">
            <text:p>0.8627984438</text:p>
          </table:table-cell>
          <table:table-cell office:value-type="float" office:value="0.884447426656229">
            <text:p>0.8844474267</text:p>
          </table:table-cell>
          <table:table-cell office:value-type="float" office:value="0.864830525799164">
            <text:p>0.8648305258</text:p>
          </table:table-cell>
          <table:table-cell office:value-type="float" office:value="0.900618587588456">
            <text:p>0.9006185876</text:p>
          </table:table-cell>
          <table:table-cell office:value-type="float" office:value="0.742012053782204">
            <text:p>0.7420120538</text:p>
          </table:table-cell>
          <table:table-cell office:value-type="float" office:value="0.962183628278169">
            <text:p>0.9621836283</text:p>
          </table:table-cell>
          <table:table-cell office:value-type="float" office:value="0.808721845804654">
            <text:p>0.8087218458</text:p>
          </table:table-cell>
          <table:table-cell office:value-type="float" office:value="0.897867188460415">
            <text:p>0.8978671885</text:p>
          </table:table-cell>
          <table:table-cell office:value-type="float" office:value="0.950619483762482">
            <text:p>0.9506194838</text:p>
          </table:table-cell>
          <table:table-cell office:value-type="float" office:value="0.867284933683986">
            <text:p>0.8672849337</text:p>
          </table:table-cell>
        </table:table-row>
        <table:table-row table:style-name="ro1">
          <table:table-cell office:value-type="float" office:value="1.00134924988215">
            <text:p>1.0013492499</text:p>
          </table:table-cell>
          <table:table-cell office:value-type="float" office:value="0.955348777625373">
            <text:p>0.9553487776</text:p>
          </table:table-cell>
          <table:table-cell office:value-type="float" office:value="0.769963003269883">
            <text:p>0.7699630033</text:p>
          </table:table-cell>
          <table:table-cell office:value-type="float" office:value="0.859891864724791">
            <text:p>0.8598918647</text:p>
          </table:table-cell>
          <table:table-cell office:value-type="float" office:value="1.0689580072638">
            <text:p>1.0689580073</text:p>
          </table:table-cell>
          <table:table-cell office:value-type="float" office:value="0.940297680198945">
            <text:p>0.9402976802</text:p>
          </table:table-cell>
          <table:table-cell office:value-type="float" office:value="0.87872363958607">
            <text:p>0.8787236396</text:p>
          </table:table-cell>
          <table:table-cell office:value-type="float" office:value="0.856882251151698">
            <text:p>0.8568822512</text:p>
          </table:table-cell>
          <table:table-cell office:value-type="float" office:value="1.12551439743114">
            <text:p>1.1255143974</text:p>
          </table:table-cell>
          <table:table-cell office:value-type="float" office:value="1.03336974499221">
            <text:p>1.033369745</text:p>
          </table:table-cell>
        </table:table-row>
        <table:table-row table:style-name="ro1">
          <table:table-cell office:value-type="float" office:value="0.936109905818546">
            <text:p>0.9361099058</text:p>
          </table:table-cell>
          <table:table-cell office:value-type="float" office:value="0.93125761937592">
            <text:p>0.9312576194</text:p>
          </table:table-cell>
          <table:table-cell office:value-type="float" office:value="0.973118085054471">
            <text:p>0.9731180851</text:p>
          </table:table-cell>
          <table:table-cell office:value-type="float" office:value="0.924498723041938">
            <text:p>0.924498723</text:p>
          </table:table-cell>
          <table:table-cell office:value-type="float" office:value="0.957957209476948">
            <text:p>0.9579572095</text:p>
          </table:table-cell>
          <table:table-cell office:value-type="float" office:value="0.957446820293815">
            <text:p>0.9574468203</text:p>
          </table:table-cell>
          <table:table-cell office:value-type="float" office:value="0.9184650600376">
            <text:p>0.91846506</text:p>
          </table:table-cell>
          <table:table-cell office:value-type="float" office:value="1.00136833102133">
            <text:p>1.001368331</text:p>
          </table:table-cell>
          <table:table-cell office:value-type="float" office:value="1.00228837707367">
            <text:p>1.0022883771</text:p>
          </table:table-cell>
          <table:table-cell office:value-type="float" office:value="0.867886158683632">
            <text:p>0.8678861587</text:p>
          </table:table-cell>
        </table:table-row>
        <table:table-row table:style-name="ro1">
          <table:table-cell office:value-type="float" office:value="1.08060179684546">
            <text:p>1.0806017968</text:p>
          </table:table-cell>
          <table:table-cell office:value-type="float" office:value="0.965662933445346">
            <text:p>0.9656629334</text:p>
          </table:table-cell>
          <table:table-cell office:value-type="float" office:value="1.01256592136891">
            <text:p>1.0125659214</text:p>
          </table:table-cell>
          <table:table-cell office:value-type="float" office:value="0.966986243109622">
            <text:p>0.9669862431</text:p>
          </table:table-cell>
          <table:table-cell office:value-type="float" office:value="0.736589347089708">
            <text:p>0.7365893471</text:p>
          </table:table-cell>
          <table:table-cell office:value-type="float" office:value="0.872214134316264">
            <text:p>0.8722141343</text:p>
          </table:table-cell>
          <table:table-cell office:value-type="float" office:value="0.667779495599811">
            <text:p>0.6677794956</text:p>
          </table:table-cell>
          <table:table-cell office:value-type="float" office:value="1.19623232144668">
            <text:p>1.1962323214</text:p>
          </table:table-cell>
          <table:table-cell office:value-type="float" office:value="1.012788935196">
            <text:p>1.0127889352</text:p>
          </table:table-cell>
          <table:table-cell office:value-type="float" office:value="1.06001260640952">
            <text:p>1.0600126064</text:p>
          </table:table-cell>
        </table:table-row>
        <table:table-row table:style-name="ro1">
          <table:table-cell office:value-type="float" office:value="0.662565072310099">
            <text:p>0.6625650723</text:p>
          </table:table-cell>
          <table:table-cell office:value-type="float" office:value="0.956702962188777">
            <text:p>0.9567029622</text:p>
          </table:table-cell>
          <table:table-cell office:value-type="float" office:value="1.17708999896221">
            <text:p>1.177089999</text:p>
          </table:table-cell>
          <table:table-cell office:value-type="float" office:value="0.75094643628647">
            <text:p>0.7509464363</text:p>
          </table:table-cell>
          <table:table-cell office:value-type="float" office:value="1.10390526217759">
            <text:p>1.1039052622</text:p>
          </table:table-cell>
          <table:table-cell office:value-type="float" office:value="0.823810926793449">
            <text:p>0.8238109268</text:p>
          </table:table-cell>
          <table:table-cell office:value-type="float" office:value="0.956594946573981">
            <text:p>0.9565949466</text:p>
          </table:table-cell>
          <table:table-cell office:value-type="float" office:value="1.00064545544955">
            <text:p>1.0006454554</text:p>
          </table:table-cell>
          <table:table-cell office:value-type="float" office:value="0.795273643275041">
            <text:p>0.7952736433</text:p>
          </table:table-cell>
          <table:table-cell office:value-type="float" office:value="0.824886532919693">
            <text:p>0.8248865329</text:p>
          </table:table-cell>
        </table:table-row>
        <table:table-row table:style-name="ro1">
          <table:table-cell office:value-type="float" office:value="0.93685955991762">
            <text:p>0.9368595599</text:p>
          </table:table-cell>
          <table:table-cell office:value-type="float" office:value="0.951140463740195">
            <text:p>0.9511404637</text:p>
          </table:table-cell>
          <table:table-cell office:value-type="float" office:value="0.850822717260048">
            <text:p>0.8508227173</text:p>
          </table:table-cell>
          <table:table-cell office:value-type="float" office:value="0.870271101478051">
            <text:p>0.8702711015</text:p>
          </table:table-cell>
          <table:table-cell office:value-type="float" office:value="0.869125885721978">
            <text:p>0.8691258857</text:p>
          </table:table-cell>
          <table:table-cell office:value-type="float" office:value="0.88417038194336">
            <text:p>0.8841703819</text:p>
          </table:table-cell>
          <table:table-cell office:value-type="float" office:value="0.931940382840576">
            <text:p>0.9319403828</text:p>
          </table:table-cell>
          <table:table-cell office:value-type="float" office:value="0.878907600590309">
            <text:p>0.8789076006</text:p>
          </table:table-cell>
          <table:table-cell office:value-type="float" office:value="0.837623398068701">
            <text:p>0.8376233981</text:p>
          </table:table-cell>
          <table:table-cell office:value-type="float" office:value="0.987845516482714">
            <text:p>0.9878455165</text:p>
          </table:table-cell>
        </table:table-row>
        <table:table-row table:style-name="ro1">
          <table:table-cell office:value-type="float" office:value="0.767349866421547">
            <text:p>0.7673498664</text:p>
          </table:table-cell>
          <table:table-cell office:value-type="float" office:value="0.235923897217312">
            <text:p>0.2359238972</text:p>
          </table:table-cell>
          <table:table-cell office:value-type="float" office:value="0.294504191402828">
            <text:p>0.2945041914</text:p>
          </table:table-cell>
          <table:table-cell office:value-type="float" office:value="0.884480172591172">
            <text:p>0.8844801726</text:p>
          </table:table-cell>
          <table:table-cell office:value-type="float" office:value="0.766721397456232">
            <text:p>0.7667213975</text:p>
          </table:table-cell>
          <table:table-cell office:value-type="float" office:value="0.531297129774072">
            <text:p>0.5312971298</text:p>
          </table:table-cell>
          <table:table-cell office:value-type="float" office:value="0.943565985290148">
            <text:p>0.9435659853</text:p>
          </table:table-cell>
          <table:table-cell office:value-type="float" office:value="0.530944187548904">
            <text:p>0.5309441875</text:p>
          </table:table-cell>
          <table:table-cell office:value-type="float" office:value="0.471796124014237">
            <text:p>0.471796124</text:p>
          </table:table-cell>
          <table:table-cell office:value-type="float" office:value="0.707133334537374">
            <text:p>0.7071333345</text:p>
          </table:table-cell>
        </table:table-row>
        <table:table-row table:style-name="ro1">
          <table:table-cell office:value-type="float" office:value="0.900608225287498">
            <text:p>0.9006082253</text:p>
          </table:table-cell>
          <table:table-cell office:value-type="float" office:value="0.87801424086365">
            <text:p>0.8780142409</text:p>
          </table:table-cell>
          <table:table-cell office:value-type="float" office:value="0.890754780498059">
            <text:p>0.8907547805</text:p>
          </table:table-cell>
          <table:table-cell office:value-type="float" office:value="0.875579182206205">
            <text:p>0.8755791822</text:p>
          </table:table-cell>
          <table:table-cell office:value-type="float" office:value="0.868671759652913">
            <text:p>0.8686717597</text:p>
          </table:table-cell>
          <table:table-cell office:value-type="float" office:value="0.906087567040049">
            <text:p>0.906087567</text:p>
          </table:table-cell>
          <table:table-cell office:value-type="float" office:value="0.91423624515897">
            <text:p>0.9142362452</text:p>
          </table:table-cell>
          <table:table-cell office:value-type="float" office:value="0.848793743088694">
            <text:p>0.8487937431</text:p>
          </table:table-cell>
          <table:table-cell office:value-type="float" office:value="0.797360421667309">
            <text:p>0.7973604217</text:p>
          </table:table-cell>
          <table:table-cell office:value-type="float" office:value="0.881368047054551">
            <text:p>0.8813680471</text:p>
          </table:table-cell>
        </table:table-row>
        <table:table-row table:style-name="ro1">
          <table:table-cell office:value-type="float" office:value="0.866953080423729">
            <text:p>0.8669530804</text:p>
          </table:table-cell>
          <table:table-cell office:value-type="float" office:value="0.94458022545369">
            <text:p>0.9445802255</text:p>
          </table:table-cell>
          <table:table-cell office:value-type="float" office:value="0.900777345401254">
            <text:p>0.9007773454</text:p>
          </table:table-cell>
          <table:table-cell office:value-type="float" office:value="0.903865035325455">
            <text:p>0.9038650353</text:p>
          </table:table-cell>
          <table:table-cell office:value-type="float" office:value="0.869934646070218">
            <text:p>0.8699346461</text:p>
          </table:table-cell>
          <table:table-cell office:value-type="float" office:value="0.931033885538925">
            <text:p>0.9310338855</text:p>
          </table:table-cell>
          <table:table-cell office:value-type="float" office:value="0.919527237188215">
            <text:p>0.9195272372</text:p>
          </table:table-cell>
          <table:table-cell office:value-type="float" office:value="0.837905213788002">
            <text:p>0.8379052138</text:p>
          </table:table-cell>
          <table:table-cell office:value-type="float" office:value="0.877301497789984">
            <text:p>0.8773014978</text:p>
          </table:table-cell>
          <table:table-cell office:value-type="float" office:value="0.92631728447631">
            <text:p>0.9263172845</text:p>
          </table:table-cell>
        </table:table-row>
        <table:table-row table:style-name="ro1">
          <table:table-cell office:value-type="float" office:value="1.04042070573782">
            <text:p>1.0404207057</text:p>
          </table:table-cell>
          <table:table-cell office:value-type="float" office:value="0.814427245331733">
            <text:p>0.8144272453</text:p>
          </table:table-cell>
          <table:table-cell office:value-type="float" office:value="0.928563566285407">
            <text:p>0.9285635663</text:p>
          </table:table-cell>
          <table:table-cell office:value-type="float" office:value="0.911919406813452">
            <text:p>0.9119194068</text:p>
          </table:table-cell>
          <table:table-cell office:value-type="float" office:value="0.892066652960718">
            <text:p>0.892066653</text:p>
          </table:table-cell>
          <table:table-cell office:value-type="float" office:value="1.01138489276633">
            <text:p>1.0113848928</text:p>
          </table:table-cell>
          <table:table-cell office:value-type="float" office:value="0.935791238870522">
            <text:p>0.9357912389</text:p>
          </table:table-cell>
          <table:table-cell office:value-type="float" office:value="0.964557176499017">
            <text:p>0.9645571765</text:p>
          </table:table-cell>
          <table:table-cell office:value-type="float" office:value="0.908037241750956">
            <text:p>0.9080372418</text:p>
          </table:table-cell>
          <table:table-cell office:value-type="float" office:value="0.932789154807152">
            <text:p>0.9327891548</text:p>
          </table:table-cell>
        </table:table-row>
        <table:table-row table:style-name="ro1">
          <table:table-cell office:value-type="float" office:value="0.634681319115458">
            <text:p>0.6346813191</text:p>
          </table:table-cell>
          <table:table-cell office:value-type="float" office:value="0.953015197254339">
            <text:p>0.9530151973</text:p>
          </table:table-cell>
          <table:table-cell office:value-type="float" office:value="0.921734525055468">
            <text:p>0.9217345251</text:p>
          </table:table-cell>
          <table:table-cell office:value-type="float" office:value="0.964639846974007">
            <text:p>0.964639847</text:p>
          </table:table-cell>
          <table:table-cell office:value-type="float" office:value="0.889169630092913">
            <text:p>0.8891696301</text:p>
          </table:table-cell>
          <table:table-cell office:value-type="float" office:value="0.893658159447153">
            <text:p>0.8936581594</text:p>
          </table:table-cell>
          <table:table-cell office:value-type="float" office:value="1.07949712861379">
            <text:p>1.0794971286</text:p>
          </table:table-cell>
          <table:table-cell office:value-type="float" office:value="0.858906771394296">
            <text:p>0.8589067714</text:p>
          </table:table-cell>
          <table:table-cell office:value-type="float" office:value="0.868214163430002">
            <text:p>0.8682141634</text:p>
          </table:table-cell>
          <table:table-cell office:value-type="float" office:value="0.712634616166937">
            <text:p>0.7126346162</text:p>
          </table:table-cell>
        </table:table-row>
        <table:table-row table:style-name="ro1">
          <table:table-cell office:value-type="float" office:value="0.86258929242335">
            <text:p>0.8625892924</text:p>
          </table:table-cell>
          <table:table-cell office:value-type="float" office:value="0.817601518221672">
            <text:p>0.8176015182</text:p>
          </table:table-cell>
          <table:table-cell office:value-type="float" office:value="0.713643864782143">
            <text:p>0.7136438648</text:p>
          </table:table-cell>
          <table:table-cell office:value-type="float" office:value="0.774670903882089">
            <text:p>0.7746709039</text:p>
          </table:table-cell>
          <table:table-cell office:value-type="float" office:value="0.670676492686301">
            <text:p>0.6706764927</text:p>
          </table:table-cell>
          <table:table-cell office:value-type="float" office:value="0.644155193593964">
            <text:p>0.6441551936</text:p>
          </table:table-cell>
          <table:table-cell office:value-type="float" office:value="0.871214534502322">
            <text:p>0.8712145345</text:p>
          </table:table-cell>
          <table:table-cell office:value-type="float" office:value="0.8877722990029">
            <text:p>0.887772299</text:p>
          </table:table-cell>
          <table:table-cell office:value-type="float" office:value="0.844235267063606">
            <text:p>0.8442352671</text:p>
          </table:table-cell>
          <table:table-cell office:value-type="float" office:value="0.878842910108714">
            <text:p>0.878842910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AVERAGE([.A1];[.A400])" office:value-type="float" office:value="0.688662438749949">
            <text:p>0.6886624387</text:p>
          </table:table-cell>
          <table:table-cell table:formula="of:=AVERAGE([.B1];[.B400])" office:value-type="float" office:value="0.677887962025598">
            <text:p>0.677887962</text:p>
          </table:table-cell>
          <table:table-cell table:formula="of:=AVERAGE([.C1];[.C400])" office:value-type="float" office:value="0.668483467675058">
            <text:p>0.6684834677</text:p>
          </table:table-cell>
          <table:table-cell table:formula="of:=AVERAGE([.D1];[.D400])" office:value-type="float" office:value="0.711434445224184">
            <text:p>0.7114344452</text:p>
          </table:table-cell>
          <table:table-cell table:formula="of:=AVERAGE([.E1];[.E400])" office:value-type="float" office:value="0.676083576688695">
            <text:p>0.6760835767</text:p>
          </table:table-cell>
          <table:table-cell table:formula="of:=AVERAGE([.F1];[.F400])" office:value-type="float" office:value="0.727516339002051">
            <text:p>0.727516339</text:p>
          </table:table-cell>
          <table:table-cell table:formula="of:=AVERAGE([.G1];[.G400])" office:value-type="float" office:value="0.665541508109651">
            <text:p>0.6655415081</text:p>
          </table:table-cell>
          <table:table-cell table:formula="of:=AVERAGE([.H1];[.H400])" office:value-type="float" office:value="0.656727226042593">
            <text:p>0.656727226</text:p>
          </table:table-cell>
          <table:table-cell table:formula="of:=AVERAGE([.I1];[.I400])" office:value-type="float" office:value="0.700929231369196">
            <text:p>0.7009292314</text:p>
          </table:table-cell>
          <table:table-cell table:formula="of:=AVERAGE([.J1];[.J400])" office:value-type="float" office:value="0.650654564866737">
            <text:p>0.6506545649</text:p>
          </table:table-cell>
        </table:table-row>
        <table:table-row table:style-name="ro1">
          <table:table-cell table:formula="of:=AVERAGE([.A401];[.A500])" office:value-type="float" office:value="0.843321168882421">
            <text:p>0.8433211689</text:p>
          </table:table-cell>
          <table:table-cell table:formula="of:=AVERAGE([.B401];[.B500])" office:value-type="float" office:value="0.823399441006341">
            <text:p>0.823399441</text:p>
          </table:table-cell>
          <table:table-cell table:formula="of:=AVERAGE([.C401];[.C500])" office:value-type="float" office:value="0.667976211958579">
            <text:p>0.667976212</text:p>
          </table:table-cell>
          <table:table-cell table:formula="of:=AVERAGE([.D401];[.D500])" office:value-type="float" office:value="0.788017481477207">
            <text:p>0.7880174815</text:p>
          </table:table-cell>
          <table:table-cell table:formula="of:=AVERAGE([.E401];[.E500])" office:value-type="float" office:value="0.733422599820727">
            <text:p>0.7334225998</text:p>
          </table:table-cell>
          <table:table-cell table:formula="of:=AVERAGE([.F401];[.F500])" office:value-type="float" office:value="0.69360431160184">
            <text:p>0.6936043116</text:p>
          </table:table-cell>
          <table:table-cell table:formula="of:=AVERAGE([.G401];[.G500])" office:value-type="float" office:value="0.783012210454687">
            <text:p>0.7830122105</text:p>
          </table:table-cell>
          <table:table-cell table:formula="of:=AVERAGE([.H401];[.H500])" office:value-type="float" office:value="0.915898655571552">
            <text:p>0.9158986556</text:p>
          </table:table-cell>
          <table:table-cell table:formula="of:=AVERAGE([.I401];[.I500])" office:value-type="float" office:value="0.859905677500419">
            <text:p>0.8599056775</text:p>
          </table:table-cell>
          <table:table-cell table:formula="of:=AVERAGE([.J401];[.J500])" office:value-type="float" office:value="0.781149190983782">
            <text:p>0.781149191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formula="of:=AVERAGE([.A1];[.J400])" office:value-type="float" office:value="0.650654564866737">
            <text:p>0.6506545649</text:p>
          </table:table-cell>
          <table:table-cell table:number-columns-repeated="8"/>
        </table:table-row>
        <table:table-row table:style-name="ro1">
          <table:table-cell/>
          <table:table-cell table:formula="of:=AVERAGE([.A401];[.J500])" office:value-type="float" office:value="0.851447977725103">
            <text:p>0.8514479777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2017/06/08</text:date>, <text:time>00:08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00:08:05</dc:date>
    <dc:creator>Miyamoto Chihiro</dc:creator>
    <meta:generator>OpenOffice/4.1.2$Unix OpenOffice.org_project/412m3$Build-9782</meta:generator>
    <meta:editing-duration>PT2M4S</meta:editing-duration>
    <meta:editing-cycles>1</meta:editing-cycles>
    <meta:document-statistic meta:table-count="1" meta:cell-count="5022" meta:object-count="0"/>
  </office:meta>
</office:document-meta>
</file>